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98in"/>
    </style:style>
    <style:style style:name="co3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3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aas-102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aas-10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288733483979332" calcext:value-type="float">
            <text:p>0.000289</text:p>
          </table:table-cell>
          <table:table-cell table:style-name="ce3" table:formula="of:=COM.MICROSOFT.STDEV.P([.D3:.D42])" office:value-type="float" office:value="0.000686502483829486" calcext:value-type="float">
            <text:p>0.000687</text:p>
          </table:table-cell>
          <table:table-cell table:style-name="ce3" table:formula="of:=COM.MICROSOFT.STDEV.P([.E3:.E62])" office:value-type="float" office:value="0.000323701616395546" calcext:value-type="float">
            <text:p>0.000324</text:p>
          </table:table-cell>
          <table:table-cell table:style-name="ce3" table:formula="of:=COM.MICROSOFT.STDEV.P([.F3:.F82])" office:value-type="float" office:value="0.000254406498486402" calcext:value-type="float">
            <text:p>0.000254</text:p>
          </table:table-cell>
          <table:table-cell table:style-name="ce3" table:formula="of:=COM.MICROSOFT.STDEV.P([.G3:.G102])" office:value-type="float" office:value="0.000274297340481657" calcext:value-type="float">
            <text:p>0.000274</text:p>
          </table:table-cell>
          <table:table-cell table:style-name="ce2"/>
        </table:table-row>
        <table:table-row table:style-name="ro1">
          <table:table-cell/>
          <table:table-cell table:style-name="ce1" office:value-type="time" office:time-value="PT00H08M30.942189S" calcext:value-type="time">
            <text:p>00:08:30.94</text:p>
          </table:table-cell>
          <table:table-cell table:style-name="ce1" office:value-type="time" office:time-value="PT00H08M34.004275S" calcext:value-type="time">
            <text:p>00:08:34.00</text:p>
          </table:table-cell>
          <table:table-cell table:style-name="ce1" office:value-type="time" office:time-value="PT00H08M39.530161S" calcext:value-type="time">
            <text:p>00:08:39.53</text:p>
          </table:table-cell>
          <table:table-cell office:value-type="time" office:time-value="PT00H08M45.856384S" calcext:value-type="time">
            <text:p>00:08:45.86</text:p>
          </table:table-cell>
          <table:table-cell office:value-type="time" office:time-value="PT00H08M36.634126S" calcext:value-type="time">
            <text:p>00:08:36.63</text:p>
          </table:table-cell>
          <table:table-cell office:value-type="time" office:time-value="PT00H08M42.480625S" calcext:value-type="time">
            <text:p>00:08:42.4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51.445817S" calcext:value-type="time">
            <text:p>00:08:51.45</text:p>
          </table:table-cell>
          <table:table-cell table:style-name="ce1" office:value-type="time" office:time-value="PT00H14M45.692349S" calcext:value-type="time">
            <text:p>00:14:45.69</text:p>
          </table:table-cell>
          <table:table-cell office:value-type="time" office:time-value="PT00H08M42.333705S" calcext:value-type="time">
            <text:p>00:08:42.33</text:p>
          </table:table-cell>
          <table:table-cell office:value-type="time" office:time-value="PT00H08M39.817769S" calcext:value-type="time">
            <text:p>00:08:39.82</text:p>
          </table:table-cell>
          <table:table-cell office:value-type="time" office:time-value="PT00H08M48.70811S" calcext:value-type="time">
            <text:p>00:08:48.7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23.256205S" calcext:value-type="time">
            <text:p>00:09:23.26</text:p>
          </table:table-cell>
          <table:table-cell table:style-name="ce1" office:value-type="time" office:time-value="PT00H09M01.679832S" calcext:value-type="time">
            <text:p>00:09:01.68</text:p>
          </table:table-cell>
          <table:table-cell office:value-type="time" office:time-value="PT00H08M38.845921S" calcext:value-type="time">
            <text:p>00:08:38.85</text:p>
          </table:table-cell>
          <table:table-cell office:value-type="time" office:time-value="PT00H08M52.4814S" calcext:value-type="time">
            <text:p>00:08:52.48</text:p>
          </table:table-cell>
          <table:table-cell office:value-type="time" office:time-value="PT00H09M15.498093S" calcext:value-type="time">
            <text:p>00:09:15.5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01.709231S" calcext:value-type="time">
            <text:p>00:09:01.71</text:p>
          </table:table-cell>
          <table:table-cell table:style-name="ce1" office:value-type="time" office:time-value="PT00H08M40.612389S" calcext:value-type="time">
            <text:p>00:08:40.61</text:p>
          </table:table-cell>
          <table:table-cell office:value-type="time" office:time-value="PT00H08M15.308195S" calcext:value-type="time">
            <text:p>00:08:15.31</text:p>
          </table:table-cell>
          <table:table-cell office:value-type="time" office:time-value="PT00H08M56.891495S" calcext:value-type="time">
            <text:p>00:08:56.89</text:p>
          </table:table-cell>
          <table:table-cell office:value-type="time" office:time-value="PT00H08M29.586704S" calcext:value-type="time">
            <text:p>00:08:29.5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29.968831S" calcext:value-type="time">
            <text:p>00:08:29.97</text:p>
          </table:table-cell>
          <table:table-cell table:style-name="ce1" office:value-type="time" office:time-value="PT00H08M37.429194S" calcext:value-type="time">
            <text:p>00:08:37.43</text:p>
          </table:table-cell>
          <table:table-cell office:value-type="time" office:time-value="PT00H08M53.781192S" calcext:value-type="time">
            <text:p>00:08:53.78</text:p>
          </table:table-cell>
          <table:table-cell office:value-type="time" office:time-value="PT00H08M52.352724S" calcext:value-type="time">
            <text:p>00:08:52.35</text:p>
          </table:table-cell>
          <table:table-cell office:value-type="time" office:time-value="PT00H09M01.810403S" calcext:value-type="time">
            <text:p>00:09:01.8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46.854746S" calcext:value-type="time">
            <text:p>00:08:46.85</text:p>
          </table:table-cell>
          <table:table-cell table:style-name="ce1" office:value-type="time" office:time-value="PT00H08M56.801343S" calcext:value-type="time">
            <text:p>00:08:56.80</text:p>
          </table:table-cell>
          <table:table-cell office:value-type="time" office:time-value="PT00H08M35.669372S" calcext:value-type="time">
            <text:p>00:08:35.67</text:p>
          </table:table-cell>
          <table:table-cell office:value-type="time" office:time-value="PT00H08M58.320703S" calcext:value-type="time">
            <text:p>00:08:58.32</text:p>
          </table:table-cell>
          <table:table-cell office:value-type="time" office:time-value="PT00H08M35.17683S" calcext:value-type="time">
            <text:p>00:08:35.1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31.459479S" calcext:value-type="time">
            <text:p>00:09:31.46</text:p>
          </table:table-cell>
          <table:table-cell table:style-name="ce1" office:value-type="time" office:time-value="PT00H08M26.026484S" calcext:value-type="time">
            <text:p>00:08:26.03</text:p>
          </table:table-cell>
          <table:table-cell office:value-type="time" office:time-value="PT00H08M52.25972S" calcext:value-type="time">
            <text:p>00:08:52.26</text:p>
          </table:table-cell>
          <table:table-cell office:value-type="time" office:time-value="PT00H08M55.984897S" calcext:value-type="time">
            <text:p>00:08:55.98</text:p>
          </table:table-cell>
          <table:table-cell office:value-type="time" office:time-value="PT00H08M42.213766S" calcext:value-type="time">
            <text:p>00:08:42.2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33.456274S" calcext:value-type="time">
            <text:p>00:08:33.46</text:p>
          </table:table-cell>
          <table:table-cell table:style-name="ce1" office:value-type="time" office:time-value="PT00H08M43.484906S" calcext:value-type="time">
            <text:p>00:08:43.48</text:p>
          </table:table-cell>
          <table:table-cell office:value-type="time" office:time-value="PT00H08M49.235841S" calcext:value-type="time">
            <text:p>00:08:49.24</text:p>
          </table:table-cell>
          <table:table-cell office:value-type="time" office:time-value="PT00H08M38.895926S" calcext:value-type="time">
            <text:p>00:08:38.90</text:p>
          </table:table-cell>
          <table:table-cell office:value-type="time" office:time-value="PT00H08M27.014773S" calcext:value-type="time">
            <text:p>00:08:27.0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57.730651S" calcext:value-type="time">
            <text:p>00:08:57.73</text:p>
          </table:table-cell>
          <table:table-cell table:style-name="ce1" office:value-type="time" office:time-value="PT00H08M39.150193S" calcext:value-type="time">
            <text:p>00:08:39.15</text:p>
          </table:table-cell>
          <table:table-cell office:value-type="time" office:time-value="PT00H08M22.837725S" calcext:value-type="time">
            <text:p>00:08:22.84</text:p>
          </table:table-cell>
          <table:table-cell office:value-type="time" office:time-value="PT00H09M13.929857S" calcext:value-type="time">
            <text:p>00:09:13.93</text:p>
          </table:table-cell>
          <table:table-cell office:value-type="time" office:time-value="PT00H09M15.728151S" calcext:value-type="time">
            <text:p>00:09:15.7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52.293546S" calcext:value-type="time">
            <text:p>00:08:52.29</text:p>
          </table:table-cell>
          <table:table-cell table:style-name="ce1" office:value-type="time" office:time-value="PT00H08M48.906944S" calcext:value-type="time">
            <text:p>00:08:48.91</text:p>
          </table:table-cell>
          <table:table-cell office:value-type="time" office:time-value="PT00H08M45.149467S" calcext:value-type="time">
            <text:p>00:08:45.15</text:p>
          </table:table-cell>
          <table:table-cell office:value-type="time" office:time-value="PT00H09M07.794232S" calcext:value-type="time">
            <text:p>00:09:07.79</text:p>
          </table:table-cell>
          <table:table-cell office:value-type="time" office:time-value="PT00H08M42.528573S" calcext:value-type="time">
            <text:p>00:08:42.5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46.094493S" calcext:value-type="time">
            <text:p>00:08:46.09</text:p>
          </table:table-cell>
          <table:table-cell table:style-name="ce1" office:value-type="time" office:time-value="PT00H08M49.777844S" calcext:value-type="time">
            <text:p>00:08:49.78</text:p>
          </table:table-cell>
          <table:table-cell office:value-type="time" office:time-value="PT00H08M36.020171S" calcext:value-type="time">
            <text:p>00:08:36.02</text:p>
          </table:table-cell>
          <table:table-cell office:value-type="time" office:time-value="PT00H08M39.588971S" calcext:value-type="time">
            <text:p>00:08:39.59</text:p>
          </table:table-cell>
          <table:table-cell office:value-type="time" office:time-value="PT00H08M32.880281S" calcext:value-type="time">
            <text:p>00:08:32.8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56.203966S" calcext:value-type="time">
            <text:p>00:08:56.20</text:p>
          </table:table-cell>
          <table:table-cell table:style-name="ce1" office:value-type="time" office:time-value="PT00H08M28.083754S" calcext:value-type="time">
            <text:p>00:08:28.08</text:p>
          </table:table-cell>
          <table:table-cell office:value-type="time" office:time-value="PT00H09M07.19212S" calcext:value-type="time">
            <text:p>00:09:07.19</text:p>
          </table:table-cell>
          <table:table-cell office:value-type="time" office:time-value="PT00H08M59.322884S" calcext:value-type="time">
            <text:p>00:08:59.32</text:p>
          </table:table-cell>
          <table:table-cell office:value-type="time" office:time-value="PT00H08M43.690806S" calcext:value-type="time">
            <text:p>00:08:43.69</text:p>
          </table:table-cell>
          <table:table-cell/>
        </table:table-row>
        <table:table-row table:style-name="ro1">
          <table:table-cell table:style-name="ce1"/>
          <table:table-cell/>
          <table:table-cell table:style-name="ce1" office:value-type="time" office:time-value="PT00H08M34.621173S" calcext:value-type="time">
            <text:p>00:08:34.62</text:p>
          </table:table-cell>
          <table:table-cell table:style-name="ce1" office:value-type="time" office:time-value="PT00H08M40.086008S" calcext:value-type="time">
            <text:p>00:08:40.09</text:p>
          </table:table-cell>
          <table:table-cell office:value-type="time" office:time-value="PT00H07M10.883204S" calcext:value-type="time">
            <text:p>00:07:10.88</text:p>
          </table:table-cell>
          <table:table-cell office:value-type="time" office:time-value="PT00H08M48.791022S" calcext:value-type="time">
            <text:p>00:08:48.79</text:p>
          </table:table-cell>
          <table:table-cell office:value-type="time" office:time-value="PT00H08M43.932332S" calcext:value-type="time">
            <text:p>00:08:43.9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06.309224S" calcext:value-type="time">
            <text:p>00:09:06.31</text:p>
          </table:table-cell>
          <table:table-cell table:style-name="ce1" office:value-type="time" office:time-value="PT00H08M57.607331S" calcext:value-type="time">
            <text:p>00:08:57.61</text:p>
          </table:table-cell>
          <table:table-cell office:value-type="time" office:time-value="PT00H07M20.60226S" calcext:value-type="time">
            <text:p>00:07:20.60</text:p>
          </table:table-cell>
          <table:table-cell office:value-type="time" office:time-value="PT00H09M01.513064S" calcext:value-type="time">
            <text:p>00:09:01.51</text:p>
          </table:table-cell>
          <table:table-cell office:value-type="time" office:time-value="PT00H09M07.409506S" calcext:value-type="time">
            <text:p>00:09:07.4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40.027279S" calcext:value-type="time">
            <text:p>00:08:40.03</text:p>
          </table:table-cell>
          <table:table-cell table:style-name="ce1" office:value-type="time" office:time-value="PT00H08M45.479972S" calcext:value-type="time">
            <text:p>00:08:45.48</text:p>
          </table:table-cell>
          <table:table-cell office:value-type="time" office:time-value="PT00H08M40.906069S" calcext:value-type="time">
            <text:p>00:08:40.91</text:p>
          </table:table-cell>
          <table:table-cell office:value-type="time" office:time-value="PT00H08M50.969551S" calcext:value-type="time">
            <text:p>00:08:50.97</text:p>
          </table:table-cell>
          <table:table-cell office:value-type="time" office:time-value="PT00H09M08.590771S" calcext:value-type="time">
            <text:p>00:09:08.5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14.391317S" calcext:value-type="time">
            <text:p>00:09:14.39</text:p>
          </table:table-cell>
          <table:table-cell table:style-name="ce1" office:value-type="time" office:time-value="PT00H09M24.378257S" calcext:value-type="time">
            <text:p>00:09:24.38</text:p>
          </table:table-cell>
          <table:table-cell office:value-type="time" office:time-value="PT00H08M48.836206S" calcext:value-type="time">
            <text:p>00:08:48.84</text:p>
          </table:table-cell>
          <table:table-cell office:value-type="time" office:time-value="PT00H08M44.811408S" calcext:value-type="time">
            <text:p>00:08:44.81</text:p>
          </table:table-cell>
          <table:table-cell office:value-type="time" office:time-value="PT00H09M02.926101S" calcext:value-type="time">
            <text:p>00:09:02.9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7M27.491995S" calcext:value-type="time">
            <text:p>00:07:27.49</text:p>
          </table:table-cell>
          <table:table-cell table:style-name="ce1" office:value-type="time" office:time-value="PT00H08M45.117063S" calcext:value-type="time">
            <text:p>00:08:45.12</text:p>
          </table:table-cell>
          <table:table-cell office:value-type="time" office:time-value="PT00H08M46.805755S" calcext:value-type="time">
            <text:p>00:08:46.81</text:p>
          </table:table-cell>
          <table:table-cell office:value-type="time" office:time-value="PT00H08M45.224308S" calcext:value-type="time">
            <text:p>00:08:45.22</text:p>
          </table:table-cell>
          <table:table-cell office:value-type="time" office:time-value="PT00H09M02.704126S" calcext:value-type="time">
            <text:p>00:09:02.7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47.845717S" calcext:value-type="time">
            <text:p>00:08:47.85</text:p>
          </table:table-cell>
          <table:table-cell table:style-name="ce1" office:value-type="time" office:time-value="PT00H07M17.155495S" calcext:value-type="time">
            <text:p>00:07:17.16</text:p>
          </table:table-cell>
          <table:table-cell office:value-type="time" office:time-value="PT00H08M50.328672S" calcext:value-type="time">
            <text:p>00:08:50.33</text:p>
          </table:table-cell>
          <table:table-cell office:value-type="time" office:time-value="PT00H08M38.457802S" calcext:value-type="time">
            <text:p>00:08:38.46</text:p>
          </table:table-cell>
          <table:table-cell office:value-type="time" office:time-value="PT00H08M47.750515S" calcext:value-type="time">
            <text:p>00:08:47.7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8M40.098762S" calcext:value-type="time">
            <text:p>00:08:40.10</text:p>
          </table:table-cell>
          <table:table-cell table:style-name="ce1" office:value-type="time" office:time-value="PT00H08M51.270994S" calcext:value-type="time">
            <text:p>00:08:51.27</text:p>
          </table:table-cell>
          <table:table-cell office:value-type="time" office:time-value="PT00H07M48.881131S" calcext:value-type="time">
            <text:p>00:07:48.88</text:p>
          </table:table-cell>
          <table:table-cell office:value-type="time" office:time-value="PT00H08M46.623197S" calcext:value-type="time">
            <text:p>00:08:46.62</text:p>
          </table:table-cell>
          <table:table-cell office:value-type="time" office:time-value="PT00H08M51.195355S" calcext:value-type="time">
            <text:p>00:08:51.2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00H09M08.157984S" calcext:value-type="time">
            <text:p>00:09:08.16</text:p>
          </table:table-cell>
          <table:table-cell table:style-name="ce1" office:value-type="time" office:time-value="PT00H08M50.886955S" calcext:value-type="time">
            <text:p>00:08:50.89</text:p>
          </table:table-cell>
          <table:table-cell office:value-type="time" office:time-value="PT00H08M33.248347S" calcext:value-type="time">
            <text:p>00:08:33.25</text:p>
          </table:table-cell>
          <table:table-cell office:value-type="time" office:time-value="PT00H08M41.833031S" calcext:value-type="time">
            <text:p>00:08:41.83</text:p>
          </table:table-cell>
          <table:table-cell office:value-type="time" office:time-value="PT00H08M55.408821S" calcext:value-type="time">
            <text:p>00:08:55.4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2.820751S" calcext:value-type="time">
            <text:p>00:08:32.82</text:p>
          </table:table-cell>
          <table:table-cell office:value-type="time" office:time-value="PT00H09M06.469004S" calcext:value-type="time">
            <text:p>00:09:06.47</text:p>
          </table:table-cell>
          <table:table-cell office:value-type="time" office:time-value="PT00H08M38.63797S" calcext:value-type="time">
            <text:p>00:08:38.64</text:p>
          </table:table-cell>
          <table:table-cell office:value-type="time" office:time-value="PT00H08M39.855646S" calcext:value-type="time">
            <text:p>00:08:39.8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0.539034S" calcext:value-type="time">
            <text:p>00:08:50.54</text:p>
          </table:table-cell>
          <table:table-cell office:value-type="time" office:time-value="PT00H08M42.495312S" calcext:value-type="time">
            <text:p>00:08:42.50</text:p>
          </table:table-cell>
          <table:table-cell office:value-type="time" office:time-value="PT00H08M58.875808S" calcext:value-type="time">
            <text:p>00:08:58.88</text:p>
          </table:table-cell>
          <table:table-cell office:value-type="time" office:time-value="PT00H08M55.297994S" calcext:value-type="time">
            <text:p>00:08:55.3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40.744817S" calcext:value-type="time">
            <text:p>00:08:40.74</text:p>
          </table:table-cell>
          <table:table-cell office:value-type="time" office:time-value="PT00H08M52.113295S" calcext:value-type="time">
            <text:p>00:08:52.11</text:p>
          </table:table-cell>
          <table:table-cell office:value-type="time" office:time-value="PT00H07M57.025533S" calcext:value-type="time">
            <text:p>00:07:57.03</text:p>
          </table:table-cell>
          <table:table-cell office:value-type="time" office:time-value="PT00H08M55.21743S" calcext:value-type="time">
            <text:p>00:08:55.2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4.398562S" calcext:value-type="time">
            <text:p>00:08:34.40</text:p>
          </table:table-cell>
          <table:table-cell office:value-type="time" office:time-value="PT00H07M23.41962S" calcext:value-type="time">
            <text:p>00:07:23.42</text:p>
          </table:table-cell>
          <table:table-cell office:value-type="time" office:time-value="PT00H07M22.659247S" calcext:value-type="time">
            <text:p>00:07:22.66</text:p>
          </table:table-cell>
          <table:table-cell office:value-type="time" office:time-value="PT00H07M39.230887S" calcext:value-type="time">
            <text:p>00:07:39.2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3.615903S" calcext:value-type="time">
            <text:p>00:08:53.62</text:p>
          </table:table-cell>
          <table:table-cell office:value-type="time" office:time-value="PT00H08M49.488264S" calcext:value-type="time">
            <text:p>00:08:49.49</text:p>
          </table:table-cell>
          <table:table-cell office:value-type="time" office:time-value="PT00H08M59.624626S" calcext:value-type="time">
            <text:p>00:08:59.62</text:p>
          </table:table-cell>
          <table:table-cell office:value-type="time" office:time-value="PT00H07M32.460352S" calcext:value-type="time">
            <text:p>00:07:32.4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44.991277S" calcext:value-type="time">
            <text:p>00:08:44.99</text:p>
          </table:table-cell>
          <table:table-cell office:value-type="time" office:time-value="PT00H08M44.10937S" calcext:value-type="time">
            <text:p>00:08:44.11</text:p>
          </table:table-cell>
          <table:table-cell office:value-type="time" office:time-value="PT00H08M46.309674S" calcext:value-type="time">
            <text:p>00:08:46.31</text:p>
          </table:table-cell>
          <table:table-cell office:value-type="time" office:time-value="PT00H07M46.618215S" calcext:value-type="time">
            <text:p>00:07:46.6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7.149672S" calcext:value-type="time">
            <text:p>00:08:37.15</text:p>
          </table:table-cell>
          <table:table-cell office:value-type="time" office:time-value="PT00H08M33.86988S" calcext:value-type="time">
            <text:p>00:08:33.87</text:p>
          </table:table-cell>
          <table:table-cell office:value-type="time" office:time-value="PT00H08M40.80821S" calcext:value-type="time">
            <text:p>00:08:40.81</text:p>
          </table:table-cell>
          <table:table-cell office:value-type="time" office:time-value="PT00H08M52.885243S" calcext:value-type="time">
            <text:p>00:08:52.89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4.016365S" calcext:value-type="time">
            <text:p>00:08:54.02</text:p>
          </table:table-cell>
          <table:table-cell office:value-type="time" office:time-value="PT00H08M52.835273S" calcext:value-type="time">
            <text:p>00:08:52.84</text:p>
          </table:table-cell>
          <table:table-cell office:value-type="time" office:time-value="PT00H09M10.130833S" calcext:value-type="time">
            <text:p>00:09:10.13</text:p>
          </table:table-cell>
          <table:table-cell office:value-type="time" office:time-value="PT00H08M32.255189S" calcext:value-type="time">
            <text:p>00:08:32.2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4.336972S" calcext:value-type="time">
            <text:p>00:08:34.34</text:p>
          </table:table-cell>
          <table:table-cell office:value-type="time" office:time-value="PT00H09M05.012672S" calcext:value-type="time">
            <text:p>00:09:05.01</text:p>
          </table:table-cell>
          <table:table-cell office:value-type="time" office:time-value="PT00H07M42.290853S" calcext:value-type="time">
            <text:p>00:07:42.29</text:p>
          </table:table-cell>
          <table:table-cell office:value-type="time" office:time-value="PT00H08M47.397128S" calcext:value-type="time">
            <text:p>00:08:47.4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0.122278S" calcext:value-type="time">
            <text:p>00:08:30.12</text:p>
          </table:table-cell>
          <table:table-cell office:value-type="time" office:time-value="PT00H08M57.108971S" calcext:value-type="time">
            <text:p>00:08:57.11</text:p>
          </table:table-cell>
          <table:table-cell office:value-type="time" office:time-value="PT00H08M38.490584S" calcext:value-type="time">
            <text:p>00:08:38.49</text:p>
          </table:table-cell>
          <table:table-cell office:value-type="time" office:time-value="PT00H08M40.755938S" calcext:value-type="time">
            <text:p>00:08:40.7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6.325898S" calcext:value-type="time">
            <text:p>00:08:56.33</text:p>
          </table:table-cell>
          <table:table-cell office:value-type="time" office:time-value="PT00H09M09.977192S" calcext:value-type="time">
            <text:p>00:09:09.98</text:p>
          </table:table-cell>
          <table:table-cell office:value-type="time" office:time-value="PT00H08M37.228735S" calcext:value-type="time">
            <text:p>00:08:37.23</text:p>
          </table:table-cell>
          <table:table-cell office:value-type="time" office:time-value="PT00H08M16.964952S" calcext:value-type="time">
            <text:p>00:08:16.9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9M08.647965S" calcext:value-type="time">
            <text:p>00:09:08.65</text:p>
          </table:table-cell>
          <table:table-cell office:value-type="time" office:time-value="PT00H08M56.475921S" calcext:value-type="time">
            <text:p>00:08:56.48</text:p>
          </table:table-cell>
          <table:table-cell office:value-type="time" office:time-value="PT00H08M27.157562S" calcext:value-type="time">
            <text:p>00:08:27.16</text:p>
          </table:table-cell>
          <table:table-cell office:value-type="time" office:time-value="PT00H08M44.022695S" calcext:value-type="time">
            <text:p>00:08:44.0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8.009511S" calcext:value-type="time">
            <text:p>00:08:38.01</text:p>
          </table:table-cell>
          <table:table-cell office:value-type="time" office:time-value="PT00H07M38.503349S" calcext:value-type="time">
            <text:p>00:07:38.50</text:p>
          </table:table-cell>
          <table:table-cell office:value-type="time" office:time-value="PT00H08M56.95491S" calcext:value-type="time">
            <text:p>00:08:56.95</text:p>
          </table:table-cell>
          <table:table-cell office:value-type="time" office:time-value="PT00H08M44.709643S" calcext:value-type="time">
            <text:p>00:08:44.7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48.363007S" calcext:value-type="time">
            <text:p>00:08:48.36</text:p>
          </table:table-cell>
          <table:table-cell office:value-type="time" office:time-value="PT00H08M30.371609S" calcext:value-type="time">
            <text:p>00:08:30.37</text:p>
          </table:table-cell>
          <table:table-cell office:value-type="time" office:time-value="PT00H08M42.057676S" calcext:value-type="time">
            <text:p>00:08:42.06</text:p>
          </table:table-cell>
          <table:table-cell office:value-type="time" office:time-value="PT00H08M54.881231S" calcext:value-type="time">
            <text:p>00:08:54.88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9M10.783954S" calcext:value-type="time">
            <text:p>00:09:10.78</text:p>
          </table:table-cell>
          <table:table-cell office:value-type="time" office:time-value="PT00H09M10.821394S" calcext:value-type="time">
            <text:p>00:09:10.82</text:p>
          </table:table-cell>
          <table:table-cell office:value-type="time" office:time-value="PT00H08M42.43806S" calcext:value-type="time">
            <text:p>00:08:42.44</text:p>
          </table:table-cell>
          <table:table-cell office:value-type="time" office:time-value="PT00H08M56.820023S" calcext:value-type="time">
            <text:p>00:08:56.8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9M00.211755S" calcext:value-type="time">
            <text:p>00:09:00.21</text:p>
          </table:table-cell>
          <table:table-cell office:value-type="time" office:time-value="PT00H09M05.600824S" calcext:value-type="time">
            <text:p>00:09:05.60</text:p>
          </table:table-cell>
          <table:table-cell office:value-type="time" office:time-value="PT00H08M37.71717S" calcext:value-type="time">
            <text:p>00:08:37.72</text:p>
          </table:table-cell>
          <table:table-cell office:value-type="time" office:time-value="PT00H08M39.203536S" calcext:value-type="time">
            <text:p>00:08:39.2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5.110132S" calcext:value-type="time">
            <text:p>00:08:55.11</text:p>
          </table:table-cell>
          <table:table-cell office:value-type="time" office:time-value="PT00H08M58.486205S" calcext:value-type="time">
            <text:p>00:08:58.49</text:p>
          </table:table-cell>
          <table:table-cell office:value-type="time" office:time-value="PT00H08M44.311668S" calcext:value-type="time">
            <text:p>00:08:44.31</text:p>
          </table:table-cell>
          <table:table-cell office:value-type="time" office:time-value="PT00H08M34.138927S" calcext:value-type="time">
            <text:p>00:08:34.14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44.017359S" calcext:value-type="time">
            <text:p>00:08:44.02</text:p>
          </table:table-cell>
          <table:table-cell office:value-type="time" office:time-value="PT00H08M54.465946S" calcext:value-type="time">
            <text:p>00:08:54.47</text:p>
          </table:table-cell>
          <table:table-cell office:value-type="time" office:time-value="PT00H08M47.142571S" calcext:value-type="time">
            <text:p>00:08:47.14</text:p>
          </table:table-cell>
          <table:table-cell office:value-type="time" office:time-value="PT00H08M53.918853S" calcext:value-type="time">
            <text:p>00:08:53.9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58.072043S" calcext:value-type="time">
            <text:p>00:08:58.07</text:p>
          </table:table-cell>
          <table:table-cell office:value-type="time" office:time-value="PT00H08M30.065512S" calcext:value-type="time">
            <text:p>00:08:30.07</text:p>
          </table:table-cell>
          <table:table-cell office:value-type="time" office:time-value="PT00H08M41.498269S" calcext:value-type="time">
            <text:p>00:08:41.50</text:p>
          </table:table-cell>
          <table:table-cell office:value-type="time" office:time-value="PT00H09M03.481685S" calcext:value-type="time">
            <text:p>00:09:03.48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time" office:time-value="PT00H08M31.299862S" calcext:value-type="time">
            <text:p>00:08:31.30</text:p>
          </table:table-cell>
          <table:table-cell office:value-type="time" office:time-value="PT00H08M33.646145S" calcext:value-type="time">
            <text:p>00:08:33.65</text:p>
          </table:table-cell>
          <table:table-cell office:value-type="time" office:time-value="PT00H08M48.382397S" calcext:value-type="time">
            <text:p>00:08:48.38</text:p>
          </table:table-cell>
          <table:table-cell office:value-type="time" office:time-value="PT00H08M31.822305S" calcext:value-type="time">
            <text:p>00:08:31.82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7M38.015756S" calcext:value-type="time">
            <text:p>00:07:38.02</text:p>
          </table:table-cell>
          <table:table-cell office:value-type="time" office:time-value="PT00H08M54.184477S" calcext:value-type="time">
            <text:p>00:08:54.18</text:p>
          </table:table-cell>
          <table:table-cell office:value-type="time" office:time-value="PT00H09M28.539415S" calcext:value-type="time">
            <text:p>00:09:28.54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9.179658S" calcext:value-type="time">
            <text:p>00:08:49.18</text:p>
          </table:table-cell>
          <table:table-cell office:value-type="time" office:time-value="PT00H09M02.1795S" calcext:value-type="time">
            <text:p>00:09:02.18</text:p>
          </table:table-cell>
          <table:table-cell office:value-type="time" office:time-value="PT00H08M58.617023S" calcext:value-type="time">
            <text:p>00:08:58.62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9M13.885462S" calcext:value-type="time">
            <text:p>00:09:13.89</text:p>
          </table:table-cell>
          <table:table-cell office:value-type="time" office:time-value="PT00H08M37.188984S" calcext:value-type="time">
            <text:p>00:08:37.19</text:p>
          </table:table-cell>
          <table:table-cell office:value-type="time" office:time-value="PT00H08M46.37982S" calcext:value-type="time">
            <text:p>00:08:46.38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52.656524S" calcext:value-type="time">
            <text:p>00:08:52.66</text:p>
          </table:table-cell>
          <table:table-cell office:value-type="time" office:time-value="PT00H08M35.422813S" calcext:value-type="time">
            <text:p>00:08:35.42</text:p>
          </table:table-cell>
          <table:table-cell office:value-type="time" office:time-value="PT00H08M56.559284S" calcext:value-type="time">
            <text:p>00:08:56.56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5.764534S" calcext:value-type="time">
            <text:p>00:08:45.76</text:p>
          </table:table-cell>
          <table:table-cell office:value-type="time" office:time-value="PT00H08M32.833107S" calcext:value-type="time">
            <text:p>00:08:32.83</text:p>
          </table:table-cell>
          <table:table-cell office:value-type="time" office:time-value="PT00H09M04.157317S" calcext:value-type="time">
            <text:p>00:09:04.16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7M30.435936S" calcext:value-type="time">
            <text:p>00:07:30.44</text:p>
          </table:table-cell>
          <table:table-cell office:value-type="time" office:time-value="PT00H09M22.059263S" calcext:value-type="time">
            <text:p>00:09:22.06</text:p>
          </table:table-cell>
          <table:table-cell office:value-type="time" office:time-value="PT00H09M09.519931S" calcext:value-type="time">
            <text:p>00:09:09.52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4.203092S" calcext:value-type="time">
            <text:p>00:08:44.20</text:p>
          </table:table-cell>
          <table:table-cell office:value-type="time" office:time-value="PT00H09M05.991518S" calcext:value-type="time">
            <text:p>00:09:05.99</text:p>
          </table:table-cell>
          <table:table-cell office:value-type="time" office:time-value="PT00H07M35.634381S" calcext:value-type="time">
            <text:p>00:07:35.63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6.202028S" calcext:value-type="time">
            <text:p>00:08:46.20</text:p>
          </table:table-cell>
          <table:table-cell office:value-type="time" office:time-value="PT00H07M30.927667S" calcext:value-type="time">
            <text:p>00:07:30.93</text:p>
          </table:table-cell>
          <table:table-cell office:value-type="time" office:time-value="PT00H08M44.649332S" calcext:value-type="time">
            <text:p>00:08:44.65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58.173685S" calcext:value-type="time">
            <text:p>00:08:58.17</text:p>
          </table:table-cell>
          <table:table-cell office:value-type="time" office:time-value="PT00H07M34.22943S" calcext:value-type="time">
            <text:p>00:07:34.23</text:p>
          </table:table-cell>
          <table:table-cell office:value-type="time" office:time-value="PT00H09M01.122746S" calcext:value-type="time">
            <text:p>00:09:01.12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38.210486S" calcext:value-type="time">
            <text:p>00:08:38.21</text:p>
          </table:table-cell>
          <table:table-cell office:value-type="time" office:time-value="PT00H08M45.928872S" calcext:value-type="time">
            <text:p>00:08:45.93</text:p>
          </table:table-cell>
          <table:table-cell office:value-type="time" office:time-value="PT00H07M27.013918S" calcext:value-type="time">
            <text:p>00:07:27.01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5.28114S" calcext:value-type="time">
            <text:p>00:08:45.28</text:p>
          </table:table-cell>
          <table:table-cell office:value-type="time" office:time-value="PT00H08M33.257921S" calcext:value-type="time">
            <text:p>00:08:33.26</text:p>
          </table:table-cell>
          <table:table-cell office:value-type="time" office:time-value="PT00H07M34.985114S" calcext:value-type="time">
            <text:p>00:07:34.99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9.900129S" calcext:value-type="time">
            <text:p>00:08:49.90</text:p>
          </table:table-cell>
          <table:table-cell office:value-type="time" office:time-value="PT00H09M09.092939S" calcext:value-type="time">
            <text:p>00:09:09.09</text:p>
          </table:table-cell>
          <table:table-cell office:value-type="time" office:time-value="PT00H07M49.697804S" calcext:value-type="time">
            <text:p>00:07:49.70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4.339942S" calcext:value-type="time">
            <text:p>00:08:44.34</text:p>
          </table:table-cell>
          <table:table-cell office:value-type="time" office:time-value="PT00H08M59.426306S" calcext:value-type="time">
            <text:p>00:08:59.43</text:p>
          </table:table-cell>
          <table:table-cell office:value-type="time" office:time-value="PT00H07M44.159785S" calcext:value-type="time">
            <text:p>00:07:44.16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50.107555S" calcext:value-type="time">
            <text:p>00:08:50.11</text:p>
          </table:table-cell>
          <table:table-cell office:value-type="time" office:time-value="PT00H08M49.90761S" calcext:value-type="time">
            <text:p>00:08:49.91</text:p>
          </table:table-cell>
          <table:table-cell office:value-type="time" office:time-value="PT00H08M30.835025S" calcext:value-type="time">
            <text:p>00:08:30.84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9M01.179534S" calcext:value-type="time">
            <text:p>00:09:01.18</text:p>
          </table:table-cell>
          <table:table-cell office:value-type="time" office:time-value="PT00H08M35.76037S" calcext:value-type="time">
            <text:p>00:08:35.76</text:p>
          </table:table-cell>
          <table:table-cell office:value-type="time" office:time-value="PT00H08M40.836404S" calcext:value-type="time">
            <text:p>00:08:40.84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31.40704S" calcext:value-type="time">
            <text:p>00:08:31.41</text:p>
          </table:table-cell>
          <table:table-cell office:value-type="time" office:time-value="PT00H08M46.207477S" calcext:value-type="time">
            <text:p>00:08:46.21</text:p>
          </table:table-cell>
          <table:table-cell office:value-type="time" office:time-value="PT00H08M58.197967S" calcext:value-type="time">
            <text:p>00:08:58.20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53.702489S" calcext:value-type="time">
            <text:p>00:08:53.70</text:p>
          </table:table-cell>
          <table:table-cell office:value-type="time" office:time-value="PT00H08M41.486411S" calcext:value-type="time">
            <text:p>00:08:41.49</text:p>
          </table:table-cell>
          <table:table-cell office:value-type="time" office:time-value="PT00H08M43.297814S" calcext:value-type="time">
            <text:p>00:08:43.30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37.21384S" calcext:value-type="time">
            <text:p>00:08:37.21</text:p>
          </table:table-cell>
          <table:table-cell office:value-type="time" office:time-value="PT00H08M58.131463S" calcext:value-type="time">
            <text:p>00:08:58.13</text:p>
          </table:table-cell>
          <table:table-cell office:value-type="time" office:time-value="PT00H08M55.463119S" calcext:value-type="time">
            <text:p>00:08:55.46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9M10.119078S" calcext:value-type="time">
            <text:p>00:09:10.12</text:p>
          </table:table-cell>
          <table:table-cell office:value-type="time" office:time-value="PT00H08M48.384015S" calcext:value-type="time">
            <text:p>00:08:48.38</text:p>
          </table:table-cell>
          <table:table-cell office:value-type="time" office:time-value="PT00H08M39.292854S" calcext:value-type="time">
            <text:p>00:08:39.29</text:p>
          </table:table-cell>
          <table:table-cell/>
        </table:table-row>
        <table:table-row table:style-name="ro1">
          <table:table-cell table:number-columns-repeated="4"/>
          <table:table-cell office:value-type="time" office:time-value="PT00H08M44.519432S" calcext:value-type="time">
            <text:p>00:08:44.52</text:p>
          </table:table-cell>
          <table:table-cell office:value-type="time" office:time-value="PT00H08M46.692309S" calcext:value-type="time">
            <text:p>00:08:46.69</text:p>
          </table:table-cell>
          <table:table-cell office:value-type="time" office:time-value="PT00H08M50.060743S" calcext:value-type="time">
            <text:p>00:08:50.06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5.573305S" calcext:value-type="time">
            <text:p>00:08:45.57</text:p>
          </table:table-cell>
          <table:table-cell office:value-type="time" office:time-value="PT00H08M31.919887S" calcext:value-type="time">
            <text:p>00:08:31.9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1.714591S" calcext:value-type="time">
            <text:p>00:08:41.71</text:p>
          </table:table-cell>
          <table:table-cell office:value-type="time" office:time-value="PT00H09M00.420814S" calcext:value-type="time">
            <text:p>00:09:00.4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4.108024S" calcext:value-type="time">
            <text:p>00:08:44.11</text:p>
          </table:table-cell>
          <table:table-cell office:value-type="time" office:time-value="PT00H08M36.366435S" calcext:value-type="time">
            <text:p>00:08:36.3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1.69079S" calcext:value-type="time">
            <text:p>00:08:41.69</text:p>
          </table:table-cell>
          <table:table-cell office:value-type="time" office:time-value="PT00H09M00.564979S" calcext:value-type="time">
            <text:p>00:09:00.56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9M00.133599S" calcext:value-type="time">
            <text:p>00:09:00.13</text:p>
          </table:table-cell>
          <table:table-cell office:value-type="time" office:time-value="PT00H08M42.566739S" calcext:value-type="time">
            <text:p>00:08:42.5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31.270872S" calcext:value-type="time">
            <text:p>00:08:31.27</text:p>
          </table:table-cell>
          <table:table-cell office:value-type="time" office:time-value="PT00H08M49.784125S" calcext:value-type="time">
            <text:p>00:08:49.7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8.309098S" calcext:value-type="time">
            <text:p>00:08:48.31</text:p>
          </table:table-cell>
          <table:table-cell office:value-type="time" office:time-value="PT00H08M21.003926S" calcext:value-type="time">
            <text:p>00:08:21.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7M28.044496S" calcext:value-type="time">
            <text:p>00:07:28.04</text:p>
          </table:table-cell>
          <table:table-cell office:value-type="time" office:time-value="PT00H08M45.268796S" calcext:value-type="time">
            <text:p>00:08:45.2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55.798594S" calcext:value-type="time">
            <text:p>00:08:55.80</text:p>
          </table:table-cell>
          <table:table-cell office:value-type="time" office:time-value="PT00H08M41.046336S" calcext:value-type="time">
            <text:p>00:08:41.0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38.901266S" calcext:value-type="time">
            <text:p>00:08:38.90</text:p>
          </table:table-cell>
          <table:table-cell office:value-type="time" office:time-value="PT00H08M40.242471S" calcext:value-type="time">
            <text:p>00:08:40.24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36.607689S" calcext:value-type="time">
            <text:p>00:08:36.61</text:p>
          </table:table-cell>
          <table:table-cell office:value-type="time" office:time-value="PT00H09M03.68067S" calcext:value-type="time">
            <text:p>00:09:03.6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5.520767S" calcext:value-type="time">
            <text:p>00:08:45.52</text:p>
          </table:table-cell>
          <table:table-cell office:value-type="time" office:time-value="PT00H08M29.115352S" calcext:value-type="time">
            <text:p>00:08:29.1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8.027528S" calcext:value-type="time">
            <text:p>00:08:48.03</text:p>
          </table:table-cell>
          <table:table-cell office:value-type="time" office:time-value="PT00H08M44.883232S" calcext:value-type="time">
            <text:p>00:08:44.8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29.507435S" calcext:value-type="time">
            <text:p>00:08:29.51</text:p>
          </table:table-cell>
          <table:table-cell office:value-type="time" office:time-value="PT00H09M02.050209S" calcext:value-type="time">
            <text:p>00:09:02.0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2.022393S" calcext:value-type="time">
            <text:p>00:08:42.02</text:p>
          </table:table-cell>
          <table:table-cell office:value-type="time" office:time-value="PT00H08M43.700821S" calcext:value-type="time">
            <text:p>00:08:43.7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9M09.027885S" calcext:value-type="time">
            <text:p>00:09:09.03</text:p>
          </table:table-cell>
          <table:table-cell office:value-type="time" office:time-value="PT00H09M21.988507S" calcext:value-type="time">
            <text:p>00:09:21.99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0.292084S" calcext:value-type="time">
            <text:p>00:08:40.29</text:p>
          </table:table-cell>
          <table:table-cell office:value-type="time" office:time-value="PT00H07M31.365457S" calcext:value-type="time">
            <text:p>00:07:31.3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7.499701S" calcext:value-type="time">
            <text:p>00:08:47.50</text:p>
          </table:table-cell>
          <table:table-cell office:value-type="time" office:time-value="PT00H08M37.079261S" calcext:value-type="time">
            <text:p>00:08:37.0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3.038677S" calcext:value-type="time">
            <text:p>00:08:43.04</text:p>
          </table:table-cell>
          <table:table-cell office:value-type="time" office:time-value="PT00H08M30.731868S" calcext:value-type="time">
            <text:p>00:08:30.7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time" office:time-value="PT00H08M48.314685S" calcext:value-type="time">
            <text:p>00:08:48.31</text:p>
          </table:table-cell>
          <table:table-cell office:value-type="time" office:time-value="PT00H08M55.661252S" calcext:value-type="time">
            <text:p>00:08:55.6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00.935874S" calcext:value-type="time">
            <text:p>00:09:00.9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0.550015S" calcext:value-type="time">
            <text:p>00:08:40.55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52.706707S" calcext:value-type="time">
            <text:p>00:08:52.7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5.433345S" calcext:value-type="time">
            <text:p>00:08:45.43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34.374111S" calcext:value-type="time">
            <text:p>00:08:34.37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56.724229S" calcext:value-type="time">
            <text:p>00:08:56.7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4.463745S" calcext:value-type="time">
            <text:p>00:08:44.4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7.924034S" calcext:value-type="time">
            <text:p>00:08:47.9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0.035389S" calcext:value-type="time">
            <text:p>00:08:40.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4.850568S" calcext:value-type="time">
            <text:p>00:08:44.85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5.322335S" calcext:value-type="time">
            <text:p>00:08:45.3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36.296431S" calcext:value-type="time">
            <text:p>00:08:36.3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6.078054S" calcext:value-type="time">
            <text:p>00:08:46.0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1.857402S" calcext:value-type="time">
            <text:p>00:08:41.8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27.058485S" calcext:value-type="time">
            <text:p>00:08:27.0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51.676149S" calcext:value-type="time">
            <text:p>00:08:51.6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5.599819S" calcext:value-type="time">
            <text:p>00:08:45.6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33.235101S" calcext:value-type="time">
            <text:p>00:08:33.2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50.39791S" calcext:value-type="time">
            <text:p>00:08:50.4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45.316229S" calcext:value-type="time">
            <text:p>00:08:45.32</text:p>
          </table:table-cell>
          <table:table-cell/>
        </table:table-row>
      </table:table>
      <table:table table:name="faas-1536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aas-15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157065085439317" calcext:value-type="float">
            <text:p>0.000157</text:p>
          </table:table-cell>
          <table:table-cell table:style-name="ce3" table:formula="of:=COM.MICROSOFT.STDEV.P([.D3:.D42])" office:value-type="float" office:value="0.000158131697610258" calcext:value-type="float">
            <text:p>0.000158</text:p>
          </table:table-cell>
          <table:table-cell table:style-name="ce3" table:formula="of:=COM.MICROSOFT.STDEV.P([.E3:.E62])" office:value-type="float" office:value="0.000232288388269077" calcext:value-type="float">
            <text:p>0.000232</text:p>
          </table:table-cell>
          <table:table-cell table:style-name="ce3" table:formula="of:=COM.MICROSOFT.STDEV.P([.F3:.F82])" office:value-type="float" office:value="0.000190323843201705" calcext:value-type="float">
            <text:p>0.000190</text:p>
          </table:table-cell>
          <table:table-cell table:style-name="ce3" table:formula="of:=COM.MICROSOFT.STDEV.P([.G3:.G102])" office:value-type="float" office:value="0.000225015455769122" calcext:value-type="float">
            <text:p>0.000225</text:p>
          </table:table-cell>
        </table:table-row>
        <table:table-row table:style-name="ro1">
          <table:table-cell/>
          <table:table-cell table:style-name="ce1" office:value-type="time" office:time-value="PT00H05M53.00479S" calcext:value-type="time">
            <text:p>00:05:53.00</text:p>
          </table:table-cell>
          <table:table-cell table:style-name="ce1" office:value-type="time" office:time-value="PT00H05M38.47077S" calcext:value-type="time">
            <text:p>00:05:38.47</text:p>
          </table:table-cell>
          <table:table-cell table:style-name="ce1" office:value-type="time" office:time-value="PT00H05M50.623301S" calcext:value-type="time">
            <text:p>00:05:50.62</text:p>
          </table:table-cell>
          <table:table-cell office:value-type="time" office:time-value="PT00H05M58.700091S" calcext:value-type="time">
            <text:p>00:05:58.70</text:p>
          </table:table-cell>
          <table:table-cell office:value-type="time" office:time-value="PT00H05M57.915955S" calcext:value-type="time">
            <text:p>00:05:57.92</text:p>
          </table:table-cell>
          <table:table-cell office:value-type="time" office:time-value="PT00H05M50.082564S" calcext:value-type="time">
            <text:p>00:05:50.0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5.358909S" calcext:value-type="time">
            <text:p>00:05:55.36</text:p>
          </table:table-cell>
          <table:table-cell table:style-name="ce1" office:value-type="time" office:time-value="PT00H05M45.360296S" calcext:value-type="time">
            <text:p>00:05:45.36</text:p>
          </table:table-cell>
          <table:table-cell office:value-type="time" office:time-value="PT00H05M52.837008S" calcext:value-type="time">
            <text:p>00:05:52.84</text:p>
          </table:table-cell>
          <table:table-cell office:value-type="time" office:time-value="PT00H06M00.036641S" calcext:value-type="time">
            <text:p>00:06:00.04</text:p>
          </table:table-cell>
          <table:table-cell office:value-type="time" office:time-value="PT00H05M52.156097S" calcext:value-type="time">
            <text:p>00:05:52.1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1.921244S" calcext:value-type="time">
            <text:p>00:05:41.92</text:p>
          </table:table-cell>
          <table:table-cell table:style-name="ce1" office:value-type="time" office:time-value="PT00H06M07.899538S" calcext:value-type="time">
            <text:p>00:06:07.90</text:p>
          </table:table-cell>
          <table:table-cell office:value-type="time" office:time-value="PT00H06M00.860297S" calcext:value-type="time">
            <text:p>00:06:00.86</text:p>
          </table:table-cell>
          <table:table-cell office:value-type="time" office:time-value="PT00H06M02.297389S" calcext:value-type="time">
            <text:p>00:06:02.30</text:p>
          </table:table-cell>
          <table:table-cell office:value-type="time" office:time-value="PT00H05M55.39194S" calcext:value-type="time">
            <text:p>00:05:55.3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1.609305S" calcext:value-type="time">
            <text:p>00:05:51.61</text:p>
          </table:table-cell>
          <table:table-cell table:style-name="ce1" office:value-type="time" office:time-value="PT00H05M40.71382S" calcext:value-type="time">
            <text:p>00:05:40.71</text:p>
          </table:table-cell>
          <table:table-cell office:value-type="time" office:time-value="PT00H05M40.146053S" calcext:value-type="time">
            <text:p>00:05:40.15</text:p>
          </table:table-cell>
          <table:table-cell office:value-type="time" office:time-value="PT00H05M50.932195S" calcext:value-type="time">
            <text:p>00:05:50.93</text:p>
          </table:table-cell>
          <table:table-cell office:value-type="time" office:time-value="PT00H05M51.729759S" calcext:value-type="time">
            <text:p>00:05:51.7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0.409674S" calcext:value-type="time">
            <text:p>00:05:50.41</text:p>
          </table:table-cell>
          <table:table-cell table:style-name="ce1" office:value-type="time" office:time-value="PT00H05M50.77351S" calcext:value-type="time">
            <text:p>00:05:50.77</text:p>
          </table:table-cell>
          <table:table-cell office:value-type="time" office:time-value="PT00H05M35.602952S" calcext:value-type="time">
            <text:p>00:05:35.60</text:p>
          </table:table-cell>
          <table:table-cell office:value-type="time" office:time-value="PT00H05M48.018163S" calcext:value-type="time">
            <text:p>00:05:48.02</text:p>
          </table:table-cell>
          <table:table-cell office:value-type="time" office:time-value="PT00H06M31.645339S" calcext:value-type="time">
            <text:p>00:06:31.6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01.889489S" calcext:value-type="time">
            <text:p>00:06:01.89</text:p>
          </table:table-cell>
          <table:table-cell table:style-name="ce1" office:value-type="time" office:time-value="PT00H05M40.630795S" calcext:value-type="time">
            <text:p>00:05:40.63</text:p>
          </table:table-cell>
          <table:table-cell office:value-type="time" office:time-value="PT00H05M50.830818S" calcext:value-type="time">
            <text:p>00:05:50.83</text:p>
          </table:table-cell>
          <table:table-cell office:value-type="time" office:time-value="PT00H06M08.866869S" calcext:value-type="time">
            <text:p>00:06:08.87</text:p>
          </table:table-cell>
          <table:table-cell office:value-type="time" office:time-value="PT00H06M04.771398S" calcext:value-type="time">
            <text:p>00:06:04.7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08.452551S" calcext:value-type="time">
            <text:p>00:06:08.45</text:p>
          </table:table-cell>
          <table:table-cell table:style-name="ce1" office:value-type="time" office:time-value="PT00H05M58.95229S" calcext:value-type="time">
            <text:p>00:05:58.95</text:p>
          </table:table-cell>
          <table:table-cell office:value-type="time" office:time-value="PT00H05M45.331967S" calcext:value-type="time">
            <text:p>00:05:45.33</text:p>
          </table:table-cell>
          <table:table-cell office:value-type="time" office:time-value="PT00H05M38.96597S" calcext:value-type="time">
            <text:p>00:05:38.97</text:p>
          </table:table-cell>
          <table:table-cell office:value-type="time" office:time-value="PT00H05M53.935717S" calcext:value-type="time">
            <text:p>00:05:53.9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1.084368S" calcext:value-type="time">
            <text:p>00:05:41.08</text:p>
          </table:table-cell>
          <table:table-cell table:style-name="ce1" office:value-type="time" office:time-value="PT00H06M00.012517S" calcext:value-type="time">
            <text:p>00:06:00.01</text:p>
          </table:table-cell>
          <table:table-cell office:value-type="time" office:time-value="PT00H06M08.614335S" calcext:value-type="time">
            <text:p>00:06:08.61</text:p>
          </table:table-cell>
          <table:table-cell office:value-type="time" office:time-value="PT00H05M58.012082S" calcext:value-type="time">
            <text:p>00:05:58.01</text:p>
          </table:table-cell>
          <table:table-cell office:value-type="time" office:time-value="PT00H05M38.768615S" calcext:value-type="time">
            <text:p>00:05:38.7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5.000811S" calcext:value-type="time">
            <text:p>00:05:55.00</text:p>
          </table:table-cell>
          <table:table-cell table:style-name="ce1" office:value-type="time" office:time-value="PT00H06M00.768735S" calcext:value-type="time">
            <text:p>00:06:00.77</text:p>
          </table:table-cell>
          <table:table-cell office:value-type="time" office:time-value="PT00H05M42.500287S" calcext:value-type="time">
            <text:p>00:05:42.50</text:p>
          </table:table-cell>
          <table:table-cell office:value-type="time" office:time-value="PT00H06M05.690085S" calcext:value-type="time">
            <text:p>00:06:05.69</text:p>
          </table:table-cell>
          <table:table-cell office:value-type="time" office:time-value="PT00H06M03.478918S" calcext:value-type="time">
            <text:p>00:06:03.4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1.547466S" calcext:value-type="time">
            <text:p>00:05:51.55</text:p>
          </table:table-cell>
          <table:table-cell table:style-name="ce1" office:value-type="time" office:time-value="PT00H05M52.528099S" calcext:value-type="time">
            <text:p>00:05:52.53</text:p>
          </table:table-cell>
          <table:table-cell office:value-type="time" office:time-value="PT00H05M51.105605S" calcext:value-type="time">
            <text:p>00:05:51.11</text:p>
          </table:table-cell>
          <table:table-cell office:value-type="time" office:time-value="PT00H05M53.525207S" calcext:value-type="time">
            <text:p>00:05:53.53</text:p>
          </table:table-cell>
          <table:table-cell office:value-type="time" office:time-value="PT00H05M55.74125S" calcext:value-type="time">
            <text:p>00:05:55.7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52.824077S" calcext:value-type="time">
            <text:p>00:05:52.82</text:p>
          </table:table-cell>
          <table:table-cell table:style-name="ce1" office:value-type="time" office:time-value="PT00H05M39.80272S" calcext:value-type="time">
            <text:p>00:05:39.80</text:p>
          </table:table-cell>
          <table:table-cell office:value-type="time" office:time-value="PT00H06M03.075842S" calcext:value-type="time">
            <text:p>00:06:03.08</text:p>
          </table:table-cell>
          <table:table-cell office:value-type="time" office:time-value="PT00H05M51.990563S" calcext:value-type="time">
            <text:p>00:05:51.99</text:p>
          </table:table-cell>
          <table:table-cell office:value-type="time" office:time-value="PT00H05M48.788292S" calcext:value-type="time">
            <text:p>00:05:48.7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4.049732S" calcext:value-type="time">
            <text:p>00:05:44.05</text:p>
          </table:table-cell>
          <table:table-cell table:style-name="ce1" office:value-type="time" office:time-value="PT00H05M51.669582S" calcext:value-type="time">
            <text:p>00:05:51.67</text:p>
          </table:table-cell>
          <table:table-cell office:value-type="time" office:time-value="PT00H05M50.462954S" calcext:value-type="time">
            <text:p>00:05:50.46</text:p>
          </table:table-cell>
          <table:table-cell office:value-type="time" office:time-value="PT00H05M56.613621S" calcext:value-type="time">
            <text:p>00:05:56.61</text:p>
          </table:table-cell>
          <table:table-cell office:value-type="time" office:time-value="PT00H05M48.704274S" calcext:value-type="time">
            <text:p>00:05:48.70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5M44.199028S" calcext:value-type="time">
            <text:p>00:05:44.20</text:p>
          </table:table-cell>
          <table:table-cell table:style-name="ce1" office:value-type="time" office:time-value="PT00H06M02.699556S" calcext:value-type="time">
            <text:p>00:06:02.70</text:p>
          </table:table-cell>
          <table:table-cell office:value-type="time" office:time-value="PT00H04M54.994382S" calcext:value-type="time">
            <text:p>00:04:54.99</text:p>
          </table:table-cell>
          <table:table-cell office:value-type="time" office:time-value="PT00H05M44.650648S" calcext:value-type="time">
            <text:p>00:05:44.65</text:p>
          </table:table-cell>
          <table:table-cell office:value-type="time" office:time-value="PT00H05M52.410734S" calcext:value-type="time">
            <text:p>00:05:52.4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7.950664S" calcext:value-type="time">
            <text:p>00:05:47.95</text:p>
          </table:table-cell>
          <table:table-cell table:style-name="ce1" office:value-type="time" office:time-value="PT00H05M47.991066S" calcext:value-type="time">
            <text:p>00:05:47.99</text:p>
          </table:table-cell>
          <table:table-cell office:value-type="time" office:time-value="PT00H05M05.106442S" calcext:value-type="time">
            <text:p>00:05:05.11</text:p>
          </table:table-cell>
          <table:table-cell office:value-type="time" office:time-value="PT00H05M50.193385S" calcext:value-type="time">
            <text:p>00:05:50.19</text:p>
          </table:table-cell>
          <table:table-cell office:value-type="time" office:time-value="PT00H06M00.154894S" calcext:value-type="time">
            <text:p>00:06:00.1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3.153635S" calcext:value-type="time">
            <text:p>00:05:43.15</text:p>
          </table:table-cell>
          <table:table-cell table:style-name="ce1" office:value-type="time" office:time-value="PT00H05M40.209555S" calcext:value-type="time">
            <text:p>00:05:40.21</text:p>
          </table:table-cell>
          <table:table-cell office:value-type="time" office:time-value="PT00H05M55.912736S" calcext:value-type="time">
            <text:p>00:05:55.91</text:p>
          </table:table-cell>
          <table:table-cell office:value-type="time" office:time-value="PT00H05M48.831754S" calcext:value-type="time">
            <text:p>00:05:48.83</text:p>
          </table:table-cell>
          <table:table-cell office:value-type="time" office:time-value="PT00H05M34.516421S" calcext:value-type="time">
            <text:p>00:05:34.5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0.564963S" calcext:value-type="time">
            <text:p>00:05:40.56</text:p>
          </table:table-cell>
          <table:table-cell table:style-name="ce1" office:value-type="time" office:time-value="PT00H06M21.796799S" calcext:value-type="time">
            <text:p>00:06:21.80</text:p>
          </table:table-cell>
          <table:table-cell office:value-type="time" office:time-value="PT00H05M43.64562S" calcext:value-type="time">
            <text:p>00:05:43.65</text:p>
          </table:table-cell>
          <table:table-cell office:value-type="time" office:time-value="PT00H05M38.511851S" calcext:value-type="time">
            <text:p>00:05:38.51</text:p>
          </table:table-cell>
          <table:table-cell office:value-type="time" office:time-value="PT00H05M56.329355S" calcext:value-type="time">
            <text:p>00:05:56.3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6.869869S" calcext:value-type="time">
            <text:p>00:04:56.87</text:p>
          </table:table-cell>
          <table:table-cell table:style-name="ce1" office:value-type="time" office:time-value="PT00H05M45.340273S" calcext:value-type="time">
            <text:p>00:05:45.34</text:p>
          </table:table-cell>
          <table:table-cell office:value-type="time" office:time-value="PT00H05M55.261954S" calcext:value-type="time">
            <text:p>00:05:55.26</text:p>
          </table:table-cell>
          <table:table-cell office:value-type="time" office:time-value="PT00H05M37.867018S" calcext:value-type="time">
            <text:p>00:05:37.87</text:p>
          </table:table-cell>
          <table:table-cell office:value-type="time" office:time-value="PT00H05M47.403651S" calcext:value-type="time">
            <text:p>00:05:47.4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8.603325S" calcext:value-type="time">
            <text:p>00:05:48.60</text:p>
          </table:table-cell>
          <table:table-cell table:style-name="ce1" office:value-type="time" office:time-value="PT00H04M54.686521S" calcext:value-type="time">
            <text:p>00:04:54.69</text:p>
          </table:table-cell>
          <table:table-cell office:value-type="time" office:time-value="PT00H06M05.24863S" calcext:value-type="time">
            <text:p>00:06:05.25</text:p>
          </table:table-cell>
          <table:table-cell office:value-type="time" office:time-value="PT00H05M47.813292S" calcext:value-type="time">
            <text:p>00:05:47.81</text:p>
          </table:table-cell>
          <table:table-cell office:value-type="time" office:time-value="PT00H05M50.920154S" calcext:value-type="time">
            <text:p>00:05:50.9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4.800757S" calcext:value-type="time">
            <text:p>00:05:44.80</text:p>
          </table:table-cell>
          <table:table-cell table:style-name="ce1" office:value-type="time" office:time-value="PT00H05M51.061521S" calcext:value-type="time">
            <text:p>00:05:51.06</text:p>
          </table:table-cell>
          <table:table-cell office:value-type="time" office:time-value="PT00H05M28.506814S" calcext:value-type="time">
            <text:p>00:05:28.51</text:p>
          </table:table-cell>
          <table:table-cell office:value-type="time" office:time-value="PT00H06M00.553387S" calcext:value-type="time">
            <text:p>00:06:00.55</text:p>
          </table:table-cell>
          <table:table-cell office:value-type="time" office:time-value="PT00H05M53.730402S" calcext:value-type="time">
            <text:p>00:05:53.7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8.113302S" calcext:value-type="time">
            <text:p>00:05:38.11</text:p>
          </table:table-cell>
          <table:table-cell table:style-name="ce1" office:value-type="time" office:time-value="PT00H05M54.894129S" calcext:value-type="time">
            <text:p>00:05:54.89</text:p>
          </table:table-cell>
          <table:table-cell office:value-type="time" office:time-value="PT00H05M40.108261S" calcext:value-type="time">
            <text:p>00:05:40.11</text:p>
          </table:table-cell>
          <table:table-cell office:value-type="time" office:time-value="PT00H05M59.456587S" calcext:value-type="time">
            <text:p>00:05:59.46</text:p>
          </table:table-cell>
          <table:table-cell office:value-type="time" office:time-value="PT00H05M47.650235S" calcext:value-type="time">
            <text:p>00:05:47.6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2.045882S" calcext:value-type="time">
            <text:p>00:05:52.05</text:p>
          </table:table-cell>
          <table:table-cell office:value-type="time" office:time-value="PT00H05M54.833212S" calcext:value-type="time">
            <text:p>00:05:54.83</text:p>
          </table:table-cell>
          <table:table-cell office:value-type="time" office:time-value="PT00H05M45.855965S" calcext:value-type="time">
            <text:p>00:05:45.86</text:p>
          </table:table-cell>
          <table:table-cell office:value-type="time" office:time-value="PT00H06M03.051722S" calcext:value-type="time">
            <text:p>00:06:03.0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6.337467S" calcext:value-type="time">
            <text:p>00:05:56.34</text:p>
          </table:table-cell>
          <table:table-cell office:value-type="time" office:time-value="PT00H05M37.088616S" calcext:value-type="time">
            <text:p>00:05:37.09</text:p>
          </table:table-cell>
          <table:table-cell office:value-type="time" office:time-value="PT00H05M38.074942S" calcext:value-type="time">
            <text:p>00:05:38.07</text:p>
          </table:table-cell>
          <table:table-cell office:value-type="time" office:time-value="PT00H05M45.180342S" calcext:value-type="time">
            <text:p>00:05:45.1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30.468176S" calcext:value-type="time">
            <text:p>00:05:30.47</text:p>
          </table:table-cell>
          <table:table-cell office:value-type="time" office:time-value="PT00H05M51.795954S" calcext:value-type="time">
            <text:p>00:05:51.80</text:p>
          </table:table-cell>
          <table:table-cell office:value-type="time" office:time-value="PT00H05M01.542334S" calcext:value-type="time">
            <text:p>00:05:01.54</text:p>
          </table:table-cell>
          <table:table-cell office:value-type="time" office:time-value="PT00H06M08.270163S" calcext:value-type="time">
            <text:p>00:06:08.2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4.729954S" calcext:value-type="time">
            <text:p>00:05:44.73</text:p>
          </table:table-cell>
          <table:table-cell office:value-type="time" office:time-value="PT00H05M03.223636S" calcext:value-type="time">
            <text:p>00:05:03.22</text:p>
          </table:table-cell>
          <table:table-cell office:value-type="time" office:time-value="PT00H04M57.492984S" calcext:value-type="time">
            <text:p>00:04:57.49</text:p>
          </table:table-cell>
          <table:table-cell office:value-type="time" office:time-value="PT00H04M59.852305S" calcext:value-type="time">
            <text:p>00:04:59.8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5.882914S" calcext:value-type="time">
            <text:p>00:05:55.88</text:p>
          </table:table-cell>
          <table:table-cell office:value-type="time" office:time-value="PT00H06M11.61319S" calcext:value-type="time">
            <text:p>00:06:11.61</text:p>
          </table:table-cell>
          <table:table-cell office:value-type="time" office:time-value="PT00H05M51.380456S" calcext:value-type="time">
            <text:p>00:05:51.38</text:p>
          </table:table-cell>
          <table:table-cell office:value-type="time" office:time-value="PT00H04M50.954379S" calcext:value-type="time">
            <text:p>00:04:50.9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01.837991S" calcext:value-type="time">
            <text:p>00:06:01.84</text:p>
          </table:table-cell>
          <table:table-cell office:value-type="time" office:time-value="PT00H05M52.06648S" calcext:value-type="time">
            <text:p>00:05:52.07</text:p>
          </table:table-cell>
          <table:table-cell office:value-type="time" office:time-value="PT00H05M39.710433S" calcext:value-type="time">
            <text:p>00:05:39.71</text:p>
          </table:table-cell>
          <table:table-cell office:value-type="time" office:time-value="PT00H05M05.708061S" calcext:value-type="time">
            <text:p>00:05:05.7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0.697236S" calcext:value-type="time">
            <text:p>00:05:50.70</text:p>
          </table:table-cell>
          <table:table-cell office:value-type="time" office:time-value="PT00H05M41.558664S" calcext:value-type="time">
            <text:p>00:05:41.56</text:p>
          </table:table-cell>
          <table:table-cell office:value-type="time" office:time-value="PT00H05M56.552151S" calcext:value-type="time">
            <text:p>00:05:56.55</text:p>
          </table:table-cell>
          <table:table-cell office:value-type="time" office:time-value="PT00H05M59.969743S" calcext:value-type="time">
            <text:p>00:05:59.9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6.788983S" calcext:value-type="time">
            <text:p>00:05:46.79</text:p>
          </table:table-cell>
          <table:table-cell office:value-type="time" office:time-value="PT00H06M05.581642S" calcext:value-type="time">
            <text:p>00:06:05.58</text:p>
          </table:table-cell>
          <table:table-cell office:value-type="time" office:time-value="PT00H05M51.404419S" calcext:value-type="time">
            <text:p>00:05:51.40</text:p>
          </table:table-cell>
          <table:table-cell office:value-type="time" office:time-value="PT00H06M01.124472S" calcext:value-type="time">
            <text:p>00:06:01.1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1.97284S" calcext:value-type="time">
            <text:p>00:05:41.97</text:p>
          </table:table-cell>
          <table:table-cell office:value-type="time" office:time-value="PT00H05M54.22375S" calcext:value-type="time">
            <text:p>00:05:54.22</text:p>
          </table:table-cell>
          <table:table-cell office:value-type="time" office:time-value="PT00H05M06.3757S" calcext:value-type="time">
            <text:p>00:05:06.38</text:p>
          </table:table-cell>
          <table:table-cell office:value-type="time" office:time-value="PT00H05M54.14026S" calcext:value-type="time">
            <text:p>00:05:54.1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3.230463S" calcext:value-type="time">
            <text:p>00:05:43.23</text:p>
          </table:table-cell>
          <table:table-cell office:value-type="time" office:time-value="PT00H05M52.729196S" calcext:value-type="time">
            <text:p>00:05:52.73</text:p>
          </table:table-cell>
          <table:table-cell office:value-type="time" office:time-value="PT00H05M34.318025S" calcext:value-type="time">
            <text:p>00:05:34.32</text:p>
          </table:table-cell>
          <table:table-cell office:value-type="time" office:time-value="PT00H05M55.444765S" calcext:value-type="time">
            <text:p>00:05:55.4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8.313635S" calcext:value-type="time">
            <text:p>00:05:58.31</text:p>
          </table:table-cell>
          <table:table-cell office:value-type="time" office:time-value="PT00H05M48.762116S" calcext:value-type="time">
            <text:p>00:05:48.76</text:p>
          </table:table-cell>
          <table:table-cell office:value-type="time" office:time-value="PT00H05M44.734058S" calcext:value-type="time">
            <text:p>00:05:44.73</text:p>
          </table:table-cell>
          <table:table-cell office:value-type="time" office:time-value="PT00H05M26.553036S" calcext:value-type="time">
            <text:p>00:05:26.5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35.181856S" calcext:value-type="time">
            <text:p>00:05:35.18</text:p>
          </table:table-cell>
          <table:table-cell office:value-type="time" office:time-value="PT00H05M57.725108S" calcext:value-type="time">
            <text:p>00:05:57.73</text:p>
          </table:table-cell>
          <table:table-cell office:value-type="time" office:time-value="PT00H05M46.282031S" calcext:value-type="time">
            <text:p>00:05:46.28</text:p>
          </table:table-cell>
          <table:table-cell office:value-type="time" office:time-value="PT00H05M55.802005S" calcext:value-type="time">
            <text:p>00:05:55.8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9.846942S" calcext:value-type="time">
            <text:p>00:05:49.85</text:p>
          </table:table-cell>
          <table:table-cell office:value-type="time" office:time-value="PT00H05M00.55276S" calcext:value-type="time">
            <text:p>00:05:00.55</text:p>
          </table:table-cell>
          <table:table-cell office:value-type="time" office:time-value="PT00H05M53.097434S" calcext:value-type="time">
            <text:p>00:05:53.10</text:p>
          </table:table-cell>
          <table:table-cell office:value-type="time" office:time-value="PT00H06M06.63569S" calcext:value-type="time">
            <text:p>00:06:06.6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5.48549S" calcext:value-type="time">
            <text:p>00:05:55.49</text:p>
          </table:table-cell>
          <table:table-cell office:value-type="time" office:time-value="PT00H05M36.799581S" calcext:value-type="time">
            <text:p>00:05:36.80</text:p>
          </table:table-cell>
          <table:table-cell office:value-type="time" office:time-value="PT00H06M02.046875S" calcext:value-type="time">
            <text:p>00:06:02.05</text:p>
          </table:table-cell>
          <table:table-cell office:value-type="time" office:time-value="PT00H06M04.879533S" calcext:value-type="time">
            <text:p>00:06:04.8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8.039444S" calcext:value-type="time">
            <text:p>00:05:58.04</text:p>
          </table:table-cell>
          <table:table-cell office:value-type="time" office:time-value="PT00H05M51.39065S" calcext:value-type="time">
            <text:p>00:05:51.39</text:p>
          </table:table-cell>
          <table:table-cell office:value-type="time" office:time-value="PT00H05M55.829963S" calcext:value-type="time">
            <text:p>00:05:55.83</text:p>
          </table:table-cell>
          <table:table-cell office:value-type="time" office:time-value="PT00H05M56.57342S" calcext:value-type="time">
            <text:p>00:05:56.5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07.948751S" calcext:value-type="time">
            <text:p>00:06:07.95</text:p>
          </table:table-cell>
          <table:table-cell office:value-type="time" office:time-value="PT00H05M47.188926S" calcext:value-type="time">
            <text:p>00:05:47.19</text:p>
          </table:table-cell>
          <table:table-cell office:value-type="time" office:time-value="PT00H06M07.574092S" calcext:value-type="time">
            <text:p>00:06:07.57</text:p>
          </table:table-cell>
          <table:table-cell office:value-type="time" office:time-value="PT00H05M47.273023S" calcext:value-type="time">
            <text:p>00:05:47.2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8.223664S" calcext:value-type="time">
            <text:p>00:05:58.22</text:p>
          </table:table-cell>
          <table:table-cell office:value-type="time" office:time-value="PT00H05M59.868775S" calcext:value-type="time">
            <text:p>00:05:59.87</text:p>
          </table:table-cell>
          <table:table-cell office:value-type="time" office:time-value="PT00H05M49.470892S" calcext:value-type="time">
            <text:p>00:05:49.47</text:p>
          </table:table-cell>
          <table:table-cell office:value-type="time" office:time-value="PT00H05M43.765593S" calcext:value-type="time">
            <text:p>00:05:43.7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5.195341S" calcext:value-type="time">
            <text:p>00:05:45.20</text:p>
          </table:table-cell>
          <table:table-cell office:value-type="time" office:time-value="PT00H05M38.58555S" calcext:value-type="time">
            <text:p>00:05:38.59</text:p>
          </table:table-cell>
          <table:table-cell office:value-type="time" office:time-value="PT00H05M58.151948S" calcext:value-type="time">
            <text:p>00:05:58.15</text:p>
          </table:table-cell>
          <table:table-cell office:value-type="time" office:time-value="PT00H05M52.64419S" calcext:value-type="time">
            <text:p>00:05:52.6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07.521859S" calcext:value-type="time">
            <text:p>00:06:07.52</text:p>
          </table:table-cell>
          <table:table-cell office:value-type="time" office:time-value="PT00H05M46.697365S" calcext:value-type="time">
            <text:p>00:05:46.70</text:p>
          </table:table-cell>
          <table:table-cell office:value-type="time" office:time-value="PT00H05M56.382259S" calcext:value-type="time">
            <text:p>00:05:56.38</text:p>
          </table:table-cell>
          <table:table-cell office:value-type="time" office:time-value="PT00H05M50.182078S" calcext:value-type="time">
            <text:p>00:05:50.1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32.346833S" calcext:value-type="time">
            <text:p>00:05:32.35</text:p>
          </table:table-cell>
          <table:table-cell office:value-type="time" office:time-value="PT00H05M49.140483S" calcext:value-type="time">
            <text:p>00:05:49.14</text:p>
          </table:table-cell>
          <table:table-cell office:value-type="time" office:time-value="PT00H05M36.645722S" calcext:value-type="time">
            <text:p>00:05:36.65</text:p>
          </table:table-cell>
          <table:table-cell office:value-type="time" office:time-value="PT00H05M53.011107S" calcext:value-type="time">
            <text:p>00:05:53.01</text:p>
          </table:table-cell>
        </table:table-row>
        <table:table-row table:style-name="ro1">
          <table:table-cell table:number-columns-repeated="4"/>
          <table:table-cell office:value-type="time" office:time-value="PT00H05M04.501672S" calcext:value-type="time">
            <text:p>00:05:04.50</text:p>
          </table:table-cell>
          <table:table-cell office:value-type="time" office:time-value="PT00H05M59.641611S" calcext:value-type="time">
            <text:p>00:05:59.64</text:p>
          </table:table-cell>
          <table:table-cell office:value-type="time" office:time-value="PT00H06M28.439202S" calcext:value-type="time">
            <text:p>00:06:28.44</text:p>
          </table:table-cell>
        </table:table-row>
        <table:table-row table:style-name="ro1">
          <table:table-cell table:number-columns-repeated="4"/>
          <table:table-cell office:value-type="time" office:time-value="PT00H05M50.69634S" calcext:value-type="time">
            <text:p>00:05:50.70</text:p>
          </table:table-cell>
          <table:table-cell office:value-type="time" office:time-value="PT00H05M54.083927S" calcext:value-type="time">
            <text:p>00:05:54.08</text:p>
          </table:table-cell>
          <table:table-cell office:value-type="time" office:time-value="PT00H06M16.321074S" calcext:value-type="time">
            <text:p>00:06:16.32</text:p>
          </table:table-cell>
        </table:table-row>
        <table:table-row table:style-name="ro1">
          <table:table-cell table:number-columns-repeated="4"/>
          <table:table-cell office:value-type="time" office:time-value="PT00H05M42.891202S" calcext:value-type="time">
            <text:p>00:05:42.89</text:p>
          </table:table-cell>
          <table:table-cell office:value-type="time" office:time-value="PT00H06M05.757885S" calcext:value-type="time">
            <text:p>00:06:05.76</text:p>
          </table:table-cell>
          <table:table-cell office:value-type="time" office:time-value="PT00H06M06.037275S" calcext:value-type="time">
            <text:p>00:06:06.04</text:p>
          </table:table-cell>
        </table:table-row>
        <table:table-row table:style-name="ro1">
          <table:table-cell table:number-columns-repeated="4"/>
          <table:table-cell office:value-type="time" office:time-value="PT00H05M53.381992S" calcext:value-type="time">
            <text:p>00:05:53.38</text:p>
          </table:table-cell>
          <table:table-cell office:value-type="time" office:time-value="PT00H05M51.001545S" calcext:value-type="time">
            <text:p>00:05:51.00</text:p>
          </table:table-cell>
          <table:table-cell office:value-type="time" office:time-value="PT00H05M53.818657S" calcext:value-type="time">
            <text:p>00:05:53.82</text:p>
          </table:table-cell>
        </table:table-row>
        <table:table-row table:style-name="ro1">
          <table:table-cell table:number-columns-repeated="4"/>
          <table:table-cell office:value-type="time" office:time-value="PT00H05M49.254963S" calcext:value-type="time">
            <text:p>00:05:49.25</text:p>
          </table:table-cell>
          <table:table-cell office:value-type="time" office:time-value="PT00H06M02.264361S" calcext:value-type="time">
            <text:p>00:06:02.26</text:p>
          </table:table-cell>
          <table:table-cell office:value-type="time" office:time-value="PT00H06M04.33349S" calcext:value-type="time">
            <text:p>00:06:04.33</text:p>
          </table:table-cell>
        </table:table-row>
        <table:table-row table:style-name="ro1">
          <table:table-cell table:number-columns-repeated="4"/>
          <table:table-cell office:value-type="time" office:time-value="PT00H04M51.967888S" calcext:value-type="time">
            <text:p>00:04:51.97</text:p>
          </table:table-cell>
          <table:table-cell office:value-type="time" office:time-value="PT00H06M20.115949S" calcext:value-type="time">
            <text:p>00:06:20.12</text:p>
          </table:table-cell>
          <table:table-cell office:value-type="time" office:time-value="PT00H05M51.357747S" calcext:value-type="time">
            <text:p>00:05:51.36</text:p>
          </table:table-cell>
        </table:table-row>
        <table:table-row table:style-name="ro1">
          <table:table-cell table:number-columns-repeated="4"/>
          <table:table-cell office:value-type="time" office:time-value="PT00H05M36.072998S" calcext:value-type="time">
            <text:p>00:05:36.07</text:p>
          </table:table-cell>
          <table:table-cell office:value-type="time" office:time-value="PT00H05M38.704797S" calcext:value-type="time">
            <text:p>00:05:38.70</text:p>
          </table:table-cell>
          <table:table-cell office:value-type="time" office:time-value="PT00H05M03.422754S" calcext:value-type="time">
            <text:p>00:05:03.42</text:p>
          </table:table-cell>
        </table:table-row>
        <table:table-row table:style-name="ro1">
          <table:table-cell table:number-columns-repeated="4"/>
          <table:table-cell office:value-type="time" office:time-value="PT00H05M46.11064S" calcext:value-type="time">
            <text:p>00:05:46.11</text:p>
          </table:table-cell>
          <table:table-cell office:value-type="time" office:time-value="PT00H05M11.150204S" calcext:value-type="time">
            <text:p>00:05:11.15</text:p>
          </table:table-cell>
          <table:table-cell office:value-type="time" office:time-value="PT00H05M51.362322S" calcext:value-type="time">
            <text:p>00:05:51.36</text:p>
          </table:table-cell>
        </table:table-row>
        <table:table-row table:style-name="ro1">
          <table:table-cell table:number-columns-repeated="4"/>
          <table:table-cell office:value-type="time" office:time-value="PT00H06M00.88823S" calcext:value-type="time">
            <text:p>00:06:00.89</text:p>
          </table:table-cell>
          <table:table-cell office:value-type="time" office:time-value="PT00H04M52.859375S" calcext:value-type="time">
            <text:p>00:04:52.86</text:p>
          </table:table-cell>
          <table:table-cell office:value-type="time" office:time-value="PT00H05M52.955774S" calcext:value-type="time">
            <text:p>00:05:52.96</text:p>
          </table:table-cell>
        </table:table-row>
        <table:table-row table:style-name="ro1">
          <table:table-cell table:number-columns-repeated="4"/>
          <table:table-cell office:value-type="time" office:time-value="PT00H05M56.239493S" calcext:value-type="time">
            <text:p>00:05:56.24</text:p>
          </table:table-cell>
          <table:table-cell office:value-type="time" office:time-value="PT00H06M04.032852S" calcext:value-type="time">
            <text:p>00:06:04.03</text:p>
          </table:table-cell>
          <table:table-cell office:value-type="time" office:time-value="PT00H04M56.324395S" calcext:value-type="time">
            <text:p>00:04:56.32</text:p>
          </table:table-cell>
        </table:table-row>
        <table:table-row table:style-name="ro1">
          <table:table-cell table:number-columns-repeated="4"/>
          <table:table-cell office:value-type="time" office:time-value="PT00H05M48.749238S" calcext:value-type="time">
            <text:p>00:05:48.75</text:p>
          </table:table-cell>
          <table:table-cell office:value-type="time" office:time-value="PT00H05M54.791869S" calcext:value-type="time">
            <text:p>00:05:54.79</text:p>
          </table:table-cell>
          <table:table-cell office:value-type="time" office:time-value="PT00H05M02.912409S" calcext:value-type="time">
            <text:p>00:05:02.91</text:p>
          </table:table-cell>
        </table:table-row>
        <table:table-row table:style-name="ro1">
          <table:table-cell table:number-columns-repeated="4"/>
          <table:table-cell office:value-type="time" office:time-value="PT00H07M03.218035S" calcext:value-type="time">
            <text:p>00:07:03.22</text:p>
          </table:table-cell>
          <table:table-cell office:value-type="time" office:time-value="PT00H06M00.610717S" calcext:value-type="time">
            <text:p>00:06:00.61</text:p>
          </table:table-cell>
          <table:table-cell office:value-type="time" office:time-value="PT00H05M01.721315S" calcext:value-type="time">
            <text:p>00:05:01.72</text:p>
          </table:table-cell>
        </table:table-row>
        <table:table-row table:style-name="ro1">
          <table:table-cell table:number-columns-repeated="4"/>
          <table:table-cell office:value-type="time" office:time-value="PT00H05M51.232913S" calcext:value-type="time">
            <text:p>00:05:51.23</text:p>
          </table:table-cell>
          <table:table-cell office:value-type="time" office:time-value="PT00H06M01.028255S" calcext:value-type="time">
            <text:p>00:06:01.03</text:p>
          </table:table-cell>
          <table:table-cell office:value-type="time" office:time-value="PT00H04M50.649819S" calcext:value-type="time">
            <text:p>00:04:50.65</text:p>
          </table:table-cell>
        </table:table-row>
        <table:table-row table:style-name="ro1">
          <table:table-cell table:number-columns-repeated="4"/>
          <table:table-cell office:value-type="time" office:time-value="PT00H06M05.00524S" calcext:value-type="time">
            <text:p>00:06:05.01</text:p>
          </table:table-cell>
          <table:table-cell office:value-type="time" office:time-value="PT00H05M54.118285S" calcext:value-type="time">
            <text:p>00:05:54.12</text:p>
          </table:table-cell>
          <table:table-cell office:value-type="time" office:time-value="PT00H05M37.621147S" calcext:value-type="time">
            <text:p>00:05:37.62</text:p>
          </table:table-cell>
        </table:table-row>
        <table:table-row table:style-name="ro1">
          <table:table-cell table:number-columns-repeated="4"/>
          <table:table-cell office:value-type="time" office:time-value="PT00H05M46.929314S" calcext:value-type="time">
            <text:p>00:05:46.93</text:p>
          </table:table-cell>
          <table:table-cell office:value-type="time" office:time-value="PT00H05M47.158834S" calcext:value-type="time">
            <text:p>00:05:47.16</text:p>
          </table:table-cell>
          <table:table-cell office:value-type="time" office:time-value="PT00H05M53.24249S" calcext:value-type="time">
            <text:p>00:05:53.24</text:p>
          </table:table-cell>
        </table:table-row>
        <table:table-row table:style-name="ro1">
          <table:table-cell table:number-columns-repeated="4"/>
          <table:table-cell office:value-type="time" office:time-value="PT00H05M54.863797S" calcext:value-type="time">
            <text:p>00:05:54.86</text:p>
          </table:table-cell>
          <table:table-cell office:value-type="time" office:time-value="PT00H05M52.2878S" calcext:value-type="time">
            <text:p>00:05:52.29</text:p>
          </table:table-cell>
          <table:table-cell office:value-type="time" office:time-value="PT00H05M53.417428S" calcext:value-type="time">
            <text:p>00:05:53.42</text:p>
          </table:table-cell>
        </table:table-row>
        <table:table-row table:style-name="ro1">
          <table:table-cell table:number-columns-repeated="4"/>
          <table:table-cell office:value-type="time" office:time-value="PT00H05M52.718009S" calcext:value-type="time">
            <text:p>00:05:52.72</text:p>
          </table:table-cell>
          <table:table-cell office:value-type="time" office:time-value="PT00H05M53.258062S" calcext:value-type="time">
            <text:p>00:05:53.26</text:p>
          </table:table-cell>
          <table:table-cell office:value-type="time" office:time-value="PT00H06M08.72203S" calcext:value-type="time">
            <text:p>00:06:08.72</text:p>
          </table:table-cell>
        </table:table-row>
        <table:table-row table:style-name="ro1">
          <table:table-cell table:number-columns-repeated="4"/>
          <table:table-cell office:value-type="time" office:time-value="PT00H05M52.877633S" calcext:value-type="time">
            <text:p>00:05:52.88</text:p>
          </table:table-cell>
          <table:table-cell office:value-type="time" office:time-value="PT00H05M44.103103S" calcext:value-type="time">
            <text:p>00:05:44.10</text:p>
          </table:table-cell>
          <table:table-cell office:value-type="time" office:time-value="PT00H06M10.2678S" calcext:value-type="time">
            <text:p>00:06:10.27</text:p>
          </table:table-cell>
        </table:table-row>
        <table:table-row table:style-name="ro1">
          <table:table-cell table:number-columns-repeated="4"/>
          <table:table-cell office:value-type="time" office:time-value="PT00H05M54.571496S" calcext:value-type="time">
            <text:p>00:05:54.57</text:p>
          </table:table-cell>
          <table:table-cell office:value-type="time" office:time-value="PT00H05M36.809545S" calcext:value-type="time">
            <text:p>00:05:36.81</text:p>
          </table:table-cell>
          <table:table-cell office:value-type="time" office:time-value="PT00H06M15.445356S" calcext:value-type="time">
            <text:p>00:06:15.45</text:p>
          </table:table-cell>
        </table:table-row>
        <table:table-row table:style-name="ro1">
          <table:table-cell table:number-columns-repeated="4"/>
          <table:table-cell office:value-type="time" office:time-value="PT00H05M50.754721S" calcext:value-type="time">
            <text:p>00:05:50.75</text:p>
          </table:table-cell>
          <table:table-cell office:value-type="time" office:time-value="PT00H05M50.745459S" calcext:value-type="time">
            <text:p>00:05:50.75</text:p>
          </table:table-cell>
          <table:table-cell office:value-type="time" office:time-value="PT00H05M51.095112S" calcext:value-type="time">
            <text:p>00:05:51.1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9.166377S" calcext:value-type="time">
            <text:p>00:05:49.17</text:p>
          </table:table-cell>
          <table:table-cell office:value-type="time" office:time-value="PT00H05M53.623964S" calcext:value-type="time">
            <text:p>00:05:53.6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4.630725S" calcext:value-type="time">
            <text:p>00:05:44.63</text:p>
          </table:table-cell>
          <table:table-cell office:value-type="time" office:time-value="PT00H05M59.747831S" calcext:value-type="time">
            <text:p>00:05:59.7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51.459377S" calcext:value-type="time">
            <text:p>00:05:51.46</text:p>
          </table:table-cell>
          <table:table-cell office:value-type="time" office:time-value="PT00H05M48.782053S" calcext:value-type="time">
            <text:p>00:05:48.7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7.351584S" calcext:value-type="time">
            <text:p>00:05:47.35</text:p>
          </table:table-cell>
          <table:table-cell office:value-type="time" office:time-value="PT00H05M58.485081S" calcext:value-type="time">
            <text:p>00:05:58.4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36.300116S" calcext:value-type="time">
            <text:p>00:05:36.30</text:p>
          </table:table-cell>
          <table:table-cell office:value-type="time" office:time-value="PT00H05M54.668926S" calcext:value-type="time">
            <text:p>00:05:54.6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9.163205S" calcext:value-type="time">
            <text:p>00:05:49.16</text:p>
          </table:table-cell>
          <table:table-cell office:value-type="time" office:time-value="PT00H05M44.79975S" calcext:value-type="time">
            <text:p>00:05:44.8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51.354492S" calcext:value-type="time">
            <text:p>00:05:51.35</text:p>
          </table:table-cell>
          <table:table-cell office:value-type="time" office:time-value="PT00H05M42.687216S" calcext:value-type="time">
            <text:p>00:05:42.6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8.228681S" calcext:value-type="time">
            <text:p>00:04:58.23</text:p>
          </table:table-cell>
          <table:table-cell office:value-type="time" office:time-value="PT00H06M16.278125S" calcext:value-type="time">
            <text:p>00:06:16.2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54.735724S" calcext:value-type="time">
            <text:p>00:05:54.74</text:p>
          </table:table-cell>
          <table:table-cell office:value-type="time" office:time-value="PT00H06M17.154077S" calcext:value-type="time">
            <text:p>00:06:17.1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38.327944S" calcext:value-type="time">
            <text:p>00:05:38.33</text:p>
          </table:table-cell>
          <table:table-cell office:value-type="time" office:time-value="PT00H05M24.457333S" calcext:value-type="time">
            <text:p>00:05:24.4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5.112051S" calcext:value-type="time">
            <text:p>00:06:25.11</text:p>
          </table:table-cell>
          <table:table-cell office:value-type="time" office:time-value="PT00H05M49.232928S" calcext:value-type="time">
            <text:p>00:05:49.2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4.83511S" calcext:value-type="time">
            <text:p>00:05:44.84</text:p>
          </table:table-cell>
          <table:table-cell office:value-type="time" office:time-value="PT00H05M57.756201S" calcext:value-type="time">
            <text:p>00:05:57.7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5.89824S" calcext:value-type="time">
            <text:p>00:05:45.90</text:p>
          </table:table-cell>
          <table:table-cell office:value-type="time" office:time-value="PT00H05M36.355942S" calcext:value-type="time">
            <text:p>00:05:36.3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30.691609S" calcext:value-type="time">
            <text:p>00:05:30.69</text:p>
          </table:table-cell>
          <table:table-cell office:value-type="time" office:time-value="PT00H05M44.81003S" calcext:value-type="time">
            <text:p>00:05:44.8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8.969181S" calcext:value-type="time">
            <text:p>00:05:48.97</text:p>
          </table:table-cell>
          <table:table-cell office:value-type="time" office:time-value="PT00H05M56.885904S" calcext:value-type="time">
            <text:p>00:05:56.8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4.822475S" calcext:value-type="time">
            <text:p>00:05:44.82</text:p>
          </table:table-cell>
          <table:table-cell office:value-type="time" office:time-value="PT00H06M06.158698S" calcext:value-type="time">
            <text:p>00:06:06.1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2.066036S" calcext:value-type="time">
            <text:p>00:05:42.07</text:p>
          </table:table-cell>
          <table:table-cell office:value-type="time" office:time-value="PT00H05M12.61892S" calcext:value-type="time">
            <text:p>00:05:12.6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38.393533S" calcext:value-type="time">
            <text:p>00:05:38.39</text:p>
          </table:table-cell>
          <table:table-cell office:value-type="time" office:time-value="PT00H05M49.98786S" calcext:value-type="time">
            <text:p>00:05:49.9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5.185639S" calcext:value-type="time">
            <text:p>00:05:45.19</text:p>
          </table:table-cell>
          <table:table-cell office:value-type="time" office:time-value="PT00H06M04.711902S" calcext:value-type="time">
            <text:p>00:06:04.7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54.819512S" calcext:value-type="time">
            <text:p>00:05:54.82</text:p>
          </table:table-cell>
          <table:table-cell office:value-type="time" office:time-value="PT00H06M12.442603S" calcext:value-type="time">
            <text:p>00:06:12.4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0.627424S" calcext:value-type="time">
            <text:p>00:05:50.6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36.993098S" calcext:value-type="time">
            <text:p>00:05:36.9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3.063174S" calcext:value-type="time">
            <text:p>00:05:53.0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0.405377S" calcext:value-type="time">
            <text:p>00:06:00.4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1.213424S" calcext:value-type="time">
            <text:p>00:06:21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9.69086S" calcext:value-type="time">
            <text:p>00:05:49.6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8.392437S" calcext:value-type="time">
            <text:p>00:05:58.3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8.296356S" calcext:value-type="time">
            <text:p>00:05:48.3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6.286695S" calcext:value-type="time">
            <text:p>00:05:56.2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9.956748S" calcext:value-type="time">
            <text:p>00:06:19.9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7.521213S" calcext:value-type="time">
            <text:p>00:05:47.5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39.68159S" calcext:value-type="time">
            <text:p>00:05:39.6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1.792467S" calcext:value-type="time">
            <text:p>00:05:51.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3.399939S" calcext:value-type="time">
            <text:p>00:05:43.4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6.519973S" calcext:value-type="time">
            <text:p>00:05:56.5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4.581682S" calcext:value-type="time">
            <text:p>00:05:44.5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7.007827S" calcext:value-type="time">
            <text:p>00:05:47.0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3.817307S" calcext:value-type="time">
            <text:p>00:05:43.8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8.691807S" calcext:value-type="time">
            <text:p>00:05:58.6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4.526274S" calcext:value-type="time">
            <text:p>00:05:44.5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faas-2048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aas-20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168131329413351" calcext:value-type="float">
            <text:p>0.000168</text:p>
          </table:table-cell>
          <table:table-cell table:style-name="ce3" table:formula="of:=COM.MICROSOFT.STDEV.P([.D3:.D42])" office:value-type="float" office:value="0.000137769456544547" calcext:value-type="float">
            <text:p>0.000138</text:p>
          </table:table-cell>
          <table:table-cell table:style-name="ce3" table:formula="of:=COM.MICROSOFT.STDEV.P([.E3:.E62])" office:value-type="float" office:value="0.000179353534822995" calcext:value-type="float">
            <text:p>0.000179</text:p>
          </table:table-cell>
          <table:table-cell table:style-name="ce3" table:formula="of:=COM.MICROSOFT.STDEV.P([.F3:.F82])" office:value-type="float" office:value="0.000145091619487561" calcext:value-type="float">
            <text:p>0.000145</text:p>
          </table:table-cell>
          <table:table-cell table:style-name="ce3" table:formula="of:=COM.MICROSOFT.STDEV.P([.G3:.G102])" office:value-type="float" office:value="0.00015935091633264" calcext:value-type="float">
            <text:p>0.000159</text:p>
          </table:table-cell>
        </table:table-row>
        <table:table-row table:style-name="ro1">
          <table:table-cell/>
          <table:table-cell table:style-name="ce1" office:value-type="time" office:time-value="PT00H05M02.701788S" calcext:value-type="time">
            <text:p>00:05:02.70</text:p>
          </table:table-cell>
          <table:table-cell table:style-name="ce1" office:value-type="time" office:time-value="PT00H05M02.881151S" calcext:value-type="time">
            <text:p>00:05:02.88</text:p>
          </table:table-cell>
          <table:table-cell table:style-name="ce1" office:value-type="time" office:time-value="PT00H05M00.11541S" calcext:value-type="time">
            <text:p>00:05:00.12</text:p>
          </table:table-cell>
          <table:table-cell office:value-type="time" office:time-value="PT00H04M58.767807S" calcext:value-type="time">
            <text:p>00:04:58.77</text:p>
          </table:table-cell>
          <table:table-cell office:value-type="time" office:time-value="PT00H05M09.327853S" calcext:value-type="time">
            <text:p>00:05:09.33</text:p>
          </table:table-cell>
          <table:table-cell office:value-type="time" office:time-value="PT00H04M58.648597S" calcext:value-type="time">
            <text:p>00:04:58.6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5.754362S" calcext:value-type="time">
            <text:p>00:05:05.75</text:p>
          </table:table-cell>
          <table:table-cell table:style-name="ce1" office:value-type="time" office:time-value="PT00H04M52.036816S" calcext:value-type="time">
            <text:p>00:04:52.04</text:p>
          </table:table-cell>
          <table:table-cell office:value-type="time" office:time-value="PT00H05M08.20006S" calcext:value-type="time">
            <text:p>00:05:08.20</text:p>
          </table:table-cell>
          <table:table-cell office:value-type="time" office:time-value="PT00H05M08.173241S" calcext:value-type="time">
            <text:p>00:05:08.17</text:p>
          </table:table-cell>
          <table:table-cell office:value-type="time" office:time-value="PT00H04M52.870246S" calcext:value-type="time">
            <text:p>00:04:52.8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46.854383S" calcext:value-type="time">
            <text:p>00:04:46.85</text:p>
          </table:table-cell>
          <table:table-cell table:style-name="ce1" office:value-type="time" office:time-value="PT00H05M02.331756S" calcext:value-type="time">
            <text:p>00:05:02.33</text:p>
          </table:table-cell>
          <table:table-cell office:value-type="time" office:time-value="PT00H04M52.602821S" calcext:value-type="time">
            <text:p>00:04:52.60</text:p>
          </table:table-cell>
          <table:table-cell office:value-type="time" office:time-value="PT00H05M04.420127S" calcext:value-type="time">
            <text:p>00:05:04.42</text:p>
          </table:table-cell>
          <table:table-cell office:value-type="time" office:time-value="PT00H04M58.054391S" calcext:value-type="time">
            <text:p>00:04:58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7.362659S" calcext:value-type="time">
            <text:p>00:05:07.36</text:p>
          </table:table-cell>
          <table:table-cell table:style-name="ce1" office:value-type="time" office:time-value="PT00H05M02.432696S" calcext:value-type="time">
            <text:p>00:05:02.43</text:p>
          </table:table-cell>
          <table:table-cell office:value-type="time" office:time-value="PT00H04M51.847703S" calcext:value-type="time">
            <text:p>00:04:51.85</text:p>
          </table:table-cell>
          <table:table-cell office:value-type="time" office:time-value="PT00H05M05.675032S" calcext:value-type="time">
            <text:p>00:05:05.68</text:p>
          </table:table-cell>
          <table:table-cell office:value-type="time" office:time-value="PT00H05M14.443691S" calcext:value-type="time">
            <text:p>00:05:14.4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1.902551S" calcext:value-type="time">
            <text:p>00:05:11.90</text:p>
          </table:table-cell>
          <table:table-cell table:style-name="ce1" office:value-type="time" office:time-value="PT00H05M05.562553S" calcext:value-type="time">
            <text:p>00:05:05.56</text:p>
          </table:table-cell>
          <table:table-cell office:value-type="time" office:time-value="PT00H05M04.856325S" calcext:value-type="time">
            <text:p>00:05:04.86</text:p>
          </table:table-cell>
          <table:table-cell office:value-type="time" office:time-value="PT00H05M01.850453S" calcext:value-type="time">
            <text:p>00:05:01.85</text:p>
          </table:table-cell>
          <table:table-cell office:value-type="time" office:time-value="PT00H04M56.047859S" calcext:value-type="time">
            <text:p>00:04:56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3.189139S" calcext:value-type="time">
            <text:p>00:05:13.19</text:p>
          </table:table-cell>
          <table:table-cell table:style-name="ce1" office:value-type="time" office:time-value="PT00H04M58.517204S" calcext:value-type="time">
            <text:p>00:04:58.52</text:p>
          </table:table-cell>
          <table:table-cell office:value-type="time" office:time-value="PT00H04M55.534322S" calcext:value-type="time">
            <text:p>00:04:55.53</text:p>
          </table:table-cell>
          <table:table-cell office:value-type="time" office:time-value="PT00H05M02.939804S" calcext:value-type="time">
            <text:p>00:05:02.94</text:p>
          </table:table-cell>
          <table:table-cell office:value-type="time" office:time-value="PT00H05M03.886532S" calcext:value-type="time">
            <text:p>00:05:03.8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6.329379S" calcext:value-type="time">
            <text:p>00:05:16.33</text:p>
          </table:table-cell>
          <table:table-cell table:style-name="ce1" office:value-type="time" office:time-value="PT00H05M14.440765S" calcext:value-type="time">
            <text:p>00:05:14.44</text:p>
          </table:table-cell>
          <table:table-cell office:value-type="time" office:time-value="PT00H05M06.750183S" calcext:value-type="time">
            <text:p>00:05:06.75</text:p>
          </table:table-cell>
          <table:table-cell office:value-type="time" office:time-value="PT00H05M03.130525S" calcext:value-type="time">
            <text:p>00:05:03.13</text:p>
          </table:table-cell>
          <table:table-cell office:value-type="time" office:time-value="PT00H05M01.723977S" calcext:value-type="time">
            <text:p>00:05:01.7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3.153372S" calcext:value-type="time">
            <text:p>00:05:03.15</text:p>
          </table:table-cell>
          <table:table-cell table:style-name="ce1" office:value-type="time" office:time-value="PT00H04M59.751898S" calcext:value-type="time">
            <text:p>00:04:59.75</text:p>
          </table:table-cell>
          <table:table-cell office:value-type="time" office:time-value="PT00H05M06.980583S" calcext:value-type="time">
            <text:p>00:05:06.98</text:p>
          </table:table-cell>
          <table:table-cell office:value-type="time" office:time-value="PT00H05M05.467101S" calcext:value-type="time">
            <text:p>00:05:05.47</text:p>
          </table:table-cell>
          <table:table-cell office:value-type="time" office:time-value="PT00H04M56.620289S" calcext:value-type="time">
            <text:p>00:04:56.6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5.955365S" calcext:value-type="time">
            <text:p>00:05:15.96</text:p>
          </table:table-cell>
          <table:table-cell table:style-name="ce1" office:value-type="time" office:time-value="PT00H04M53.655469S" calcext:value-type="time">
            <text:p>00:04:53.66</text:p>
          </table:table-cell>
          <table:table-cell office:value-type="time" office:time-value="PT00H04M59.258273S" calcext:value-type="time">
            <text:p>00:04:59.26</text:p>
          </table:table-cell>
          <table:table-cell office:value-type="time" office:time-value="PT00H05M16.963267S" calcext:value-type="time">
            <text:p>00:05:16.96</text:p>
          </table:table-cell>
          <table:table-cell office:value-type="time" office:time-value="PT00H05M07.018579S" calcext:value-type="time">
            <text:p>00:05:07.0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8.924164S" calcext:value-type="time">
            <text:p>00:05:08.92</text:p>
          </table:table-cell>
          <table:table-cell table:style-name="ce1" office:value-type="time" office:time-value="PT00H05M01.290338S" calcext:value-type="time">
            <text:p>00:05:01.29</text:p>
          </table:table-cell>
          <table:table-cell office:value-type="time" office:time-value="PT00H04M58.618435S" calcext:value-type="time">
            <text:p>00:04:58.62</text:p>
          </table:table-cell>
          <table:table-cell office:value-type="time" office:time-value="PT00H05M12.431732S" calcext:value-type="time">
            <text:p>00:05:12.43</text:p>
          </table:table-cell>
          <table:table-cell office:value-type="time" office:time-value="PT00H05M18.052559S" calcext:value-type="time">
            <text:p>00:05:18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4.619324S" calcext:value-type="time">
            <text:p>00:04:54.62</text:p>
          </table:table-cell>
          <table:table-cell table:style-name="ce1" office:value-type="time" office:time-value="PT00H05M11.971139S" calcext:value-type="time">
            <text:p>00:05:11.97</text:p>
          </table:table-cell>
          <table:table-cell office:value-type="time" office:time-value="PT00H05M04.112276S" calcext:value-type="time">
            <text:p>00:05:04.11</text:p>
          </table:table-cell>
          <table:table-cell office:value-type="time" office:time-value="PT00H05M09.354233S" calcext:value-type="time">
            <text:p>00:05:09.35</text:p>
          </table:table-cell>
          <table:table-cell office:value-type="time" office:time-value="PT00H04M52.794777S" calcext:value-type="time">
            <text:p>00:04:52.7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1.883752S" calcext:value-type="time">
            <text:p>00:04:51.88</text:p>
          </table:table-cell>
          <table:table-cell table:style-name="ce1" office:value-type="time" office:time-value="PT00H05M05.106219S" calcext:value-type="time">
            <text:p>00:05:05.11</text:p>
          </table:table-cell>
          <table:table-cell office:value-type="time" office:time-value="PT00H05M01.408533S" calcext:value-type="time">
            <text:p>00:05:01.41</text:p>
          </table:table-cell>
          <table:table-cell office:value-type="time" office:time-value="PT00H04M50.932848S" calcext:value-type="time">
            <text:p>00:04:50.93</text:p>
          </table:table-cell>
          <table:table-cell office:value-type="time" office:time-value="PT00H04M59.202612S" calcext:value-type="time">
            <text:p>00:04:59.20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5M03.170032S" calcext:value-type="time">
            <text:p>00:05:03.17</text:p>
          </table:table-cell>
          <table:table-cell table:style-name="ce1" office:value-type="time" office:time-value="PT00H05M04.782789S" calcext:value-type="time">
            <text:p>00:05:04.78</text:p>
          </table:table-cell>
          <table:table-cell office:value-type="time" office:time-value="PT00H04M01.809025S" calcext:value-type="time">
            <text:p>00:04:01.81</text:p>
          </table:table-cell>
          <table:table-cell office:value-type="time" office:time-value="PT00H04M59.290959S" calcext:value-type="time">
            <text:p>00:04:59.29</text:p>
          </table:table-cell>
          <table:table-cell office:value-type="time" office:time-value="PT00H05M10.145047S" calcext:value-type="time">
            <text:p>00:05:10.1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8.545979S" calcext:value-type="time">
            <text:p>00:05:18.55</text:p>
          </table:table-cell>
          <table:table-cell table:style-name="ce1" office:value-type="time" office:time-value="PT00H05M08.204485S" calcext:value-type="time">
            <text:p>00:05:08.20</text:p>
          </table:table-cell>
          <table:table-cell office:value-type="time" office:time-value="PT00H04M27.278994S" calcext:value-type="time">
            <text:p>00:04:27.28</text:p>
          </table:table-cell>
          <table:table-cell office:value-type="time" office:time-value="PT00H05M08.024016S" calcext:value-type="time">
            <text:p>00:05:08.02</text:p>
          </table:table-cell>
          <table:table-cell office:value-type="time" office:time-value="PT00H05M08.733441S" calcext:value-type="time">
            <text:p>00:05:08.7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8.657947S" calcext:value-type="time">
            <text:p>00:04:58.66</text:p>
          </table:table-cell>
          <table:table-cell table:style-name="ce1" office:value-type="time" office:time-value="PT00H04M54.408891S" calcext:value-type="time">
            <text:p>00:04:54.41</text:p>
          </table:table-cell>
          <table:table-cell office:value-type="time" office:time-value="PT00H05M07.255088S" calcext:value-type="time">
            <text:p>00:05:07.26</text:p>
          </table:table-cell>
          <table:table-cell office:value-type="time" office:time-value="PT00H05M00.931222S" calcext:value-type="time">
            <text:p>00:05:00.93</text:p>
          </table:table-cell>
          <table:table-cell office:value-type="time" office:time-value="PT00H05M07.426617S" calcext:value-type="time">
            <text:p>00:05:07.4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0.127472S" calcext:value-type="time">
            <text:p>00:05:00.13</text:p>
          </table:table-cell>
          <table:table-cell table:style-name="ce1" office:value-type="time" office:time-value="PT00H05M36.389273S" calcext:value-type="time">
            <text:p>00:05:36.39</text:p>
          </table:table-cell>
          <table:table-cell office:value-type="time" office:time-value="PT00H04M53.493281S" calcext:value-type="time">
            <text:p>00:04:53.49</text:p>
          </table:table-cell>
          <table:table-cell office:value-type="time" office:time-value="PT00H04M54.680517S" calcext:value-type="time">
            <text:p>00:04:54.68</text:p>
          </table:table-cell>
          <table:table-cell office:value-type="time" office:time-value="PT00H05M04.471774S" calcext:value-type="time">
            <text:p>00:05:04.4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10.420164S" calcext:value-type="time">
            <text:p>00:04:10.42</text:p>
          </table:table-cell>
          <table:table-cell table:style-name="ce1" office:value-type="time" office:time-value="PT00H04M59.24261S" calcext:value-type="time">
            <text:p>00:04:59.24</text:p>
          </table:table-cell>
          <table:table-cell office:value-type="time" office:time-value="PT00H05M13.065336S" calcext:value-type="time">
            <text:p>00:05:13.07</text:p>
          </table:table-cell>
          <table:table-cell office:value-type="time" office:time-value="PT00H05M04.901633S" calcext:value-type="time">
            <text:p>00:05:04.90</text:p>
          </table:table-cell>
          <table:table-cell office:value-type="time" office:time-value="PT00H04M50.50438S" calcext:value-type="time">
            <text:p>00:04:50.5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0.352949S" calcext:value-type="time">
            <text:p>00:05:10.35</text:p>
          </table:table-cell>
          <table:table-cell table:style-name="ce1" office:value-type="time" office:time-value="PT00H04M14.168334S" calcext:value-type="time">
            <text:p>00:04:14.17</text:p>
          </table:table-cell>
          <table:table-cell office:value-type="time" office:time-value="PT00H04M47.493675S" calcext:value-type="time">
            <text:p>00:04:47.49</text:p>
          </table:table-cell>
          <table:table-cell office:value-type="time" office:time-value="PT00H04M52.834992S" calcext:value-type="time">
            <text:p>00:04:52.83</text:p>
          </table:table-cell>
          <table:table-cell office:value-type="time" office:time-value="PT00H04M59.576605S" calcext:value-type="time">
            <text:p>00:04:59.5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3.175105S" calcext:value-type="time">
            <text:p>00:04:53.18</text:p>
          </table:table-cell>
          <table:table-cell table:style-name="ce1" office:value-type="time" office:time-value="PT00H04M57.674004S" calcext:value-type="time">
            <text:p>00:04:57.67</text:p>
          </table:table-cell>
          <table:table-cell office:value-type="time" office:time-value="PT00H04M20.391735S" calcext:value-type="time">
            <text:p>00:04:20.39</text:p>
          </table:table-cell>
          <table:table-cell office:value-type="time" office:time-value="PT00H04M52.452751S" calcext:value-type="time">
            <text:p>00:04:52.45</text:p>
          </table:table-cell>
          <table:table-cell office:value-type="time" office:time-value="PT00H04M51.832243S" calcext:value-type="time">
            <text:p>00:04:51.8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7.026221S" calcext:value-type="time">
            <text:p>00:04:57.03</text:p>
          </table:table-cell>
          <table:table-cell table:style-name="ce1" office:value-type="time" office:time-value="PT00H04M57.467329S" calcext:value-type="time">
            <text:p>00:04:57.47</text:p>
          </table:table-cell>
          <table:table-cell office:value-type="time" office:time-value="PT00H04M39.468185S" calcext:value-type="time">
            <text:p>00:04:39.47</text:p>
          </table:table-cell>
          <table:table-cell office:value-type="time" office:time-value="PT00H04M57.325532S" calcext:value-type="time">
            <text:p>00:04:57.33</text:p>
          </table:table-cell>
          <table:table-cell office:value-type="time" office:time-value="PT00H05M10.496069S" calcext:value-type="time">
            <text:p>00:05:10.5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3.677912S" calcext:value-type="time">
            <text:p>00:05:03.68</text:p>
          </table:table-cell>
          <table:table-cell office:value-type="time" office:time-value="PT00H05M14.543354S" calcext:value-type="time">
            <text:p>00:05:14.54</text:p>
          </table:table-cell>
          <table:table-cell office:value-type="time" office:time-value="PT00H04M58.444369S" calcext:value-type="time">
            <text:p>00:04:58.44</text:p>
          </table:table-cell>
          <table:table-cell office:value-type="time" office:time-value="PT00H04M48.729424S" calcext:value-type="time">
            <text:p>00:04:48.7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15.582079S" calcext:value-type="time">
            <text:p>00:05:15.58</text:p>
          </table:table-cell>
          <table:table-cell office:value-type="time" office:time-value="PT00H04M54.223094S" calcext:value-type="time">
            <text:p>00:04:54.22</text:p>
          </table:table-cell>
          <table:table-cell office:value-type="time" office:time-value="PT00H04M58.273995S" calcext:value-type="time">
            <text:p>00:04:58.27</text:p>
          </table:table-cell>
          <table:table-cell office:value-type="time" office:time-value="PT00H05M08.711172S" calcext:value-type="time">
            <text:p>00:05:08.7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39.456427S" calcext:value-type="time">
            <text:p>00:04:39.46</text:p>
          </table:table-cell>
          <table:table-cell office:value-type="time" office:time-value="PT00H05M10.001348S" calcext:value-type="time">
            <text:p>00:05:10.00</text:p>
          </table:table-cell>
          <table:table-cell office:value-type="time" office:time-value="PT00H04M14.817242S" calcext:value-type="time">
            <text:p>00:04:14.82</text:p>
          </table:table-cell>
          <table:table-cell office:value-type="time" office:time-value="PT00H04M59.300837S" calcext:value-type="time">
            <text:p>00:04:59.3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2.110988S" calcext:value-type="time">
            <text:p>00:05:02.11</text:p>
          </table:table-cell>
          <table:table-cell office:value-type="time" office:time-value="PT00H04M28.736687S" calcext:value-type="time">
            <text:p>00:04:28.74</text:p>
          </table:table-cell>
          <table:table-cell office:value-type="time" office:time-value="PT00H04M25.897168S" calcext:value-type="time">
            <text:p>00:04:25.90</text:p>
          </table:table-cell>
          <table:table-cell office:value-type="time" office:time-value="PT00H04M25.775264S" calcext:value-type="time">
            <text:p>00:04:25.7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1.413946S" calcext:value-type="time">
            <text:p>00:05:01.41</text:p>
          </table:table-cell>
          <table:table-cell office:value-type="time" office:time-value="PT00H05M01.921923S" calcext:value-type="time">
            <text:p>00:05:01.92</text:p>
          </table:table-cell>
          <table:table-cell office:value-type="time" office:time-value="PT00H05M07.343537S" calcext:value-type="time">
            <text:p>00:05:07.34</text:p>
          </table:table-cell>
          <table:table-cell office:value-type="time" office:time-value="PT00H04M23.342148S" calcext:value-type="time">
            <text:p>00:04:23.3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8.290903S" calcext:value-type="time">
            <text:p>00:04:58.29</text:p>
          </table:table-cell>
          <table:table-cell office:value-type="time" office:time-value="PT00H05M00.710021S" calcext:value-type="time">
            <text:p>00:05:00.71</text:p>
          </table:table-cell>
          <table:table-cell office:value-type="time" office:time-value="PT00H05M01.766058S" calcext:value-type="time">
            <text:p>00:05:01.77</text:p>
          </table:table-cell>
          <table:table-cell office:value-type="time" office:time-value="PT00H04M24.244737S" calcext:value-type="time">
            <text:p>00:04:24.2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6.308747S" calcext:value-type="time">
            <text:p>00:04:56.31</text:p>
          </table:table-cell>
          <table:table-cell office:value-type="time" office:time-value="PT00H04M59.589438S" calcext:value-type="time">
            <text:p>00:04:59.59</text:p>
          </table:table-cell>
          <table:table-cell office:value-type="time" office:time-value="PT00H05M03.972686S" calcext:value-type="time">
            <text:p>00:05:03.97</text:p>
          </table:table-cell>
          <table:table-cell office:value-type="time" office:time-value="PT00H04M52.21903S" calcext:value-type="time">
            <text:p>00:04:52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8.560393S" calcext:value-type="time">
            <text:p>00:05:08.56</text:p>
          </table:table-cell>
          <table:table-cell office:value-type="time" office:time-value="PT00H04M55.544241S" calcext:value-type="time">
            <text:p>00:04:55.54</text:p>
          </table:table-cell>
          <table:table-cell office:value-type="time" office:time-value="PT00H04M58.582811S" calcext:value-type="time">
            <text:p>00:04:58.58</text:p>
          </table:table-cell>
          <table:table-cell office:value-type="time" office:time-value="PT00H04M45.904561S" calcext:value-type="time">
            <text:p>00:04:45.9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4.948851S" calcext:value-type="time">
            <text:p>00:05:04.95</text:p>
          </table:table-cell>
          <table:table-cell office:value-type="time" office:time-value="PT00H05M08.303015S" calcext:value-type="time">
            <text:p>00:05:08.30</text:p>
          </table:table-cell>
          <table:table-cell office:value-type="time" office:time-value="PT00H04M37.61117S" calcext:value-type="time">
            <text:p>00:04:37.61</text:p>
          </table:table-cell>
          <table:table-cell office:value-type="time" office:time-value="PT00H05M00.875973S" calcext:value-type="time">
            <text:p>00:05:00.8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0.479379S" calcext:value-type="time">
            <text:p>00:04:50.48</text:p>
          </table:table-cell>
          <table:table-cell office:value-type="time" office:time-value="PT00H05M00.044364S" calcext:value-type="time">
            <text:p>00:05:00.04</text:p>
          </table:table-cell>
          <table:table-cell office:value-type="time" office:time-value="PT00H05M05.343993S" calcext:value-type="time">
            <text:p>00:05:05.34</text:p>
          </table:table-cell>
          <table:table-cell office:value-type="time" office:time-value="PT00H04M50.896924S" calcext:value-type="time">
            <text:p>00:04:50.9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10.736569S" calcext:value-type="time">
            <text:p>00:05:10.74</text:p>
          </table:table-cell>
          <table:table-cell office:value-type="time" office:time-value="PT00H04M49.776227S" calcext:value-type="time">
            <text:p>00:04:49.78</text:p>
          </table:table-cell>
          <table:table-cell office:value-type="time" office:time-value="PT00H05M13.729056S" calcext:value-type="time">
            <text:p>00:05:13.73</text:p>
          </table:table-cell>
          <table:table-cell office:value-type="time" office:time-value="PT00H04M36.494708S" calcext:value-type="time">
            <text:p>00:04:36.4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8.952069S" calcext:value-type="time">
            <text:p>00:05:08.95</text:p>
          </table:table-cell>
          <table:table-cell office:value-type="time" office:time-value="PT00H04M47.676499S" calcext:value-type="time">
            <text:p>00:04:47.68</text:p>
          </table:table-cell>
          <table:table-cell office:value-type="time" office:time-value="PT00H04M50.832034S" calcext:value-type="time">
            <text:p>00:04:50.83</text:p>
          </table:table-cell>
          <table:table-cell office:value-type="time" office:time-value="PT00H05M04.496029S" calcext:value-type="time">
            <text:p>00:05:04.5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0.907692S" calcext:value-type="time">
            <text:p>00:05:00.91</text:p>
          </table:table-cell>
          <table:table-cell office:value-type="time" office:time-value="PT00H04M30.689014S" calcext:value-type="time">
            <text:p>00:04:30.69</text:p>
          </table:table-cell>
          <table:table-cell office:value-type="time" office:time-value="PT00H05M14.357547S" calcext:value-type="time">
            <text:p>00:05:14.36</text:p>
          </table:table-cell>
          <table:table-cell office:value-type="time" office:time-value="PT00H05M05.239831S" calcext:value-type="time">
            <text:p>00:05:05.2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8.321711S" calcext:value-type="time">
            <text:p>00:04:58.32</text:p>
          </table:table-cell>
          <table:table-cell office:value-type="time" office:time-value="PT00H04M48.502079S" calcext:value-type="time">
            <text:p>00:04:48.50</text:p>
          </table:table-cell>
          <table:table-cell office:value-type="time" office:time-value="PT00H04M56.245169S" calcext:value-type="time">
            <text:p>00:04:56.25</text:p>
          </table:table-cell>
          <table:table-cell office:value-type="time" office:time-value="PT00H05M00.197854S" calcext:value-type="time">
            <text:p>00:05:00.2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5.972415S" calcext:value-type="time">
            <text:p>00:04:55.97</text:p>
          </table:table-cell>
          <table:table-cell office:value-type="time" office:time-value="PT00H05M05.76998S" calcext:value-type="time">
            <text:p>00:05:05.77</text:p>
          </table:table-cell>
          <table:table-cell office:value-type="time" office:time-value="PT00H05M01.188552S" calcext:value-type="time">
            <text:p>00:05:01.19</text:p>
          </table:table-cell>
          <table:table-cell office:value-type="time" office:time-value="PT00H05M07.435114S" calcext:value-type="time">
            <text:p>00:05:07.4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20.993369S" calcext:value-type="time">
            <text:p>00:05:20.99</text:p>
          </table:table-cell>
          <table:table-cell office:value-type="time" office:time-value="PT00H05M03.121481S" calcext:value-type="time">
            <text:p>00:05:03.12</text:p>
          </table:table-cell>
          <table:table-cell office:value-type="time" office:time-value="PT00H04M57.725734S" calcext:value-type="time">
            <text:p>00:04:57.73</text:p>
          </table:table-cell>
          <table:table-cell office:value-type="time" office:time-value="PT00H05M06.059953S" calcext:value-type="time">
            <text:p>00:05:06.0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9.383043S" calcext:value-type="time">
            <text:p>00:05:09.38</text:p>
          </table:table-cell>
          <table:table-cell office:value-type="time" office:time-value="PT00H05M04.25383S" calcext:value-type="time">
            <text:p>00:05:04.25</text:p>
          </table:table-cell>
          <table:table-cell office:value-type="time" office:time-value="PT00H04M59.595695S" calcext:value-type="time">
            <text:p>00:04:59.60</text:p>
          </table:table-cell>
          <table:table-cell office:value-type="time" office:time-value="PT00H04M49.256556S" calcext:value-type="time">
            <text:p>00:04:49.2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8.304209S" calcext:value-type="time">
            <text:p>00:05:08.30</text:p>
          </table:table-cell>
          <table:table-cell office:value-type="time" office:time-value="PT00H04M59.343684S" calcext:value-type="time">
            <text:p>00:04:59.34</text:p>
          </table:table-cell>
          <table:table-cell office:value-type="time" office:time-value="PT00H04M58.658088S" calcext:value-type="time">
            <text:p>00:04:58.66</text:p>
          </table:table-cell>
          <table:table-cell office:value-type="time" office:time-value="PT00H05M09.710746S" calcext:value-type="time">
            <text:p>00:05:09.7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4.060032S" calcext:value-type="time">
            <text:p>00:05:04.06</text:p>
          </table:table-cell>
          <table:table-cell office:value-type="time" office:time-value="PT00H04M58.571166S" calcext:value-type="time">
            <text:p>00:04:58.57</text:p>
          </table:table-cell>
          <table:table-cell office:value-type="time" office:time-value="PT00H04M55.397486S" calcext:value-type="time">
            <text:p>00:04:55.40</text:p>
          </table:table-cell>
          <table:table-cell office:value-type="time" office:time-value="PT00H05M08.026978S" calcext:value-type="time">
            <text:p>00:05:08.0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7.713642S" calcext:value-type="time">
            <text:p>00:04:57.71</text:p>
          </table:table-cell>
          <table:table-cell office:value-type="time" office:time-value="PT00H05M10.87647S" calcext:value-type="time">
            <text:p>00:05:10.88</text:p>
          </table:table-cell>
          <table:table-cell office:value-type="time" office:time-value="PT00H04M54.859766S" calcext:value-type="time">
            <text:p>00:04:54.86</text:p>
          </table:table-cell>
          <table:table-cell office:value-type="time" office:time-value="PT00H05M08.924344S" calcext:value-type="time">
            <text:p>00:05:08.92</text:p>
          </table:table-cell>
        </table:table-row>
        <table:table-row table:style-name="ro1">
          <table:table-cell table:number-columns-repeated="4"/>
          <table:table-cell office:value-type="time" office:time-value="PT00H04M23.612589S" calcext:value-type="time">
            <text:p>00:04:23.61</text:p>
          </table:table-cell>
          <table:table-cell office:value-type="time" office:time-value="PT00H04M58.964295S" calcext:value-type="time">
            <text:p>00:04:58.96</text:p>
          </table:table-cell>
          <table:table-cell office:value-type="time" office:time-value="PT00H05M25.852884S" calcext:value-type="time">
            <text:p>00:05:25.85</text:p>
          </table:table-cell>
        </table:table-row>
        <table:table-row table:style-name="ro1">
          <table:table-cell table:number-columns-repeated="4"/>
          <table:table-cell office:value-type="time" office:time-value="PT00H04M59.794472S" calcext:value-type="time">
            <text:p>00:04:59.79</text:p>
          </table:table-cell>
          <table:table-cell office:value-type="time" office:time-value="PT00H05M08.647103S" calcext:value-type="time">
            <text:p>00:05:08.65</text:p>
          </table:table-cell>
          <table:table-cell office:value-type="time" office:time-value="PT00H04M55.449692S" calcext:value-type="time">
            <text:p>00:04:55.45</text:p>
          </table:table-cell>
        </table:table-row>
        <table:table-row table:style-name="ro1">
          <table:table-cell table:number-columns-repeated="4"/>
          <table:table-cell office:value-type="time" office:time-value="PT00H05M09.84364S" calcext:value-type="time">
            <text:p>00:05:09.84</text:p>
          </table:table-cell>
          <table:table-cell office:value-type="time" office:time-value="PT00H05M06.964929S" calcext:value-type="time">
            <text:p>00:05:06.96</text:p>
          </table:table-cell>
          <table:table-cell office:value-type="time" office:time-value="PT00H05M03.335806S" calcext:value-type="time">
            <text:p>00:05:03.34</text:p>
          </table:table-cell>
        </table:table-row>
        <table:table-row table:style-name="ro1">
          <table:table-cell table:number-columns-repeated="4"/>
          <table:table-cell office:value-type="time" office:time-value="PT00H04M53.578001S" calcext:value-type="time">
            <text:p>00:04:53.58</text:p>
          </table:table-cell>
          <table:table-cell office:value-type="time" office:time-value="PT00H04M50.541128S" calcext:value-type="time">
            <text:p>00:04:50.54</text:p>
          </table:table-cell>
          <table:table-cell office:value-type="time" office:time-value="PT00H05M07.874896S" calcext:value-type="time">
            <text:p>00:05:07.87</text:p>
          </table:table-cell>
        </table:table-row>
        <table:table-row table:style-name="ro1">
          <table:table-cell table:number-columns-repeated="4"/>
          <table:table-cell office:value-type="time" office:time-value="PT00H05M19.324811S" calcext:value-type="time">
            <text:p>00:05:19.32</text:p>
          </table:table-cell>
          <table:table-cell office:value-type="time" office:time-value="PT00H05M06.641351S" calcext:value-type="time">
            <text:p>00:05:06.64</text:p>
          </table:table-cell>
          <table:table-cell office:value-type="time" office:time-value="PT00H04M54.155488S" calcext:value-type="time">
            <text:p>00:04:54.16</text:p>
          </table:table-cell>
        </table:table-row>
        <table:table-row table:style-name="ro1">
          <table:table-cell table:number-columns-repeated="4"/>
          <table:table-cell office:value-type="time" office:time-value="PT00H04M22.586013S" calcext:value-type="time">
            <text:p>00:04:22.59</text:p>
          </table:table-cell>
          <table:table-cell office:value-type="time" office:time-value="PT00H05M11.515811S" calcext:value-type="time">
            <text:p>00:05:11.52</text:p>
          </table:table-cell>
          <table:table-cell office:value-type="time" office:time-value="PT00H05M13.894652S" calcext:value-type="time">
            <text:p>00:05:13.89</text:p>
          </table:table-cell>
        </table:table-row>
        <table:table-row table:style-name="ro1">
          <table:table-cell table:number-columns-repeated="4"/>
          <table:table-cell office:value-type="time" office:time-value="PT00H05M15.611901S" calcext:value-type="time">
            <text:p>00:05:15.61</text:p>
          </table:table-cell>
          <table:table-cell office:value-type="time" office:time-value="PT00H04M56.602837S" calcext:value-type="time">
            <text:p>00:04:56.60</text:p>
          </table:table-cell>
          <table:table-cell office:value-type="time" office:time-value="PT00H04M18.283376S" calcext:value-type="time">
            <text:p>00:04:18.28</text:p>
          </table:table-cell>
        </table:table-row>
        <table:table-row table:style-name="ro1">
          <table:table-cell table:number-columns-repeated="4"/>
          <table:table-cell office:value-type="time" office:time-value="PT00H04M52.377937S" calcext:value-type="time">
            <text:p>00:04:52.38</text:p>
          </table:table-cell>
          <table:table-cell office:value-type="time" office:time-value="PT00H04M17.44513S" calcext:value-type="time">
            <text:p>00:04:17.45</text:p>
          </table:table-cell>
          <table:table-cell office:value-type="time" office:time-value="PT00H05M04.840859S" calcext:value-type="time">
            <text:p>00:05:04.84</text:p>
          </table:table-cell>
        </table:table-row>
        <table:table-row table:style-name="ro1">
          <table:table-cell table:number-columns-repeated="4"/>
          <table:table-cell office:value-type="time" office:time-value="PT00H04M59.485447S" calcext:value-type="time">
            <text:p>00:04:59.49</text:p>
          </table:table-cell>
          <table:table-cell office:value-type="time" office:time-value="PT00H04M24.32984S" calcext:value-type="time">
            <text:p>00:04:24.33</text:p>
          </table:table-cell>
          <table:table-cell office:value-type="time" office:time-value="PT00H04M56.263107S" calcext:value-type="time">
            <text:p>00:04:56.26</text:p>
          </table:table-cell>
        </table:table-row>
        <table:table-row table:style-name="ro1">
          <table:table-cell table:number-columns-repeated="4"/>
          <table:table-cell office:value-type="time" office:time-value="PT00H05M14.566324S" calcext:value-type="time">
            <text:p>00:05:14.57</text:p>
          </table:table-cell>
          <table:table-cell office:value-type="time" office:time-value="PT00H04M49.551111S" calcext:value-type="time">
            <text:p>00:04:49.55</text:p>
          </table:table-cell>
          <table:table-cell office:value-type="time" office:time-value="PT00H04M31.903568S" calcext:value-type="time">
            <text:p>00:04:31.90</text:p>
          </table:table-cell>
        </table:table-row>
        <table:table-row table:style-name="ro1">
          <table:table-cell table:number-columns-repeated="4"/>
          <table:table-cell office:value-type="time" office:time-value="PT00H05M25.2891S" calcext:value-type="time">
            <text:p>00:05:25.29</text:p>
          </table:table-cell>
          <table:table-cell office:value-type="time" office:time-value="PT00H04M51.653388S" calcext:value-type="time">
            <text:p>00:04:51.65</text:p>
          </table:table-cell>
          <table:table-cell office:value-type="time" office:time-value="PT00H04M21.294657S" calcext:value-type="time">
            <text:p>00:04:21.29</text:p>
          </table:table-cell>
        </table:table-row>
        <table:table-row table:style-name="ro1">
          <table:table-cell table:number-columns-repeated="4"/>
          <table:table-cell office:value-type="time" office:time-value="PT00H05M16.856484S" calcext:value-type="time">
            <text:p>00:05:16.86</text:p>
          </table:table-cell>
          <table:table-cell office:value-type="time" office:time-value="PT00H04M49.975763S" calcext:value-type="time">
            <text:p>00:04:49.98</text:p>
          </table:table-cell>
          <table:table-cell office:value-type="time" office:time-value="PT00H04M14.905368S" calcext:value-type="time">
            <text:p>00:04:14.91</text:p>
          </table:table-cell>
        </table:table-row>
        <table:table-row table:style-name="ro1">
          <table:table-cell table:number-columns-repeated="4"/>
          <table:table-cell office:value-type="time" office:time-value="PT00H05M03.670899S" calcext:value-type="time">
            <text:p>00:05:03.67</text:p>
          </table:table-cell>
          <table:table-cell office:value-type="time" office:time-value="PT00H05M06.782992S" calcext:value-type="time">
            <text:p>00:05:06.78</text:p>
          </table:table-cell>
          <table:table-cell office:value-type="time" office:time-value="PT00H04M17.54007S" calcext:value-type="time">
            <text:p>00:04:17.54</text:p>
          </table:table-cell>
        </table:table-row>
        <table:table-row table:style-name="ro1">
          <table:table-cell table:number-columns-repeated="4"/>
          <table:table-cell office:value-type="time" office:time-value="PT00H04M58.267278S" calcext:value-type="time">
            <text:p>00:04:58.27</text:p>
          </table:table-cell>
          <table:table-cell office:value-type="time" office:time-value="PT00H04M56.827977S" calcext:value-type="time">
            <text:p>00:04:56.83</text:p>
          </table:table-cell>
          <table:table-cell office:value-type="time" office:time-value="PT00H05M04.776823S" calcext:value-type="time">
            <text:p>00:05:04.78</text:p>
          </table:table-cell>
        </table:table-row>
        <table:table-row table:style-name="ro1">
          <table:table-cell table:number-columns-repeated="4"/>
          <table:table-cell office:value-type="time" office:time-value="PT00H04M54.469033S" calcext:value-type="time">
            <text:p>00:04:54.47</text:p>
          </table:table-cell>
          <table:table-cell office:value-type="time" office:time-value="PT00H05M04.086053S" calcext:value-type="time">
            <text:p>00:05:04.09</text:p>
          </table:table-cell>
          <table:table-cell office:value-type="time" office:time-value="PT00H05M15.96763S" calcext:value-type="time">
            <text:p>00:05:15.97</text:p>
          </table:table-cell>
        </table:table-row>
        <table:table-row table:style-name="ro1">
          <table:table-cell table:number-columns-repeated="4"/>
          <table:table-cell office:value-type="time" office:time-value="PT00H04M50.797853S" calcext:value-type="time">
            <text:p>00:04:50.80</text:p>
          </table:table-cell>
          <table:table-cell office:value-type="time" office:time-value="PT00H05M04.610068S" calcext:value-type="time">
            <text:p>00:05:04.61</text:p>
          </table:table-cell>
          <table:table-cell office:value-type="time" office:time-value="PT00H05M00.968287S" calcext:value-type="time">
            <text:p>00:05:00.97</text:p>
          </table:table-cell>
        </table:table-row>
        <table:table-row table:style-name="ro1">
          <table:table-cell table:number-columns-repeated="4"/>
          <table:table-cell office:value-type="time" office:time-value="PT00H04M58.145786S" calcext:value-type="time">
            <text:p>00:04:58.15</text:p>
          </table:table-cell>
          <table:table-cell office:value-type="time" office:time-value="PT00H05M04.795911S" calcext:value-type="time">
            <text:p>00:05:04.80</text:p>
          </table:table-cell>
          <table:table-cell office:value-type="time" office:time-value="PT00H05M05.820107S" calcext:value-type="time">
            <text:p>00:05:05.82</text:p>
          </table:table-cell>
        </table:table-row>
        <table:table-row table:style-name="ro1">
          <table:table-cell table:number-columns-repeated="4"/>
          <table:table-cell office:value-type="time" office:time-value="PT00H05M02.435916S" calcext:value-type="time">
            <text:p>00:05:02.44</text:p>
          </table:table-cell>
          <table:table-cell office:value-type="time" office:time-value="PT00H05M04.990498S" calcext:value-type="time">
            <text:p>00:05:04.99</text:p>
          </table:table-cell>
          <table:table-cell office:value-type="time" office:time-value="PT00H04M58.362853S" calcext:value-type="time">
            <text:p>00:04:58.36</text:p>
          </table:table-cell>
        </table:table-row>
        <table:table-row table:style-name="ro1">
          <table:table-cell table:number-columns-repeated="4"/>
          <table:table-cell office:value-type="time" office:time-value="PT00H05M04.239789S" calcext:value-type="time">
            <text:p>00:05:04.24</text:p>
          </table:table-cell>
          <table:table-cell office:value-type="time" office:time-value="PT00H05M04.798412S" calcext:value-type="time">
            <text:p>00:05:04.80</text:p>
          </table:table-cell>
          <table:table-cell office:value-type="time" office:time-value="PT00H04M51.917816S" calcext:value-type="time">
            <text:p>00:04:51.92</text:p>
          </table:table-cell>
        </table:table-row>
        <table:table-row table:style-name="ro1">
          <table:table-cell table:number-columns-repeated="4"/>
          <table:table-cell office:value-type="time" office:time-value="PT00H05M06.100825S" calcext:value-type="time">
            <text:p>00:05:06.10</text:p>
          </table:table-cell>
          <table:table-cell office:value-type="time" office:time-value="PT00H04M58.430636S" calcext:value-type="time">
            <text:p>00:04:58.43</text:p>
          </table:table-cell>
          <table:table-cell office:value-type="time" office:time-value="PT00H05M12.795253S" calcext:value-type="time">
            <text:p>00:05:12.8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0.050357S" calcext:value-type="time">
            <text:p>00:05:10.05</text:p>
          </table:table-cell>
          <table:table-cell office:value-type="time" office:time-value="PT00H04M58.688548S" calcext:value-type="time">
            <text:p>00:04:58.6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3.955883S" calcext:value-type="time">
            <text:p>00:05:13.96</text:p>
          </table:table-cell>
          <table:table-cell office:value-type="time" office:time-value="PT00H05M00.862042S" calcext:value-type="time">
            <text:p>00:05:00.8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8.650922S" calcext:value-type="time">
            <text:p>00:04:58.65</text:p>
          </table:table-cell>
          <table:table-cell office:value-type="time" office:time-value="PT00H05M08.838128S" calcext:value-type="time">
            <text:p>00:05:08.8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0.777575S" calcext:value-type="time">
            <text:p>00:05:10.78</text:p>
          </table:table-cell>
          <table:table-cell office:value-type="time" office:time-value="PT00H04M52.807604S" calcext:value-type="time">
            <text:p>00:04:52.8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7.371081S" calcext:value-type="time">
            <text:p>00:04:57.37</text:p>
          </table:table-cell>
          <table:table-cell office:value-type="time" office:time-value="PT00H04M57.477823S" calcext:value-type="time">
            <text:p>00:04:57.4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2.063073S" calcext:value-type="time">
            <text:p>00:05:02.06</text:p>
          </table:table-cell>
          <table:table-cell office:value-type="time" office:time-value="PT00H05M04.525122S" calcext:value-type="time">
            <text:p>00:05:04.5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3.454728S" calcext:value-type="time">
            <text:p>00:05:03.45</text:p>
          </table:table-cell>
          <table:table-cell office:value-type="time" office:time-value="PT00H04M42.705143S" calcext:value-type="time">
            <text:p>00:04:42.7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12.002986S" calcext:value-type="time">
            <text:p>00:04:12.00</text:p>
          </table:table-cell>
          <table:table-cell office:value-type="time" office:time-value="PT00H05M00.09567S" calcext:value-type="time">
            <text:p>00:05:00.1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8.702925S" calcext:value-type="time">
            <text:p>00:04:58.70</text:p>
          </table:table-cell>
          <table:table-cell office:value-type="time" office:time-value="PT00H04M51.256538S" calcext:value-type="time">
            <text:p>00:04:51.2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8.170067S" calcext:value-type="time">
            <text:p>00:05:08.17</text:p>
          </table:table-cell>
          <table:table-cell office:value-type="time" office:time-value="PT00H05M09.950503S" calcext:value-type="time">
            <text:p>00:05:09.9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2.02629S" calcext:value-type="time">
            <text:p>00:05:02.03</text:p>
          </table:table-cell>
          <table:table-cell office:value-type="time" office:time-value="PT00H04M57.654601S" calcext:value-type="time">
            <text:p>00:04:57.6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7.769146S" calcext:value-type="time">
            <text:p>00:04:57.77</text:p>
          </table:table-cell>
          <table:table-cell office:value-type="time" office:time-value="PT00H04M52.529346S" calcext:value-type="time">
            <text:p>00:04:52.5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3.940671S" calcext:value-type="time">
            <text:p>00:05:03.94</text:p>
          </table:table-cell>
          <table:table-cell office:value-type="time" office:time-value="PT00H05M10.998865S" calcext:value-type="time">
            <text:p>00:05:11.0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1.54722S" calcext:value-type="time">
            <text:p>00:04:51.55</text:p>
          </table:table-cell>
          <table:table-cell office:value-type="time" office:time-value="PT00H05M17.347213S" calcext:value-type="time">
            <text:p>00:05:17.3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1.063336S" calcext:value-type="time">
            <text:p>00:05:11.06</text:p>
          </table:table-cell>
          <table:table-cell office:value-type="time" office:time-value="PT00H05M07.597557S" calcext:value-type="time">
            <text:p>00:05:07.6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1.462506S" calcext:value-type="time">
            <text:p>00:05:01.46</text:p>
          </table:table-cell>
          <table:table-cell office:value-type="time" office:time-value="PT00H05M09.95945S" calcext:value-type="time">
            <text:p>00:05:09.9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2.505436S" calcext:value-type="time">
            <text:p>00:05:02.51</text:p>
          </table:table-cell>
          <table:table-cell office:value-type="time" office:time-value="PT00H04M19.224526S" calcext:value-type="time">
            <text:p>00:04:19.2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6.458725S" calcext:value-type="time">
            <text:p>00:05:06.46</text:p>
          </table:table-cell>
          <table:table-cell office:value-type="time" office:time-value="PT00H04M52.057201S" calcext:value-type="time">
            <text:p>00:04:52.0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5.078689S" calcext:value-type="time">
            <text:p>00:05:05.08</text:p>
          </table:table-cell>
          <table:table-cell office:value-type="time" office:time-value="PT00H05M01.464028S" calcext:value-type="time">
            <text:p>00:05:01.4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0.620026S" calcext:value-type="time">
            <text:p>00:05:10.62</text:p>
          </table:table-cell>
          <table:table-cell office:value-type="time" office:time-value="PT00H04M54.868004S" calcext:value-type="time">
            <text:p>00:04:54.8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4.674427S" calcext:value-type="time">
            <text:p>00:04:54.6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1.624639S" calcext:value-type="time">
            <text:p>00:04:51.6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6.954661S" calcext:value-type="time">
            <text:p>00:04:56.9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0.854125S" calcext:value-type="time">
            <text:p>00:05:00.8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8.277084S" calcext:value-type="time">
            <text:p>00:04:58.2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0.979024S" calcext:value-type="time">
            <text:p>00:04:50.9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4.723847S" calcext:value-type="time">
            <text:p>00:04:54.7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0.726008S" calcext:value-type="time">
            <text:p>00:04:50.7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4.960377S" calcext:value-type="time">
            <text:p>00:04:54.9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4.945403S" calcext:value-type="time">
            <text:p>00:05:04.9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7.3202S" calcext:value-type="time">
            <text:p>00:05:07.3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0.270262S" calcext:value-type="time">
            <text:p>00:05:00.2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4.917905S" calcext:value-type="time">
            <text:p>00:05:04.9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1.843044S" calcext:value-type="time">
            <text:p>00:05:01.8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9.930371S" calcext:value-type="time">
            <text:p>00:04:59.9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3.606401S" calcext:value-type="time">
            <text:p>00:05:03.6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2.653519S" calcext:value-type="time">
            <text:p>00:05:02.6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4.014845S" calcext:value-type="time">
            <text:p>00:04:54.0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0.282493S" calcext:value-type="time">
            <text:p>00:04:50.2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7.788782S" calcext:value-type="time">
            <text:p>00:04:57.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faas-2560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aas-25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16575758497846" calcext:value-type="float">
            <text:p>0.000166</text:p>
          </table:table-cell>
          <table:table-cell table:style-name="ce3" table:formula="of:=COM.MICROSOFT.STDEV.P([.D3:.D42])" office:value-type="float" office:value="0.000116464510760311" calcext:value-type="float">
            <text:p>0.000116</text:p>
          </table:table-cell>
          <table:table-cell table:style-name="ce3" table:formula="of:=COM.MICROSOFT.STDEV.P([.E3:.E62])" office:value-type="float" office:value="0.000157718792680729" calcext:value-type="float">
            <text:p>0.000158</text:p>
          </table:table-cell>
          <table:table-cell table:style-name="ce3" table:formula="of:=COM.MICROSOFT.STDEV.P([.F3:.F82])" office:value-type="float" office:value="0.00016081671879906" calcext:value-type="float">
            <text:p>0.000161</text:p>
          </table:table-cell>
          <table:table-cell table:style-name="ce3" table:formula="of:=COM.MICROSOFT.STDEV.P([.G3:.G102])" office:value-type="float" office:value="0.000176408066365605" calcext:value-type="float">
            <text:p>0.000176</text:p>
          </table:table-cell>
        </table:table-row>
        <table:table-row table:style-name="ro1">
          <table:table-cell/>
          <table:table-cell table:style-name="ce1" office:value-type="time" office:time-value="PT00H05M02.300888S" calcext:value-type="time">
            <text:p>00:05:02.30</text:p>
          </table:table-cell>
          <table:table-cell table:style-name="ce1" office:value-type="time" office:time-value="PT00H04M49.952796S" calcext:value-type="time">
            <text:p>00:04:49.95</text:p>
          </table:table-cell>
          <table:table-cell table:style-name="ce1" office:value-type="time" office:time-value="PT00H04M56.178566S" calcext:value-type="time">
            <text:p>00:04:56.18</text:p>
          </table:table-cell>
          <table:table-cell office:value-type="time" office:time-value="PT00H04M56.645691S" calcext:value-type="time">
            <text:p>00:04:56.65</text:p>
          </table:table-cell>
          <table:table-cell office:value-type="time" office:time-value="PT00H05M00.037979S" calcext:value-type="time">
            <text:p>00:05:00.04</text:p>
          </table:table-cell>
          <table:table-cell office:value-type="time" office:time-value="PT00H04M57.697123S" calcext:value-type="time">
            <text:p>00:04:57.7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2.759232S" calcext:value-type="time">
            <text:p>00:05:02.76</text:p>
          </table:table-cell>
          <table:table-cell table:style-name="ce1" office:value-type="time" office:time-value="PT00H05M06.820583S" calcext:value-type="time">
            <text:p>00:05:06.82</text:p>
          </table:table-cell>
          <table:table-cell office:value-type="time" office:time-value="PT00H04M52.681468S" calcext:value-type="time">
            <text:p>00:04:52.68</text:p>
          </table:table-cell>
          <table:table-cell office:value-type="time" office:time-value="PT00H05M19.989871S" calcext:value-type="time">
            <text:p>00:05:19.99</text:p>
          </table:table-cell>
          <table:table-cell office:value-type="time" office:time-value="PT00H05M10.574364S" calcext:value-type="time">
            <text:p>00:05:10.5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8.644332S" calcext:value-type="time">
            <text:p>00:05:08.64</text:p>
          </table:table-cell>
          <table:table-cell table:style-name="ce1" office:value-type="time" office:time-value="PT00H04M58.45064S" calcext:value-type="time">
            <text:p>00:04:58.45</text:p>
          </table:table-cell>
          <table:table-cell office:value-type="time" office:time-value="PT00H04M53.245785S" calcext:value-type="time">
            <text:p>00:04:53.25</text:p>
          </table:table-cell>
          <table:table-cell office:value-type="time" office:time-value="PT00H05M01.896102S" calcext:value-type="time">
            <text:p>00:05:01.90</text:p>
          </table:table-cell>
          <table:table-cell office:value-type="time" office:time-value="PT00H04M54.828629S" calcext:value-type="time">
            <text:p>00:04:54.8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1.687588S" calcext:value-type="time">
            <text:p>00:04:51.69</text:p>
          </table:table-cell>
          <table:table-cell table:style-name="ce1" office:value-type="time" office:time-value="PT00H04M56.111028S" calcext:value-type="time">
            <text:p>00:04:56.11</text:p>
          </table:table-cell>
          <table:table-cell office:value-type="time" office:time-value="PT00H04M45.69471S" calcext:value-type="time">
            <text:p>00:04:45.69</text:p>
          </table:table-cell>
          <table:table-cell office:value-type="time" office:time-value="PT00H05M22.199765S" calcext:value-type="time">
            <text:p>00:05:22.20</text:p>
          </table:table-cell>
          <table:table-cell office:value-type="time" office:time-value="PT00H05M09.704208S" calcext:value-type="time">
            <text:p>00:05:09.7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5.489417S" calcext:value-type="time">
            <text:p>00:04:55.49</text:p>
          </table:table-cell>
          <table:table-cell table:style-name="ce1" office:value-type="time" office:time-value="PT00H04M53.788697S" calcext:value-type="time">
            <text:p>00:04:53.79</text:p>
          </table:table-cell>
          <table:table-cell office:value-type="time" office:time-value="PT00H04M56.762998S" calcext:value-type="time">
            <text:p>00:04:56.76</text:p>
          </table:table-cell>
          <table:table-cell office:value-type="time" office:time-value="PT00H04M55.2753S" calcext:value-type="time">
            <text:p>00:04:55.28</text:p>
          </table:table-cell>
          <table:table-cell office:value-type="time" office:time-value="PT00H05M09.311273S" calcext:value-type="time">
            <text:p>00:05:09.3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2.700369S" calcext:value-type="time">
            <text:p>00:05:02.70</text:p>
          </table:table-cell>
          <table:table-cell table:style-name="ce1" office:value-type="time" office:time-value="PT00H05M04.08278S" calcext:value-type="time">
            <text:p>00:05:04.08</text:p>
          </table:table-cell>
          <table:table-cell office:value-type="time" office:time-value="PT00H04M50.74367S" calcext:value-type="time">
            <text:p>00:04:50.74</text:p>
          </table:table-cell>
          <table:table-cell office:value-type="time" office:time-value="PT00H05M02.408381S" calcext:value-type="time">
            <text:p>00:05:02.41</text:p>
          </table:table-cell>
          <table:table-cell office:value-type="time" office:time-value="PT00H05M12.928304S" calcext:value-type="time">
            <text:p>00:05:12.9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3.675987S" calcext:value-type="time">
            <text:p>00:05:33.68</text:p>
          </table:table-cell>
          <table:table-cell table:style-name="ce1" office:value-type="time" office:time-value="PT00H05M04.996407S" calcext:value-type="time">
            <text:p>00:05:05.00</text:p>
          </table:table-cell>
          <table:table-cell office:value-type="time" office:time-value="PT00H05M00.444156S" calcext:value-type="time">
            <text:p>00:05:00.44</text:p>
          </table:table-cell>
          <table:table-cell office:value-type="time" office:time-value="PT00H04M50.861969S" calcext:value-type="time">
            <text:p>00:04:50.86</text:p>
          </table:table-cell>
          <table:table-cell office:value-type="time" office:time-value="PT00H04M54.497062S" calcext:value-type="time">
            <text:p>00:04:54.5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49.836488S" calcext:value-type="time">
            <text:p>00:04:49.84</text:p>
          </table:table-cell>
          <table:table-cell table:style-name="ce1" office:value-type="time" office:time-value="PT00H05M12.111095S" calcext:value-type="time">
            <text:p>00:05:12.11</text:p>
          </table:table-cell>
          <table:table-cell office:value-type="time" office:time-value="PT00H05M07.520743S" calcext:value-type="time">
            <text:p>00:05:07.52</text:p>
          </table:table-cell>
          <table:table-cell office:value-type="time" office:time-value="PT00H05M03.98804S" calcext:value-type="time">
            <text:p>00:05:03.99</text:p>
          </table:table-cell>
          <table:table-cell office:value-type="time" office:time-value="PT00H04M56.03274S" calcext:value-type="time">
            <text:p>00:04:56.0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3.783496S" calcext:value-type="time">
            <text:p>00:05:13.78</text:p>
          </table:table-cell>
          <table:table-cell table:style-name="ce1" office:value-type="time" office:time-value="PT00H05M03.297223S" calcext:value-type="time">
            <text:p>00:05:03.30</text:p>
          </table:table-cell>
          <table:table-cell office:value-type="time" office:time-value="PT00H04M49.839101S" calcext:value-type="time">
            <text:p>00:04:49.84</text:p>
          </table:table-cell>
          <table:table-cell office:value-type="time" office:time-value="PT00H05M17.634669S" calcext:value-type="time">
            <text:p>00:05:17.63</text:p>
          </table:table-cell>
          <table:table-cell office:value-type="time" office:time-value="PT00H05M21.842811S" calcext:value-type="time">
            <text:p>00:05:21.8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7.578364S" calcext:value-type="time">
            <text:p>00:04:57.58</text:p>
          </table:table-cell>
          <table:table-cell table:style-name="ce1" office:value-type="time" office:time-value="PT00H05M06.296861S" calcext:value-type="time">
            <text:p>00:05:06.30</text:p>
          </table:table-cell>
          <table:table-cell office:value-type="time" office:time-value="PT00H04M52.054956S" calcext:value-type="time">
            <text:p>00:04:52.05</text:p>
          </table:table-cell>
          <table:table-cell office:value-type="time" office:time-value="PT00H05M08.267952S" calcext:value-type="time">
            <text:p>00:05:08.27</text:p>
          </table:table-cell>
          <table:table-cell office:value-type="time" office:time-value="PT00H05M40.93481S" calcext:value-type="time">
            <text:p>00:05:40.9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4.876964S" calcext:value-type="time">
            <text:p>00:05:04.88</text:p>
          </table:table-cell>
          <table:table-cell table:style-name="ce1" office:value-type="time" office:time-value="PT00H04M57.825833S" calcext:value-type="time">
            <text:p>00:04:57.83</text:p>
          </table:table-cell>
          <table:table-cell office:value-type="time" office:time-value="PT00H05M03.04717S" calcext:value-type="time">
            <text:p>00:05:03.05</text:p>
          </table:table-cell>
          <table:table-cell office:value-type="time" office:time-value="PT00H05M02.403946S" calcext:value-type="time">
            <text:p>00:05:02.40</text:p>
          </table:table-cell>
          <table:table-cell office:value-type="time" office:time-value="PT00H04M54.47258S" calcext:value-type="time">
            <text:p>00:04:54.4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3.460753S" calcext:value-type="time">
            <text:p>00:05:03.46</text:p>
          </table:table-cell>
          <table:table-cell table:style-name="ce1" office:value-type="time" office:time-value="PT00H05M04.414439S" calcext:value-type="time">
            <text:p>00:05:04.41</text:p>
          </table:table-cell>
          <table:table-cell office:value-type="time" office:time-value="PT00H05M09.565891S" calcext:value-type="time">
            <text:p>00:05:09.57</text:p>
          </table:table-cell>
          <table:table-cell office:value-type="time" office:time-value="PT00H05M00.935985S" calcext:value-type="time">
            <text:p>00:05:00.94</text:p>
          </table:table-cell>
          <table:table-cell office:value-type="time" office:time-value="PT00H05M00.893982S" calcext:value-type="time">
            <text:p>00:05:00.89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4M59.669748S" calcext:value-type="time">
            <text:p>00:04:59.67</text:p>
          </table:table-cell>
          <table:table-cell table:style-name="ce1" office:value-type="time" office:time-value="PT00H04M54.251508S" calcext:value-type="time">
            <text:p>00:04:54.25</text:p>
          </table:table-cell>
          <table:table-cell office:value-type="time" office:time-value="PT00H04M21.144529S" calcext:value-type="time">
            <text:p>00:04:21.14</text:p>
          </table:table-cell>
          <table:table-cell office:value-type="time" office:time-value="PT00H05M04.198S" calcext:value-type="time">
            <text:p>00:05:04.20</text:p>
          </table:table-cell>
          <table:table-cell office:value-type="time" office:time-value="PT00H04M59.381228S" calcext:value-type="time">
            <text:p>00:04:59.3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2.261189S" calcext:value-type="time">
            <text:p>00:05:02.26</text:p>
          </table:table-cell>
          <table:table-cell table:style-name="ce1" office:value-type="time" office:time-value="PT00H04M55.049814S" calcext:value-type="time">
            <text:p>00:04:55.05</text:p>
          </table:table-cell>
          <table:table-cell office:value-type="time" office:time-value="PT00H04M22.629711S" calcext:value-type="time">
            <text:p>00:04:22.63</text:p>
          </table:table-cell>
          <table:table-cell office:value-type="time" office:time-value="PT00H04M53.530561S" calcext:value-type="time">
            <text:p>00:04:53.53</text:p>
          </table:table-cell>
          <table:table-cell office:value-type="time" office:time-value="PT00H04M50.452814S" calcext:value-type="time">
            <text:p>00:04:50.4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9.173643S" calcext:value-type="time">
            <text:p>00:05:09.17</text:p>
          </table:table-cell>
          <table:table-cell table:style-name="ce1" office:value-type="time" office:time-value="PT00H04M56.279954S" calcext:value-type="time">
            <text:p>00:04:56.28</text:p>
          </table:table-cell>
          <table:table-cell office:value-type="time" office:time-value="PT00H05M02.431898S" calcext:value-type="time">
            <text:p>00:05:02.43</text:p>
          </table:table-cell>
          <table:table-cell office:value-type="time" office:time-value="PT00H05M06.224908S" calcext:value-type="time">
            <text:p>00:05:06.22</text:p>
          </table:table-cell>
          <table:table-cell office:value-type="time" office:time-value="PT00H05M09.295135S" calcext:value-type="time">
            <text:p>00:05:09.3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3.398481S" calcext:value-type="time">
            <text:p>00:04:53.40</text:p>
          </table:table-cell>
          <table:table-cell table:style-name="ce1" office:value-type="time" office:time-value="PT00H05M21.168231S" calcext:value-type="time">
            <text:p>00:05:21.17</text:p>
          </table:table-cell>
          <table:table-cell office:value-type="time" office:time-value="PT00H05M03.965522S" calcext:value-type="time">
            <text:p>00:05:03.97</text:p>
          </table:table-cell>
          <table:table-cell office:value-type="time" office:time-value="PT00H05M00.127013S" calcext:value-type="time">
            <text:p>00:05:00.13</text:p>
          </table:table-cell>
          <table:table-cell office:value-type="time" office:time-value="PT00H04M59.838453S" calcext:value-type="time">
            <text:p>00:04:59.8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17.462912S" calcext:value-type="time">
            <text:p>00:04:17.46</text:p>
          </table:table-cell>
          <table:table-cell table:style-name="ce1" office:value-type="time" office:time-value="PT00H05M05.81641S" calcext:value-type="time">
            <text:p>00:05:05.82</text:p>
          </table:table-cell>
          <table:table-cell office:value-type="time" office:time-value="PT00H04M53.744853S" calcext:value-type="time">
            <text:p>00:04:53.74</text:p>
          </table:table-cell>
          <table:table-cell office:value-type="time" office:time-value="PT00H05M03.693788S" calcext:value-type="time">
            <text:p>00:05:03.69</text:p>
          </table:table-cell>
          <table:table-cell office:value-type="time" office:time-value="PT00H05M09.409217S" calcext:value-type="time">
            <text:p>00:05:09.4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5.719151S" calcext:value-type="time">
            <text:p>00:05:05.72</text:p>
          </table:table-cell>
          <table:table-cell table:style-name="ce1" office:value-type="time" office:time-value="PT00H04M14.838047S" calcext:value-type="time">
            <text:p>00:04:14.84</text:p>
          </table:table-cell>
          <table:table-cell office:value-type="time" office:time-value="PT00H05M03.833565S" calcext:value-type="time">
            <text:p>00:05:03.83</text:p>
          </table:table-cell>
          <table:table-cell office:value-type="time" office:time-value="PT00H04M54.591157S" calcext:value-type="time">
            <text:p>00:04:54.59</text:p>
          </table:table-cell>
          <table:table-cell office:value-type="time" office:time-value="PT00H04M59.198309S" calcext:value-type="time">
            <text:p>00:04:59.2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40.240965S" calcext:value-type="time">
            <text:p>00:04:40.24</text:p>
          </table:table-cell>
          <table:table-cell table:style-name="ce1" office:value-type="time" office:time-value="PT00H05M04.705848S" calcext:value-type="time">
            <text:p>00:05:04.71</text:p>
          </table:table-cell>
          <table:table-cell office:value-type="time" office:time-value="PT00H04M32.516391S" calcext:value-type="time">
            <text:p>00:04:32.52</text:p>
          </table:table-cell>
          <table:table-cell office:value-type="time" office:time-value="PT00H05M09.018217S" calcext:value-type="time">
            <text:p>00:05:09.02</text:p>
          </table:table-cell>
          <table:table-cell office:value-type="time" office:time-value="PT00H05M02.058316S" calcext:value-type="time">
            <text:p>00:05:02.0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1.111218S" calcext:value-type="time">
            <text:p>00:05:01.11</text:p>
          </table:table-cell>
          <table:table-cell table:style-name="ce1" office:value-type="time" office:time-value="PT00H04M52.940972S" calcext:value-type="time">
            <text:p>00:04:52.94</text:p>
          </table:table-cell>
          <table:table-cell office:value-type="time" office:time-value="PT00H04M50.601802S" calcext:value-type="time">
            <text:p>00:04:50.60</text:p>
          </table:table-cell>
          <table:table-cell office:value-type="time" office:time-value="PT00H05M02.683787S" calcext:value-type="time">
            <text:p>00:05:02.68</text:p>
          </table:table-cell>
          <table:table-cell office:value-type="time" office:time-value="PT00H05M02.405203S" calcext:value-type="time">
            <text:p>00:05:02.4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1.882024S" calcext:value-type="time">
            <text:p>00:05:01.88</text:p>
          </table:table-cell>
          <table:table-cell office:value-type="time" office:time-value="PT00H05M10.648179S" calcext:value-type="time">
            <text:p>00:05:10.65</text:p>
          </table:table-cell>
          <table:table-cell office:value-type="time" office:time-value="PT00H04M56.904197S" calcext:value-type="time">
            <text:p>00:04:56.90</text:p>
          </table:table-cell>
          <table:table-cell office:value-type="time" office:time-value="PT00H05M02.067342S" calcext:value-type="time">
            <text:p>00:05:02.0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3.838284S" calcext:value-type="time">
            <text:p>00:05:03.84</text:p>
          </table:table-cell>
          <table:table-cell office:value-type="time" office:time-value="PT00H05M10.205927S" calcext:value-type="time">
            <text:p>00:05:10.21</text:p>
          </table:table-cell>
          <table:table-cell office:value-type="time" office:time-value="PT00H04M57.299394S" calcext:value-type="time">
            <text:p>00:04:57.30</text:p>
          </table:table-cell>
          <table:table-cell office:value-type="time" office:time-value="PT00H05M00.088034S" calcext:value-type="time">
            <text:p>00:05:00.0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1.546925S" calcext:value-type="time">
            <text:p>00:04:51.55</text:p>
          </table:table-cell>
          <table:table-cell office:value-type="time" office:time-value="PT00H05M03.535795S" calcext:value-type="time">
            <text:p>00:05:03.54</text:p>
          </table:table-cell>
          <table:table-cell office:value-type="time" office:time-value="PT00H04M09.055805S" calcext:value-type="time">
            <text:p>00:04:09.06</text:p>
          </table:table-cell>
          <table:table-cell office:value-type="time" office:time-value="PT00H04M58.082381S" calcext:value-type="time">
            <text:p>00:04:58.0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6.775167S" calcext:value-type="time">
            <text:p>00:04:46.78</text:p>
          </table:table-cell>
          <table:table-cell office:value-type="time" office:time-value="PT00H04M11.201263S" calcext:value-type="time">
            <text:p>00:04:11.20</text:p>
          </table:table-cell>
          <table:table-cell office:value-type="time" office:time-value="PT00H04M25.117742S" calcext:value-type="time">
            <text:p>00:04:25.12</text:p>
          </table:table-cell>
          <table:table-cell office:value-type="time" office:time-value="PT00H04M18.528481S" calcext:value-type="time">
            <text:p>00:04:18.5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5.073008S" calcext:value-type="time">
            <text:p>00:04:55.07</text:p>
          </table:table-cell>
          <table:table-cell office:value-type="time" office:time-value="PT00H04M58.486384S" calcext:value-type="time">
            <text:p>00:04:58.49</text:p>
          </table:table-cell>
          <table:table-cell office:value-type="time" office:time-value="PT00H05M09.226723S" calcext:value-type="time">
            <text:p>00:05:09.23</text:p>
          </table:table-cell>
          <table:table-cell office:value-type="time" office:time-value="PT00H04M08.219105S" calcext:value-type="time">
            <text:p>00:04:08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9.86936S" calcext:value-type="time">
            <text:p>00:05:09.87</text:p>
          </table:table-cell>
          <table:table-cell office:value-type="time" office:time-value="PT00H05M04.242966S" calcext:value-type="time">
            <text:p>00:05:04.24</text:p>
          </table:table-cell>
          <table:table-cell office:value-type="time" office:time-value="PT00H04M58.81771S" calcext:value-type="time">
            <text:p>00:04:58.82</text:p>
          </table:table-cell>
          <table:table-cell office:value-type="time" office:time-value="PT00H04M15.301259S" calcext:value-type="time">
            <text:p>00:04:15.3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9.165325S" calcext:value-type="time">
            <text:p>00:05:09.17</text:p>
          </table:table-cell>
          <table:table-cell office:value-type="time" office:time-value="PT00H04M46.653783S" calcext:value-type="time">
            <text:p>00:04:46.65</text:p>
          </table:table-cell>
          <table:table-cell office:value-type="time" office:time-value="PT00H04M59.252085S" calcext:value-type="time">
            <text:p>00:04:59.25</text:p>
          </table:table-cell>
          <table:table-cell office:value-type="time" office:time-value="PT00H05M01.841993S" calcext:value-type="time">
            <text:p>00:05:01.8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3.501481S" calcext:value-type="time">
            <text:p>00:04:53.50</text:p>
          </table:table-cell>
          <table:table-cell office:value-type="time" office:time-value="PT00H04M59.626465S" calcext:value-type="time">
            <text:p>00:04:59.63</text:p>
          </table:table-cell>
          <table:table-cell office:value-type="time" office:time-value="PT00H04M59.537396S" calcext:value-type="time">
            <text:p>00:04:59.54</text:p>
          </table:table-cell>
          <table:table-cell office:value-type="time" office:time-value="PT00H05M02.882551S" calcext:value-type="time">
            <text:p>00:05:02.8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9.807291S" calcext:value-type="time">
            <text:p>00:04:59.81</text:p>
          </table:table-cell>
          <table:table-cell office:value-type="time" office:time-value="PT00H05M10.318625S" calcext:value-type="time">
            <text:p>00:05:10.32</text:p>
          </table:table-cell>
          <table:table-cell office:value-type="time" office:time-value="PT00H04M17.553442S" calcext:value-type="time">
            <text:p>00:04:17.55</text:p>
          </table:table-cell>
          <table:table-cell office:value-type="time" office:time-value="PT00H04M55.945366S" calcext:value-type="time">
            <text:p>00:04:55.9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7.596627S" calcext:value-type="time">
            <text:p>00:05:07.60</text:p>
          </table:table-cell>
          <table:table-cell office:value-type="time" office:time-value="PT00H05M08.699131S" calcext:value-type="time">
            <text:p>00:05:08.70</text:p>
          </table:table-cell>
          <table:table-cell office:value-type="time" office:time-value="PT00H04M40.03003S" calcext:value-type="time">
            <text:p>00:04:40.03</text:p>
          </table:table-cell>
          <table:table-cell office:value-type="time" office:time-value="PT00H05M04.241728S" calcext:value-type="time">
            <text:p>00:05:04.2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6.744668S" calcext:value-type="time">
            <text:p>00:04:56.74</text:p>
          </table:table-cell>
          <table:table-cell office:value-type="time" office:time-value="PT00H05M09.542569S" calcext:value-type="time">
            <text:p>00:05:09.54</text:p>
          </table:table-cell>
          <table:table-cell office:value-type="time" office:time-value="PT00H04M52.253191S" calcext:value-type="time">
            <text:p>00:04:52.25</text:p>
          </table:table-cell>
          <table:table-cell office:value-type="time" office:time-value="PT00H04M55.160683S" calcext:value-type="time">
            <text:p>00:04:55.1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5.962942S" calcext:value-type="time">
            <text:p>00:04:55.96</text:p>
          </table:table-cell>
          <table:table-cell office:value-type="time" office:time-value="PT00H04M54.524174S" calcext:value-type="time">
            <text:p>00:04:54.52</text:p>
          </table:table-cell>
          <table:table-cell office:value-type="time" office:time-value="PT00H04M56.132468S" calcext:value-type="time">
            <text:p>00:04:56.13</text:p>
          </table:table-cell>
          <table:table-cell office:value-type="time" office:time-value="PT00H04M51.264981S" calcext:value-type="time">
            <text:p>00:04:51.2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2.544269S" calcext:value-type="time">
            <text:p>00:04:52.54</text:p>
          </table:table-cell>
          <table:table-cell office:value-type="time" office:time-value="PT00H04M26.54731S" calcext:value-type="time">
            <text:p>00:04:26.55</text:p>
          </table:table-cell>
          <table:table-cell office:value-type="time" office:time-value="PT00H04M58.03252S" calcext:value-type="time">
            <text:p>00:04:58.03</text:p>
          </table:table-cell>
          <table:table-cell office:value-type="time" office:time-value="PT00H05M12.670625S" calcext:value-type="time">
            <text:p>00:05:12.6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2.866088S" calcext:value-type="time">
            <text:p>00:05:02.87</text:p>
          </table:table-cell>
          <table:table-cell office:value-type="time" office:time-value="PT00H04M36.612434S" calcext:value-type="time">
            <text:p>00:04:36.61</text:p>
          </table:table-cell>
          <table:table-cell office:value-type="time" office:time-value="PT00H05M04.256857S" calcext:value-type="time">
            <text:p>00:05:04.26</text:p>
          </table:table-cell>
          <table:table-cell office:value-type="time" office:time-value="PT00H05M05.777036S" calcext:value-type="time">
            <text:p>00:05:05.7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2.924253S" calcext:value-type="time">
            <text:p>00:05:02.92</text:p>
          </table:table-cell>
          <table:table-cell office:value-type="time" office:time-value="PT00H04M54.872842S" calcext:value-type="time">
            <text:p>00:04:54.87</text:p>
          </table:table-cell>
          <table:table-cell office:value-type="time" office:time-value="PT00H05M00.835677S" calcext:value-type="time">
            <text:p>00:05:00.84</text:p>
          </table:table-cell>
          <table:table-cell office:value-type="time" office:time-value="PT00H04M59.704562S" calcext:value-type="time">
            <text:p>00:04:59.7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11.617049S" calcext:value-type="time">
            <text:p>00:05:11.62</text:p>
          </table:table-cell>
          <table:table-cell office:value-type="time" office:time-value="PT00H04M57.794647S" calcext:value-type="time">
            <text:p>00:04:57.79</text:p>
          </table:table-cell>
          <table:table-cell office:value-type="time" office:time-value="PT00H05M00.252087S" calcext:value-type="time">
            <text:p>00:05:00.25</text:p>
          </table:table-cell>
          <table:table-cell office:value-type="time" office:time-value="PT00H05M07.891771S" calcext:value-type="time">
            <text:p>00:05:07.8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0.051995S" calcext:value-type="time">
            <text:p>00:05:00.05</text:p>
          </table:table-cell>
          <table:table-cell office:value-type="time" office:time-value="PT00H05M08.855139S" calcext:value-type="time">
            <text:p>00:05:08.86</text:p>
          </table:table-cell>
          <table:table-cell office:value-type="time" office:time-value="PT00H04M51.383207S" calcext:value-type="time">
            <text:p>00:04:51.38</text:p>
          </table:table-cell>
          <table:table-cell office:value-type="time" office:time-value="PT00H04M54.956394S" calcext:value-type="time">
            <text:p>00:04:54.9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2.689865S" calcext:value-type="time">
            <text:p>00:05:02.69</text:p>
          </table:table-cell>
          <table:table-cell office:value-type="time" office:time-value="PT00H04M54.622918S" calcext:value-type="time">
            <text:p>00:04:54.62</text:p>
          </table:table-cell>
          <table:table-cell office:value-type="time" office:time-value="PT00H04M52.319118S" calcext:value-type="time">
            <text:p>00:04:52.32</text:p>
          </table:table-cell>
          <table:table-cell office:value-type="time" office:time-value="PT00H04M57.730243S" calcext:value-type="time">
            <text:p>00:04:57.7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1.25522S" calcext:value-type="time">
            <text:p>00:04:51.26</text:p>
          </table:table-cell>
          <table:table-cell office:value-type="time" office:time-value="PT00H04M52.127314S" calcext:value-type="time">
            <text:p>00:04:52.13</text:p>
          </table:table-cell>
          <table:table-cell office:value-type="time" office:time-value="PT00H04M54.623236S" calcext:value-type="time">
            <text:p>00:04:54.62</text:p>
          </table:table-cell>
          <table:table-cell office:value-type="time" office:time-value="PT00H05M03.168836S" calcext:value-type="time">
            <text:p>00:05:03.1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8.410693S" calcext:value-type="time">
            <text:p>00:04:48.41</text:p>
          </table:table-cell>
          <table:table-cell office:value-type="time" office:time-value="PT00H05M01.501524S" calcext:value-type="time">
            <text:p>00:05:01.50</text:p>
          </table:table-cell>
          <table:table-cell office:value-type="time" office:time-value="PT00H05M09.288392S" calcext:value-type="time">
            <text:p>00:05:09.29</text:p>
          </table:table-cell>
          <table:table-cell office:value-type="time" office:time-value="PT00H05M00.801143S" calcext:value-type="time">
            <text:p>00:05:00.80</text:p>
          </table:table-cell>
        </table:table-row>
        <table:table-row table:style-name="ro1">
          <table:table-cell table:number-columns-repeated="4"/>
          <table:table-cell office:value-type="time" office:time-value="PT00H04M22.80497S" calcext:value-type="time">
            <text:p>00:04:22.80</text:p>
          </table:table-cell>
          <table:table-cell office:value-type="time" office:time-value="PT00H04M57.072753S" calcext:value-type="time">
            <text:p>00:04:57.07</text:p>
          </table:table-cell>
          <table:table-cell office:value-type="time" office:time-value="PT00H05M15.099198S" calcext:value-type="time">
            <text:p>00:05:15.10</text:p>
          </table:table-cell>
        </table:table-row>
        <table:table-row table:style-name="ro1">
          <table:table-cell table:number-columns-repeated="4"/>
          <table:table-cell office:value-type="time" office:time-value="PT00H05M10.882606S" calcext:value-type="time">
            <text:p>00:05:10.88</text:p>
          </table:table-cell>
          <table:table-cell office:value-type="time" office:time-value="PT00H05M01.336496S" calcext:value-type="time">
            <text:p>00:05:01.34</text:p>
          </table:table-cell>
          <table:table-cell office:value-type="time" office:time-value="PT00H05M06.780987S" calcext:value-type="time">
            <text:p>00:05:06.78</text:p>
          </table:table-cell>
        </table:table-row>
        <table:table-row table:style-name="ro1">
          <table:table-cell table:number-columns-repeated="4"/>
          <table:table-cell office:value-type="time" office:time-value="PT00H05M09.050506S" calcext:value-type="time">
            <text:p>00:05:09.05</text:p>
          </table:table-cell>
          <table:table-cell office:value-type="time" office:time-value="PT00H04M51.047851S" calcext:value-type="time">
            <text:p>00:04:51.05</text:p>
          </table:table-cell>
          <table:table-cell office:value-type="time" office:time-value="PT00H04M56.944375S" calcext:value-type="time">
            <text:p>00:04:56.94</text:p>
          </table:table-cell>
        </table:table-row>
        <table:table-row table:style-name="ro1">
          <table:table-cell table:number-columns-repeated="4"/>
          <table:table-cell office:value-type="time" office:time-value="PT00H04M54.515181S" calcext:value-type="time">
            <text:p>00:04:54.52</text:p>
          </table:table-cell>
          <table:table-cell office:value-type="time" office:time-value="PT00H05M09.362095S" calcext:value-type="time">
            <text:p>00:05:09.36</text:p>
          </table:table-cell>
          <table:table-cell office:value-type="time" office:time-value="PT00H04M49.224687S" calcext:value-type="time">
            <text:p>00:04:49.22</text:p>
          </table:table-cell>
        </table:table-row>
        <table:table-row table:style-name="ro1">
          <table:table-cell table:number-columns-repeated="4"/>
          <table:table-cell office:value-type="time" office:time-value="PT00H05M06.277875S" calcext:value-type="time">
            <text:p>00:05:06.28</text:p>
          </table:table-cell>
          <table:table-cell office:value-type="time" office:time-value="PT00H04M57.57169S" calcext:value-type="time">
            <text:p>00:04:57.57</text:p>
          </table:table-cell>
          <table:table-cell office:value-type="time" office:time-value="PT00H05M07.086156S" calcext:value-type="time">
            <text:p>00:05:07.09</text:p>
          </table:table-cell>
        </table:table-row>
        <table:table-row table:style-name="ro1">
          <table:table-cell table:number-columns-repeated="4"/>
          <table:table-cell office:value-type="time" office:time-value="PT00H04M32.936931S" calcext:value-type="time">
            <text:p>00:04:32.94</text:p>
          </table:table-cell>
          <table:table-cell office:value-type="time" office:time-value="PT00H05M12.549307S" calcext:value-type="time">
            <text:p>00:05:12.55</text:p>
          </table:table-cell>
          <table:table-cell office:value-type="time" office:time-value="PT00H05M03.795203S" calcext:value-type="time">
            <text:p>00:05:03.80</text:p>
          </table:table-cell>
        </table:table-row>
        <table:table-row table:style-name="ro1">
          <table:table-cell table:number-columns-repeated="4"/>
          <table:table-cell office:value-type="time" office:time-value="PT00H05M02.160001S" calcext:value-type="time">
            <text:p>00:05:02.16</text:p>
          </table:table-cell>
          <table:table-cell office:value-type="time" office:time-value="PT00H05M00.315798S" calcext:value-type="time">
            <text:p>00:05:00.32</text:p>
          </table:table-cell>
          <table:table-cell office:value-type="time" office:time-value="PT00H04M20.527057S" calcext:value-type="time">
            <text:p>00:04:20.53</text:p>
          </table:table-cell>
        </table:table-row>
        <table:table-row table:style-name="ro1">
          <table:table-cell table:number-columns-repeated="4"/>
          <table:table-cell office:value-type="time" office:time-value="PT00H05M01.727203S" calcext:value-type="time">
            <text:p>00:05:01.73</text:p>
          </table:table-cell>
          <table:table-cell office:value-type="time" office:time-value="PT00H04M21.836882S" calcext:value-type="time">
            <text:p>00:04:21.84</text:p>
          </table:table-cell>
          <table:table-cell office:value-type="time" office:time-value="PT00H04M52.693045S" calcext:value-type="time">
            <text:p>00:04:52.69</text:p>
          </table:table-cell>
        </table:table-row>
        <table:table-row table:style-name="ro1">
          <table:table-cell table:number-columns-repeated="4"/>
          <table:table-cell office:value-type="time" office:time-value="PT00H04M47.530288S" calcext:value-type="time">
            <text:p>00:04:47.53</text:p>
          </table:table-cell>
          <table:table-cell office:value-type="time" office:time-value="PT00H04M18.812732S" calcext:value-type="time">
            <text:p>00:04:18.81</text:p>
          </table:table-cell>
          <table:table-cell office:value-type="time" office:time-value="PT00H05M00.372658S" calcext:value-type="time">
            <text:p>00:05:00.37</text:p>
          </table:table-cell>
        </table:table-row>
        <table:table-row table:style-name="ro1">
          <table:table-cell table:number-columns-repeated="4"/>
          <table:table-cell office:value-type="time" office:time-value="PT00H05M03.164302S" calcext:value-type="time">
            <text:p>00:05:03.16</text:p>
          </table:table-cell>
          <table:table-cell office:value-type="time" office:time-value="PT00H05M14.537094S" calcext:value-type="time">
            <text:p>00:05:14.54</text:p>
          </table:table-cell>
          <table:table-cell office:value-type="time" office:time-value="PT00H04M20.63633S" calcext:value-type="time">
            <text:p>00:04:20.64</text:p>
          </table:table-cell>
        </table:table-row>
        <table:table-row table:style-name="ro1">
          <table:table-cell table:number-columns-repeated="4"/>
          <table:table-cell office:value-type="time" office:time-value="PT00H05M00.844003S" calcext:value-type="time">
            <text:p>00:05:00.84</text:p>
          </table:table-cell>
          <table:table-cell office:value-type="time" office:time-value="PT00H04M57.685665S" calcext:value-type="time">
            <text:p>00:04:57.69</text:p>
          </table:table-cell>
          <table:table-cell office:value-type="time" office:time-value="PT00H04M16.556505S" calcext:value-type="time">
            <text:p>00:04:16.56</text:p>
          </table:table-cell>
        </table:table-row>
        <table:table-row table:style-name="ro1">
          <table:table-cell table:number-columns-repeated="4"/>
          <table:table-cell office:value-type="time" office:time-value="PT00H04M57.047732S" calcext:value-type="time">
            <text:p>00:04:57.05</text:p>
          </table:table-cell>
          <table:table-cell office:value-type="time" office:time-value="PT00H04M59.640751S" calcext:value-type="time">
            <text:p>00:04:59.64</text:p>
          </table:table-cell>
          <table:table-cell office:value-type="time" office:time-value="PT00H04M08.158797S" calcext:value-type="time">
            <text:p>00:04:08.16</text:p>
          </table:table-cell>
        </table:table-row>
        <table:table-row table:style-name="ro1">
          <table:table-cell table:number-columns-repeated="4"/>
          <table:table-cell office:value-type="time" office:time-value="PT00H04M53.820331S" calcext:value-type="time">
            <text:p>00:04:53.82</text:p>
          </table:table-cell>
          <table:table-cell office:value-type="time" office:time-value="PT00H05M12.309188S" calcext:value-type="time">
            <text:p>00:05:12.31</text:p>
          </table:table-cell>
          <table:table-cell office:value-type="time" office:time-value="PT00H04M19.266602S" calcext:value-type="time">
            <text:p>00:04:19.27</text:p>
          </table:table-cell>
        </table:table-row>
        <table:table-row table:style-name="ro1">
          <table:table-cell table:number-columns-repeated="4"/>
          <table:table-cell office:value-type="time" office:time-value="PT00H05M05.000836S" calcext:value-type="time">
            <text:p>00:05:05.00</text:p>
          </table:table-cell>
          <table:table-cell office:value-type="time" office:time-value="PT00H04M54.675883S" calcext:value-type="time">
            <text:p>00:04:54.68</text:p>
          </table:table-cell>
          <table:table-cell office:value-type="time" office:time-value="PT00H05M14.951944S" calcext:value-type="time">
            <text:p>00:05:14.95</text:p>
          </table:table-cell>
        </table:table-row>
        <table:table-row table:style-name="ro1">
          <table:table-cell table:number-columns-repeated="4"/>
          <table:table-cell office:value-type="time" office:time-value="PT00H05M11.775081S" calcext:value-type="time">
            <text:p>00:05:11.78</text:p>
          </table:table-cell>
          <table:table-cell office:value-type="time" office:time-value="PT00H05M07.314957S" calcext:value-type="time">
            <text:p>00:05:07.31</text:p>
          </table:table-cell>
          <table:table-cell office:value-type="time" office:time-value="PT00H04M51.16679S" calcext:value-type="time">
            <text:p>00:04:51.17</text:p>
          </table:table-cell>
        </table:table-row>
        <table:table-row table:style-name="ro1">
          <table:table-cell table:number-columns-repeated="4"/>
          <table:table-cell office:value-type="time" office:time-value="PT00H04M56.443518S" calcext:value-type="time">
            <text:p>00:04:56.44</text:p>
          </table:table-cell>
          <table:table-cell office:value-type="time" office:time-value="PT00H04M55.484949S" calcext:value-type="time">
            <text:p>00:04:55.48</text:p>
          </table:table-cell>
          <table:table-cell office:value-type="time" office:time-value="PT00H05M03.414144S" calcext:value-type="time">
            <text:p>00:05:03.41</text:p>
          </table:table-cell>
        </table:table-row>
        <table:table-row table:style-name="ro1">
          <table:table-cell table:number-columns-repeated="4"/>
          <table:table-cell office:value-type="time" office:time-value="PT00H05M00.544471S" calcext:value-type="time">
            <text:p>00:05:00.54</text:p>
          </table:table-cell>
          <table:table-cell office:value-type="time" office:time-value="PT00H05M12.517518S" calcext:value-type="time">
            <text:p>00:05:12.52</text:p>
          </table:table-cell>
          <table:table-cell office:value-type="time" office:time-value="PT00H05M04.818118S" calcext:value-type="time">
            <text:p>00:05:04.82</text:p>
          </table:table-cell>
        </table:table-row>
        <table:table-row table:style-name="ro1">
          <table:table-cell table:number-columns-repeated="4"/>
          <table:table-cell office:value-type="time" office:time-value="PT00H05M01.203501S" calcext:value-type="time">
            <text:p>00:05:01.20</text:p>
          </table:table-cell>
          <table:table-cell office:value-type="time" office:time-value="PT00H04M55.197623S" calcext:value-type="time">
            <text:p>00:04:55.20</text:p>
          </table:table-cell>
          <table:table-cell office:value-type="time" office:time-value="PT00H04M58.983745S" calcext:value-type="time">
            <text:p>00:04:58.98</text:p>
          </table:table-cell>
        </table:table-row>
        <table:table-row table:style-name="ro1">
          <table:table-cell table:number-columns-repeated="4"/>
          <table:table-cell office:value-type="time" office:time-value="PT00H04M58.376189S" calcext:value-type="time">
            <text:p>00:04:58.38</text:p>
          </table:table-cell>
          <table:table-cell office:value-type="time" office:time-value="PT00H04M57.991521S" calcext:value-type="time">
            <text:p>00:04:57.99</text:p>
          </table:table-cell>
          <table:table-cell office:value-type="time" office:time-value="PT00H05M10.289831S" calcext:value-type="time">
            <text:p>00:05:10.29</text:p>
          </table:table-cell>
        </table:table-row>
        <table:table-row table:style-name="ro1">
          <table:table-cell table:number-columns-repeated="4"/>
          <table:table-cell office:value-type="time" office:time-value="PT00H05M04.698462S" calcext:value-type="time">
            <text:p>00:05:04.70</text:p>
          </table:table-cell>
          <table:table-cell office:value-type="time" office:time-value="PT00H05M00.562101S" calcext:value-type="time">
            <text:p>00:05:00.56</text:p>
          </table:table-cell>
          <table:table-cell office:value-type="time" office:time-value="PT00H05M02.425032S" calcext:value-type="time">
            <text:p>00:05:02.4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8.097469S" calcext:value-type="time">
            <text:p>00:05:08.10</text:p>
          </table:table-cell>
          <table:table-cell office:value-type="time" office:time-value="PT00H05M01.997973S" calcext:value-type="time">
            <text:p>00:05:02.0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4.132601S" calcext:value-type="time">
            <text:p>00:04:54.13</text:p>
          </table:table-cell>
          <table:table-cell office:value-type="time" office:time-value="PT00H04M55.843061S" calcext:value-type="time">
            <text:p>00:04:55.8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4.985655S" calcext:value-type="time">
            <text:p>00:04:54.99</text:p>
          </table:table-cell>
          <table:table-cell office:value-type="time" office:time-value="PT00H04M49.477395S" calcext:value-type="time">
            <text:p>00:04:49.4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6.833751S" calcext:value-type="time">
            <text:p>00:05:06.83</text:p>
          </table:table-cell>
          <table:table-cell office:value-type="time" office:time-value="PT00H05M07.851219S" calcext:value-type="time">
            <text:p>00:05:07.8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6.627492S" calcext:value-type="time">
            <text:p>00:04:56.63</text:p>
          </table:table-cell>
          <table:table-cell office:value-type="time" office:time-value="PT00H04M59.346903S" calcext:value-type="time">
            <text:p>00:04:59.3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8.695206S" calcext:value-type="time">
            <text:p>00:04:58.70</text:p>
          </table:table-cell>
          <table:table-cell office:value-type="time" office:time-value="PT00H05M03.66136S" calcext:value-type="time">
            <text:p>00:05:03.6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0.115318S" calcext:value-type="time">
            <text:p>00:05:10.12</text:p>
          </table:table-cell>
          <table:table-cell office:value-type="time" office:time-value="PT00H04M50.724385S" calcext:value-type="time">
            <text:p>00:04:50.7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13.575812S" calcext:value-type="time">
            <text:p>00:04:13.58</text:p>
          </table:table-cell>
          <table:table-cell office:value-type="time" office:time-value="PT00H05M15.391995S" calcext:value-type="time">
            <text:p>00:05:15.3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3.023234S" calcext:value-type="time">
            <text:p>00:05:03.02</text:p>
          </table:table-cell>
          <table:table-cell office:value-type="time" office:time-value="PT00H04M55.435593S" calcext:value-type="time">
            <text:p>00:04:55.4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7.079789S" calcext:value-type="time">
            <text:p>00:04:57.08</text:p>
          </table:table-cell>
          <table:table-cell office:value-type="time" office:time-value="PT00H04M48.384149S" calcext:value-type="time">
            <text:p>00:04:48.3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1.320869S" calcext:value-type="time">
            <text:p>00:04:51.32</text:p>
          </table:table-cell>
          <table:table-cell office:value-type="time" office:time-value="PT00H05M04.794983S" calcext:value-type="time">
            <text:p>00:05:04.7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22.161149S" calcext:value-type="time">
            <text:p>00:05:22.16</text:p>
          </table:table-cell>
          <table:table-cell office:value-type="time" office:time-value="PT00H04M49.557953S" calcext:value-type="time">
            <text:p>00:04:49.5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3.411855S" calcext:value-type="time">
            <text:p>00:05:03.41</text:p>
          </table:table-cell>
          <table:table-cell office:value-type="time" office:time-value="PT00H05M01.521257S" calcext:value-type="time">
            <text:p>00:05:01.5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0.377552S" calcext:value-type="time">
            <text:p>00:04:50.38</text:p>
          </table:table-cell>
          <table:table-cell office:value-type="time" office:time-value="PT00H05M09.157109S" calcext:value-type="time">
            <text:p>00:05:09.1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4.912115S" calcext:value-type="time">
            <text:p>00:05:04.91</text:p>
          </table:table-cell>
          <table:table-cell office:value-type="time" office:time-value="PT00H04M59.729297S" calcext:value-type="time">
            <text:p>00:04:59.7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1.385986S" calcext:value-type="time">
            <text:p>00:04:51.39</text:p>
          </table:table-cell>
          <table:table-cell office:value-type="time" office:time-value="PT00H05M15.227459S" calcext:value-type="time">
            <text:p>00:05:15.2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4.589929S" calcext:value-type="time">
            <text:p>00:04:54.59</text:p>
          </table:table-cell>
          <table:table-cell office:value-type="time" office:time-value="PT00H04M33.946983S" calcext:value-type="time">
            <text:p>00:04:33.9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4.250684S" calcext:value-type="time">
            <text:p>00:05:14.25</text:p>
          </table:table-cell>
          <table:table-cell office:value-type="time" office:time-value="PT00H04M54.94863S" calcext:value-type="time">
            <text:p>00:04:54.9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4.005366S" calcext:value-type="time">
            <text:p>00:05:04.01</text:p>
          </table:table-cell>
          <table:table-cell office:value-type="time" office:time-value="PT00H05M06.738319S" calcext:value-type="time">
            <text:p>00:05:06.7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9.684563S" calcext:value-type="time">
            <text:p>00:04:59.68</text:p>
          </table:table-cell>
          <table:table-cell office:value-type="time" office:time-value="PT00H05M21.490425S" calcext:value-type="time">
            <text:p>00:05:21.4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4.777018S" calcext:value-type="time">
            <text:p>00:05:04.7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12.192085S" calcext:value-type="time">
            <text:p>00:05:12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9.212853S" calcext:value-type="time">
            <text:p>00:05:09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1.907462S" calcext:value-type="time">
            <text:p>00:04:51.9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5.45405S" calcext:value-type="time">
            <text:p>00:05:05.4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5.597906S" calcext:value-type="time">
            <text:p>00:04:55.6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6.88743S" calcext:value-type="time">
            <text:p>00:04:56.8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8.861688S" calcext:value-type="time">
            <text:p>00:04:58.8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8.083802S" calcext:value-type="time">
            <text:p>00:05:08.0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0.059871S" calcext:value-type="time">
            <text:p>00:04:50.0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7.760173S" calcext:value-type="time">
            <text:p>00:04:57.7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8.094587S" calcext:value-type="time">
            <text:p>00:04:58.0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6.029153S" calcext:value-type="time">
            <text:p>00:04:56.0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8.204428S" calcext:value-type="time">
            <text:p>00:05:08.2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4.812116S" calcext:value-type="time">
            <text:p>00:04:54.8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12.666214S" calcext:value-type="time">
            <text:p>00:05:12.6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9.153954S" calcext:value-type="time">
            <text:p>00:04:59.1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43.969105S" calcext:value-type="time">
            <text:p>00:04:43.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1.846148S" calcext:value-type="time">
            <text:p>00:05:01.8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3.727164S" calcext:value-type="time">
            <text:p>00:04:53.7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faas-3072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aas-30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130437777634478" calcext:value-type="float">
            <text:p>0.000130</text:p>
          </table:table-cell>
          <table:table-cell table:style-name="ce3" table:formula="of:=COM.MICROSOFT.STDEV.P([.D3:.D42])" office:value-type="float" office:value="0.000109072982385229" calcext:value-type="float">
            <text:p>0.000109</text:p>
          </table:table-cell>
          <table:table-cell table:style-name="ce3" table:formula="of:=COM.MICROSOFT.STDEV.P([.E3:.E62])" office:value-type="float" office:value="0.000184583563353627" calcext:value-type="float">
            <text:p>0.000185</text:p>
          </table:table-cell>
          <table:table-cell table:style-name="ce3" table:formula="of:=COM.MICROSOFT.STDEV.P([.F3:.F82])" office:value-type="float" office:value="0.000162777380518476" calcext:value-type="float">
            <text:p>0.000163</text:p>
          </table:table-cell>
          <table:table-cell table:style-name="ce3" table:formula="of:=COM.MICROSOFT.STDEV.P([.G3:.G102])" office:value-type="float" office:value="0.000161741304678807" calcext:value-type="float">
            <text:p>0.000162</text:p>
          </table:table-cell>
        </table:table-row>
        <table:table-row table:style-name="ro1">
          <table:table-cell/>
          <table:table-cell table:style-name="ce1" office:value-type="time" office:time-value="PT00H04M55.730188S" calcext:value-type="time">
            <text:p>00:04:55.73</text:p>
          </table:table-cell>
          <table:table-cell table:style-name="ce1" office:value-type="time" office:time-value="PT00H05M00.387089S" calcext:value-type="time">
            <text:p>00:05:00.39</text:p>
          </table:table-cell>
          <table:table-cell table:style-name="ce1" office:value-type="time" office:time-value="PT00H04M50.134547S" calcext:value-type="time">
            <text:p>00:04:50.13</text:p>
          </table:table-cell>
          <table:table-cell office:value-type="time" office:time-value="PT00H04M45.761365S" calcext:value-type="time">
            <text:p>00:04:45.76</text:p>
          </table:table-cell>
          <table:table-cell office:value-type="time" office:time-value="PT00H04M56.436101S" calcext:value-type="time">
            <text:p>00:04:56.44</text:p>
          </table:table-cell>
          <table:table-cell office:value-type="time" office:time-value="PT00H04M57.809723S" calcext:value-type="time">
            <text:p>00:04:57.8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3.042686S" calcext:value-type="time">
            <text:p>00:04:53.04</text:p>
          </table:table-cell>
          <table:table-cell table:style-name="ce1" office:value-type="time" office:time-value="PT00H04M56.558569S" calcext:value-type="time">
            <text:p>00:04:56.56</text:p>
          </table:table-cell>
          <table:table-cell office:value-type="time" office:time-value="PT00H04M53.807344S" calcext:value-type="time">
            <text:p>00:04:53.81</text:p>
          </table:table-cell>
          <table:table-cell office:value-type="time" office:time-value="PT00H04M53.786654S" calcext:value-type="time">
            <text:p>00:04:53.79</text:p>
          </table:table-cell>
          <table:table-cell office:value-type="time" office:time-value="PT00H05M07.243132S" calcext:value-type="time">
            <text:p>00:05:07.2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3.963128S" calcext:value-type="time">
            <text:p>00:04:53.96</text:p>
          </table:table-cell>
          <table:table-cell table:style-name="ce1" office:value-type="time" office:time-value="PT00H04M52.42607S" calcext:value-type="time">
            <text:p>00:04:52.43</text:p>
          </table:table-cell>
          <table:table-cell office:value-type="time" office:time-value="PT00H04M54.466018S" calcext:value-type="time">
            <text:p>00:04:54.47</text:p>
          </table:table-cell>
          <table:table-cell office:value-type="time" office:time-value="PT00H05M02.59128S" calcext:value-type="time">
            <text:p>00:05:02.59</text:p>
          </table:table-cell>
          <table:table-cell office:value-type="time" office:time-value="PT00H04M57.297143S" calcext:value-type="time">
            <text:p>00:04:57.3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1.012663S" calcext:value-type="time">
            <text:p>00:05:01.01</text:p>
          </table:table-cell>
          <table:table-cell table:style-name="ce1" office:value-type="time" office:time-value="PT00H04M59.993383S" calcext:value-type="time">
            <text:p>00:04:59.99</text:p>
          </table:table-cell>
          <table:table-cell office:value-type="time" office:time-value="PT00H04M56.267744S" calcext:value-type="time">
            <text:p>00:04:56.27</text:p>
          </table:table-cell>
          <table:table-cell office:value-type="time" office:time-value="PT00H04M59.044454S" calcext:value-type="time">
            <text:p>00:04:59.04</text:p>
          </table:table-cell>
          <table:table-cell office:value-type="time" office:time-value="PT00H04M59.000953S" calcext:value-type="time">
            <text:p>00:04:59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4.471514S" calcext:value-type="time">
            <text:p>00:05:14.47</text:p>
          </table:table-cell>
          <table:table-cell table:style-name="ce1" office:value-type="time" office:time-value="PT00H04M58.3954S" calcext:value-type="time">
            <text:p>00:04:58.40</text:p>
          </table:table-cell>
          <table:table-cell office:value-type="time" office:time-value="PT00H04M45.307306S" calcext:value-type="time">
            <text:p>00:04:45.31</text:p>
          </table:table-cell>
          <table:table-cell office:value-type="time" office:time-value="PT00H05M03.202625S" calcext:value-type="time">
            <text:p>00:05:03.20</text:p>
          </table:table-cell>
          <table:table-cell office:value-type="time" office:time-value="PT00H04M57.905973S" calcext:value-type="time">
            <text:p>00:04:57.9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8.042055S" calcext:value-type="time">
            <text:p>00:05:08.04</text:p>
          </table:table-cell>
          <table:table-cell table:style-name="ce1" office:value-type="time" office:time-value="PT00H04M57.448407S" calcext:value-type="time">
            <text:p>00:04:57.45</text:p>
          </table:table-cell>
          <table:table-cell office:value-type="time" office:time-value="PT00H05M02.150897S" calcext:value-type="time">
            <text:p>00:05:02.15</text:p>
          </table:table-cell>
          <table:table-cell office:value-type="time" office:time-value="PT00H05M07.85213S" calcext:value-type="time">
            <text:p>00:05:07.85</text:p>
          </table:table-cell>
          <table:table-cell office:value-type="time" office:time-value="PT00H04M53.464244S" calcext:value-type="time">
            <text:p>00:04:53.4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10.481401S" calcext:value-type="time">
            <text:p>00:05:10.48</text:p>
          </table:table-cell>
          <table:table-cell table:style-name="ce1" office:value-type="time" office:time-value="PT00H05M06.04624S" calcext:value-type="time">
            <text:p>00:05:06.05</text:p>
          </table:table-cell>
          <table:table-cell office:value-type="time" office:time-value="PT00H05M00.858374S" calcext:value-type="time">
            <text:p>00:05:00.86</text:p>
          </table:table-cell>
          <table:table-cell office:value-type="time" office:time-value="PT00H05M11.285044S" calcext:value-type="time">
            <text:p>00:05:11.29</text:p>
          </table:table-cell>
          <table:table-cell office:value-type="time" office:time-value="PT00H05M01.068688S" calcext:value-type="time">
            <text:p>00:05:01.0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2.662827S" calcext:value-type="time">
            <text:p>00:04:52.66</text:p>
          </table:table-cell>
          <table:table-cell table:style-name="ce1" office:value-type="time" office:time-value="PT00H05M03.416326S" calcext:value-type="time">
            <text:p>00:05:03.42</text:p>
          </table:table-cell>
          <table:table-cell office:value-type="time" office:time-value="PT00H05M01.253728S" calcext:value-type="time">
            <text:p>00:05:01.25</text:p>
          </table:table-cell>
          <table:table-cell office:value-type="time" office:time-value="PT00H04M57.291257S" calcext:value-type="time">
            <text:p>00:04:57.29</text:p>
          </table:table-cell>
          <table:table-cell office:value-type="time" office:time-value="PT00H04M35.549326S" calcext:value-type="time">
            <text:p>00:04:35.5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7.754247S" calcext:value-type="time">
            <text:p>00:04:57.75</text:p>
          </table:table-cell>
          <table:table-cell table:style-name="ce1" office:value-type="time" office:time-value="PT00H04M51.150837S" calcext:value-type="time">
            <text:p>00:04:51.15</text:p>
          </table:table-cell>
          <table:table-cell office:value-type="time" office:time-value="PT00H04M51.438857S" calcext:value-type="time">
            <text:p>00:04:51.44</text:p>
          </table:table-cell>
          <table:table-cell office:value-type="time" office:time-value="PT00H05M22.177433S" calcext:value-type="time">
            <text:p>00:05:22.18</text:p>
          </table:table-cell>
          <table:table-cell office:value-type="time" office:time-value="PT00H05M06.029289S" calcext:value-type="time">
            <text:p>00:05:06.0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7.176275S" calcext:value-type="time">
            <text:p>00:05:07.18</text:p>
          </table:table-cell>
          <table:table-cell table:style-name="ce1" office:value-type="time" office:time-value="PT00H05M11.322528S" calcext:value-type="time">
            <text:p>00:05:11.32</text:p>
          </table:table-cell>
          <table:table-cell office:value-type="time" office:time-value="PT00H05M14.42452S" calcext:value-type="time">
            <text:p>00:05:14.42</text:p>
          </table:table-cell>
          <table:table-cell office:value-type="time" office:time-value="PT00H04M58.264141S" calcext:value-type="time">
            <text:p>00:04:58.26</text:p>
          </table:table-cell>
          <table:table-cell office:value-type="time" office:time-value="PT00H05M03.567373S" calcext:value-type="time">
            <text:p>00:05:03.5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5.918553S" calcext:value-type="time">
            <text:p>00:04:55.92</text:p>
          </table:table-cell>
          <table:table-cell table:style-name="ce1" office:value-type="time" office:time-value="PT00H05M01.963257S" calcext:value-type="time">
            <text:p>00:05:01.96</text:p>
          </table:table-cell>
          <table:table-cell office:value-type="time" office:time-value="PT00H05M01.312744S" calcext:value-type="time">
            <text:p>00:05:01.31</text:p>
          </table:table-cell>
          <table:table-cell office:value-type="time" office:time-value="PT00H04M56.105169S" calcext:value-type="time">
            <text:p>00:04:56.11</text:p>
          </table:table-cell>
          <table:table-cell office:value-type="time" office:time-value="PT00H04M47.874206S" calcext:value-type="time">
            <text:p>00:04:47.8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7.612425S" calcext:value-type="time">
            <text:p>00:05:07.61</text:p>
          </table:table-cell>
          <table:table-cell table:style-name="ce1" office:value-type="time" office:time-value="PT00H05M05.798982S" calcext:value-type="time">
            <text:p>00:05:05.80</text:p>
          </table:table-cell>
          <table:table-cell office:value-type="time" office:time-value="PT00H05M14.257429S" calcext:value-type="time">
            <text:p>00:05:14.26</text:p>
          </table:table-cell>
          <table:table-cell office:value-type="time" office:time-value="PT00H04M56.607S" calcext:value-type="time">
            <text:p>00:04:56.61</text:p>
          </table:table-cell>
          <table:table-cell office:value-type="time" office:time-value="PT00H05M04.531813S" calcext:value-type="time">
            <text:p>00:05:04.53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4M54.921907S" calcext:value-type="time">
            <text:p>00:04:54.92</text:p>
          </table:table-cell>
          <table:table-cell table:style-name="ce1" office:value-type="time" office:time-value="PT00H05M04.485168S" calcext:value-type="time">
            <text:p>00:05:04.49</text:p>
          </table:table-cell>
          <table:table-cell office:value-type="time" office:time-value="PT00H04M04.830475S" calcext:value-type="time">
            <text:p>00:04:04.83</text:p>
          </table:table-cell>
          <table:table-cell office:value-type="time" office:time-value="PT00H04M58.070759S" calcext:value-type="time">
            <text:p>00:04:58.07</text:p>
          </table:table-cell>
          <table:table-cell office:value-type="time" office:time-value="PT00H05M00.484736S" calcext:value-type="time">
            <text:p>00:05:00.4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9.963693S" calcext:value-type="time">
            <text:p>00:05:09.96</text:p>
          </table:table-cell>
          <table:table-cell table:style-name="ce1" office:value-type="time" office:time-value="PT00H05M04.084941S" calcext:value-type="time">
            <text:p>00:05:04.08</text:p>
          </table:table-cell>
          <table:table-cell office:value-type="time" office:time-value="PT00H04M18.750067S" calcext:value-type="time">
            <text:p>00:04:18.75</text:p>
          </table:table-cell>
          <table:table-cell office:value-type="time" office:time-value="PT00H04M59.855174S" calcext:value-type="time">
            <text:p>00:04:59.86</text:p>
          </table:table-cell>
          <table:table-cell office:value-type="time" office:time-value="PT00H04M55.11291S" calcext:value-type="time">
            <text:p>00:04:55.1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7.27425S" calcext:value-type="time">
            <text:p>00:05:07.27</text:p>
          </table:table-cell>
          <table:table-cell table:style-name="ce1" office:value-type="time" office:time-value="PT00H04M53.586166S" calcext:value-type="time">
            <text:p>00:04:53.59</text:p>
          </table:table-cell>
          <table:table-cell office:value-type="time" office:time-value="PT00H05M01.72703S" calcext:value-type="time">
            <text:p>00:05:01.73</text:p>
          </table:table-cell>
          <table:table-cell office:value-type="time" office:time-value="PT00H04M52.659826S" calcext:value-type="time">
            <text:p>00:04:52.66</text:p>
          </table:table-cell>
          <table:table-cell office:value-type="time" office:time-value="PT00H04M52.907702S" calcext:value-type="time">
            <text:p>00:04:52.9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01.647707S" calcext:value-type="time">
            <text:p>00:05:01.65</text:p>
          </table:table-cell>
          <table:table-cell table:style-name="ce1" office:value-type="time" office:time-value="PT00H05M11.34341S" calcext:value-type="time">
            <text:p>00:05:11.34</text:p>
          </table:table-cell>
          <table:table-cell office:value-type="time" office:time-value="PT00H05M11.06916S" calcext:value-type="time">
            <text:p>00:05:11.07</text:p>
          </table:table-cell>
          <table:table-cell office:value-type="time" office:time-value="PT00H05M00.913562S" calcext:value-type="time">
            <text:p>00:05:00.91</text:p>
          </table:table-cell>
          <table:table-cell office:value-type="time" office:time-value="PT00H04M52.894526S" calcext:value-type="time">
            <text:p>00:04:52.8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19.832718S" calcext:value-type="time">
            <text:p>00:04:19.83</text:p>
          </table:table-cell>
          <table:table-cell table:style-name="ce1" office:value-type="time" office:time-value="PT00H05M09.061998S" calcext:value-type="time">
            <text:p>00:05:09.06</text:p>
          </table:table-cell>
          <table:table-cell office:value-type="time" office:time-value="PT00H05M03.332264S" calcext:value-type="time">
            <text:p>00:05:03.33</text:p>
          </table:table-cell>
          <table:table-cell office:value-type="time" office:time-value="PT00H04M48.960493S" calcext:value-type="time">
            <text:p>00:04:48.96</text:p>
          </table:table-cell>
          <table:table-cell office:value-type="time" office:time-value="PT00H04M59.933689S" calcext:value-type="time">
            <text:p>00:04:59.9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9.124632S" calcext:value-type="time">
            <text:p>00:04:59.12</text:p>
          </table:table-cell>
          <table:table-cell table:style-name="ce1" office:value-type="time" office:time-value="PT00H04M24.990566S" calcext:value-type="time">
            <text:p>00:04:24.99</text:p>
          </table:table-cell>
          <table:table-cell office:value-type="time" office:time-value="PT00H04M57.542088S" calcext:value-type="time">
            <text:p>00:04:57.54</text:p>
          </table:table-cell>
          <table:table-cell office:value-type="time" office:time-value="PT00H04M57.272549S" calcext:value-type="time">
            <text:p>00:04:57.27</text:p>
          </table:table-cell>
          <table:table-cell office:value-type="time" office:time-value="PT00H04M56.312901S" calcext:value-type="time">
            <text:p>00:04:56.3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58.300706S" calcext:value-type="time">
            <text:p>00:04:58.30</text:p>
          </table:table-cell>
          <table:table-cell table:style-name="ce1" office:value-type="time" office:time-value="PT00H05M04.760059S" calcext:value-type="time">
            <text:p>00:05:04.76</text:p>
          </table:table-cell>
          <table:table-cell office:value-type="time" office:time-value="PT00H04M10.657964S" calcext:value-type="time">
            <text:p>00:04:10.66</text:p>
          </table:table-cell>
          <table:table-cell office:value-type="time" office:time-value="PT00H05M09.703148S" calcext:value-type="time">
            <text:p>00:05:09.70</text:p>
          </table:table-cell>
          <table:table-cell office:value-type="time" office:time-value="PT00H05M01.551548S" calcext:value-type="time">
            <text:p>00:05:01.5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49.950026S" calcext:value-type="time">
            <text:p>00:04:49.95</text:p>
          </table:table-cell>
          <table:table-cell table:style-name="ce1" office:value-type="time" office:time-value="PT00H04M54.88212S" calcext:value-type="time">
            <text:p>00:04:54.88</text:p>
          </table:table-cell>
          <table:table-cell office:value-type="time" office:time-value="PT00H04M45.56765S" calcext:value-type="time">
            <text:p>00:04:45.57</text:p>
          </table:table-cell>
          <table:table-cell office:value-type="time" office:time-value="PT00H04M58.269803S" calcext:value-type="time">
            <text:p>00:04:58.27</text:p>
          </table:table-cell>
          <table:table-cell office:value-type="time" office:time-value="PT00H04M54.668679S" calcext:value-type="time">
            <text:p>00:04:54.6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7.514894S" calcext:value-type="time">
            <text:p>00:05:07.51</text:p>
          </table:table-cell>
          <table:table-cell office:value-type="time" office:time-value="PT00H04M57.253943S" calcext:value-type="time">
            <text:p>00:04:57.25</text:p>
          </table:table-cell>
          <table:table-cell office:value-type="time" office:time-value="PT00H04M59.126408S" calcext:value-type="time">
            <text:p>00:04:59.13</text:p>
          </table:table-cell>
          <table:table-cell office:value-type="time" office:time-value="PT00H05M06.194899S" calcext:value-type="time">
            <text:p>00:05:06.1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6.10152S" calcext:value-type="time">
            <text:p>00:04:46.10</text:p>
          </table:table-cell>
          <table:table-cell office:value-type="time" office:time-value="PT00H04M57.304366S" calcext:value-type="time">
            <text:p>00:04:57.30</text:p>
          </table:table-cell>
          <table:table-cell office:value-type="time" office:time-value="PT00H05M02.635434S" calcext:value-type="time">
            <text:p>00:05:02.64</text:p>
          </table:table-cell>
          <table:table-cell office:value-type="time" office:time-value="PT00H04M51.887986S" calcext:value-type="time">
            <text:p>00:04:51.8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2.916028S" calcext:value-type="time">
            <text:p>00:04:42.92</text:p>
          </table:table-cell>
          <table:table-cell office:value-type="time" office:time-value="PT00H05M01.852104S" calcext:value-type="time">
            <text:p>00:05:01.85</text:p>
          </table:table-cell>
          <table:table-cell office:value-type="time" office:time-value="PT00H04M17.632979S" calcext:value-type="time">
            <text:p>00:04:17.63</text:p>
          </table:table-cell>
          <table:table-cell office:value-type="time" office:time-value="PT00H04M50.941626S" calcext:value-type="time">
            <text:p>00:04:50.9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2.701946S" calcext:value-type="time">
            <text:p>00:04:42.70</text:p>
          </table:table-cell>
          <table:table-cell office:value-type="time" office:time-value="PT00H04M10.56917S" calcext:value-type="time">
            <text:p>00:04:10.57</text:p>
          </table:table-cell>
          <table:table-cell office:value-type="time" office:time-value="PT00H04M06.940381S" calcext:value-type="time">
            <text:p>00:04:06.94</text:p>
          </table:table-cell>
          <table:table-cell office:value-type="time" office:time-value="PT00H04M09.172422S" calcext:value-type="time">
            <text:p>00:04:09.1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3.344112S" calcext:value-type="time">
            <text:p>00:05:03.34</text:p>
          </table:table-cell>
          <table:table-cell office:value-type="time" office:time-value="PT00H04M51.976691S" calcext:value-type="time">
            <text:p>00:04:51.98</text:p>
          </table:table-cell>
          <table:table-cell office:value-type="time" office:time-value="PT00H04M53.053378S" calcext:value-type="time">
            <text:p>00:04:53.05</text:p>
          </table:table-cell>
          <table:table-cell office:value-type="time" office:time-value="PT00H04M14.570898S" calcext:value-type="time">
            <text:p>00:04:14.5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5.044543S" calcext:value-type="time">
            <text:p>00:05:05.04</text:p>
          </table:table-cell>
          <table:table-cell office:value-type="time" office:time-value="PT00H05M00.442923S" calcext:value-type="time">
            <text:p>00:05:00.44</text:p>
          </table:table-cell>
          <table:table-cell office:value-type="time" office:time-value="PT00H04M56.035707S" calcext:value-type="time">
            <text:p>00:04:56.04</text:p>
          </table:table-cell>
          <table:table-cell office:value-type="time" office:time-value="PT00H04M25.090542S" calcext:value-type="time">
            <text:p>00:04:25.0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1.484302S" calcext:value-type="time">
            <text:p>00:04:51.48</text:p>
          </table:table-cell>
          <table:table-cell office:value-type="time" office:time-value="PT00H04M50.681543S" calcext:value-type="time">
            <text:p>00:04:50.68</text:p>
          </table:table-cell>
          <table:table-cell office:value-type="time" office:time-value="PT00H05M00.935558S" calcext:value-type="time">
            <text:p>00:05:00.94</text:p>
          </table:table-cell>
          <table:table-cell office:value-type="time" office:time-value="PT00H04M59.589993S" calcext:value-type="time">
            <text:p>00:04:59.5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6.717023S" calcext:value-type="time">
            <text:p>00:04:56.72</text:p>
          </table:table-cell>
          <table:table-cell office:value-type="time" office:time-value="PT00H05M08.831905S" calcext:value-type="time">
            <text:p>00:05:08.83</text:p>
          </table:table-cell>
          <table:table-cell office:value-type="time" office:time-value="PT00H04M56.745338S" calcext:value-type="time">
            <text:p>00:04:56.75</text:p>
          </table:table-cell>
          <table:table-cell office:value-type="time" office:time-value="PT00H04M56.51862S" calcext:value-type="time">
            <text:p>00:04:56.5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2.806171S" calcext:value-type="time">
            <text:p>00:04:52.81</text:p>
          </table:table-cell>
          <table:table-cell office:value-type="time" office:time-value="PT00H04M53.153569S" calcext:value-type="time">
            <text:p>00:04:53.15</text:p>
          </table:table-cell>
          <table:table-cell office:value-type="time" office:time-value="PT00H04M27.203472S" calcext:value-type="time">
            <text:p>00:04:27.20</text:p>
          </table:table-cell>
          <table:table-cell office:value-type="time" office:time-value="PT00H04M57.461445S" calcext:value-type="time">
            <text:p>00:04:57.4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1.414313S" calcext:value-type="time">
            <text:p>00:04:51.41</text:p>
          </table:table-cell>
          <table:table-cell office:value-type="time" office:time-value="PT00H05M07.611705S" calcext:value-type="time">
            <text:p>00:05:07.61</text:p>
          </table:table-cell>
          <table:table-cell office:value-type="time" office:time-value="PT00H04M51.114918S" calcext:value-type="time">
            <text:p>00:04:51.11</text:p>
          </table:table-cell>
          <table:table-cell office:value-type="time" office:time-value="PT00H04M53.459312S" calcext:value-type="time">
            <text:p>00:04:53.4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8.245366S" calcext:value-type="time">
            <text:p>00:04:48.25</text:p>
          </table:table-cell>
          <table:table-cell office:value-type="time" office:time-value="PT00H04M49.296756S" calcext:value-type="time">
            <text:p>00:04:49.30</text:p>
          </table:table-cell>
          <table:table-cell office:value-type="time" office:time-value="PT00H05M06.371514S" calcext:value-type="time">
            <text:p>00:05:06.37</text:p>
          </table:table-cell>
          <table:table-cell office:value-type="time" office:time-value="PT00H04M45.842462S" calcext:value-type="time">
            <text:p>00:04:45.8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9.59801S" calcext:value-type="time">
            <text:p>00:05:09.60</text:p>
          </table:table-cell>
          <table:table-cell office:value-type="time" office:time-value="PT00H05M03.019462S" calcext:value-type="time">
            <text:p>00:05:03.02</text:p>
          </table:table-cell>
          <table:table-cell office:value-type="time" office:time-value="PT00H05M03.30696S" calcext:value-type="time">
            <text:p>00:05:03.31</text:p>
          </table:table-cell>
          <table:table-cell office:value-type="time" office:time-value="PT00H04M52.966021S" calcext:value-type="time">
            <text:p>00:04:52.9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4.650321S" calcext:value-type="time">
            <text:p>00:04:54.65</text:p>
          </table:table-cell>
          <table:table-cell office:value-type="time" office:time-value="PT00H04M27.204589S" calcext:value-type="time">
            <text:p>00:04:27.20</text:p>
          </table:table-cell>
          <table:table-cell office:value-type="time" office:time-value="PT00H05M02.517571S" calcext:value-type="time">
            <text:p>00:05:02.52</text:p>
          </table:table-cell>
          <table:table-cell office:value-type="time" office:time-value="PT00H05M04.010481S" calcext:value-type="time">
            <text:p>00:05:04.0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03.184593S" calcext:value-type="time">
            <text:p>00:05:03.18</text:p>
          </table:table-cell>
          <table:table-cell office:value-type="time" office:time-value="PT00H04M55.042044S" calcext:value-type="time">
            <text:p>00:04:55.04</text:p>
          </table:table-cell>
          <table:table-cell office:value-type="time" office:time-value="PT00H04M48.14733S" calcext:value-type="time">
            <text:p>00:04:48.15</text:p>
          </table:table-cell>
          <table:table-cell office:value-type="time" office:time-value="PT00H04M49.881155S" calcext:value-type="time">
            <text:p>00:04:49.8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1.976985S" calcext:value-type="time">
            <text:p>00:04:51.98</text:p>
          </table:table-cell>
          <table:table-cell office:value-type="time" office:time-value="PT00H04M59.008949S" calcext:value-type="time">
            <text:p>00:04:59.01</text:p>
          </table:table-cell>
          <table:table-cell office:value-type="time" office:time-value="PT00H04M56.286418S" calcext:value-type="time">
            <text:p>00:04:56.29</text:p>
          </table:table-cell>
          <table:table-cell office:value-type="time" office:time-value="PT00H04M54.158321S" calcext:value-type="time">
            <text:p>00:04:54.1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48.896504S" calcext:value-type="time">
            <text:p>00:04:48.90</text:p>
          </table:table-cell>
          <table:table-cell office:value-type="time" office:time-value="PT00H05M00.319114S" calcext:value-type="time">
            <text:p>00:05:00.32</text:p>
          </table:table-cell>
          <table:table-cell office:value-type="time" office:time-value="PT00H04M57.09652S" calcext:value-type="time">
            <text:p>00:04:57.10</text:p>
          </table:table-cell>
          <table:table-cell office:value-type="time" office:time-value="PT00H04M53.023266S" calcext:value-type="time">
            <text:p>00:04:53.0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8.250004S" calcext:value-type="time">
            <text:p>00:04:58.25</text:p>
          </table:table-cell>
          <table:table-cell office:value-type="time" office:time-value="PT00H04M59.73325S" calcext:value-type="time">
            <text:p>00:04:59.73</text:p>
          </table:table-cell>
          <table:table-cell office:value-type="time" office:time-value="PT00H04M46.69853S" calcext:value-type="time">
            <text:p>00:04:46.70</text:p>
          </table:table-cell>
          <table:table-cell office:value-type="time" office:time-value="PT00H05M02.833663S" calcext:value-type="time">
            <text:p>00:05:02.8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10.189187S" calcext:value-type="time">
            <text:p>00:05:10.19</text:p>
          </table:table-cell>
          <table:table-cell office:value-type="time" office:time-value="PT00H04M58.427963S" calcext:value-type="time">
            <text:p>00:04:58.43</text:p>
          </table:table-cell>
          <table:table-cell office:value-type="time" office:time-value="PT00H05M03.341564S" calcext:value-type="time">
            <text:p>00:05:03.34</text:p>
          </table:table-cell>
          <table:table-cell office:value-type="time" office:time-value="PT00H05M00.661956S" calcext:value-type="time">
            <text:p>00:05:00.6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0.161346S" calcext:value-type="time">
            <text:p>00:04:50.16</text:p>
          </table:table-cell>
          <table:table-cell office:value-type="time" office:time-value="PT00H04M47.249221S" calcext:value-type="time">
            <text:p>00:04:47.25</text:p>
          </table:table-cell>
          <table:table-cell office:value-type="time" office:time-value="PT00H04M57.606259S" calcext:value-type="time">
            <text:p>00:04:57.61</text:p>
          </table:table-cell>
          <table:table-cell office:value-type="time" office:time-value="PT00H05M02.425462S" calcext:value-type="time">
            <text:p>00:05:02.4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50.447508S" calcext:value-type="time">
            <text:p>00:04:50.45</text:p>
          </table:table-cell>
          <table:table-cell office:value-type="time" office:time-value="PT00H05M07.096854S" calcext:value-type="time">
            <text:p>00:05:07.10</text:p>
          </table:table-cell>
          <table:table-cell office:value-type="time" office:time-value="PT00H05M11.566019S" calcext:value-type="time">
            <text:p>00:05:11.57</text:p>
          </table:table-cell>
          <table:table-cell office:value-type="time" office:time-value="PT00H05M00.747058S" calcext:value-type="time">
            <text:p>00:05:00.75</text:p>
          </table:table-cell>
        </table:table-row>
        <table:table-row table:style-name="ro1">
          <table:table-cell table:number-columns-repeated="4"/>
          <table:table-cell office:value-type="time" office:time-value="PT00H04M16.911785S" calcext:value-type="time">
            <text:p>00:04:16.91</text:p>
          </table:table-cell>
          <table:table-cell office:value-type="time" office:time-value="PT00H04M54.803925S" calcext:value-type="time">
            <text:p>00:04:54.80</text:p>
          </table:table-cell>
          <table:table-cell office:value-type="time" office:time-value="PT00H05M19.97779S" calcext:value-type="time">
            <text:p>00:05:19.98</text:p>
          </table:table-cell>
        </table:table-row>
        <table:table-row table:style-name="ro1">
          <table:table-cell table:number-columns-repeated="4"/>
          <table:table-cell office:value-type="time" office:time-value="PT00H04M50.455775S" calcext:value-type="time">
            <text:p>00:04:50.46</text:p>
          </table:table-cell>
          <table:table-cell office:value-type="time" office:time-value="PT00H05M06.392763S" calcext:value-type="time">
            <text:p>00:05:06.39</text:p>
          </table:table-cell>
          <table:table-cell office:value-type="time" office:time-value="PT00H04M55.189299S" calcext:value-type="time">
            <text:p>00:04:55.19</text:p>
          </table:table-cell>
        </table:table-row>
        <table:table-row table:style-name="ro1">
          <table:table-cell table:number-columns-repeated="4"/>
          <table:table-cell office:value-type="time" office:time-value="PT00H04M56.275668S" calcext:value-type="time">
            <text:p>00:04:56.28</text:p>
          </table:table-cell>
          <table:table-cell office:value-type="time" office:time-value="PT00H04M52.043736S" calcext:value-type="time">
            <text:p>00:04:52.04</text:p>
          </table:table-cell>
          <table:table-cell office:value-type="time" office:time-value="PT00H05M07.5946S" calcext:value-type="time">
            <text:p>00:05:07.59</text:p>
          </table:table-cell>
        </table:table-row>
        <table:table-row table:style-name="ro1">
          <table:table-cell table:number-columns-repeated="4"/>
          <table:table-cell office:value-type="time" office:time-value="PT00H04M57.716134S" calcext:value-type="time">
            <text:p>00:04:57.72</text:p>
          </table:table-cell>
          <table:table-cell office:value-type="time" office:time-value="PT00H04M56.721568S" calcext:value-type="time">
            <text:p>00:04:56.72</text:p>
          </table:table-cell>
          <table:table-cell office:value-type="time" office:time-value="PT00H05M04.27212S" calcext:value-type="time">
            <text:p>00:05:04.27</text:p>
          </table:table-cell>
        </table:table-row>
        <table:table-row table:style-name="ro1">
          <table:table-cell table:number-columns-repeated="4"/>
          <table:table-cell office:value-type="time" office:time-value="PT00H04M53.826639S" calcext:value-type="time">
            <text:p>00:04:53.83</text:p>
          </table:table-cell>
          <table:table-cell office:value-type="time" office:time-value="PT00H04M54.332716S" calcext:value-type="time">
            <text:p>00:04:54.33</text:p>
          </table:table-cell>
          <table:table-cell office:value-type="time" office:time-value="PT00H04M59.166545S" calcext:value-type="time">
            <text:p>00:04:59.17</text:p>
          </table:table-cell>
        </table:table-row>
        <table:table-row table:style-name="ro1">
          <table:table-cell table:number-columns-repeated="4"/>
          <table:table-cell office:value-type="time" office:time-value="PT00H04M19.008972S" calcext:value-type="time">
            <text:p>00:04:19.01</text:p>
          </table:table-cell>
          <table:table-cell office:value-type="time" office:time-value="PT00H05M31.540289S" calcext:value-type="time">
            <text:p>00:05:31.54</text:p>
          </table:table-cell>
          <table:table-cell office:value-type="time" office:time-value="PT00H04M59.982902S" calcext:value-type="time">
            <text:p>00:04:59.98</text:p>
          </table:table-cell>
        </table:table-row>
        <table:table-row table:style-name="ro1">
          <table:table-cell table:number-columns-repeated="4"/>
          <table:table-cell office:value-type="time" office:time-value="PT00H05M08.986469S" calcext:value-type="time">
            <text:p>00:05:08.99</text:p>
          </table:table-cell>
          <table:table-cell office:value-type="time" office:time-value="PT00H04M55.848396S" calcext:value-type="time">
            <text:p>00:04:55.85</text:p>
          </table:table-cell>
          <table:table-cell office:value-type="time" office:time-value="PT00H04M13.532955S" calcext:value-type="time">
            <text:p>00:04:13.53</text:p>
          </table:table-cell>
        </table:table-row>
        <table:table-row table:style-name="ro1">
          <table:table-cell table:number-columns-repeated="4"/>
          <table:table-cell office:value-type="time" office:time-value="PT00H04M48.881117S" calcext:value-type="time">
            <text:p>00:04:48.88</text:p>
          </table:table-cell>
          <table:table-cell office:value-type="time" office:time-value="PT00H04M10.744043S" calcext:value-type="time">
            <text:p>00:04:10.74</text:p>
          </table:table-cell>
          <table:table-cell office:value-type="time" office:time-value="PT00H04M58.963659S" calcext:value-type="time">
            <text:p>00:04:58.96</text:p>
          </table:table-cell>
        </table:table-row>
        <table:table-row table:style-name="ro1">
          <table:table-cell table:number-columns-repeated="4"/>
          <table:table-cell office:value-type="time" office:time-value="PT00H04M49.339128S" calcext:value-type="time">
            <text:p>00:04:49.34</text:p>
          </table:table-cell>
          <table:table-cell office:value-type="time" office:time-value="PT00H04M27.089095S" calcext:value-type="time">
            <text:p>00:04:27.09</text:p>
          </table:table-cell>
          <table:table-cell office:value-type="time" office:time-value="PT00H04M58.789476S" calcext:value-type="time">
            <text:p>00:04:58.79</text:p>
          </table:table-cell>
        </table:table-row>
        <table:table-row table:style-name="ro1">
          <table:table-cell table:number-columns-repeated="4"/>
          <table:table-cell office:value-type="time" office:time-value="PT00H05M02.308012S" calcext:value-type="time">
            <text:p>00:05:02.31</text:p>
          </table:table-cell>
          <table:table-cell office:value-type="time" office:time-value="PT00H04M54.74475S" calcext:value-type="time">
            <text:p>00:04:54.74</text:p>
          </table:table-cell>
          <table:table-cell office:value-type="time" office:time-value="PT00H04M12.93205S" calcext:value-type="time">
            <text:p>00:04:12.93</text:p>
          </table:table-cell>
        </table:table-row>
        <table:table-row table:style-name="ro1">
          <table:table-cell table:number-columns-repeated="4"/>
          <table:table-cell office:value-type="time" office:time-value="PT00H04M53.918527S" calcext:value-type="time">
            <text:p>00:04:53.92</text:p>
          </table:table-cell>
          <table:table-cell office:value-type="time" office:time-value="PT00H04M54.565256S" calcext:value-type="time">
            <text:p>00:04:54.57</text:p>
          </table:table-cell>
          <table:table-cell office:value-type="time" office:time-value="PT00H04M18.016422S" calcext:value-type="time">
            <text:p>00:04:18.02</text:p>
          </table:table-cell>
        </table:table-row>
        <table:table-row table:style-name="ro1">
          <table:table-cell table:number-columns-repeated="4"/>
          <table:table-cell office:value-type="time" office:time-value="PT00H05M10.885883S" calcext:value-type="time">
            <text:p>00:05:10.89</text:p>
          </table:table-cell>
          <table:table-cell office:value-type="time" office:time-value="PT00H05M01.881154S" calcext:value-type="time">
            <text:p>00:05:01.88</text:p>
          </table:table-cell>
          <table:table-cell office:value-type="time" office:time-value="PT00H04M25.796583S" calcext:value-type="time">
            <text:p>00:04:25.80</text:p>
          </table:table-cell>
        </table:table-row>
        <table:table-row table:style-name="ro1">
          <table:table-cell table:number-columns-repeated="4"/>
          <table:table-cell office:value-type="time" office:time-value="PT00H05M13.013182S" calcext:value-type="time">
            <text:p>00:05:13.01</text:p>
          </table:table-cell>
          <table:table-cell office:value-type="time" office:time-value="PT00H04M55.96131S" calcext:value-type="time">
            <text:p>00:04:55.96</text:p>
          </table:table-cell>
          <table:table-cell office:value-type="time" office:time-value="PT00H04M19.585862S" calcext:value-type="time">
            <text:p>00:04:19.59</text:p>
          </table:table-cell>
        </table:table-row>
        <table:table-row table:style-name="ro1">
          <table:table-cell table:number-columns-repeated="4"/>
          <table:table-cell office:value-type="time" office:time-value="PT00H05M04.278157S" calcext:value-type="time">
            <text:p>00:05:04.28</text:p>
          </table:table-cell>
          <table:table-cell office:value-type="time" office:time-value="PT00H04M54.445544S" calcext:value-type="time">
            <text:p>00:04:54.45</text:p>
          </table:table-cell>
          <table:table-cell office:value-type="time" office:time-value="PT00H04M59.191536S" calcext:value-type="time">
            <text:p>00:04:59.19</text:p>
          </table:table-cell>
        </table:table-row>
        <table:table-row table:style-name="ro1">
          <table:table-cell table:number-columns-repeated="4"/>
          <table:table-cell office:value-type="time" office:time-value="PT00H05M03.234411S" calcext:value-type="time">
            <text:p>00:05:03.23</text:p>
          </table:table-cell>
          <table:table-cell office:value-type="time" office:time-value="PT00H04M59.533045S" calcext:value-type="time">
            <text:p>00:04:59.53</text:p>
          </table:table-cell>
          <table:table-cell office:value-type="time" office:time-value="PT00H05M05.648455S" calcext:value-type="time">
            <text:p>00:05:05.65</text:p>
          </table:table-cell>
        </table:table-row>
        <table:table-row table:style-name="ro1">
          <table:table-cell table:number-columns-repeated="4"/>
          <table:table-cell office:value-type="time" office:time-value="PT00H05M01.192293S" calcext:value-type="time">
            <text:p>00:05:01.19</text:p>
          </table:table-cell>
          <table:table-cell office:value-type="time" office:time-value="PT00H05M01.236233S" calcext:value-type="time">
            <text:p>00:05:01.24</text:p>
          </table:table-cell>
          <table:table-cell office:value-type="time" office:time-value="PT00H05M00.406875S" calcext:value-type="time">
            <text:p>00:05:00.41</text:p>
          </table:table-cell>
        </table:table-row>
        <table:table-row table:style-name="ro1">
          <table:table-cell table:number-columns-repeated="4"/>
          <table:table-cell office:value-type="time" office:time-value="PT00H05M11.451345S" calcext:value-type="time">
            <text:p>00:05:11.45</text:p>
          </table:table-cell>
          <table:table-cell office:value-type="time" office:time-value="PT00H05M14.552081S" calcext:value-type="time">
            <text:p>00:05:14.55</text:p>
          </table:table-cell>
          <table:table-cell office:value-type="time" office:time-value="PT00H05M01.500533S" calcext:value-type="time">
            <text:p>00:05:01.50</text:p>
          </table:table-cell>
        </table:table-row>
        <table:table-row table:style-name="ro1">
          <table:table-cell table:number-columns-repeated="4"/>
          <table:table-cell office:value-type="time" office:time-value="PT00H05M00.581042S" calcext:value-type="time">
            <text:p>00:05:00.58</text:p>
          </table:table-cell>
          <table:table-cell office:value-type="time" office:time-value="PT00H05M07.660222S" calcext:value-type="time">
            <text:p>00:05:07.66</text:p>
          </table:table-cell>
          <table:table-cell office:value-type="time" office:time-value="PT00H05M00.955742S" calcext:value-type="time">
            <text:p>00:05:00.96</text:p>
          </table:table-cell>
        </table:table-row>
        <table:table-row table:style-name="ro1">
          <table:table-cell table:number-columns-repeated="4"/>
          <table:table-cell office:value-type="time" office:time-value="PT00H05M04.972041S" calcext:value-type="time">
            <text:p>00:05:04.97</text:p>
          </table:table-cell>
          <table:table-cell office:value-type="time" office:time-value="PT00H04M53.772427S" calcext:value-type="time">
            <text:p>00:04:53.77</text:p>
          </table:table-cell>
          <table:table-cell office:value-type="time" office:time-value="PT00H05M01.243421S" calcext:value-type="time">
            <text:p>00:05:01.24</text:p>
          </table:table-cell>
        </table:table-row>
        <table:table-row table:style-name="ro1">
          <table:table-cell table:number-columns-repeated="4"/>
          <table:table-cell office:value-type="time" office:time-value="PT00H05M02.924848S" calcext:value-type="time">
            <text:p>00:05:02.92</text:p>
          </table:table-cell>
          <table:table-cell office:value-type="time" office:time-value="PT00H05M01.499963S" calcext:value-type="time">
            <text:p>00:05:01.50</text:p>
          </table:table-cell>
          <table:table-cell office:value-type="time" office:time-value="PT00H05M12.127914S" calcext:value-type="time">
            <text:p>00:05:12.1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3.880043S" calcext:value-type="time">
            <text:p>00:05:03.88</text:p>
          </table:table-cell>
          <table:table-cell office:value-type="time" office:time-value="PT00H04M58.04492S" calcext:value-type="time">
            <text:p>00:04:58.0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5.479792S" calcext:value-type="time">
            <text:p>00:05:05.48</text:p>
          </table:table-cell>
          <table:table-cell office:value-type="time" office:time-value="PT00H05M01.967645S" calcext:value-type="time">
            <text:p>00:05:01.9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8.936506S" calcext:value-type="time">
            <text:p>00:04:58.94</text:p>
          </table:table-cell>
          <table:table-cell office:value-type="time" office:time-value="PT00H05M07.171082S" calcext:value-type="time">
            <text:p>00:05:07.1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7.013559S" calcext:value-type="time">
            <text:p>00:05:07.01</text:p>
          </table:table-cell>
          <table:table-cell office:value-type="time" office:time-value="PT00H05M05.034605S" calcext:value-type="time">
            <text:p>00:05:05.0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48.802764S" calcext:value-type="time">
            <text:p>00:04:48.80</text:p>
          </table:table-cell>
          <table:table-cell office:value-type="time" office:time-value="PT00H04M59.341038S" calcext:value-type="time">
            <text:p>00:04:59.3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4.376015S" calcext:value-type="time">
            <text:p>00:04:54.38</text:p>
          </table:table-cell>
          <table:table-cell office:value-type="time" office:time-value="PT00H05M03.446378S" calcext:value-type="time">
            <text:p>00:05:03.4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2.228543S" calcext:value-type="time">
            <text:p>00:05:02.23</text:p>
          </table:table-cell>
          <table:table-cell office:value-type="time" office:time-value="PT00H05M01.391635S" calcext:value-type="time">
            <text:p>00:05:01.3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05.236318S" calcext:value-type="time">
            <text:p>00:04:05.24</text:p>
          </table:table-cell>
          <table:table-cell office:value-type="time" office:time-value="PT00H04M51.248541S" calcext:value-type="time">
            <text:p>00:04:51.2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0.376651S" calcext:value-type="time">
            <text:p>00:05:10.38</text:p>
          </table:table-cell>
          <table:table-cell office:value-type="time" office:time-value="PT00H05M00.364738S" calcext:value-type="time">
            <text:p>00:05:00.3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4.418297S" calcext:value-type="time">
            <text:p>00:05:04.42</text:p>
          </table:table-cell>
          <table:table-cell office:value-type="time" office:time-value="PT00H04M50.103343S" calcext:value-type="time">
            <text:p>00:04:50.1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3.919269S" calcext:value-type="time">
            <text:p>00:04:53.92</text:p>
          </table:table-cell>
          <table:table-cell office:value-type="time" office:time-value="PT00H05M00.918622S" calcext:value-type="time">
            <text:p>00:05:00.9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2.206547S" calcext:value-type="time">
            <text:p>00:04:52.21</text:p>
          </table:table-cell>
          <table:table-cell office:value-type="time" office:time-value="PT00H04M52.342998S" calcext:value-type="time">
            <text:p>00:04:52.3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4.873772S" calcext:value-type="time">
            <text:p>00:05:04.87</text:p>
          </table:table-cell>
          <table:table-cell office:value-type="time" office:time-value="PT00H05M03.025869S" calcext:value-type="time">
            <text:p>00:05:03.0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2.968495S" calcext:value-type="time">
            <text:p>00:04:52.97</text:p>
          </table:table-cell>
          <table:table-cell office:value-type="time" office:time-value="PT00H05M07.780222S" calcext:value-type="time">
            <text:p>00:05:07.7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6.86894S" calcext:value-type="time">
            <text:p>00:04:56.87</text:p>
          </table:table-cell>
          <table:table-cell office:value-type="time" office:time-value="PT00H05M15.873924S" calcext:value-type="time">
            <text:p>00:05:15.8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3.290037S" calcext:value-type="time">
            <text:p>00:04:53.29</text:p>
          </table:table-cell>
          <table:table-cell office:value-type="time" office:time-value="PT00H04M47.676082S" calcext:value-type="time">
            <text:p>00:04:47.6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47.458126S" calcext:value-type="time">
            <text:p>00:04:47.46</text:p>
          </table:table-cell>
          <table:table-cell office:value-type="time" office:time-value="PT00H04M18.539328S" calcext:value-type="time">
            <text:p>00:04:18.5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18.50033S" calcext:value-type="time">
            <text:p>00:05:18.50</text:p>
          </table:table-cell>
          <table:table-cell office:value-type="time" office:time-value="PT00H05M04.914479S" calcext:value-type="time">
            <text:p>00:05:04.9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06.516S" calcext:value-type="time">
            <text:p>00:05:06.52</text:p>
          </table:table-cell>
          <table:table-cell office:value-type="time" office:time-value="PT00H05M02.199574S" calcext:value-type="time">
            <text:p>00:05:02.2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57.441085S" calcext:value-type="time">
            <text:p>00:04:57.44</text:p>
          </table:table-cell>
          <table:table-cell office:value-type="time" office:time-value="PT00H05M06.573946S" calcext:value-type="time">
            <text:p>00:05:06.5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8.613407S" calcext:value-type="time">
            <text:p>00:04:58.6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8.185359S" calcext:value-type="time">
            <text:p>00:05:08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7.905155S" calcext:value-type="time">
            <text:p>00:05:07.9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2.27507S" calcext:value-type="time">
            <text:p>00:04:52.2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47.236327S" calcext:value-type="time">
            <text:p>00:04:47.2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0.895385S" calcext:value-type="time">
            <text:p>00:04:50.9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8.491455S" calcext:value-type="time">
            <text:p>00:05:08.4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0.826925S" calcext:value-type="time">
            <text:p>00:05:00.8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3.784487S" calcext:value-type="time">
            <text:p>00:04:53.7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4.550421S" calcext:value-type="time">
            <text:p>00:05:04.5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5.205546S" calcext:value-type="time">
            <text:p>00:04:55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5.210887S" calcext:value-type="time">
            <text:p>00:05:05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7.609071S" calcext:value-type="time">
            <text:p>00:05:07.6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55.622711S" calcext:value-type="time">
            <text:p>00:04:55.6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45.317515S" calcext:value-type="time">
            <text:p>00:04:45.3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5.672857S" calcext:value-type="time">
            <text:p>00:05:05.6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42.910691S" calcext:value-type="time">
            <text:p>00:04:42.9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7.707903S" calcext:value-type="time">
            <text:p>00:05:07.7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14.26526S" calcext:value-type="time">
            <text:p>00:05:14.2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03.871895S" calcext:value-type="time">
            <text:p>00:05:03.8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ondemand-c5a.2xlarge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ndemand-c5a.2xlar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676779514607738" calcext:value-type="float">
            <text:p>0.000677</text:p>
          </table:table-cell>
          <table:table-cell table:style-name="ce3" table:formula="of:=COM.MICROSOFT.STDEV.P([.D3:.D42])" office:value-type="float" office:value="0.000250311756713974" calcext:value-type="float">
            <text:p>0.000250</text:p>
          </table:table-cell>
          <table:table-cell table:style-name="ce3" table:formula="of:=COM.MICROSOFT.STDEV.P([.E3:.E62])" office:value-type="float" office:value="0.000352352814336778" calcext:value-type="float">
            <text:p>0.000352</text:p>
          </table:table-cell>
          <table:table-cell table:style-name="ce3" table:formula="of:=COM.MICROSOFT.STDEV.P([.F3:.F82])" office:value-type="float" office:value="0.000399103432279336" calcext:value-type="float">
            <text:p>0.000399</text:p>
          </table:table-cell>
          <table:table-cell table:style-name="ce3" table:formula="of:=COM.MICROSOFT.STDEV.P([.G3:.G102])" office:value-type="float" office:value="0.000364313209625144" calcext:value-type="float">
            <text:p>0.000364</text:p>
          </table:table-cell>
        </table:table-row>
        <table:table-row table:style-name="ro1">
          <table:table-cell/>
          <table:table-cell table:style-name="ce1" office:value-type="time" office:time-value="PT00H03M49.011552S" calcext:value-type="time">
            <text:p>00:03:49.01</text:p>
          </table:table-cell>
          <table:table-cell table:style-name="ce1" office:value-type="time" office:time-value="PT00H06M51.249732S" calcext:value-type="time">
            <text:p>00:06:51.25</text:p>
          </table:table-cell>
          <table:table-cell table:style-name="ce1" office:value-type="time" office:time-value="PT00H06M26.451341S" calcext:value-type="time">
            <text:p>00:06:26.45</text:p>
          </table:table-cell>
          <table:table-cell office:value-type="time" office:time-value="PT00H06M33.681366S" calcext:value-type="time">
            <text:p>00:06:33.68</text:p>
          </table:table-cell>
          <table:table-cell office:value-type="time" office:time-value="PT00H06M21.027264S" calcext:value-type="time">
            <text:p>00:06:21.03</text:p>
          </table:table-cell>
          <table:table-cell office:value-type="time" office:time-value="PT00H06M19.079166S" calcext:value-type="time">
            <text:p>00:06:19.0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55.978136S" calcext:value-type="time">
            <text:p>00:06:55.98</text:p>
          </table:table-cell>
          <table:table-cell table:style-name="ce1" office:value-type="time" office:time-value="PT00H06M05.323563S" calcext:value-type="time">
            <text:p>00:06:05.32</text:p>
          </table:table-cell>
          <table:table-cell office:value-type="time" office:time-value="PT00H06M37.595942S" calcext:value-type="time">
            <text:p>00:06:37.60</text:p>
          </table:table-cell>
          <table:table-cell office:value-type="time" office:time-value="PT00H06M24.32664S" calcext:value-type="time">
            <text:p>00:06:24.33</text:p>
          </table:table-cell>
          <table:table-cell office:value-type="time" office:time-value="PT00H06M19.735997S" calcext:value-type="time">
            <text:p>00:06:19.7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30.467737S" calcext:value-type="time">
            <text:p>00:06:30.47</text:p>
          </table:table-cell>
          <table:table-cell table:style-name="ce1" office:value-type="time" office:time-value="PT00H06M58.99049S" calcext:value-type="time">
            <text:p>00:06:58.99</text:p>
          </table:table-cell>
          <table:table-cell office:value-type="time" office:time-value="PT00H07M03.737795S" calcext:value-type="time">
            <text:p>00:07:03.74</text:p>
          </table:table-cell>
          <table:table-cell office:value-type="time" office:time-value="PT00H06M53.745824S" calcext:value-type="time">
            <text:p>00:06:53.75</text:p>
          </table:table-cell>
          <table:table-cell office:value-type="time" office:time-value="PT00H06M58.048403S" calcext:value-type="time">
            <text:p>00:06:58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14.183837S" calcext:value-type="time">
            <text:p>00:04:14.18</text:p>
          </table:table-cell>
          <table:table-cell table:style-name="ce1" office:value-type="time" office:time-value="PT00H06M56.019993S" calcext:value-type="time">
            <text:p>00:06:56.02</text:p>
          </table:table-cell>
          <table:table-cell office:value-type="time" office:time-value="PT00H06M20.744715S" calcext:value-type="time">
            <text:p>00:06:20.74</text:p>
          </table:table-cell>
          <table:table-cell office:value-type="time" office:time-value="PT00H06M23.912163S" calcext:value-type="time">
            <text:p>00:06:23.91</text:p>
          </table:table-cell>
          <table:table-cell office:value-type="time" office:time-value="PT00H06M19.064067S" calcext:value-type="time">
            <text:p>00:06:19.0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56.658526S" calcext:value-type="time">
            <text:p>00:06:56.66</text:p>
          </table:table-cell>
          <table:table-cell table:style-name="ce1" office:value-type="time" office:time-value="PT00H06M28.052072S" calcext:value-type="time">
            <text:p>00:06:28.05</text:p>
          </table:table-cell>
          <table:table-cell office:value-type="time" office:time-value="PT00H06M35.120231S" calcext:value-type="time">
            <text:p>00:06:35.12</text:p>
          </table:table-cell>
          <table:table-cell office:value-type="time" office:time-value="PT00H06M19.431415S" calcext:value-type="time">
            <text:p>00:06:19.43</text:p>
          </table:table-cell>
          <table:table-cell office:value-type="time" office:time-value="PT00H05M25.706426S" calcext:value-type="time">
            <text:p>00:05:25.7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18.769162S" calcext:value-type="time">
            <text:p>00:04:18.77</text:p>
          </table:table-cell>
          <table:table-cell table:style-name="ce1" office:value-type="time" office:time-value="PT00H06M25.343899S" calcext:value-type="time">
            <text:p>00:06:25.34</text:p>
          </table:table-cell>
          <table:table-cell office:value-type="time" office:time-value="PT00H06M35.867042S" calcext:value-type="time">
            <text:p>00:06:35.87</text:p>
          </table:table-cell>
          <table:table-cell office:value-type="time" office:time-value="PT00H06M22.377908S" calcext:value-type="time">
            <text:p>00:06:22.38</text:p>
          </table:table-cell>
          <table:table-cell office:value-type="time" office:time-value="PT00H06M11.372087S" calcext:value-type="time">
            <text:p>00:06:11.3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54.270616S" calcext:value-type="time">
            <text:p>00:06:54.27</text:p>
          </table:table-cell>
          <table:table-cell table:style-name="ce1" office:value-type="time" office:time-value="PT00H06M33.277293S" calcext:value-type="time">
            <text:p>00:06:33.28</text:p>
          </table:table-cell>
          <table:table-cell office:value-type="time" office:time-value="PT00H06M38.426278S" calcext:value-type="time">
            <text:p>00:06:38.43</text:p>
          </table:table-cell>
          <table:table-cell office:value-type="time" office:time-value="PT00H06M18.942289S" calcext:value-type="time">
            <text:p>00:06:18.94</text:p>
          </table:table-cell>
          <table:table-cell office:value-type="time" office:time-value="PT00H06M56.752763S" calcext:value-type="time">
            <text:p>00:06:56.7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44.038566S" calcext:value-type="time">
            <text:p>00:06:44.04</text:p>
          </table:table-cell>
          <table:table-cell table:style-name="ce1" office:value-type="time" office:time-value="PT00H07M00.912606S" calcext:value-type="time">
            <text:p>00:07:00.91</text:p>
          </table:table-cell>
          <table:table-cell office:value-type="time" office:time-value="PT00H07M10.208908S" calcext:value-type="time">
            <text:p>00:07:10.21</text:p>
          </table:table-cell>
          <table:table-cell office:value-type="time" office:time-value="PT00H06M22.921769S" calcext:value-type="time">
            <text:p>00:06:22.92</text:p>
          </table:table-cell>
          <table:table-cell office:value-type="time" office:time-value="PT00H06M02.497986S" calcext:value-type="time">
            <text:p>00:06:02.5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01.89348S" calcext:value-type="time">
            <text:p>00:04:01.89</text:p>
          </table:table-cell>
          <table:table-cell table:style-name="ce1" office:value-type="time" office:time-value="PT00H06M25.671185S" calcext:value-type="time">
            <text:p>00:06:25.67</text:p>
          </table:table-cell>
          <table:table-cell office:value-type="time" office:time-value="PT00H06M22.388702S" calcext:value-type="time">
            <text:p>00:06:22.39</text:p>
          </table:table-cell>
          <table:table-cell office:value-type="time" office:time-value="PT00H07M30.268213S" calcext:value-type="time">
            <text:p>00:07:30.27</text:p>
          </table:table-cell>
          <table:table-cell office:value-type="time" office:time-value="PT00H06M12.692792S" calcext:value-type="time">
            <text:p>00:06:12.6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36.408763S" calcext:value-type="time">
            <text:p>00:04:36.41</text:p>
          </table:table-cell>
          <table:table-cell table:style-name="ce1" office:value-type="time" office:time-value="PT00H06M31.985786S" calcext:value-type="time">
            <text:p>00:06:31.99</text:p>
          </table:table-cell>
          <table:table-cell office:value-type="time" office:time-value="PT00H05M15.39119S" calcext:value-type="time">
            <text:p>00:05:15.39</text:p>
          </table:table-cell>
          <table:table-cell office:value-type="time" office:time-value="PT00H06M24.63762S" calcext:value-type="time">
            <text:p>00:06:24.64</text:p>
          </table:table-cell>
          <table:table-cell office:value-type="time" office:time-value="PT00H06M13.286602S" calcext:value-type="time">
            <text:p>00:06:13.2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7.334453S" calcext:value-type="time">
            <text:p>00:06:27.33</text:p>
          </table:table-cell>
          <table:table-cell table:style-name="ce1" office:value-type="time" office:time-value="PT00H06M28.585404S" calcext:value-type="time">
            <text:p>00:06:28.59</text:p>
          </table:table-cell>
          <table:table-cell office:value-type="time" office:time-value="PT00H06M12.221476S" calcext:value-type="time">
            <text:p>00:06:12.22</text:p>
          </table:table-cell>
          <table:table-cell office:value-type="time" office:time-value="PT00H06M22.514856S" calcext:value-type="time">
            <text:p>00:06:22.51</text:p>
          </table:table-cell>
          <table:table-cell office:value-type="time" office:time-value="PT00H06M59.010238S" calcext:value-type="time">
            <text:p>00:06:59.0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4.971677S" calcext:value-type="time">
            <text:p>00:06:24.97</text:p>
          </table:table-cell>
          <table:table-cell table:style-name="ce1" office:value-type="time" office:time-value="PT00H06M33.474057S" calcext:value-type="time">
            <text:p>00:06:33.47</text:p>
          </table:table-cell>
          <table:table-cell office:value-type="time" office:time-value="PT00H07M02.518144S" calcext:value-type="time">
            <text:p>00:07:02.52</text:p>
          </table:table-cell>
          <table:table-cell office:value-type="time" office:time-value="PT00H06M58.740935S" calcext:value-type="time">
            <text:p>00:06:58.74</text:p>
          </table:table-cell>
          <table:table-cell office:value-type="time" office:time-value="PT00H06M08.436962S" calcext:value-type="time">
            <text:p>00:06:08.44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6M32.290092S" calcext:value-type="time">
            <text:p>00:06:32.29</text:p>
          </table:table-cell>
          <table:table-cell table:style-name="ce1" office:value-type="time" office:time-value="PT00H06M28.640034S" calcext:value-type="time">
            <text:p>00:06:28.64</text:p>
          </table:table-cell>
          <table:table-cell office:value-type="time" office:time-value="PT00H06M07.652666S" calcext:value-type="time">
            <text:p>00:06:07.65</text:p>
          </table:table-cell>
          <table:table-cell office:value-type="time" office:time-value="PT00H06M20.262198S" calcext:value-type="time">
            <text:p>00:06:20.26</text:p>
          </table:table-cell>
          <table:table-cell office:value-type="time" office:time-value="PT00H06M56.045459S" calcext:value-type="time">
            <text:p>00:06:56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7.879229S" calcext:value-type="time">
            <text:p>00:06:27.88</text:p>
          </table:table-cell>
          <table:table-cell table:style-name="ce1" office:value-type="time" office:time-value="PT00H06M26.951406S" calcext:value-type="time">
            <text:p>00:06:26.95</text:p>
          </table:table-cell>
          <table:table-cell office:value-type="time" office:time-value="PT00H05M36.298902S" calcext:value-type="time">
            <text:p>00:05:36.30</text:p>
          </table:table-cell>
          <table:table-cell office:value-type="time" office:time-value="PT00H06M22.81613S" calcext:value-type="time">
            <text:p>00:06:22.82</text:p>
          </table:table-cell>
          <table:table-cell office:value-type="time" office:time-value="PT00H06M19.154736S" calcext:value-type="time">
            <text:p>00:06:19.1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4.721869S" calcext:value-type="time">
            <text:p>00:06:24.72</text:p>
          </table:table-cell>
          <table:table-cell table:style-name="ce1" office:value-type="time" office:time-value="PT00H07M01.010892S" calcext:value-type="time">
            <text:p>00:07:01.01</text:p>
          </table:table-cell>
          <table:table-cell office:value-type="time" office:time-value="PT00H07M05.395517S" calcext:value-type="time">
            <text:p>00:07:05.40</text:p>
          </table:table-cell>
          <table:table-cell office:value-type="time" office:time-value="PT00H06M20.559511S" calcext:value-type="time">
            <text:p>00:06:20.56</text:p>
          </table:table-cell>
          <table:table-cell office:value-type="time" office:time-value="PT00H06M55.339172S" calcext:value-type="time">
            <text:p>00:06:55.3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59.720612S" calcext:value-type="time">
            <text:p>00:06:59.72</text:p>
          </table:table-cell>
          <table:table-cell table:style-name="ce1" office:value-type="time" office:time-value="PT00H07M04.527034S" calcext:value-type="time">
            <text:p>00:07:04.53</text:p>
          </table:table-cell>
          <table:table-cell office:value-type="time" office:time-value="PT00H06M39.676138S" calcext:value-type="time">
            <text:p>00:06:39.68</text:p>
          </table:table-cell>
          <table:table-cell office:value-type="time" office:time-value="PT00H06M16.029714S" calcext:value-type="time">
            <text:p>00:06:16.03</text:p>
          </table:table-cell>
          <table:table-cell office:value-type="time" office:time-value="PT00H06M10.276803S" calcext:value-type="time">
            <text:p>00:06:10.2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29.52387S" calcext:value-type="time">
            <text:p>00:05:29.52</text:p>
          </table:table-cell>
          <table:table-cell table:style-name="ce1" office:value-type="time" office:time-value="PT00H06M53.509223S" calcext:value-type="time">
            <text:p>00:06:53.51</text:p>
          </table:table-cell>
          <table:table-cell office:value-type="time" office:time-value="PT00H06M55.068785S" calcext:value-type="time">
            <text:p>00:06:55.07</text:p>
          </table:table-cell>
          <table:table-cell office:value-type="time" office:time-value="PT00H07M02.530759S" calcext:value-type="time">
            <text:p>00:07:02.53</text:p>
          </table:table-cell>
          <table:table-cell office:value-type="time" office:time-value="PT00H05M07.584966S" calcext:value-type="time">
            <text:p>00:05:07.5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54.519908S" calcext:value-type="time">
            <text:p>00:06:54.52</text:p>
          </table:table-cell>
          <table:table-cell table:style-name="ce1" office:value-type="time" office:time-value="PT00H05M31.319545S" calcext:value-type="time">
            <text:p>00:05:31.32</text:p>
          </table:table-cell>
          <table:table-cell office:value-type="time" office:time-value="PT00H06M34.412343S" calcext:value-type="time">
            <text:p>00:06:34.41</text:p>
          </table:table-cell>
          <table:table-cell office:value-type="time" office:time-value="PT00H06M16.866282S" calcext:value-type="time">
            <text:p>00:06:16.87</text:p>
          </table:table-cell>
          <table:table-cell office:value-type="time" office:time-value="PT00H06M13.877507S" calcext:value-type="time">
            <text:p>00:06:13.8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11.94718S" calcext:value-type="time">
            <text:p>00:06:11.95</text:p>
          </table:table-cell>
          <table:table-cell table:style-name="ce1" office:value-type="time" office:time-value="PT00H06M28.823398S" calcext:value-type="time">
            <text:p>00:06:28.82</text:p>
          </table:table-cell>
          <table:table-cell office:value-type="time" office:time-value="PT00H05M45.547162S" calcext:value-type="time">
            <text:p>00:05:45.55</text:p>
          </table:table-cell>
          <table:table-cell office:value-type="time" office:time-value="PT00H06M13.934545S" calcext:value-type="time">
            <text:p>00:06:13.93</text:p>
          </table:table-cell>
          <table:table-cell office:value-type="time" office:time-value="PT00H06M51.507187S" calcext:value-type="time">
            <text:p>00:06:51.5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9.656193S" calcext:value-type="time">
            <text:p>00:06:29.66</text:p>
          </table:table-cell>
          <table:table-cell table:style-name="ce1" office:value-type="time" office:time-value="PT00H06M35.274897S" calcext:value-type="time">
            <text:p>00:06:35.27</text:p>
          </table:table-cell>
          <table:table-cell office:value-type="time" office:time-value="PT00H06M21.909423S" calcext:value-type="time">
            <text:p>00:06:21.91</text:p>
          </table:table-cell>
          <table:table-cell office:value-type="time" office:time-value="PT00H06M58.393834S" calcext:value-type="time">
            <text:p>00:06:58.39</text:p>
          </table:table-cell>
          <table:table-cell office:value-type="time" office:time-value="PT00H06M16.308164S" calcext:value-type="time">
            <text:p>00:06:16.3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55.540721S" calcext:value-type="time">
            <text:p>00:06:55.54</text:p>
          </table:table-cell>
          <table:table-cell office:value-type="time" office:time-value="PT00H07M05.215192S" calcext:value-type="time">
            <text:p>00:07:05.22</text:p>
          </table:table-cell>
          <table:table-cell office:value-type="time" office:time-value="PT00H06M23.626205S" calcext:value-type="time">
            <text:p>00:06:23.63</text:p>
          </table:table-cell>
          <table:table-cell office:value-type="time" office:time-value="PT00H06M18.136831S" calcext:value-type="time">
            <text:p>00:06:18.1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311721S" calcext:value-type="time">
            <text:p>00:06:33.31</text:p>
          </table:table-cell>
          <table:table-cell office:value-type="time" office:time-value="PT00H06M36.707437S" calcext:value-type="time">
            <text:p>00:06:36.71</text:p>
          </table:table-cell>
          <table:table-cell office:value-type="time" office:time-value="PT00H06M16.100001S" calcext:value-type="time">
            <text:p>00:06:16.10</text:p>
          </table:table-cell>
          <table:table-cell office:value-type="time" office:time-value="PT00H06M11.349741S" calcext:value-type="time">
            <text:p>00:06:11.3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50.024196S" calcext:value-type="time">
            <text:p>00:06:50.02</text:p>
          </table:table-cell>
          <table:table-cell office:value-type="time" office:time-value="PT00H07M04.502379S" calcext:value-type="time">
            <text:p>00:07:04.50</text:p>
          </table:table-cell>
          <table:table-cell office:value-type="time" office:time-value="PT00H05M20.890787S" calcext:value-type="time">
            <text:p>00:05:20.89</text:p>
          </table:table-cell>
          <table:table-cell office:value-type="time" office:time-value="PT00H06M19.104404S" calcext:value-type="time">
            <text:p>00:06:19.1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43.134356S" calcext:value-type="time">
            <text:p>00:06:43.13</text:p>
          </table:table-cell>
          <table:table-cell office:value-type="time" office:time-value="PT00H05M39.003936S" calcext:value-type="time">
            <text:p>00:05:39.00</text:p>
          </table:table-cell>
          <table:table-cell office:value-type="time" office:time-value="PT00H05M53.445463S" calcext:value-type="time">
            <text:p>00:05:53.45</text:p>
          </table:table-cell>
          <table:table-cell office:value-type="time" office:time-value="PT00H05M18.808829S" calcext:value-type="time">
            <text:p>00:05:18.8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7M04.221913S" calcext:value-type="time">
            <text:p>00:07:04.22</text:p>
          </table:table-cell>
          <table:table-cell office:value-type="time" office:time-value="PT00H06M39.652629S" calcext:value-type="time">
            <text:p>00:06:39.65</text:p>
          </table:table-cell>
          <table:table-cell office:value-type="time" office:time-value="PT00H06M25.261296S" calcext:value-type="time">
            <text:p>00:06:25.26</text:p>
          </table:table-cell>
          <table:table-cell office:value-type="time" office:time-value="PT00H05M52.547055S" calcext:value-type="time">
            <text:p>00:05:52.5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6.01797S" calcext:value-type="time">
            <text:p>00:06:26.02</text:p>
          </table:table-cell>
          <table:table-cell office:value-type="time" office:time-value="PT00H06M34.249907S" calcext:value-type="time">
            <text:p>00:06:34.25</text:p>
          </table:table-cell>
          <table:table-cell office:value-type="time" office:time-value="PT00H06M16.480415S" calcext:value-type="time">
            <text:p>00:06:16.48</text:p>
          </table:table-cell>
          <table:table-cell office:value-type="time" office:time-value="PT00H06M02.126832S" calcext:value-type="time">
            <text:p>00:06:02.1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5.707667S" calcext:value-type="time">
            <text:p>00:06:25.71</text:p>
          </table:table-cell>
          <table:table-cell office:value-type="time" office:time-value="PT00H06M28.867052S" calcext:value-type="time">
            <text:p>00:06:28.87</text:p>
          </table:table-cell>
          <table:table-cell office:value-type="time" office:time-value="PT00H07M00.904018S" calcext:value-type="time">
            <text:p>00:07:00.90</text:p>
          </table:table-cell>
          <table:table-cell office:value-type="time" office:time-value="PT00H06M48.524883S" calcext:value-type="time">
            <text:p>00:06:48.5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14.97078S" calcext:value-type="time">
            <text:p>00:06:14.97</text:p>
          </table:table-cell>
          <table:table-cell office:value-type="time" office:time-value="PT00H06M41.098939S" calcext:value-type="time">
            <text:p>00:06:41.10</text:p>
          </table:table-cell>
          <table:table-cell office:value-type="time" office:time-value="PT00H06M55.337764S" calcext:value-type="time">
            <text:p>00:06:55.34</text:p>
          </table:table-cell>
          <table:table-cell office:value-type="time" office:time-value="PT00H06M17.748897S" calcext:value-type="time">
            <text:p>00:06:17.7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955895S" calcext:value-type="time">
            <text:p>00:06:33.96</text:p>
          </table:table-cell>
          <table:table-cell office:value-type="time" office:time-value="PT00H06M35.930182S" calcext:value-type="time">
            <text:p>00:06:35.93</text:p>
          </table:table-cell>
          <table:table-cell office:value-type="time" office:time-value="PT00H05M31.003936S" calcext:value-type="time">
            <text:p>00:05:31.00</text:p>
          </table:table-cell>
          <table:table-cell office:value-type="time" office:time-value="PT00H06M54.692579S" calcext:value-type="time">
            <text:p>00:06:54.6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918576S" calcext:value-type="time">
            <text:p>00:06:35.92</text:p>
          </table:table-cell>
          <table:table-cell office:value-type="time" office:time-value="PT00H06M36.33549S" calcext:value-type="time">
            <text:p>00:06:36.34</text:p>
          </table:table-cell>
          <table:table-cell office:value-type="time" office:time-value="PT00H06M01.300395S" calcext:value-type="time">
            <text:p>00:06:01.30</text:p>
          </table:table-cell>
          <table:table-cell office:value-type="time" office:time-value="PT00H06M19.685935S" calcext:value-type="time">
            <text:p>00:06:19.6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1.170173S" calcext:value-type="time">
            <text:p>00:06:31.17</text:p>
          </table:table-cell>
          <table:table-cell office:value-type="time" office:time-value="PT00H06M36.296016S" calcext:value-type="time">
            <text:p>00:06:36.30</text:p>
          </table:table-cell>
          <table:table-cell office:value-type="time" office:time-value="PT00H06M54.208256S" calcext:value-type="time">
            <text:p>00:06:54.21</text:p>
          </table:table-cell>
          <table:table-cell office:value-type="time" office:time-value="PT00H06M06.795592S" calcext:value-type="time">
            <text:p>00:06:06.8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7M01.400296S" calcext:value-type="time">
            <text:p>00:07:01.40</text:p>
          </table:table-cell>
          <table:table-cell office:value-type="time" office:time-value="PT00H06M33.672573S" calcext:value-type="time">
            <text:p>00:06:33.67</text:p>
          </table:table-cell>
          <table:table-cell office:value-type="time" office:time-value="PT00H06M20.631844S" calcext:value-type="time">
            <text:p>00:06:20.63</text:p>
          </table:table-cell>
          <table:table-cell office:value-type="time" office:time-value="PT00H06M51.451592S" calcext:value-type="time">
            <text:p>00:06:51.4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04.504207S" calcext:value-type="time">
            <text:p>00:06:04.50</text:p>
          </table:table-cell>
          <table:table-cell office:value-type="time" office:time-value="PT00H05M45.555466S" calcext:value-type="time">
            <text:p>00:05:45.56</text:p>
          </table:table-cell>
          <table:table-cell office:value-type="time" office:time-value="PT00H06M25.112116S" calcext:value-type="time">
            <text:p>00:06:25.11</text:p>
          </table:table-cell>
          <table:table-cell office:value-type="time" office:time-value="PT00H06M54.374681S" calcext:value-type="time">
            <text:p>00:06:54.3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15.644799S" calcext:value-type="time">
            <text:p>00:06:15.64</text:p>
          </table:table-cell>
          <table:table-cell office:value-type="time" office:time-value="PT00H06M21.626228S" calcext:value-type="time">
            <text:p>00:06:21.63</text:p>
          </table:table-cell>
          <table:table-cell office:value-type="time" office:time-value="PT00H06M13.534949S" calcext:value-type="time">
            <text:p>00:06:13.53</text:p>
          </table:table-cell>
          <table:table-cell office:value-type="time" office:time-value="PT00H06M54.273386S" calcext:value-type="time">
            <text:p>00:06:54.2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7.84838S" calcext:value-type="time">
            <text:p>00:06:27.85</text:p>
          </table:table-cell>
          <table:table-cell office:value-type="time" office:time-value="PT00H06M38.033717S" calcext:value-type="time">
            <text:p>00:06:38.03</text:p>
          </table:table-cell>
          <table:table-cell office:value-type="time" office:time-value="PT00H06M57.388878S" calcext:value-type="time">
            <text:p>00:06:57.39</text:p>
          </table:table-cell>
          <table:table-cell office:value-type="time" office:time-value="PT00H06M53.877909S" calcext:value-type="time">
            <text:p>00:06:53.8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7M02.644496S" calcext:value-type="time">
            <text:p>00:07:02.64</text:p>
          </table:table-cell>
          <table:table-cell office:value-type="time" office:time-value="PT00H07M07.75112S" calcext:value-type="time">
            <text:p>00:07:07.75</text:p>
          </table:table-cell>
          <table:table-cell office:value-type="time" office:time-value="PT00H06M21.811058S" calcext:value-type="time">
            <text:p>00:06:21.81</text:p>
          </table:table-cell>
          <table:table-cell office:value-type="time" office:time-value="PT00H06M19.735075S" calcext:value-type="time">
            <text:p>00:06:19.7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43.940154S" calcext:value-type="time">
            <text:p>00:05:43.94</text:p>
          </table:table-cell>
          <table:table-cell office:value-type="time" office:time-value="PT00H06M37.371255S" calcext:value-type="time">
            <text:p>00:06:37.37</text:p>
          </table:table-cell>
          <table:table-cell office:value-type="time" office:time-value="PT00H06M56.062453S" calcext:value-type="time">
            <text:p>00:06:56.06</text:p>
          </table:table-cell>
          <table:table-cell office:value-type="time" office:time-value="PT00H06M51.989183S" calcext:value-type="time">
            <text:p>00:06:51.9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5M58.24111S" calcext:value-type="time">
            <text:p>00:05:58.24</text:p>
          </table:table-cell>
          <table:table-cell office:value-type="time" office:time-value="PT00H07M07.127376S" calcext:value-type="time">
            <text:p>00:07:07.13</text:p>
          </table:table-cell>
          <table:table-cell office:value-type="time" office:time-value="PT00H06M56.524368S" calcext:value-type="time">
            <text:p>00:06:56.52</text:p>
          </table:table-cell>
          <table:table-cell office:value-type="time" office:time-value="PT00H06M08.577896S" calcext:value-type="time">
            <text:p>00:06:08.5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7M00.269208S" calcext:value-type="time">
            <text:p>00:07:00.27</text:p>
          </table:table-cell>
          <table:table-cell office:value-type="time" office:time-value="PT00H06M52.768442S" calcext:value-type="time">
            <text:p>00:06:52.77</text:p>
          </table:table-cell>
          <table:table-cell office:value-type="time" office:time-value="PT00H06M17.556429S" calcext:value-type="time">
            <text:p>00:06:17.56</text:p>
          </table:table-cell>
          <table:table-cell office:value-type="time" office:time-value="PT00H06M19.838147S" calcext:value-type="time">
            <text:p>00:06:19.8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19.557815S" calcext:value-type="time">
            <text:p>00:06:19.56</text:p>
          </table:table-cell>
          <table:table-cell office:value-type="time" office:time-value="PT00H06M41.305255S" calcext:value-type="time">
            <text:p>00:06:41.31</text:p>
          </table:table-cell>
          <table:table-cell office:value-type="time" office:time-value="PT00H06M59.705939S" calcext:value-type="time">
            <text:p>00:06:59.71</text:p>
          </table:table-cell>
          <table:table-cell office:value-type="time" office:time-value="PT00H06M56.971491S" calcext:value-type="time">
            <text:p>00:06:56.97</text:p>
          </table:table-cell>
        </table:table-row>
        <table:table-row table:style-name="ro1">
          <table:table-cell table:number-columns-repeated="4"/>
          <table:table-cell office:value-type="time" office:time-value="PT00H05M45.640074S" calcext:value-type="time">
            <text:p>00:05:45.64</text:p>
          </table:table-cell>
          <table:table-cell office:value-type="time" office:time-value="PT00H06M18.575898S" calcext:value-type="time">
            <text:p>00:06:18.58</text:p>
          </table:table-cell>
          <table:table-cell office:value-type="time" office:time-value="PT00H07M25.890135S" calcext:value-type="time">
            <text:p>00:07:25.89</text:p>
          </table:table-cell>
        </table:table-row>
        <table:table-row table:style-name="ro1">
          <table:table-cell table:number-columns-repeated="4"/>
          <table:table-cell office:value-type="time" office:time-value="PT00H07M01.294721S" calcext:value-type="time">
            <text:p>00:07:01.29</text:p>
          </table:table-cell>
          <table:table-cell office:value-type="time" office:time-value="PT00H06M24.747823S" calcext:value-type="time">
            <text:p>00:06:24.75</text:p>
          </table:table-cell>
          <table:table-cell office:value-type="time" office:time-value="PT00H06M13.650238S" calcext:value-type="time">
            <text:p>00:06:13.65</text:p>
          </table:table-cell>
        </table:table-row>
        <table:table-row table:style-name="ro1">
          <table:table-cell table:number-columns-repeated="4"/>
          <table:table-cell office:value-type="time" office:time-value="PT00H06M35.147369S" calcext:value-type="time">
            <text:p>00:06:35.15</text:p>
          </table:table-cell>
          <table:table-cell office:value-type="time" office:time-value="PT00H06M16.034678S" calcext:value-type="time">
            <text:p>00:06:16.03</text:p>
          </table:table-cell>
          <table:table-cell office:value-type="time" office:time-value="PT00H06M18.506732S" calcext:value-type="time">
            <text:p>00:06:18.51</text:p>
          </table:table-cell>
        </table:table-row>
        <table:table-row table:style-name="ro1">
          <table:table-cell table:number-columns-repeated="4"/>
          <table:table-cell office:value-type="time" office:time-value="PT00H06M33.4802S" calcext:value-type="time">
            <text:p>00:06:33.48</text:p>
          </table:table-cell>
          <table:table-cell office:value-type="time" office:time-value="PT00H07M01.074182S" calcext:value-type="time">
            <text:p>00:07:01.07</text:p>
          </table:table-cell>
          <table:table-cell office:value-type="time" office:time-value="PT00H06M13.633641S" calcext:value-type="time">
            <text:p>00:06:13.63</text:p>
          </table:table-cell>
        </table:table-row>
        <table:table-row table:style-name="ro1">
          <table:table-cell table:number-columns-repeated="4"/>
          <table:table-cell office:value-type="time" office:time-value="PT00H04M57.365988S" calcext:value-type="time">
            <text:p>00:04:57.37</text:p>
          </table:table-cell>
          <table:table-cell office:value-type="time" office:time-value="PT00H06M17.09115S" calcext:value-type="time">
            <text:p>00:06:17.09</text:p>
          </table:table-cell>
          <table:table-cell office:value-type="time" office:time-value="PT00H06M55.507793S" calcext:value-type="time">
            <text:p>00:06:55.51</text:p>
          </table:table-cell>
        </table:table-row>
        <table:table-row table:style-name="ro1">
          <table:table-cell table:number-columns-repeated="4"/>
          <table:table-cell office:value-type="time" office:time-value="PT00H06M07.611276S" calcext:value-type="time">
            <text:p>00:06:07.61</text:p>
          </table:table-cell>
          <table:table-cell office:value-type="time" office:time-value="PT00H07M24.042247S" calcext:value-type="time">
            <text:p>00:07:24.04</text:p>
          </table:table-cell>
          <table:table-cell office:value-type="time" office:time-value="PT00H06M51.426322S" calcext:value-type="time">
            <text:p>00:06:51.43</text:p>
          </table:table-cell>
        </table:table-row>
        <table:table-row table:style-name="ro1">
          <table:table-cell table:number-columns-repeated="4"/>
          <table:table-cell office:value-type="time" office:time-value="PT00H07M10.767554S" calcext:value-type="time">
            <text:p>00:07:10.77</text:p>
          </table:table-cell>
          <table:table-cell office:value-type="time" office:time-value="PT00H06M58.831567S" calcext:value-type="time">
            <text:p>00:06:58.83</text:p>
          </table:table-cell>
          <table:table-cell office:value-type="time" office:time-value="PT00H05M55.638201S" calcext:value-type="time">
            <text:p>00:05:55.64</text:p>
          </table:table-cell>
        </table:table-row>
        <table:table-row table:style-name="ro1">
          <table:table-cell table:number-columns-repeated="4"/>
          <table:table-cell office:value-type="time" office:time-value="PT00H05M43.131709S" calcext:value-type="time">
            <text:p>00:05:43.13</text:p>
          </table:table-cell>
          <table:table-cell office:value-type="time" office:time-value="PT00H05M29.465348S" calcext:value-type="time">
            <text:p>00:05:29.47</text:p>
          </table:table-cell>
          <table:table-cell office:value-type="time" office:time-value="PT00H06M16.235227S" calcext:value-type="time">
            <text:p>00:06:16.24</text:p>
          </table:table-cell>
        </table:table-row>
        <table:table-row table:style-name="ro1">
          <table:table-cell table:number-columns-repeated="4"/>
          <table:table-cell office:value-type="time" office:time-value="PT00H07M09.709701S" calcext:value-type="time">
            <text:p>00:07:09.71</text:p>
          </table:table-cell>
          <table:table-cell office:value-type="time" office:time-value="PT00H06M00.451664S" calcext:value-type="time">
            <text:p>00:06:00.45</text:p>
          </table:table-cell>
          <table:table-cell office:value-type="time" office:time-value="PT00H06M16.741305S" calcext:value-type="time">
            <text:p>00:06:16.74</text:p>
          </table:table-cell>
        </table:table-row>
        <table:table-row table:style-name="ro1">
          <table:table-cell table:number-columns-repeated="4"/>
          <table:table-cell office:value-type="time" office:time-value="PT00H07M10.279438S" calcext:value-type="time">
            <text:p>00:07:10.28</text:p>
          </table:table-cell>
          <table:table-cell office:value-type="time" office:time-value="PT00H06M22.607264S" calcext:value-type="time">
            <text:p>00:06:22.61</text:p>
          </table:table-cell>
          <table:table-cell office:value-type="time" office:time-value="PT00H05M27.335863S" calcext:value-type="time">
            <text:p>00:05:27.34</text:p>
          </table:table-cell>
        </table:table-row>
        <table:table-row table:style-name="ro1">
          <table:table-cell table:number-columns-repeated="4"/>
          <table:table-cell office:value-type="time" office:time-value="PT00H05M32.420157S" calcext:value-type="time">
            <text:p>00:05:32.42</text:p>
          </table:table-cell>
          <table:table-cell office:value-type="time" office:time-value="PT00H06M22.243707S" calcext:value-type="time">
            <text:p>00:06:22.24</text:p>
          </table:table-cell>
          <table:table-cell office:value-type="time" office:time-value="PT00H05M26.891835S" calcext:value-type="time">
            <text:p>00:05:26.89</text:p>
          </table:table-cell>
        </table:table-row>
        <table:table-row table:style-name="ro1">
          <table:table-cell table:number-columns-repeated="4"/>
          <table:table-cell office:value-type="time" office:time-value="PT00H06M35.21991S" calcext:value-type="time">
            <text:p>00:06:35.22</text:p>
          </table:table-cell>
          <table:table-cell office:value-type="time" office:time-value="PT00H06M24.328478S" calcext:value-type="time">
            <text:p>00:06:24.33</text:p>
          </table:table-cell>
          <table:table-cell office:value-type="time" office:time-value="PT00H05M27.429804S" calcext:value-type="time">
            <text:p>00:05:27.43</text:p>
          </table:table-cell>
        </table:table-row>
        <table:table-row table:style-name="ro1">
          <table:table-cell table:number-columns-repeated="4"/>
          <table:table-cell office:value-type="time" office:time-value="PT00H06M40.518959S" calcext:value-type="time">
            <text:p>00:06:40.52</text:p>
          </table:table-cell>
          <table:table-cell office:value-type="time" office:time-value="PT00H06M58.143952S" calcext:value-type="time">
            <text:p>00:06:58.14</text:p>
          </table:table-cell>
          <table:table-cell office:value-type="time" office:time-value="PT00H05M18.062186S" calcext:value-type="time">
            <text:p>00:05:18.06</text:p>
          </table:table-cell>
        </table:table-row>
        <table:table-row table:style-name="ro1">
          <table:table-cell table:number-columns-repeated="4"/>
          <table:table-cell office:value-type="time" office:time-value="PT00H07M08.871092S" calcext:value-type="time">
            <text:p>00:07:08.87</text:p>
          </table:table-cell>
          <table:table-cell office:value-type="time" office:time-value="PT00H06M18.212412S" calcext:value-type="time">
            <text:p>00:06:18.21</text:p>
          </table:table-cell>
          <table:table-cell office:value-type="time" office:time-value="PT00H06M20.867976S" calcext:value-type="time">
            <text:p>00:06:20.87</text:p>
          </table:table-cell>
        </table:table-row>
        <table:table-row table:style-name="ro1">
          <table:table-cell table:number-columns-repeated="4"/>
          <table:table-cell office:value-type="time" office:time-value="PT00H06M36.578578S" calcext:value-type="time">
            <text:p>00:06:36.58</text:p>
          </table:table-cell>
          <table:table-cell office:value-type="time" office:time-value="PT00H06M23.179598S" calcext:value-type="time">
            <text:p>00:06:23.18</text:p>
          </table:table-cell>
          <table:table-cell office:value-type="time" office:time-value="PT00H05M37.268102S" calcext:value-type="time">
            <text:p>00:05:37.27</text:p>
          </table:table-cell>
        </table:table-row>
        <table:table-row table:style-name="ro1">
          <table:table-cell table:number-columns-repeated="4"/>
          <table:table-cell office:value-type="time" office:time-value="PT00H06M08.000977S" calcext:value-type="time">
            <text:p>00:06:08.00</text:p>
          </table:table-cell>
          <table:table-cell office:value-type="time" office:time-value="PT00H06M24.401346S" calcext:value-type="time">
            <text:p>00:06:24.40</text:p>
          </table:table-cell>
          <table:table-cell office:value-type="time" office:time-value="PT00H06M13.772107S" calcext:value-type="time">
            <text:p>00:06:13.77</text:p>
          </table:table-cell>
        </table:table-row>
        <table:table-row table:style-name="ro1">
          <table:table-cell table:number-columns-repeated="4"/>
          <table:table-cell office:value-type="time" office:time-value="PT00H07M07.175285S" calcext:value-type="time">
            <text:p>00:07:07.18</text:p>
          </table:table-cell>
          <table:table-cell office:value-type="time" office:time-value="PT00H07M00.171495S" calcext:value-type="time">
            <text:p>00:07:00.17</text:p>
          </table:table-cell>
          <table:table-cell office:value-type="time" office:time-value="PT00H06M18.116188S" calcext:value-type="time">
            <text:p>00:06:18.12</text:p>
          </table:table-cell>
        </table:table-row>
        <table:table-row table:style-name="ro1">
          <table:table-cell table:number-columns-repeated="4"/>
          <table:table-cell office:value-type="time" office:time-value="PT00H06M29.791802S" calcext:value-type="time">
            <text:p>00:06:29.79</text:p>
          </table:table-cell>
          <table:table-cell office:value-type="time" office:time-value="PT00H04M22.760359S" calcext:value-type="time">
            <text:p>00:04:22.76</text:p>
          </table:table-cell>
          <table:table-cell office:value-type="time" office:time-value="PT00H06M17.475384S" calcext:value-type="time">
            <text:p>00:06:17.48</text:p>
          </table:table-cell>
        </table:table-row>
        <table:table-row table:style-name="ro1">
          <table:table-cell table:number-columns-repeated="4"/>
          <table:table-cell office:value-type="time" office:time-value="PT00H06M32.315082S" calcext:value-type="time">
            <text:p>00:06:32.32</text:p>
          </table:table-cell>
          <table:table-cell office:value-type="time" office:time-value="PT00H04M59.402651S" calcext:value-type="time">
            <text:p>00:04:59.40</text:p>
          </table:table-cell>
          <table:table-cell office:value-type="time" office:time-value="PT00H06M52.557206S" calcext:value-type="time">
            <text:p>00:06:52.56</text:p>
          </table:table-cell>
        </table:table-row>
        <table:table-row table:style-name="ro1">
          <table:table-cell table:number-columns-repeated="4"/>
          <table:table-cell office:value-type="time" office:time-value="PT00H07M06.959462S" calcext:value-type="time">
            <text:p>00:07:06.96</text:p>
          </table:table-cell>
          <table:table-cell office:value-type="time" office:time-value="PT00H06M17.476528S" calcext:value-type="time">
            <text:p>00:06:17.48</text:p>
          </table:table-cell>
          <table:table-cell office:value-type="time" office:time-value="PT00H06M21.105624S" calcext:value-type="time">
            <text:p>00:06:21.1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19.638983S" calcext:value-type="time">
            <text:p>00:06:19.64</text:p>
          </table:table-cell>
          <table:table-cell office:value-type="time" office:time-value="PT00H06M17.983758S" calcext:value-type="time">
            <text:p>00:06:17.9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7.052949S" calcext:value-type="time">
            <text:p>00:06:57.05</text:p>
          </table:table-cell>
          <table:table-cell office:value-type="time" office:time-value="PT00H06M15.283104S" calcext:value-type="time">
            <text:p>00:06:15.2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3.861675S" calcext:value-type="time">
            <text:p>00:06:23.86</text:p>
          </table:table-cell>
          <table:table-cell office:value-type="time" office:time-value="PT00H06M11.798687S" calcext:value-type="time">
            <text:p>00:06:11.8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5.86174S" calcext:value-type="time">
            <text:p>00:06:55.86</text:p>
          </table:table-cell>
          <table:table-cell office:value-type="time" office:time-value="PT00H06M53.870555S" calcext:value-type="time">
            <text:p>00:06:53.8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5.949318S" calcext:value-type="time">
            <text:p>00:06:55.95</text:p>
          </table:table-cell>
          <table:table-cell office:value-type="time" office:time-value="PT00H06M20.607241S" calcext:value-type="time">
            <text:p>00:06:20.6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1.697098S" calcext:value-type="time">
            <text:p>00:06:21.70</text:p>
          </table:table-cell>
          <table:table-cell office:value-type="time" office:time-value="PT00H05M56.009622S" calcext:value-type="time">
            <text:p>00:05:56.0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7M02.006893S" calcext:value-type="time">
            <text:p>00:07:02.01</text:p>
          </table:table-cell>
          <table:table-cell office:value-type="time" office:time-value="PT00H06M41.141843S" calcext:value-type="time">
            <text:p>00:06:41.1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25.922666S" calcext:value-type="time">
            <text:p>00:05:25.92</text:p>
          </table:table-cell>
          <table:table-cell office:value-type="time" office:time-value="PT00H06M13.367284S" calcext:value-type="time">
            <text:p>00:06:13.3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8.929814S" calcext:value-type="time">
            <text:p>00:06:58.93</text:p>
          </table:table-cell>
          <table:table-cell office:value-type="time" office:time-value="PT00H06M08.564811S" calcext:value-type="time">
            <text:p>00:06:08.5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7.724627S" calcext:value-type="time">
            <text:p>00:06:57.72</text:p>
          </table:table-cell>
          <table:table-cell office:value-type="time" office:time-value="PT00H06M06.071349S" calcext:value-type="time">
            <text:p>00:06:06.0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10.440247S" calcext:value-type="time">
            <text:p>00:06:10.44</text:p>
          </table:table-cell>
          <table:table-cell office:value-type="time" office:time-value="PT00H06M55.00439S" calcext:value-type="time">
            <text:p>00:06:55.0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2.804155S" calcext:value-type="time">
            <text:p>00:06:22.80</text:p>
          </table:table-cell>
          <table:table-cell office:value-type="time" office:time-value="PT00H06M19.720732S" calcext:value-type="time">
            <text:p>00:06:19.7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9.99385S" calcext:value-type="time">
            <text:p>00:06:59.99</text:p>
          </table:table-cell>
          <table:table-cell office:value-type="time" office:time-value="PT00H06M21.018509S" calcext:value-type="time">
            <text:p>00:06:21.0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1.883057S" calcext:value-type="time">
            <text:p>00:06:41.88</text:p>
          </table:table-cell>
          <table:table-cell office:value-type="time" office:time-value="PT00H06M20.322428S" calcext:value-type="time">
            <text:p>00:06:20.3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4.963588S" calcext:value-type="time">
            <text:p>00:06:24.96</text:p>
          </table:table-cell>
          <table:table-cell office:value-type="time" office:time-value="PT00H06M22.371868S" calcext:value-type="time">
            <text:p>00:06:22.3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19.159082S" calcext:value-type="time">
            <text:p>00:06:19.16</text:p>
          </table:table-cell>
          <table:table-cell office:value-type="time" office:time-value="PT00H06M57.536528S" calcext:value-type="time">
            <text:p>00:06:57.5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2.679436S" calcext:value-type="time">
            <text:p>00:06:22.68</text:p>
          </table:table-cell>
          <table:table-cell office:value-type="time" office:time-value="PT00H05M24.71283S" calcext:value-type="time">
            <text:p>00:05:24.7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4.879407S" calcext:value-type="time">
            <text:p>00:06:24.88</text:p>
          </table:table-cell>
          <table:table-cell office:value-type="time" office:time-value="PT00H06M12.391545S" calcext:value-type="time">
            <text:p>00:06:12.3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23.777132S" calcext:value-type="time">
            <text:p>00:06:23.78</text:p>
          </table:table-cell>
          <table:table-cell office:value-type="time" office:time-value="PT00H06M52.805518S" calcext:value-type="time">
            <text:p>00:06:52.8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3M52.115905S" calcext:value-type="time">
            <text:p>00:03:52.12</text:p>
          </table:table-cell>
          <table:table-cell office:value-type="time" office:time-value="PT00H06M18.604347S" calcext:value-type="time">
            <text:p>00:06:18.6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1.898412S" calcext:value-type="time">
            <text:p>00:06:51.9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9.440102S" calcext:value-type="time">
            <text:p>00:06:09.4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0.188706S" calcext:value-type="time">
            <text:p>00:06:10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8.193413S" calcext:value-type="time">
            <text:p>00:06:18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6.719227S" calcext:value-type="time">
            <text:p>00:06:56.7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7.020935S" calcext:value-type="time">
            <text:p>00:06:17.0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7.898155S" calcext:value-type="time">
            <text:p>00:06:57.9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1.640962S" calcext:value-type="time">
            <text:p>00:06:11.6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4.163128S" calcext:value-type="time">
            <text:p>00:06:14.1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1.805431S" calcext:value-type="time">
            <text:p>00:06:11.8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8.405133S" calcext:value-type="time">
            <text:p>00:06:18.4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9.532936S" calcext:value-type="time">
            <text:p>00:06:19.5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4.773425S" calcext:value-type="time">
            <text:p>00:06:54.7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9.086165S" calcext:value-type="time">
            <text:p>00:06:19.0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47.223527S" calcext:value-type="time">
            <text:p>00:06:47.2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4.696265S" calcext:value-type="time">
            <text:p>00:06:54.7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4.838361S" calcext:value-type="time">
            <text:p>00:06:54.8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20.001286S" calcext:value-type="time">
            <text:p>00:05:20.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8.707406S" calcext:value-type="time">
            <text:p>00:06:18.7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3M44.742307S" calcext:value-type="time">
            <text:p>00:03:44.7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ondemand-c5a.4xlarge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ndemand-c5a.4xlar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706213340605291" calcext:value-type="float">
            <text:p>0.000706</text:p>
          </table:table-cell>
          <table:table-cell table:style-name="ce3" table:formula="of:=COM.MICROSOFT.STDEV.P([.D3:.D42])" office:value-type="float" office:value="0.000691264771339497" calcext:value-type="float">
            <text:p>0.000691</text:p>
          </table:table-cell>
          <table:table-cell table:style-name="ce3" table:formula="of:=COM.MICROSOFT.STDEV.P([.E3:.E62])" office:value-type="float" office:value="0.000456383305047137" calcext:value-type="float">
            <text:p>0.000456</text:p>
          </table:table-cell>
          <table:table-cell table:style-name="ce3" table:formula="of:=COM.MICROSOFT.STDEV.P([.F3:.F82])" office:value-type="float" office:value="0.000274493171922644" calcext:value-type="float">
            <text:p>0.000274</text:p>
          </table:table-cell>
          <table:table-cell table:style-name="ce3" table:formula="of:=COM.MICROSOFT.STDEV.P([.G3:.G102])" office:value-type="float" office:value="0.000378205503879015" calcext:value-type="float">
            <text:p>0.000378</text:p>
          </table:table-cell>
        </table:table-row>
        <table:table-row table:style-name="ro1">
          <table:table-cell/>
          <table:table-cell table:style-name="ce1" office:value-type="time" office:time-value="PT00H03M46.135482S" calcext:value-type="time">
            <text:p>00:03:46.14</text:p>
          </table:table-cell>
          <table:table-cell table:style-name="ce1" office:value-type="time" office:time-value="PT00H06M17.230391S" calcext:value-type="time">
            <text:p>00:06:17.23</text:p>
          </table:table-cell>
          <table:table-cell table:style-name="ce1" office:value-type="time" office:time-value="PT00H06M29.656867S" calcext:value-type="time">
            <text:p>00:06:29.66</text:p>
          </table:table-cell>
          <table:table-cell office:value-type="time" office:time-value="PT00H06M38.367202S" calcext:value-type="time">
            <text:p>00:06:38.37</text:p>
          </table:table-cell>
          <table:table-cell office:value-type="time" office:time-value="PT00H07M04.605359S" calcext:value-type="time">
            <text:p>00:07:04.61</text:p>
          </table:table-cell>
          <table:table-cell office:value-type="time" office:time-value="PT00H06M22.744995S" calcext:value-type="time">
            <text:p>00:06:22.7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1.548595S" calcext:value-type="time">
            <text:p>00:06:21.55</text:p>
          </table:table-cell>
          <table:table-cell table:style-name="ce1" office:value-type="time" office:time-value="PT00H06M35.229621S" calcext:value-type="time">
            <text:p>00:06:35.23</text:p>
          </table:table-cell>
          <table:table-cell office:value-type="time" office:time-value="PT00H06M36.737083S" calcext:value-type="time">
            <text:p>00:06:36.74</text:p>
          </table:table-cell>
          <table:table-cell office:value-type="time" office:time-value="PT00H06M51.787601S" calcext:value-type="time">
            <text:p>00:06:51.79</text:p>
          </table:table-cell>
          <table:table-cell office:value-type="time" office:time-value="PT00H06M29.651469S" calcext:value-type="time">
            <text:p>00:06:29.6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41.074771S" calcext:value-type="time">
            <text:p>00:06:41.07</text:p>
          </table:table-cell>
          <table:table-cell table:style-name="ce1" office:value-type="time" office:time-value="PT00H04M14.708251S" calcext:value-type="time">
            <text:p>00:04:14.71</text:p>
          </table:table-cell>
          <table:table-cell office:value-type="time" office:time-value="PT00H07M13.769467S" calcext:value-type="time">
            <text:p>00:07:13.77</text:p>
          </table:table-cell>
          <table:table-cell office:value-type="time" office:time-value="PT00H06M33.17505S" calcext:value-type="time">
            <text:p>00:06:33.18</text:p>
          </table:table-cell>
          <table:table-cell office:value-type="time" office:time-value="PT00H06M30.621623S" calcext:value-type="time">
            <text:p>00:06:30.6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3.733355S" calcext:value-type="time">
            <text:p>00:06:23.73</text:p>
          </table:table-cell>
          <table:table-cell table:style-name="ce1" office:value-type="time" office:time-value="PT00H06M31.482351S" calcext:value-type="time">
            <text:p>00:06:31.48</text:p>
          </table:table-cell>
          <table:table-cell office:value-type="time" office:time-value="PT00H06M55.910828S" calcext:value-type="time">
            <text:p>00:06:55.91</text:p>
          </table:table-cell>
          <table:table-cell office:value-type="time" office:time-value="PT00H06M50.260345S" calcext:value-type="time">
            <text:p>00:06:50.26</text:p>
          </table:table-cell>
          <table:table-cell office:value-type="time" office:time-value="PT00H06M23.578636S" calcext:value-type="time">
            <text:p>00:06:23.5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19.309303S" calcext:value-type="time">
            <text:p>00:06:19.31</text:p>
          </table:table-cell>
          <table:table-cell table:style-name="ce1" office:value-type="time" office:time-value="PT00H06M33.60861S" calcext:value-type="time">
            <text:p>00:06:33.61</text:p>
          </table:table-cell>
          <table:table-cell office:value-type="time" office:time-value="PT00H06M33.409036S" calcext:value-type="time">
            <text:p>00:06:33.41</text:p>
          </table:table-cell>
          <table:table-cell office:value-type="time" office:time-value="PT00H06M58.223384S" calcext:value-type="time">
            <text:p>00:06:58.22</text:p>
          </table:table-cell>
          <table:table-cell office:value-type="time" office:time-value="PT00H06M24.196363S" calcext:value-type="time">
            <text:p>00:06:24.2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17.032073S" calcext:value-type="time">
            <text:p>00:06:17.03</text:p>
          </table:table-cell>
          <table:table-cell table:style-name="ce1" office:value-type="time" office:time-value="PT00H06M31.794923S" calcext:value-type="time">
            <text:p>00:06:31.79</text:p>
          </table:table-cell>
          <table:table-cell office:value-type="time" office:time-value="PT00H06M33.936801S" calcext:value-type="time">
            <text:p>00:06:33.94</text:p>
          </table:table-cell>
          <table:table-cell office:value-type="time" office:time-value="PT00H06M38.035299S" calcext:value-type="time">
            <text:p>00:06:38.04</text:p>
          </table:table-cell>
          <table:table-cell office:value-type="time" office:time-value="PT00H06M25.786188S" calcext:value-type="time">
            <text:p>00:06:25.7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34.131189S" calcext:value-type="time">
            <text:p>00:06:34.13</text:p>
          </table:table-cell>
          <table:table-cell table:style-name="ce1" office:value-type="time" office:time-value="PT00H06M59.299487S" calcext:value-type="time">
            <text:p>00:06:59.30</text:p>
          </table:table-cell>
          <table:table-cell office:value-type="time" office:time-value="PT00H05M49.201498S" calcext:value-type="time">
            <text:p>00:05:49.20</text:p>
          </table:table-cell>
          <table:table-cell office:value-type="time" office:time-value="PT00H07M15.369592S" calcext:value-type="time">
            <text:p>00:07:15.37</text:p>
          </table:table-cell>
          <table:table-cell office:value-type="time" office:time-value="PT00H06M26.216634S" calcext:value-type="time">
            <text:p>00:06:26.2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4.888632S" calcext:value-type="time">
            <text:p>00:06:24.89</text:p>
          </table:table-cell>
          <table:table-cell table:style-name="ce1" office:value-type="time" office:time-value="PT00H06M33.373024S" calcext:value-type="time">
            <text:p>00:06:33.37</text:p>
          </table:table-cell>
          <table:table-cell office:value-type="time" office:time-value="PT00H07M07.68466S" calcext:value-type="time">
            <text:p>00:07:07.68</text:p>
          </table:table-cell>
          <table:table-cell office:value-type="time" office:time-value="PT00H06M48.235535S" calcext:value-type="time">
            <text:p>00:06:48.24</text:p>
          </table:table-cell>
          <table:table-cell office:value-type="time" office:time-value="PT00H06M12.114215S" calcext:value-type="time">
            <text:p>00:06:12.1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0.463004S" calcext:value-type="time">
            <text:p>00:06:20.46</text:p>
          </table:table-cell>
          <table:table-cell table:style-name="ce1" office:value-type="time" office:time-value="PT00H04M24.271839S" calcext:value-type="time">
            <text:p>00:04:24.27</text:p>
          </table:table-cell>
          <table:table-cell office:value-type="time" office:time-value="PT00H06M19.851375S" calcext:value-type="time">
            <text:p>00:06:19.85</text:p>
          </table:table-cell>
          <table:table-cell office:value-type="time" office:time-value="PT00H07M19.984406S" calcext:value-type="time">
            <text:p>00:07:19.98</text:p>
          </table:table-cell>
          <table:table-cell office:value-type="time" office:time-value="PT00H06M36.473108S" calcext:value-type="time">
            <text:p>00:06:36.4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18.35363S" calcext:value-type="time">
            <text:p>00:06:18.35</text:p>
          </table:table-cell>
          <table:table-cell table:style-name="ce1" office:value-type="time" office:time-value="PT00H06M29.663334S" calcext:value-type="time">
            <text:p>00:06:29.66</text:p>
          </table:table-cell>
          <table:table-cell office:value-type="time" office:time-value="PT00H06M34.516836S" calcext:value-type="time">
            <text:p>00:06:34.52</text:p>
          </table:table-cell>
          <table:table-cell office:value-type="time" office:time-value="PT00H06M51.412501S" calcext:value-type="time">
            <text:p>00:06:51.41</text:p>
          </table:table-cell>
          <table:table-cell office:value-type="time" office:time-value="PT00H07M15.438435S" calcext:value-type="time">
            <text:p>00:07:15.4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21.994404S" calcext:value-type="time">
            <text:p>00:06:21.99</text:p>
          </table:table-cell>
          <table:table-cell table:style-name="ce1" office:value-type="time" office:time-value="PT00H06M31.326905S" calcext:value-type="time">
            <text:p>00:06:31.33</text:p>
          </table:table-cell>
          <table:table-cell office:value-type="time" office:time-value="PT00H06M33.351272S" calcext:value-type="time">
            <text:p>00:06:33.35</text:p>
          </table:table-cell>
          <table:table-cell office:value-type="time" office:time-value="PT00H06M40.902254S" calcext:value-type="time">
            <text:p>00:06:40.90</text:p>
          </table:table-cell>
          <table:table-cell office:value-type="time" office:time-value="PT00H06M25.768811S" calcext:value-type="time">
            <text:p>00:06:25.7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43.015386S" calcext:value-type="time">
            <text:p>00:06:43.02</text:p>
          </table:table-cell>
          <table:table-cell table:style-name="ce1" office:value-type="time" office:time-value="PT00H06M33.436613S" calcext:value-type="time">
            <text:p>00:06:33.44</text:p>
          </table:table-cell>
          <table:table-cell office:value-type="time" office:time-value="PT00H06M34.931703S" calcext:value-type="time">
            <text:p>00:06:34.93</text:p>
          </table:table-cell>
          <table:table-cell office:value-type="time" office:time-value="PT00H06M38.241077S" calcext:value-type="time">
            <text:p>00:06:38.24</text:p>
          </table:table-cell>
          <table:table-cell office:value-type="time" office:time-value="PT00H06M20.895494S" calcext:value-type="time">
            <text:p>00:06:20.90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3M44.573045S" calcext:value-type="time">
            <text:p>00:03:44.57</text:p>
          </table:table-cell>
          <table:table-cell table:style-name="ce1" office:value-type="time" office:time-value="PT00H07M08.241377S" calcext:value-type="time">
            <text:p>00:07:08.24</text:p>
          </table:table-cell>
          <table:table-cell office:value-type="time" office:time-value="PT00H05M34.995443S" calcext:value-type="time">
            <text:p>00:05:35.00</text:p>
          </table:table-cell>
          <table:table-cell office:value-type="time" office:time-value="PT00H07M16.769716S" calcext:value-type="time">
            <text:p>00:07:16.77</text:p>
          </table:table-cell>
          <table:table-cell office:value-type="time" office:time-value="PT00H05M59.686262S" calcext:value-type="time">
            <text:p>00:05:59.6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4.76653S" calcext:value-type="time">
            <text:p>00:03:54.77</text:p>
          </table:table-cell>
          <table:table-cell table:style-name="ce1" office:value-type="time" office:time-value="PT00H06M30.338745S" calcext:value-type="time">
            <text:p>00:06:30.34</text:p>
          </table:table-cell>
          <table:table-cell office:value-type="time" office:time-value="PT00H05M32.68943S" calcext:value-type="time">
            <text:p>00:05:32.69</text:p>
          </table:table-cell>
          <table:table-cell office:value-type="time" office:time-value="PT00H06M39.419902S" calcext:value-type="time">
            <text:p>00:06:39.42</text:p>
          </table:table-cell>
          <table:table-cell office:value-type="time" office:time-value="PT00H07M12.142008S" calcext:value-type="time">
            <text:p>00:07:12.1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16.303638S" calcext:value-type="time">
            <text:p>00:06:16.30</text:p>
          </table:table-cell>
          <table:table-cell table:style-name="ce1" office:value-type="time" office:time-value="PT00H06M34.108831S" calcext:value-type="time">
            <text:p>00:06:34.11</text:p>
          </table:table-cell>
          <table:table-cell office:value-type="time" office:time-value="PT00H07M10.491185S" calcext:value-type="time">
            <text:p>00:07:10.49</text:p>
          </table:table-cell>
          <table:table-cell office:value-type="time" office:time-value="PT00H06M53.189422S" calcext:value-type="time">
            <text:p>00:06:53.19</text:p>
          </table:table-cell>
          <table:table-cell office:value-type="time" office:time-value="PT00H06M21.855189S" calcext:value-type="time">
            <text:p>00:06:21.8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47.28602S" calcext:value-type="time">
            <text:p>00:03:47.29</text:p>
          </table:table-cell>
          <table:table-cell table:style-name="ce1" office:value-type="time" office:time-value="PT00H06M49.699883S" calcext:value-type="time">
            <text:p>00:06:49.70</text:p>
          </table:table-cell>
          <table:table-cell office:value-type="time" office:time-value="PT00H06M32.131463S" calcext:value-type="time">
            <text:p>00:06:32.13</text:p>
          </table:table-cell>
          <table:table-cell office:value-type="time" office:time-value="PT00H07M06.56743S" calcext:value-type="time">
            <text:p>00:07:06.57</text:p>
          </table:table-cell>
          <table:table-cell office:value-type="time" office:time-value="PT00H07M11.644276S" calcext:value-type="time">
            <text:p>00:07:11.6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24.25932S" calcext:value-type="time">
            <text:p>00:05:24.26</text:p>
          </table:table-cell>
          <table:table-cell table:style-name="ce1" office:value-type="time" office:time-value="PT00H06M58.058258S" calcext:value-type="time">
            <text:p>00:06:58.06</text:p>
          </table:table-cell>
          <table:table-cell office:value-type="time" office:time-value="PT00H06M34.90746S" calcext:value-type="time">
            <text:p>00:06:34.91</text:p>
          </table:table-cell>
          <table:table-cell office:value-type="time" office:time-value="PT00H06M43.296223S" calcext:value-type="time">
            <text:p>00:06:43.30</text:p>
          </table:table-cell>
          <table:table-cell office:value-type="time" office:time-value="PT00H07M10.054652S" calcext:value-type="time">
            <text:p>00:07:10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45.137576S" calcext:value-type="time">
            <text:p>00:06:45.14</text:p>
          </table:table-cell>
          <table:table-cell table:style-name="ce1" office:value-type="time" office:time-value="PT00H05M39.297158S" calcext:value-type="time">
            <text:p>00:05:39.30</text:p>
          </table:table-cell>
          <table:table-cell office:value-type="time" office:time-value="PT00H06M35.330833S" calcext:value-type="time">
            <text:p>00:06:35.33</text:p>
          </table:table-cell>
          <table:table-cell office:value-type="time" office:time-value="PT00H07M04.284075S" calcext:value-type="time">
            <text:p>00:07:04.28</text:p>
          </table:table-cell>
          <table:table-cell office:value-type="time" office:time-value="PT00H06M32.22681S" calcext:value-type="time">
            <text:p>00:06:32.2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6M02.70608S" calcext:value-type="time">
            <text:p>00:06:02.71</text:p>
          </table:table-cell>
          <table:table-cell table:style-name="ce1" office:value-type="time" office:time-value="PT00H06M25.498255S" calcext:value-type="time">
            <text:p>00:06:25.50</text:p>
          </table:table-cell>
          <table:table-cell office:value-type="time" office:time-value="PT00H05M56.676555S" calcext:value-type="time">
            <text:p>00:05:56.68</text:p>
          </table:table-cell>
          <table:table-cell office:value-type="time" office:time-value="PT00H06M49.169269S" calcext:value-type="time">
            <text:p>00:06:49.17</text:p>
          </table:table-cell>
          <table:table-cell office:value-type="time" office:time-value="PT00H07M17.878455S" calcext:value-type="time">
            <text:p>00:07:17.8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09.654564S" calcext:value-type="time">
            <text:p>00:04:09.65</text:p>
          </table:table-cell>
          <table:table-cell table:style-name="ce1" office:value-type="time" office:time-value="PT00H07M10.01908S" calcext:value-type="time">
            <text:p>00:07:10.02</text:p>
          </table:table-cell>
          <table:table-cell office:value-type="time" office:time-value="PT00H06M22.709654S" calcext:value-type="time">
            <text:p>00:06:22.71</text:p>
          </table:table-cell>
          <table:table-cell office:value-type="time" office:time-value="PT00H06M23.997481S" calcext:value-type="time">
            <text:p>00:06:24.00</text:p>
          </table:table-cell>
          <table:table-cell office:value-type="time" office:time-value="PT00H06M34.892579S" calcext:value-type="time">
            <text:p>00:06:34.8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15.163582S" calcext:value-type="time">
            <text:p>00:04:15.16</text:p>
          </table:table-cell>
          <table:table-cell office:value-type="time" office:time-value="PT00H06M35.763489S" calcext:value-type="time">
            <text:p>00:06:35.76</text:p>
          </table:table-cell>
          <table:table-cell office:value-type="time" office:time-value="PT00H06M38.465218S" calcext:value-type="time">
            <text:p>00:06:38.47</text:p>
          </table:table-cell>
          <table:table-cell office:value-type="time" office:time-value="PT00H06M23.851725S" calcext:value-type="time">
            <text:p>00:06:23.8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3.395485S" calcext:value-type="time">
            <text:p>00:06:23.40</text:p>
          </table:table-cell>
          <table:table-cell office:value-type="time" office:time-value="PT00H06M59.210707S" calcext:value-type="time">
            <text:p>00:06:59.21</text:p>
          </table:table-cell>
          <table:table-cell office:value-type="time" office:time-value="PT00H06M37.563578S" calcext:value-type="time">
            <text:p>00:06:37.56</text:p>
          </table:table-cell>
          <table:table-cell office:value-type="time" office:time-value="PT00H06M29.964274S" calcext:value-type="time">
            <text:p>00:06:29.9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3.877583S" calcext:value-type="time">
            <text:p>00:06:23.88</text:p>
          </table:table-cell>
          <table:table-cell office:value-type="time" office:time-value="PT00H06M35.331124S" calcext:value-type="time">
            <text:p>00:06:35.33</text:p>
          </table:table-cell>
          <table:table-cell office:value-type="time" office:time-value="PT00H05M46.489607S" calcext:value-type="time">
            <text:p>00:05:46.49</text:p>
          </table:table-cell>
          <table:table-cell office:value-type="time" office:time-value="PT00H06M25.367369S" calcext:value-type="time">
            <text:p>00:06:25.3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0.536376S" calcext:value-type="time">
            <text:p>00:06:20.54</text:p>
          </table:table-cell>
          <table:table-cell office:value-type="time" office:time-value="PT00H05M42.199975S" calcext:value-type="time">
            <text:p>00:05:42.20</text:p>
          </table:table-cell>
          <table:table-cell office:value-type="time" office:time-value="PT00H05M49.322039S" calcext:value-type="time">
            <text:p>00:05:49.32</text:p>
          </table:table-cell>
          <table:table-cell office:value-type="time" office:time-value="PT00H05M30.978571S" calcext:value-type="time">
            <text:p>00:05:30.9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7M07.881967S" calcext:value-type="time">
            <text:p>00:07:07.88</text:p>
          </table:table-cell>
          <table:table-cell office:value-type="time" office:time-value="PT00H07M10.388197S" calcext:value-type="time">
            <text:p>00:07:10.39</text:p>
          </table:table-cell>
          <table:table-cell office:value-type="time" office:time-value="PT00H06M56.241513S" calcext:value-type="time">
            <text:p>00:06:56.24</text:p>
          </table:table-cell>
          <table:table-cell office:value-type="time" office:time-value="PT00H06M11.646964S" calcext:value-type="time">
            <text:p>00:06:11.6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4.563769S" calcext:value-type="time">
            <text:p>00:06:34.56</text:p>
          </table:table-cell>
          <table:table-cell office:value-type="time" office:time-value="PT00H06M39.999932S" calcext:value-type="time">
            <text:p>00:06:40.00</text:p>
          </table:table-cell>
          <table:table-cell office:value-type="time" office:time-value="PT00H06M40.203327S" calcext:value-type="time">
            <text:p>00:06:40.20</text:p>
          </table:table-cell>
          <table:table-cell office:value-type="time" office:time-value="PT00H06M30.0357S" calcext:value-type="time">
            <text:p>00:06:30.0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56.810922S" calcext:value-type="time">
            <text:p>00:03:56.81</text:p>
          </table:table-cell>
          <table:table-cell office:value-type="time" office:time-value="PT00H05M19.701802S" calcext:value-type="time">
            <text:p>00:05:19.70</text:p>
          </table:table-cell>
          <table:table-cell office:value-type="time" office:time-value="PT00H07M24.682915S" calcext:value-type="time">
            <text:p>00:07:24.68</text:p>
          </table:table-cell>
          <table:table-cell office:value-type="time" office:time-value="PT00H04M14.539811S" calcext:value-type="time">
            <text:p>00:04:14.5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5.666916S" calcext:value-type="time">
            <text:p>00:06:25.67</text:p>
          </table:table-cell>
          <table:table-cell office:value-type="time" office:time-value="PT00H06M34.261569S" calcext:value-type="time">
            <text:p>00:06:34.26</text:p>
          </table:table-cell>
          <table:table-cell office:value-type="time" office:time-value="PT00H06M41.676173S" calcext:value-type="time">
            <text:p>00:06:41.68</text:p>
          </table:table-cell>
          <table:table-cell office:value-type="time" office:time-value="PT00H06M21.242229S" calcext:value-type="time">
            <text:p>00:06:21.2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49.064903S" calcext:value-type="time">
            <text:p>00:03:49.06</text:p>
          </table:table-cell>
          <table:table-cell office:value-type="time" office:time-value="PT00H05M42.696401S" calcext:value-type="time">
            <text:p>00:05:42.70</text:p>
          </table:table-cell>
          <table:table-cell office:value-type="time" office:time-value="PT00H06M02.553717S" calcext:value-type="time">
            <text:p>00:06:02.55</text:p>
          </table:table-cell>
          <table:table-cell office:value-type="time" office:time-value="PT00H06M39.487208S" calcext:value-type="time">
            <text:p>00:06:39.4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06.959786S" calcext:value-type="time">
            <text:p>00:04:06.96</text:p>
          </table:table-cell>
          <table:table-cell office:value-type="time" office:time-value="PT00H06M36.67877S" calcext:value-type="time">
            <text:p>00:06:36.68</text:p>
          </table:table-cell>
          <table:table-cell office:value-type="time" office:time-value="PT00H06M42.937172S" calcext:value-type="time">
            <text:p>00:06:42.94</text:p>
          </table:table-cell>
          <table:table-cell office:value-type="time" office:time-value="PT00H06M28.91589S" calcext:value-type="time">
            <text:p>00:06:28.9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37.016547S" calcext:value-type="time">
            <text:p>00:04:37.02</text:p>
          </table:table-cell>
          <table:table-cell office:value-type="time" office:time-value="PT00H04M32.537419S" calcext:value-type="time">
            <text:p>00:04:32.54</text:p>
          </table:table-cell>
          <table:table-cell office:value-type="time" office:time-value="PT00H06M24.305945S" calcext:value-type="time">
            <text:p>00:06:24.31</text:p>
          </table:table-cell>
          <table:table-cell office:value-type="time" office:time-value="PT00H06M08.803518S" calcext:value-type="time">
            <text:p>00:06:08.8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117497S" calcext:value-type="time">
            <text:p>00:06:35.12</text:p>
          </table:table-cell>
          <table:table-cell office:value-type="time" office:time-value="PT00H06M40.579922S" calcext:value-type="time">
            <text:p>00:06:40.58</text:p>
          </table:table-cell>
          <table:table-cell office:value-type="time" office:time-value="PT00H06M42.629749S" calcext:value-type="time">
            <text:p>00:06:42.63</text:p>
          </table:table-cell>
          <table:table-cell office:value-type="time" office:time-value="PT00H06M27.2211S" calcext:value-type="time">
            <text:p>00:06:27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02.610323S" calcext:value-type="time">
            <text:p>00:04:02.61</text:p>
          </table:table-cell>
          <table:table-cell office:value-type="time" office:time-value="PT00H05M40.724986S" calcext:value-type="time">
            <text:p>00:05:40.72</text:p>
          </table:table-cell>
          <table:table-cell office:value-type="time" office:time-value="PT00H06M39.570484S" calcext:value-type="time">
            <text:p>00:06:39.57</text:p>
          </table:table-cell>
          <table:table-cell office:value-type="time" office:time-value="PT00H06M30.886501S" calcext:value-type="time">
            <text:p>00:06:30.8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4.381654S" calcext:value-type="time">
            <text:p>00:06:34.38</text:p>
          </table:table-cell>
          <table:table-cell office:value-type="time" office:time-value="PT00H06M24.507021S" calcext:value-type="time">
            <text:p>00:06:24.51</text:p>
          </table:table-cell>
          <table:table-cell office:value-type="time" office:time-value="PT00H07M23.761589S" calcext:value-type="time">
            <text:p>00:07:23.76</text:p>
          </table:table-cell>
          <table:table-cell office:value-type="time" office:time-value="PT00H06M28.115245S" calcext:value-type="time">
            <text:p>00:06:28.1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3.908561S" calcext:value-type="time">
            <text:p>00:06:23.91</text:p>
          </table:table-cell>
          <table:table-cell office:value-type="time" office:time-value="PT00H07M07.100557S" calcext:value-type="time">
            <text:p>00:07:07.10</text:p>
          </table:table-cell>
          <table:table-cell office:value-type="time" office:time-value="PT00H06M53.902608S" calcext:value-type="time">
            <text:p>00:06:53.90</text:p>
          </table:table-cell>
          <table:table-cell office:value-type="time" office:time-value="PT00H06M29.75355S" calcext:value-type="time">
            <text:p>00:06:29.7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9.102389S" calcext:value-type="time">
            <text:p>00:06:29.10</text:p>
          </table:table-cell>
          <table:table-cell office:value-type="time" office:time-value="PT00H06M40.009051S" calcext:value-type="time">
            <text:p>00:06:40.01</text:p>
          </table:table-cell>
          <table:table-cell office:value-type="time" office:time-value="PT00H06M50.364974S" calcext:value-type="time">
            <text:p>00:06:50.36</text:p>
          </table:table-cell>
          <table:table-cell office:value-type="time" office:time-value="PT00H06M28.254399S" calcext:value-type="time">
            <text:p>00:06:28.2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2.533546S" calcext:value-type="time">
            <text:p>00:06:32.53</text:p>
          </table:table-cell>
          <table:table-cell office:value-type="time" office:time-value="PT00H06M37.971443S" calcext:value-type="time">
            <text:p>00:06:37.97</text:p>
          </table:table-cell>
          <table:table-cell office:value-type="time" office:time-value="PT00H06M49.626113S" calcext:value-type="time">
            <text:p>00:06:49.63</text:p>
          </table:table-cell>
          <table:table-cell office:value-type="time" office:time-value="PT00H07M19.806492S" calcext:value-type="time">
            <text:p>00:07:19.8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2.708114S" calcext:value-type="time">
            <text:p>00:06:32.71</text:p>
          </table:table-cell>
          <table:table-cell office:value-type="time" office:time-value="PT00H04M31.324181S" calcext:value-type="time">
            <text:p>00:04:31.32</text:p>
          </table:table-cell>
          <table:table-cell office:value-type="time" office:time-value="PT00H06M39.937346S" calcext:value-type="time">
            <text:p>00:06:39.94</text:p>
          </table:table-cell>
          <table:table-cell office:value-type="time" office:time-value="PT00H06M29.21701S" calcext:value-type="time">
            <text:p>00:06:29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119719S" calcext:value-type="time">
            <text:p>00:06:33.12</text:p>
          </table:table-cell>
          <table:table-cell office:value-type="time" office:time-value="PT00H06M20.469368S" calcext:value-type="time">
            <text:p>00:06:20.47</text:p>
          </table:table-cell>
          <table:table-cell office:value-type="time" office:time-value="PT00H06M41.209941S" calcext:value-type="time">
            <text:p>00:06:41.21</text:p>
          </table:table-cell>
          <table:table-cell office:value-type="time" office:time-value="PT00H06M29.082793S" calcext:value-type="time">
            <text:p>00:06:29.0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2.836378S" calcext:value-type="time">
            <text:p>00:06:22.84</text:p>
          </table:table-cell>
          <table:table-cell office:value-type="time" office:time-value="PT00H06M01.75972S" calcext:value-type="time">
            <text:p>00:06:01.76</text:p>
          </table:table-cell>
          <table:table-cell office:value-type="time" office:time-value="PT00H06M45.272193S" calcext:value-type="time">
            <text:p>00:06:45.27</text:p>
          </table:table-cell>
          <table:table-cell office:value-type="time" office:time-value="PT00H06M31.221921S" calcext:value-type="time">
            <text:p>00:06:31.22</text:p>
          </table:table-cell>
        </table:table-row>
        <table:table-row table:style-name="ro1">
          <table:table-cell table:number-columns-repeated="4"/>
          <table:table-cell office:value-type="time" office:time-value="PT00H05M37.698829S" calcext:value-type="time">
            <text:p>00:05:37.70</text:p>
          </table:table-cell>
          <table:table-cell office:value-type="time" office:time-value="PT00H06M56.142152S" calcext:value-type="time">
            <text:p>00:06:56.14</text:p>
          </table:table-cell>
          <table:table-cell office:value-type="time" office:time-value="PT00H06M54.434127S" calcext:value-type="time">
            <text:p>00:06:54.43</text:p>
          </table:table-cell>
        </table:table-row>
        <table:table-row table:style-name="ro1">
          <table:table-cell table:number-columns-repeated="4"/>
          <table:table-cell office:value-type="time" office:time-value="PT00H05M42.947339S" calcext:value-type="time">
            <text:p>00:05:42.95</text:p>
          </table:table-cell>
          <table:table-cell office:value-type="time" office:time-value="PT00H06M52.068355S" calcext:value-type="time">
            <text:p>00:06:52.07</text:p>
          </table:table-cell>
          <table:table-cell office:value-type="time" office:time-value="PT00H07M09.399044S" calcext:value-type="time">
            <text:p>00:07:09.40</text:p>
          </table:table-cell>
        </table:table-row>
        <table:table-row table:style-name="ro1">
          <table:table-cell table:number-columns-repeated="4"/>
          <table:table-cell office:value-type="time" office:time-value="PT00H06M29.426876S" calcext:value-type="time">
            <text:p>00:06:29.43</text:p>
          </table:table-cell>
          <table:table-cell office:value-type="time" office:time-value="PT00H06M53.819106S" calcext:value-type="time">
            <text:p>00:06:53.82</text:p>
          </table:table-cell>
          <table:table-cell office:value-type="time" office:time-value="PT00H06M28.095171S" calcext:value-type="time">
            <text:p>00:06:28.10</text:p>
          </table:table-cell>
        </table:table-row>
        <table:table-row table:style-name="ro1">
          <table:table-cell table:number-columns-repeated="4"/>
          <table:table-cell office:value-type="time" office:time-value="PT00H06M35.495336S" calcext:value-type="time">
            <text:p>00:06:35.50</text:p>
          </table:table-cell>
          <table:table-cell office:value-type="time" office:time-value="PT00H07M29.03772S" calcext:value-type="time">
            <text:p>00:07:29.04</text:p>
          </table:table-cell>
          <table:table-cell office:value-type="time" office:time-value="PT00H06M24.931654S" calcext:value-type="time">
            <text:p>00:06:24.93</text:p>
          </table:table-cell>
        </table:table-row>
        <table:table-row table:style-name="ro1">
          <table:table-cell table:number-columns-repeated="4"/>
          <table:table-cell office:value-type="time" office:time-value="PT00H06M37.246889S" calcext:value-type="time">
            <text:p>00:06:37.25</text:p>
          </table:table-cell>
          <table:table-cell office:value-type="time" office:time-value="PT00H06M45.010154S" calcext:value-type="time">
            <text:p>00:06:45.01</text:p>
          </table:table-cell>
          <table:table-cell office:value-type="time" office:time-value="PT00H06M27.633759S" calcext:value-type="time">
            <text:p>00:06:27.63</text:p>
          </table:table-cell>
        </table:table-row>
        <table:table-row table:style-name="ro1">
          <table:table-cell table:number-columns-repeated="4"/>
          <table:table-cell office:value-type="time" office:time-value="PT00H05M44.547283S" calcext:value-type="time">
            <text:p>00:05:44.55</text:p>
          </table:table-cell>
          <table:table-cell office:value-type="time" office:time-value="PT00H07M51.52607S" calcext:value-type="time">
            <text:p>00:07:51.53</text:p>
          </table:table-cell>
          <table:table-cell office:value-type="time" office:time-value="PT00H06M17.544881S" calcext:value-type="time">
            <text:p>00:06:17.54</text:p>
          </table:table-cell>
        </table:table-row>
        <table:table-row table:style-name="ro1">
          <table:table-cell table:number-columns-repeated="4"/>
          <table:table-cell office:value-type="time" office:time-value="PT00H07M00.331814S" calcext:value-type="time">
            <text:p>00:07:00.33</text:p>
          </table:table-cell>
          <table:table-cell office:value-type="time" office:time-value="PT00H06M50.154381S" calcext:value-type="time">
            <text:p>00:06:50.15</text:p>
          </table:table-cell>
          <table:table-cell office:value-type="time" office:time-value="PT00H05M38.119772S" calcext:value-type="time">
            <text:p>00:05:38.12</text:p>
          </table:table-cell>
        </table:table-row>
        <table:table-row table:style-name="ro1">
          <table:table-cell table:number-columns-repeated="4"/>
          <table:table-cell office:value-type="time" office:time-value="PT00H06M36.66205S" calcext:value-type="time">
            <text:p>00:06:36.66</text:p>
          </table:table-cell>
          <table:table-cell office:value-type="time" office:time-value="PT00H05M55.968944S" calcext:value-type="time">
            <text:p>00:05:55.97</text:p>
          </table:table-cell>
          <table:table-cell office:value-type="time" office:time-value="PT00H06M32.08241S" calcext:value-type="time">
            <text:p>00:06:32.08</text:p>
          </table:table-cell>
        </table:table-row>
        <table:table-row table:style-name="ro1">
          <table:table-cell table:number-columns-repeated="4"/>
          <table:table-cell office:value-type="time" office:time-value="PT00H06M33.693747S" calcext:value-type="time">
            <text:p>00:06:33.69</text:p>
          </table:table-cell>
          <table:table-cell office:value-type="time" office:time-value="PT00H05M57.554769S" calcext:value-type="time">
            <text:p>00:05:57.55</text:p>
          </table:table-cell>
          <table:table-cell office:value-type="time" office:time-value="PT00H06M22.784018S" calcext:value-type="time">
            <text:p>00:06:22.78</text:p>
          </table:table-cell>
        </table:table-row>
        <table:table-row table:style-name="ro1">
          <table:table-cell table:number-columns-repeated="4"/>
          <table:table-cell office:value-type="time" office:time-value="PT00H06M45.400391S" calcext:value-type="time">
            <text:p>00:06:45.40</text:p>
          </table:table-cell>
          <table:table-cell office:value-type="time" office:time-value="PT00H07M30.346484S" calcext:value-type="time">
            <text:p>00:07:30.35</text:p>
          </table:table-cell>
          <table:table-cell office:value-type="time" office:time-value="PT00H05M36.715297S" calcext:value-type="time">
            <text:p>00:05:36.72</text:p>
          </table:table-cell>
        </table:table-row>
        <table:table-row table:style-name="ro1">
          <table:table-cell table:number-columns-repeated="4"/>
          <table:table-cell office:value-type="time" office:time-value="PT00H06M37.295945S" calcext:value-type="time">
            <text:p>00:06:37.30</text:p>
          </table:table-cell>
          <table:table-cell office:value-type="time" office:time-value="PT00H06M42.828415S" calcext:value-type="time">
            <text:p>00:06:42.83</text:p>
          </table:table-cell>
          <table:table-cell office:value-type="time" office:time-value="PT00H05M34.956981S" calcext:value-type="time">
            <text:p>00:05:34.96</text:p>
          </table:table-cell>
        </table:table-row>
        <table:table-row table:style-name="ro1">
          <table:table-cell table:number-columns-repeated="4"/>
          <table:table-cell office:value-type="time" office:time-value="PT00H06M32.677957S" calcext:value-type="time">
            <text:p>00:06:32.68</text:p>
          </table:table-cell>
          <table:table-cell office:value-type="time" office:time-value="PT00H06M16.180503S" calcext:value-type="time">
            <text:p>00:06:16.18</text:p>
          </table:table-cell>
          <table:table-cell office:value-type="time" office:time-value="PT00H06M13.643158S" calcext:value-type="time">
            <text:p>00:06:13.64</text:p>
          </table:table-cell>
        </table:table-row>
        <table:table-row table:style-name="ro1">
          <table:table-cell table:number-columns-repeated="4"/>
          <table:table-cell office:value-type="time" office:time-value="PT00H06M37.865607S" calcext:value-type="time">
            <text:p>00:06:37.87</text:p>
          </table:table-cell>
          <table:table-cell office:value-type="time" office:time-value="PT00H06M59.17351S" calcext:value-type="time">
            <text:p>00:06:59.17</text:p>
          </table:table-cell>
          <table:table-cell office:value-type="time" office:time-value="PT00H05M40.25838S" calcext:value-type="time">
            <text:p>00:05:40.26</text:p>
          </table:table-cell>
        </table:table-row>
        <table:table-row table:style-name="ro1">
          <table:table-cell table:number-columns-repeated="4"/>
          <table:table-cell office:value-type="time" office:time-value="PT00H05M42.208421S" calcext:value-type="time">
            <text:p>00:05:42.21</text:p>
          </table:table-cell>
          <table:table-cell office:value-type="time" office:time-value="PT00H06M47.708347S" calcext:value-type="time">
            <text:p>00:06:47.71</text:p>
          </table:table-cell>
          <table:table-cell office:value-type="time" office:time-value="PT00H07M01.144692S" calcext:value-type="time">
            <text:p>00:07:01.14</text:p>
          </table:table-cell>
        </table:table-row>
        <table:table-row table:style-name="ro1">
          <table:table-cell table:number-columns-repeated="4"/>
          <table:table-cell office:value-type="time" office:time-value="PT00H06M36.068171S" calcext:value-type="time">
            <text:p>00:06:36.07</text:p>
          </table:table-cell>
          <table:table-cell office:value-type="time" office:time-value="PT00H06M52.425074S" calcext:value-type="time">
            <text:p>00:06:52.43</text:p>
          </table:table-cell>
          <table:table-cell office:value-type="time" office:time-value="PT00H06M29.986754S" calcext:value-type="time">
            <text:p>00:06:29.99</text:p>
          </table:table-cell>
        </table:table-row>
        <table:table-row table:style-name="ro1">
          <table:table-cell table:number-columns-repeated="4"/>
          <table:table-cell office:value-type="time" office:time-value="PT00H07M02.065116S" calcext:value-type="time">
            <text:p>00:07:02.07</text:p>
          </table:table-cell>
          <table:table-cell office:value-type="time" office:time-value="PT00H06M55.606566S" calcext:value-type="time">
            <text:p>00:06:55.61</text:p>
          </table:table-cell>
          <table:table-cell office:value-type="time" office:time-value="PT00H06M27.72493S" calcext:value-type="time">
            <text:p>00:06:27.72</text:p>
          </table:table-cell>
        </table:table-row>
        <table:table-row table:style-name="ro1">
          <table:table-cell table:number-columns-repeated="4"/>
          <table:table-cell office:value-type="time" office:time-value="PT00H05M41.530448S" calcext:value-type="time">
            <text:p>00:05:41.53</text:p>
          </table:table-cell>
          <table:table-cell office:value-type="time" office:time-value="PT00H05M54.998515S" calcext:value-type="time">
            <text:p>00:05:55.00</text:p>
          </table:table-cell>
          <table:table-cell office:value-type="time" office:time-value="PT00H06M23.607983S" calcext:value-type="time">
            <text:p>00:06:23.61</text:p>
          </table:table-cell>
        </table:table-row>
        <table:table-row table:style-name="ro1">
          <table:table-cell table:number-columns-repeated="4"/>
          <table:table-cell office:value-type="time" office:time-value="PT00H04M34.591395S" calcext:value-type="time">
            <text:p>00:04:34.59</text:p>
          </table:table-cell>
          <table:table-cell office:value-type="time" office:time-value="PT00H06M47.165364S" calcext:value-type="time">
            <text:p>00:06:47.17</text:p>
          </table:table-cell>
          <table:table-cell office:value-type="time" office:time-value="PT00H06M23.328904S" calcext:value-type="time">
            <text:p>00:06:23.33</text:p>
          </table:table-cell>
        </table:table-row>
        <table:table-row table:style-name="ro1">
          <table:table-cell table:number-columns-repeated="4"/>
          <table:table-cell office:value-type="time" office:time-value="PT00H04M34.955146S" calcext:value-type="time">
            <text:p>00:04:34.96</text:p>
          </table:table-cell>
          <table:table-cell office:value-type="time" office:time-value="PT00H06M56.725181S" calcext:value-type="time">
            <text:p>00:06:56.73</text:p>
          </table:table-cell>
          <table:table-cell office:value-type="time" office:time-value="PT00H06M30.396263S" calcext:value-type="time">
            <text:p>00:06:30.40</text:p>
          </table:table-cell>
        </table:table-row>
        <table:table-row table:style-name="ro1">
          <table:table-cell table:number-columns-repeated="4"/>
          <table:table-cell office:value-type="time" office:time-value="PT00H06M35.893669S" calcext:value-type="time">
            <text:p>00:06:35.89</text:p>
          </table:table-cell>
          <table:table-cell office:value-type="time" office:time-value="PT00H06M13.805958S" calcext:value-type="time">
            <text:p>00:06:13.81</text:p>
          </table:table-cell>
          <table:table-cell office:value-type="time" office:time-value="PT00H06M31.616276S" calcext:value-type="time">
            <text:p>00:06:31.6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7.253883S" calcext:value-type="time">
            <text:p>00:06:47.25</text:p>
          </table:table-cell>
          <table:table-cell office:value-type="time" office:time-value="PT00H06M03.241404S" calcext:value-type="time">
            <text:p>00:06:03.2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4.680791S" calcext:value-type="time">
            <text:p>00:06:54.68</text:p>
          </table:table-cell>
          <table:table-cell office:value-type="time" office:time-value="PT00H06M32.159792S" calcext:value-type="time">
            <text:p>00:06:32.1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5.677917S" calcext:value-type="time">
            <text:p>00:06:55.68</text:p>
          </table:table-cell>
          <table:table-cell office:value-type="time" office:time-value="PT00H06M34.788195S" calcext:value-type="time">
            <text:p>00:06:34.7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35.309681S" calcext:value-type="time">
            <text:p>00:06:35.31</text:p>
          </table:table-cell>
          <table:table-cell office:value-type="time" office:time-value="PT00H06M26.705139S" calcext:value-type="time">
            <text:p>00:06:26.7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7.851105S" calcext:value-type="time">
            <text:p>00:06:57.85</text:p>
          </table:table-cell>
          <table:table-cell office:value-type="time" office:time-value="PT00H04M39.140778S" calcext:value-type="time">
            <text:p>00:04:39.1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9.115326S" calcext:value-type="time">
            <text:p>00:06:49.12</text:p>
          </table:table-cell>
          <table:table-cell office:value-type="time" office:time-value="PT00H06M20.693664S" calcext:value-type="time">
            <text:p>00:06:20.6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9.162895S" calcext:value-type="time">
            <text:p>00:06:49.16</text:p>
          </table:table-cell>
          <table:table-cell office:value-type="time" office:time-value="PT00H06M12.829549S" calcext:value-type="time">
            <text:p>00:06:12.8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54.234786S" calcext:value-type="time">
            <text:p>00:05:54.23</text:p>
          </table:table-cell>
          <table:table-cell office:value-type="time" office:time-value="PT00H06M32.322227S" calcext:value-type="time">
            <text:p>00:06:32.3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0.439606S" calcext:value-type="time">
            <text:p>00:06:50.44</text:p>
          </table:table-cell>
          <table:table-cell office:value-type="time" office:time-value="PT00H07M19.282963S" calcext:value-type="time">
            <text:p>00:07:19.2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7M33.724199S" calcext:value-type="time">
            <text:p>00:07:33.72</text:p>
          </table:table-cell>
          <table:table-cell office:value-type="time" office:time-value="PT00H06M09.739869S" calcext:value-type="time">
            <text:p>00:06:09.7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7M18.595684S" calcext:value-type="time">
            <text:p>00:07:18.60</text:p>
          </table:table-cell>
          <table:table-cell office:value-type="time" office:time-value="PT00H06M13.68166S" calcext:value-type="time">
            <text:p>00:06:13.6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0.625489S" calcext:value-type="time">
            <text:p>00:06:40.63</text:p>
          </table:table-cell>
          <table:table-cell office:value-type="time" office:time-value="PT00H06M24.608633S" calcext:value-type="time">
            <text:p>00:06:24.6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9.671625S" calcext:value-type="time">
            <text:p>00:06:59.67</text:p>
          </table:table-cell>
          <table:table-cell office:value-type="time" office:time-value="PT00H05M37.007559S" calcext:value-type="time">
            <text:p>00:05:37.0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35.876725S" calcext:value-type="time">
            <text:p>00:06:35.88</text:p>
          </table:table-cell>
          <table:table-cell office:value-type="time" office:time-value="PT00H06M37.523095S" calcext:value-type="time">
            <text:p>00:06:37.5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7M14.694317S" calcext:value-type="time">
            <text:p>00:07:14.69</text:p>
          </table:table-cell>
          <table:table-cell office:value-type="time" office:time-value="PT00H06M25.643791S" calcext:value-type="time">
            <text:p>00:06:25.6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7.349119S" calcext:value-type="time">
            <text:p>00:06:57.35</text:p>
          </table:table-cell>
          <table:table-cell office:value-type="time" office:time-value="PT00H06M20.353344S" calcext:value-type="time">
            <text:p>00:06:20.3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3.137037S" calcext:value-type="time">
            <text:p>00:06:53.14</text:p>
          </table:table-cell>
          <table:table-cell office:value-type="time" office:time-value="PT00H05M37.015459S" calcext:value-type="time">
            <text:p>00:05:37.0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7M25.420698S" calcext:value-type="time">
            <text:p>00:07:25.42</text:p>
          </table:table-cell>
          <table:table-cell office:value-type="time" office:time-value="PT00H06M21.12988S" calcext:value-type="time">
            <text:p>00:06:21.1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3.30441S" calcext:value-type="time">
            <text:p>00:06:53.30</text:p>
          </table:table-cell>
          <table:table-cell office:value-type="time" office:time-value="PT00H06M22.809637S" calcext:value-type="time">
            <text:p>00:06:22.8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0.127772S" calcext:value-type="time">
            <text:p>00:06:50.13</text:p>
          </table:table-cell>
          <table:table-cell office:value-type="time" office:time-value="PT00H06M25.208084S" calcext:value-type="time">
            <text:p>00:06:25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1.374078S" calcext:value-type="time">
            <text:p>00:06:21.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8.502976S" calcext:value-type="time">
            <text:p>00:06:58.5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3.539081S" calcext:value-type="time">
            <text:p>00:06:23.5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31.191534S" calcext:value-type="time">
            <text:p>00:06:31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5.371277S" calcext:value-type="time">
            <text:p>00:06:25.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31.257935S" calcext:value-type="time">
            <text:p>00:04:31.2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5.346193S" calcext:value-type="time">
            <text:p>00:06:25.3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5.065589S" calcext:value-type="time">
            <text:p>00:06:25.0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6.553896S" calcext:value-type="time">
            <text:p>00:06:56.5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58.724538S" calcext:value-type="time">
            <text:p>00:06:58.7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3.459585S" calcext:value-type="time">
            <text:p>00:06:23.4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09.458961S" calcext:value-type="time">
            <text:p>00:04:09.4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2.371727S" calcext:value-type="time">
            <text:p>00:06:22.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7.314601S" calcext:value-type="time">
            <text:p>00:06:27.3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7M09.558924S" calcext:value-type="time">
            <text:p>00:07:09.5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33.681212S" calcext:value-type="time">
            <text:p>00:06:33.6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30.836459S" calcext:value-type="time">
            <text:p>00:06:30.8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2.534576S" calcext:value-type="time">
            <text:p>00:06:22.5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3.596484S" calcext:value-type="time">
            <text:p>00:06:23.6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29.331009S" calcext:value-type="time">
            <text:p>00:06:29.3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ondemand-c5a.8xlarge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ndemand-c5a.8xlar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578938519555307" calcext:value-type="float">
            <text:p>0.000579</text:p>
          </table:table-cell>
          <table:table-cell table:style-name="ce3" table:formula="of:=COM.MICROSOFT.STDEV.P([.D3:.D42])" office:value-type="float" office:value="0.000727468513845172" calcext:value-type="float">
            <text:p>0.000727</text:p>
          </table:table-cell>
          <table:table-cell table:style-name="ce3" table:formula="of:=COM.MICROSOFT.STDEV.P([.E3:.E62])" office:value-type="float" office:value="0.000479951217227016" calcext:value-type="float">
            <text:p>0.000480</text:p>
          </table:table-cell>
          <table:table-cell table:style-name="ce3" table:formula="of:=COM.MICROSOFT.STDEV.P([.F3:.F82])" office:value-type="float" office:value="0.00073881639716436" calcext:value-type="float">
            <text:p>0.000739</text:p>
          </table:table-cell>
          <table:table-cell table:style-name="ce3" table:formula="of:=COM.MICROSOFT.STDEV.P([.G3:.G102])" office:value-type="float" office:value="0.00033599177668152" calcext:value-type="float">
            <text:p>0.000336</text:p>
          </table:table-cell>
        </table:table-row>
        <table:table-row table:style-name="ro1">
          <table:table-cell/>
          <table:table-cell table:style-name="ce1" office:value-type="time" office:time-value="PT00H03M52.88419S" calcext:value-type="time">
            <text:p>00:03:52.88</text:p>
          </table:table-cell>
          <table:table-cell table:style-name="ce1" office:value-type="time" office:time-value="PT00H05M46.511943S" calcext:value-type="time">
            <text:p>00:05:46.51</text:p>
          </table:table-cell>
          <table:table-cell table:style-name="ce1" office:value-type="time" office:time-value="PT00H03M54.106679S" calcext:value-type="time">
            <text:p>00:03:54.11</text:p>
          </table:table-cell>
          <table:table-cell office:value-type="time" office:time-value="PT00H06M31.764787S" calcext:value-type="time">
            <text:p>00:06:31.76</text:p>
          </table:table-cell>
          <table:table-cell office:value-type="time" office:time-value="PT00H04M29.698957S" calcext:value-type="time">
            <text:p>00:04:29.70</text:p>
          </table:table-cell>
          <table:table-cell office:value-type="time" office:time-value="PT00H05M58.083631S" calcext:value-type="time">
            <text:p>00:05:58.0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6.077989S" calcext:value-type="time">
            <text:p>00:03:56.08</text:p>
          </table:table-cell>
          <table:table-cell table:style-name="ce1" office:value-type="time" office:time-value="PT00H06M33.938703S" calcext:value-type="time">
            <text:p>00:06:33.94</text:p>
          </table:table-cell>
          <table:table-cell office:value-type="time" office:time-value="PT00H06M50.374505S" calcext:value-type="time">
            <text:p>00:06:50.37</text:p>
          </table:table-cell>
          <table:table-cell office:value-type="time" office:time-value="PT00H04M31.21666S" calcext:value-type="time">
            <text:p>00:04:31.22</text:p>
          </table:table-cell>
          <table:table-cell office:value-type="time" office:time-value="PT00H06M05.223731S" calcext:value-type="time">
            <text:p>00:06:05.2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6.918765S" calcext:value-type="time">
            <text:p>00:03:56.92</text:p>
          </table:table-cell>
          <table:table-cell table:style-name="ce1" office:value-type="time" office:time-value="PT00H03M55.296551S" calcext:value-type="time">
            <text:p>00:03:55.30</text:p>
          </table:table-cell>
          <table:table-cell office:value-type="time" office:time-value="PT00H06M32.137086S" calcext:value-type="time">
            <text:p>00:06:32.14</text:p>
          </table:table-cell>
          <table:table-cell office:value-type="time" office:time-value="PT00H06M37.841869S" calcext:value-type="time">
            <text:p>00:06:37.84</text:p>
          </table:table-cell>
          <table:table-cell office:value-type="time" office:time-value="PT00H06M05.835214S" calcext:value-type="time">
            <text:p>00:06:05.8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43.908068S" calcext:value-type="time">
            <text:p>00:05:43.91</text:p>
          </table:table-cell>
          <table:table-cell table:style-name="ce1" office:value-type="time" office:time-value="PT00H06M31.614655S" calcext:value-type="time">
            <text:p>00:06:31.61</text:p>
          </table:table-cell>
          <table:table-cell office:value-type="time" office:time-value="PT00H06M22.965749S" calcext:value-type="time">
            <text:p>00:06:22.97</text:p>
          </table:table-cell>
          <table:table-cell office:value-type="time" office:time-value="PT00H06M48.333621S" calcext:value-type="time">
            <text:p>00:06:48.33</text:p>
          </table:table-cell>
          <table:table-cell office:value-type="time" office:time-value="PT00H06M05.589014S" calcext:value-type="time">
            <text:p>00:06:05.5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2.000473S" calcext:value-type="time">
            <text:p>00:05:32.00</text:p>
          </table:table-cell>
          <table:table-cell table:style-name="ce1" office:value-type="time" office:time-value="PT00H03M52.978054S" calcext:value-type="time">
            <text:p>00:03:52.98</text:p>
          </table:table-cell>
          <table:table-cell office:value-type="time" office:time-value="PT00H06M14.17776S" calcext:value-type="time">
            <text:p>00:06:14.18</text:p>
          </table:table-cell>
          <table:table-cell office:value-type="time" office:time-value="PT00H06M38.921688S" calcext:value-type="time">
            <text:p>00:06:38.92</text:p>
          </table:table-cell>
          <table:table-cell office:value-type="time" office:time-value="PT00H06M05.281057S" calcext:value-type="time">
            <text:p>00:06:05.2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7.653261S" calcext:value-type="time">
            <text:p>00:03:57.65</text:p>
          </table:table-cell>
          <table:table-cell table:style-name="ce1" office:value-type="time" office:time-value="PT00H06M35.266489S" calcext:value-type="time">
            <text:p>00:06:35.27</text:p>
          </table:table-cell>
          <table:table-cell office:value-type="time" office:time-value="PT00H07M07.870341S" calcext:value-type="time">
            <text:p>00:07:07.87</text:p>
          </table:table-cell>
          <table:table-cell office:value-type="time" office:time-value="PT00H06M41.606716S" calcext:value-type="time">
            <text:p>00:06:41.61</text:p>
          </table:table-cell>
          <table:table-cell office:value-type="time" office:time-value="PT00H06M10.653101S" calcext:value-type="time">
            <text:p>00:06:10.6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8.608559S" calcext:value-type="time">
            <text:p>00:05:38.61</text:p>
          </table:table-cell>
          <table:table-cell table:style-name="ce1" office:value-type="time" office:time-value="PT00H06M35.810615S" calcext:value-type="time">
            <text:p>00:06:35.81</text:p>
          </table:table-cell>
          <table:table-cell office:value-type="time" office:time-value="PT00H06M45.930061S" calcext:value-type="time">
            <text:p>00:06:45.93</text:p>
          </table:table-cell>
          <table:table-cell office:value-type="time" office:time-value="PT00H06M39.043877S" calcext:value-type="time">
            <text:p>00:06:39.04</text:p>
          </table:table-cell>
          <table:table-cell office:value-type="time" office:time-value="PT00H06M02.65671S" calcext:value-type="time">
            <text:p>00:06:02.6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5.300204S" calcext:value-type="time">
            <text:p>00:03:55.30</text:p>
          </table:table-cell>
          <table:table-cell table:style-name="ce1" office:value-type="time" office:time-value="PT00H06M34.52805S" calcext:value-type="time">
            <text:p>00:06:34.53</text:p>
          </table:table-cell>
          <table:table-cell office:value-type="time" office:time-value="PT00H06M41.298598S" calcext:value-type="time">
            <text:p>00:06:41.30</text:p>
          </table:table-cell>
          <table:table-cell office:value-type="time" office:time-value="PT00H06M39.147143S" calcext:value-type="time">
            <text:p>00:06:39.15</text:p>
          </table:table-cell>
          <table:table-cell office:value-type="time" office:time-value="PT00H05M55.243853S" calcext:value-type="time">
            <text:p>00:05:55.2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1.266023S" calcext:value-type="time">
            <text:p>00:05:31.27</text:p>
          </table:table-cell>
          <table:table-cell table:style-name="ce1" office:value-type="time" office:time-value="PT00H06M47.179634S" calcext:value-type="time">
            <text:p>00:06:47.18</text:p>
          </table:table-cell>
          <table:table-cell office:value-type="time" office:time-value="PT00H06M28.012884S" calcext:value-type="time">
            <text:p>00:06:28.01</text:p>
          </table:table-cell>
          <table:table-cell office:value-type="time" office:time-value="PT00H07M09.810857S" calcext:value-type="time">
            <text:p>00:07:09.81</text:p>
          </table:table-cell>
          <table:table-cell office:value-type="time" office:time-value="PT00H06M08.716095S" calcext:value-type="time">
            <text:p>00:06:08.7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7.372197S" calcext:value-type="time">
            <text:p>00:03:57.37</text:p>
          </table:table-cell>
          <table:table-cell table:style-name="ce1" office:value-type="time" office:time-value="PT00H06M36.212593S" calcext:value-type="time">
            <text:p>00:06:36.21</text:p>
          </table:table-cell>
          <table:table-cell office:value-type="time" office:time-value="PT00H06M22.045025S" calcext:value-type="time">
            <text:p>00:06:22.05</text:p>
          </table:table-cell>
          <table:table-cell office:value-type="time" office:time-value="PT00H06M42.712157S" calcext:value-type="time">
            <text:p>00:06:42.71</text:p>
          </table:table-cell>
          <table:table-cell office:value-type="time" office:time-value="PT00H06M14.240764S" calcext:value-type="time">
            <text:p>00:06:14.2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31.895461S" calcext:value-type="time">
            <text:p>00:05:31.90</text:p>
          </table:table-cell>
          <table:table-cell table:style-name="ce1" office:value-type="time" office:time-value="PT00H06M33.573642S" calcext:value-type="time">
            <text:p>00:06:33.57</text:p>
          </table:table-cell>
          <table:table-cell office:value-type="time" office:time-value="PT00H05M42.238215S" calcext:value-type="time">
            <text:p>00:05:42.24</text:p>
          </table:table-cell>
          <table:table-cell office:value-type="time" office:time-value="PT00H06M38.519754S" calcext:value-type="time">
            <text:p>00:06:38.52</text:p>
          </table:table-cell>
          <table:table-cell office:value-type="time" office:time-value="PT00H06M23.73929S" calcext:value-type="time">
            <text:p>00:06:23.74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29.341085S" calcext:value-type="time">
            <text:p>00:05:29.34</text:p>
          </table:table-cell>
          <table:table-cell table:style-name="ce1" office:value-type="time" office:time-value="PT00H06M34.933061S" calcext:value-type="time">
            <text:p>00:06:34.93</text:p>
          </table:table-cell>
          <table:table-cell office:value-type="time" office:time-value="PT00H06M05.368315S" calcext:value-type="time">
            <text:p>00:06:05.37</text:p>
          </table:table-cell>
          <table:table-cell office:value-type="time" office:time-value="PT00H06M42.391412S" calcext:value-type="time">
            <text:p>00:06:42.39</text:p>
          </table:table-cell>
          <table:table-cell office:value-type="time" office:time-value="PT00H05M54.289771S" calcext:value-type="time">
            <text:p>00:05:54.29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3M53.756975S" calcext:value-type="time">
            <text:p>00:03:53.76</text:p>
          </table:table-cell>
          <table:table-cell table:style-name="ce1" office:value-type="time" office:time-value="PT00H06M32.485369S" calcext:value-type="time">
            <text:p>00:06:32.49</text:p>
          </table:table-cell>
          <table:table-cell office:value-type="time" office:time-value="PT00H05M22.319287S" calcext:value-type="time">
            <text:p>00:05:22.32</text:p>
          </table:table-cell>
          <table:table-cell office:value-type="time" office:time-value="PT00H06M38.820744S" calcext:value-type="time">
            <text:p>00:06:38.82</text:p>
          </table:table-cell>
          <table:table-cell office:value-type="time" office:time-value="PT00H06M06.296203S" calcext:value-type="time">
            <text:p>00:06:06.3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8.550627S" calcext:value-type="time">
            <text:p>00:03:58.55</text:p>
          </table:table-cell>
          <table:table-cell table:style-name="ce1" office:value-type="time" office:time-value="PT00H06M31.29262S" calcext:value-type="time">
            <text:p>00:06:31.29</text:p>
          </table:table-cell>
          <table:table-cell office:value-type="time" office:time-value="PT00H05M46.362399S" calcext:value-type="time">
            <text:p>00:05:46.36</text:p>
          </table:table-cell>
          <table:table-cell office:value-type="time" office:time-value="PT00H06M46.762428S" calcext:value-type="time">
            <text:p>00:06:46.76</text:p>
          </table:table-cell>
          <table:table-cell office:value-type="time" office:time-value="PT00H06M06.717628S" calcext:value-type="time">
            <text:p>00:06:06.7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9.645249S" calcext:value-type="time">
            <text:p>00:03:59.65</text:p>
          </table:table-cell>
          <table:table-cell table:style-name="ce1" office:value-type="time" office:time-value="PT00H06M32.511466S" calcext:value-type="time">
            <text:p>00:06:32.51</text:p>
          </table:table-cell>
          <table:table-cell office:value-type="time" office:time-value="PT00H06M39.273013S" calcext:value-type="time">
            <text:p>00:06:39.27</text:p>
          </table:table-cell>
          <table:table-cell office:value-type="time" office:time-value="PT00H07M10.597887S" calcext:value-type="time">
            <text:p>00:07:10.60</text:p>
          </table:table-cell>
          <table:table-cell office:value-type="time" office:time-value="PT00H06M05.352106S" calcext:value-type="time">
            <text:p>00:06:05.3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4M30.605572S" calcext:value-type="time">
            <text:p>00:04:30.61</text:p>
          </table:table-cell>
          <table:table-cell table:style-name="ce1" office:value-type="time" office:time-value="PT00H06M52.320274S" calcext:value-type="time">
            <text:p>00:06:52.32</text:p>
          </table:table-cell>
          <table:table-cell office:value-type="time" office:time-value="PT00H07M10.067845S" calcext:value-type="time">
            <text:p>00:07:10.07</text:p>
          </table:table-cell>
          <table:table-cell office:value-type="time" office:time-value="PT00H06M36.096692S" calcext:value-type="time">
            <text:p>00:06:36.10</text:p>
          </table:table-cell>
          <table:table-cell office:value-type="time" office:time-value="PT00H06M15.626763S" calcext:value-type="time">
            <text:p>00:06:15.6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22.860215S" calcext:value-type="time">
            <text:p>00:03:22.86</text:p>
          </table:table-cell>
          <table:table-cell table:style-name="ce1" office:value-type="time" office:time-value="PT00H06M29.269511S" calcext:value-type="time">
            <text:p>00:06:29.27</text:p>
          </table:table-cell>
          <table:table-cell office:value-type="time" office:time-value="PT00H06M07.651107S" calcext:value-type="time">
            <text:p>00:06:07.65</text:p>
          </table:table-cell>
          <table:table-cell office:value-type="time" office:time-value="PT00H06M40.474304S" calcext:value-type="time">
            <text:p>00:06:40.47</text:p>
          </table:table-cell>
          <table:table-cell office:value-type="time" office:time-value="PT00H06M06.204915S" calcext:value-type="time">
            <text:p>00:06:06.2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56.884379S" calcext:value-type="time">
            <text:p>00:03:56.88</text:p>
          </table:table-cell>
          <table:table-cell table:style-name="ce1" office:value-type="time" office:time-value="PT00H05M39.064813S" calcext:value-type="time">
            <text:p>00:05:39.06</text:p>
          </table:table-cell>
          <table:table-cell office:value-type="time" office:time-value="PT00H06M36.415178S" calcext:value-type="time">
            <text:p>00:06:36.42</text:p>
          </table:table-cell>
          <table:table-cell office:value-type="time" office:time-value="PT00H06M42.868481S" calcext:value-type="time">
            <text:p>00:06:42.87</text:p>
          </table:table-cell>
          <table:table-cell office:value-type="time" office:time-value="PT00H06M06.918938S" calcext:value-type="time">
            <text:p>00:06:06.9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3M47.967923S" calcext:value-type="time">
            <text:p>00:03:47.97</text:p>
          </table:table-cell>
          <table:table-cell table:style-name="ce1" office:value-type="time" office:time-value="PT00H06M35.249134S" calcext:value-type="time">
            <text:p>00:06:35.25</text:p>
          </table:table-cell>
          <table:table-cell office:value-type="time" office:time-value="PT00H05M52.019607S" calcext:value-type="time">
            <text:p>00:05:52.02</text:p>
          </table:table-cell>
          <table:table-cell office:value-type="time" office:time-value="PT00H03M49.35755S" calcext:value-type="time">
            <text:p>00:03:49.36</text:p>
          </table:table-cell>
          <table:table-cell office:value-type="time" office:time-value="PT00H06M00.754736S" calcext:value-type="time">
            <text:p>00:06:00.7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5M29.975674S" calcext:value-type="time">
            <text:p>00:05:29.98</text:p>
          </table:table-cell>
          <table:table-cell table:style-name="ce1" office:value-type="time" office:time-value="PT00H06M39.681745S" calcext:value-type="time">
            <text:p>00:06:39.68</text:p>
          </table:table-cell>
          <table:table-cell office:value-type="time" office:time-value="PT00H06M23.703546S" calcext:value-type="time">
            <text:p>00:06:23.70</text:p>
          </table:table-cell>
          <table:table-cell office:value-type="time" office:time-value="PT00H06M45.798329S" calcext:value-type="time">
            <text:p>00:06:45.80</text:p>
          </table:table-cell>
          <table:table-cell office:value-type="time" office:time-value="PT00H06M08.418966S" calcext:value-type="time">
            <text:p>00:06:08.4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128986S" calcext:value-type="time">
            <text:p>00:06:33.13</text:p>
          </table:table-cell>
          <table:table-cell office:value-type="time" office:time-value="PT00H06M12.94449S" calcext:value-type="time">
            <text:p>00:06:12.94</text:p>
          </table:table-cell>
          <table:table-cell office:value-type="time" office:time-value="PT00H06M41.86153S" calcext:value-type="time">
            <text:p>00:06:41.86</text:p>
          </table:table-cell>
          <table:table-cell office:value-type="time" office:time-value="PT00H06M07.583412S" calcext:value-type="time">
            <text:p>00:06:07.5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52.371396S" calcext:value-type="time">
            <text:p>00:06:52.37</text:p>
          </table:table-cell>
          <table:table-cell office:value-type="time" office:time-value="PT00H06M35.947689S" calcext:value-type="time">
            <text:p>00:06:35.95</text:p>
          </table:table-cell>
          <table:table-cell office:value-type="time" office:time-value="PT00H06M39.246062S" calcext:value-type="time">
            <text:p>00:06:39.25</text:p>
          </table:table-cell>
          <table:table-cell office:value-type="time" office:time-value="PT00H06M13.74766S" calcext:value-type="time">
            <text:p>00:06:13.7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43.756009S" calcext:value-type="time">
            <text:p>00:06:43.76</text:p>
          </table:table-cell>
          <table:table-cell office:value-type="time" office:time-value="PT00H06M08.054739S" calcext:value-type="time">
            <text:p>00:06:08.05</text:p>
          </table:table-cell>
          <table:table-cell office:value-type="time" office:time-value="PT00H03M21.865787S" calcext:value-type="time">
            <text:p>00:03:21.87</text:p>
          </table:table-cell>
          <table:table-cell office:value-type="time" office:time-value="PT00H06M13.191855S" calcext:value-type="time">
            <text:p>00:06:13.1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49.7668S" calcext:value-type="time">
            <text:p>00:03:49.77</text:p>
          </table:table-cell>
          <table:table-cell office:value-type="time" office:time-value="PT00H05M39.105347S" calcext:value-type="time">
            <text:p>00:05:39.11</text:p>
          </table:table-cell>
          <table:table-cell office:value-type="time" office:time-value="PT00H05M45.211686S" calcext:value-type="time">
            <text:p>00:05:45.21</text:p>
          </table:table-cell>
          <table:table-cell office:value-type="time" office:time-value="PT00H05M16.013104S" calcext:value-type="time">
            <text:p>00:05:16.0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4M38.566868S" calcext:value-type="time">
            <text:p>00:04:38.57</text:p>
          </table:table-cell>
          <table:table-cell office:value-type="time" office:time-value="PT00H06M42.458763S" calcext:value-type="time">
            <text:p>00:06:42.46</text:p>
          </table:table-cell>
          <table:table-cell office:value-type="time" office:time-value="PT00H06M42.665188S" calcext:value-type="time">
            <text:p>00:06:42.67</text:p>
          </table:table-cell>
          <table:table-cell office:value-type="time" office:time-value="PT00H05M14.926784S" calcext:value-type="time">
            <text:p>00:05:14.9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7.135258S" calcext:value-type="time">
            <text:p>00:06:37.14</text:p>
          </table:table-cell>
          <table:table-cell office:value-type="time" office:time-value="PT00H04M02.325221S" calcext:value-type="time">
            <text:p>00:04:02.33</text:p>
          </table:table-cell>
          <table:table-cell office:value-type="time" office:time-value="PT00H07M15.920102S" calcext:value-type="time">
            <text:p>00:07:15.92</text:p>
          </table:table-cell>
          <table:table-cell office:value-type="time" office:time-value="PT00H05M46.044174S" calcext:value-type="time">
            <text:p>00:05:46.0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1.459223S" calcext:value-type="time">
            <text:p>00:06:31.46</text:p>
          </table:table-cell>
          <table:table-cell office:value-type="time" office:time-value="PT00H06M40.849848S" calcext:value-type="time">
            <text:p>00:06:40.85</text:p>
          </table:table-cell>
          <table:table-cell office:value-type="time" office:time-value="PT00H06M40.060181S" calcext:value-type="time">
            <text:p>00:06:40.06</text:p>
          </table:table-cell>
          <table:table-cell office:value-type="time" office:time-value="PT00H06M03.181673S" calcext:value-type="time">
            <text:p>00:06:03.1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232242S" calcext:value-type="time">
            <text:p>00:06:35.23</text:p>
          </table:table-cell>
          <table:table-cell office:value-type="time" office:time-value="PT00H06M12.429957S" calcext:value-type="time">
            <text:p>00:06:12.43</text:p>
          </table:table-cell>
          <table:table-cell office:value-type="time" office:time-value="PT00H06M42.980496S" calcext:value-type="time">
            <text:p>00:06:42.98</text:p>
          </table:table-cell>
          <table:table-cell office:value-type="time" office:time-value="PT00H06M07.619612S" calcext:value-type="time">
            <text:p>00:06:07.6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550063S" calcext:value-type="time">
            <text:p>00:06:35.55</text:p>
          </table:table-cell>
          <table:table-cell office:value-type="time" office:time-value="PT00H04M06.336544S" calcext:value-type="time">
            <text:p>00:04:06.34</text:p>
          </table:table-cell>
          <table:table-cell office:value-type="time" office:time-value="PT00H06M04.112642S" calcext:value-type="time">
            <text:p>00:06:04.11</text:p>
          </table:table-cell>
          <table:table-cell office:value-type="time" office:time-value="PT00H06M09.789865S" calcext:value-type="time">
            <text:p>00:06:09.7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830068S" calcext:value-type="time">
            <text:p>00:06:35.83</text:p>
          </table:table-cell>
          <table:table-cell office:value-type="time" office:time-value="PT00H06M13.226547S" calcext:value-type="time">
            <text:p>00:06:13.23</text:p>
          </table:table-cell>
          <table:table-cell office:value-type="time" office:time-value="PT00H06M21.118386S" calcext:value-type="time">
            <text:p>00:06:21.12</text:p>
          </table:table-cell>
          <table:table-cell office:value-type="time" office:time-value="PT00H06M08.258733S" calcext:value-type="time">
            <text:p>00:06:08.2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56.225078S" calcext:value-type="time">
            <text:p>00:03:56.23</text:p>
          </table:table-cell>
          <table:table-cell office:value-type="time" office:time-value="PT00H06M38.193045S" calcext:value-type="time">
            <text:p>00:06:38.19</text:p>
          </table:table-cell>
          <table:table-cell office:value-type="time" office:time-value="PT00H06M42.124867S" calcext:value-type="time">
            <text:p>00:06:42.12</text:p>
          </table:table-cell>
          <table:table-cell office:value-type="time" office:time-value="PT00H05M53.301407S" calcext:value-type="time">
            <text:p>00:05:53.3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4.785436S" calcext:value-type="time">
            <text:p>00:06:34.79</text:p>
          </table:table-cell>
          <table:table-cell office:value-type="time" office:time-value="PT00H06M06.579989S" calcext:value-type="time">
            <text:p>00:06:06.58</text:p>
          </table:table-cell>
          <table:table-cell office:value-type="time" office:time-value="PT00H06M46.282702S" calcext:value-type="time">
            <text:p>00:06:46.28</text:p>
          </table:table-cell>
          <table:table-cell office:value-type="time" office:time-value="PT00H05M45.558449S" calcext:value-type="time">
            <text:p>00:05:45.5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4.268637S" calcext:value-type="time">
            <text:p>00:06:34.27</text:p>
          </table:table-cell>
          <table:table-cell office:value-type="time" office:time-value="PT00H05M55.474575S" calcext:value-type="time">
            <text:p>00:05:55.47</text:p>
          </table:table-cell>
          <table:table-cell office:value-type="time" office:time-value="PT00H06M49.955376S" calcext:value-type="time">
            <text:p>00:06:49.96</text:p>
          </table:table-cell>
          <table:table-cell office:value-type="time" office:time-value="PT00H06M01.819729S" calcext:value-type="time">
            <text:p>00:06:01.8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463194S" calcext:value-type="time">
            <text:p>00:06:33.46</text:p>
          </table:table-cell>
          <table:table-cell office:value-type="time" office:time-value="PT00H05M55.193774S" calcext:value-type="time">
            <text:p>00:05:55.19</text:p>
          </table:table-cell>
          <table:table-cell office:value-type="time" office:time-value="PT00H06M36.891878S" calcext:value-type="time">
            <text:p>00:06:36.89</text:p>
          </table:table-cell>
          <table:table-cell office:value-type="time" office:time-value="PT00H06M05.554389S" calcext:value-type="time">
            <text:p>00:06:05.5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57.777935S" calcext:value-type="time">
            <text:p>00:03:57.78</text:p>
          </table:table-cell>
          <table:table-cell office:value-type="time" office:time-value="PT00H06M39.99249S" calcext:value-type="time">
            <text:p>00:06:39.99</text:p>
          </table:table-cell>
          <table:table-cell office:value-type="time" office:time-value="PT00H06M36.496664S" calcext:value-type="time">
            <text:p>00:06:36.50</text:p>
          </table:table-cell>
          <table:table-cell office:value-type="time" office:time-value="PT00H06M07.772398S" calcext:value-type="time">
            <text:p>00:06:07.7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5.107898S" calcext:value-type="time">
            <text:p>00:06:35.11</text:p>
          </table:table-cell>
          <table:table-cell office:value-type="time" office:time-value="PT00H06M39.555367S" calcext:value-type="time">
            <text:p>00:06:39.56</text:p>
          </table:table-cell>
          <table:table-cell office:value-type="time" office:time-value="PT00H06M43.315289S" calcext:value-type="time">
            <text:p>00:06:43.32</text:p>
          </table:table-cell>
          <table:table-cell office:value-type="time" office:time-value="PT00H06M07.651146S" calcext:value-type="time">
            <text:p>00:06:07.6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621898S" calcext:value-type="time">
            <text:p>00:06:33.62</text:p>
          </table:table-cell>
          <table:table-cell office:value-type="time" office:time-value="PT00H06M38.781215S" calcext:value-type="time">
            <text:p>00:06:38.78</text:p>
          </table:table-cell>
          <table:table-cell office:value-type="time" office:time-value="PT00H06M41.85916S" calcext:value-type="time">
            <text:p>00:06:41.86</text:p>
          </table:table-cell>
          <table:table-cell office:value-type="time" office:time-value="PT00H06M02.703667S" calcext:value-type="time">
            <text:p>00:06:02.7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3M54.94325S" calcext:value-type="time">
            <text:p>00:03:54.94</text:p>
          </table:table-cell>
          <table:table-cell office:value-type="time" office:time-value="PT00H05M24.25548S" calcext:value-type="time">
            <text:p>00:05:24.26</text:p>
          </table:table-cell>
          <table:table-cell office:value-type="time" office:time-value="PT00H06M43.648762S" calcext:value-type="time">
            <text:p>00:06:43.65</text:p>
          </table:table-cell>
          <table:table-cell office:value-type="time" office:time-value="PT00H06M05.542359S" calcext:value-type="time">
            <text:p>00:06:05.5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33.650786S" calcext:value-type="time">
            <text:p>00:06:33.65</text:p>
          </table:table-cell>
          <table:table-cell office:value-type="time" office:time-value="PT00H06M02.239811S" calcext:value-type="time">
            <text:p>00:06:02.24</text:p>
          </table:table-cell>
          <table:table-cell office:value-type="time" office:time-value="PT00H04M01.470447S" calcext:value-type="time">
            <text:p>00:04:01.47</text:p>
          </table:table-cell>
          <table:table-cell office:value-type="time" office:time-value="PT00H06M43.077867S" calcext:value-type="time">
            <text:p>00:06:43.0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6M28.813642S" calcext:value-type="time">
            <text:p>00:06:28.81</text:p>
          </table:table-cell>
          <table:table-cell office:value-type="time" office:time-value="PT00H06M39.208874S" calcext:value-type="time">
            <text:p>00:06:39.21</text:p>
          </table:table-cell>
          <table:table-cell office:value-type="time" office:time-value="PT00H06M43.827492S" calcext:value-type="time">
            <text:p>00:06:43.83</text:p>
          </table:table-cell>
          <table:table-cell office:value-type="time" office:time-value="PT00H06M06.630529S" calcext:value-type="time">
            <text:p>00:06:06.63</text:p>
          </table:table-cell>
        </table:table-row>
        <table:table-row table:style-name="ro1">
          <table:table-cell table:number-columns-repeated="4"/>
          <table:table-cell office:value-type="time" office:time-value="PT00H05M55.093629S" calcext:value-type="time">
            <text:p>00:05:55.09</text:p>
          </table:table-cell>
          <table:table-cell office:value-type="time" office:time-value="PT00H06M39.19489S" calcext:value-type="time">
            <text:p>00:06:39.19</text:p>
          </table:table-cell>
          <table:table-cell office:value-type="time" office:time-value="PT00H06M42.486765S" calcext:value-type="time">
            <text:p>00:06:42.49</text:p>
          </table:table-cell>
        </table:table-row>
        <table:table-row table:style-name="ro1">
          <table:table-cell table:number-columns-repeated="4"/>
          <table:table-cell office:value-type="time" office:time-value="PT00H07M02.322225S" calcext:value-type="time">
            <text:p>00:07:02.32</text:p>
          </table:table-cell>
          <table:table-cell office:value-type="time" office:time-value="PT00H06M42.750811S" calcext:value-type="time">
            <text:p>00:06:42.75</text:p>
          </table:table-cell>
          <table:table-cell office:value-type="time" office:time-value="PT00H06M44.261374S" calcext:value-type="time">
            <text:p>00:06:44.26</text:p>
          </table:table-cell>
        </table:table-row>
        <table:table-row table:style-name="ro1">
          <table:table-cell table:number-columns-repeated="4"/>
          <table:table-cell office:value-type="time" office:time-value="PT00H03M59.226671S" calcext:value-type="time">
            <text:p>00:03:59.23</text:p>
          </table:table-cell>
          <table:table-cell office:value-type="time" office:time-value="PT00H06M42.864906S" calcext:value-type="time">
            <text:p>00:06:42.86</text:p>
          </table:table-cell>
          <table:table-cell office:value-type="time" office:time-value="PT00H06M06.879606S" calcext:value-type="time">
            <text:p>00:06:06.88</text:p>
          </table:table-cell>
        </table:table-row>
        <table:table-row table:style-name="ro1">
          <table:table-cell table:number-columns-repeated="4"/>
          <table:table-cell office:value-type="time" office:time-value="PT00H05M35.417343S" calcext:value-type="time">
            <text:p>00:05:35.42</text:p>
          </table:table-cell>
          <table:table-cell office:value-type="time" office:time-value="PT00H06M41.042783S" calcext:value-type="time">
            <text:p>00:06:41.04</text:p>
          </table:table-cell>
          <table:table-cell office:value-type="time" office:time-value="PT00H06M06.765208S" calcext:value-type="time">
            <text:p>00:06:06.77</text:p>
          </table:table-cell>
        </table:table-row>
        <table:table-row table:style-name="ro1">
          <table:table-cell table:number-columns-repeated="4"/>
          <table:table-cell office:value-type="time" office:time-value="PT00H06M37.011889S" calcext:value-type="time">
            <text:p>00:06:37.01</text:p>
          </table:table-cell>
          <table:table-cell office:value-type="time" office:time-value="PT00H06M38.709034S" calcext:value-type="time">
            <text:p>00:06:38.71</text:p>
          </table:table-cell>
          <table:table-cell office:value-type="time" office:time-value="PT00H06M05.348545S" calcext:value-type="time">
            <text:p>00:06:05.35</text:p>
          </table:table-cell>
        </table:table-row>
        <table:table-row table:style-name="ro1">
          <table:table-cell table:number-columns-repeated="4"/>
          <table:table-cell office:value-type="time" office:time-value="PT00H05M39.063148S" calcext:value-type="time">
            <text:p>00:05:39.06</text:p>
          </table:table-cell>
          <table:table-cell office:value-type="time" office:time-value="PT00H07M07.91188S" calcext:value-type="time">
            <text:p>00:07:07.91</text:p>
          </table:table-cell>
          <table:table-cell office:value-type="time" office:time-value="PT00H06M04.795486S" calcext:value-type="time">
            <text:p>00:06:04.80</text:p>
          </table:table-cell>
        </table:table-row>
        <table:table-row table:style-name="ro1">
          <table:table-cell table:number-columns-repeated="4"/>
          <table:table-cell office:value-type="time" office:time-value="PT00H06M05.565304S" calcext:value-type="time">
            <text:p>00:06:05.57</text:p>
          </table:table-cell>
          <table:table-cell office:value-type="time" office:time-value="PT00H06M43.108432S" calcext:value-type="time">
            <text:p>00:06:43.11</text:p>
          </table:table-cell>
          <table:table-cell office:value-type="time" office:time-value="PT00H05M14.571087S" calcext:value-type="time">
            <text:p>00:05:14.57</text:p>
          </table:table-cell>
        </table:table-row>
        <table:table-row table:style-name="ro1">
          <table:table-cell table:number-columns-repeated="4"/>
          <table:table-cell office:value-type="time" office:time-value="PT00H05M37.040795S" calcext:value-type="time">
            <text:p>00:05:37.04</text:p>
          </table:table-cell>
          <table:table-cell office:value-type="time" office:time-value="PT00H06M14.483666S" calcext:value-type="time">
            <text:p>00:06:14.48</text:p>
          </table:table-cell>
          <table:table-cell office:value-type="time" office:time-value="PT00H06M09.610449S" calcext:value-type="time">
            <text:p>00:06:09.61</text:p>
          </table:table-cell>
        </table:table-row>
        <table:table-row table:style-name="ro1">
          <table:table-cell table:number-columns-repeated="4"/>
          <table:table-cell office:value-type="time" office:time-value="PT00H05M37.195954S" calcext:value-type="time">
            <text:p>00:05:37.20</text:p>
          </table:table-cell>
          <table:table-cell office:value-type="time" office:time-value="PT00H05M49.476587S" calcext:value-type="time">
            <text:p>00:05:49.48</text:p>
          </table:table-cell>
          <table:table-cell office:value-type="time" office:time-value="PT00H06M07.003702S" calcext:value-type="time">
            <text:p>00:06:07.00</text:p>
          </table:table-cell>
        </table:table-row>
        <table:table-row table:style-name="ro1">
          <table:table-cell table:number-columns-repeated="4"/>
          <table:table-cell office:value-type="time" office:time-value="PT00H06M36.80455S" calcext:value-type="time">
            <text:p>00:06:36.80</text:p>
          </table:table-cell>
          <table:table-cell office:value-type="time" office:time-value="PT00H03M55.877166S" calcext:value-type="time">
            <text:p>00:03:55.88</text:p>
          </table:table-cell>
          <table:table-cell office:value-type="time" office:time-value="PT00H05M47.172813S" calcext:value-type="time">
            <text:p>00:05:47.17</text:p>
          </table:table-cell>
        </table:table-row>
        <table:table-row table:style-name="ro1">
          <table:table-cell table:number-columns-repeated="4"/>
          <table:table-cell office:value-type="time" office:time-value="PT00H06M37.70712S" calcext:value-type="time">
            <text:p>00:06:37.71</text:p>
          </table:table-cell>
          <table:table-cell office:value-type="time" office:time-value="PT00H06M40.683875S" calcext:value-type="time">
            <text:p>00:06:40.68</text:p>
          </table:table-cell>
          <table:table-cell office:value-type="time" office:time-value="PT00H05M17.442159S" calcext:value-type="time">
            <text:p>00:05:17.44</text:p>
          </table:table-cell>
        </table:table-row>
        <table:table-row table:style-name="ro1">
          <table:table-cell table:number-columns-repeated="4"/>
          <table:table-cell office:value-type="time" office:time-value="PT00H05M34.333579S" calcext:value-type="time">
            <text:p>00:05:34.33</text:p>
          </table:table-cell>
          <table:table-cell office:value-type="time" office:time-value="PT00H06M48.129713S" calcext:value-type="time">
            <text:p>00:06:48.13</text:p>
          </table:table-cell>
          <table:table-cell office:value-type="time" office:time-value="PT00H05M15.405089S" calcext:value-type="time">
            <text:p>00:05:15.41</text:p>
          </table:table-cell>
        </table:table-row>
        <table:table-row table:style-name="ro1">
          <table:table-cell table:number-columns-repeated="4"/>
          <table:table-cell office:value-type="time" office:time-value="PT00H05M58.206389S" calcext:value-type="time">
            <text:p>00:05:58.21</text:p>
          </table:table-cell>
          <table:table-cell office:value-type="time" office:time-value="PT00H06M45.544412S" calcext:value-type="time">
            <text:p>00:06:45.54</text:p>
          </table:table-cell>
          <table:table-cell office:value-type="time" office:time-value="PT00H05M16.111291S" calcext:value-type="time">
            <text:p>00:05:16.11</text:p>
          </table:table-cell>
        </table:table-row>
        <table:table-row table:style-name="ro1">
          <table:table-cell table:number-columns-repeated="4"/>
          <table:table-cell office:value-type="time" office:time-value="PT00H06M37.71162S" calcext:value-type="time">
            <text:p>00:06:37.71</text:p>
          </table:table-cell>
          <table:table-cell office:value-type="time" office:time-value="PT00H06M48.371156S" calcext:value-type="time">
            <text:p>00:06:48.37</text:p>
          </table:table-cell>
          <table:table-cell office:value-type="time" office:time-value="PT00H06M07.035539S" calcext:value-type="time">
            <text:p>00:06:07.04</text:p>
          </table:table-cell>
        </table:table-row>
        <table:table-row table:style-name="ro1">
          <table:table-cell table:number-columns-repeated="4"/>
          <table:table-cell office:value-type="time" office:time-value="PT00H06M36.377392S" calcext:value-type="time">
            <text:p>00:06:36.38</text:p>
          </table:table-cell>
          <table:table-cell office:value-type="time" office:time-value="PT00H06M48.826626S" calcext:value-type="time">
            <text:p>00:06:48.83</text:p>
          </table:table-cell>
          <table:table-cell office:value-type="time" office:time-value="PT00H06M05.233707S" calcext:value-type="time">
            <text:p>00:06:05.23</text:p>
          </table:table-cell>
        </table:table-row>
        <table:table-row table:style-name="ro1">
          <table:table-cell table:number-columns-repeated="4"/>
          <table:table-cell office:value-type="time" office:time-value="PT00H06M36.48796S" calcext:value-type="time">
            <text:p>00:06:36.49</text:p>
          </table:table-cell>
          <table:table-cell office:value-type="time" office:time-value="PT00H04M21.341371S" calcext:value-type="time">
            <text:p>00:04:21.34</text:p>
          </table:table-cell>
          <table:table-cell office:value-type="time" office:time-value="PT00H06M09.914403S" calcext:value-type="time">
            <text:p>00:06:09.91</text:p>
          </table:table-cell>
        </table:table-row>
        <table:table-row table:style-name="ro1">
          <table:table-cell table:number-columns-repeated="4"/>
          <table:table-cell office:value-type="time" office:time-value="PT00H06M41.377789S" calcext:value-type="time">
            <text:p>00:06:41.38</text:p>
          </table:table-cell>
          <table:table-cell office:value-type="time" office:time-value="PT00H03M56.009501S" calcext:value-type="time">
            <text:p>00:03:56.01</text:p>
          </table:table-cell>
          <table:table-cell office:value-type="time" office:time-value="PT00H06M09.493258S" calcext:value-type="time">
            <text:p>00:06:09.49</text:p>
          </table:table-cell>
        </table:table-row>
        <table:table-row table:style-name="ro1">
          <table:table-cell table:number-columns-repeated="4"/>
          <table:table-cell office:value-type="time" office:time-value="PT00H06M02.846781S" calcext:value-type="time">
            <text:p>00:06:02.85</text:p>
          </table:table-cell>
          <table:table-cell office:value-type="time" office:time-value="PT00H04M19.954732S" calcext:value-type="time">
            <text:p>00:04:19.95</text:p>
          </table:table-cell>
          <table:table-cell office:value-type="time" office:time-value="PT00H06M04.415098S" calcext:value-type="time">
            <text:p>00:06:04.42</text:p>
          </table:table-cell>
        </table:table-row>
        <table:table-row table:style-name="ro1">
          <table:table-cell table:number-columns-repeated="4"/>
          <table:table-cell office:value-type="time" office:time-value="PT00H04M21.747226S" calcext:value-type="time">
            <text:p>00:04:21.75</text:p>
          </table:table-cell>
          <table:table-cell office:value-type="time" office:time-value="PT00H04M14.047665S" calcext:value-type="time">
            <text:p>00:04:14.05</text:p>
          </table:table-cell>
          <table:table-cell office:value-type="time" office:time-value="PT00H06M09.780047S" calcext:value-type="time">
            <text:p>00:06:09.78</text:p>
          </table:table-cell>
        </table:table-row>
        <table:table-row table:style-name="ro1">
          <table:table-cell table:number-columns-repeated="4"/>
          <table:table-cell office:value-type="time" office:time-value="PT00H06M14.218596S" calcext:value-type="time">
            <text:p>00:06:14.22</text:p>
          </table:table-cell>
          <table:table-cell office:value-type="time" office:time-value="PT00H07M10.290769S" calcext:value-type="time">
            <text:p>00:07:10.29</text:p>
          </table:table-cell>
          <table:table-cell office:value-type="time" office:time-value="PT00H03M59.956464S" calcext:value-type="time">
            <text:p>00:03:59.9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51.062913S" calcext:value-type="time">
            <text:p>00:06:51.06</text:p>
          </table:table-cell>
          <table:table-cell office:value-type="time" office:time-value="PT00H06M06.297848S" calcext:value-type="time">
            <text:p>00:06:06.3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36.452199S" calcext:value-type="time">
            <text:p>00:04:36.45</text:p>
          </table:table-cell>
          <table:table-cell office:value-type="time" office:time-value="PT00H06M10.821572S" calcext:value-type="time">
            <text:p>00:06:10.8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3.652085S" calcext:value-type="time">
            <text:p>00:06:43.65</text:p>
          </table:table-cell>
          <table:table-cell office:value-type="time" office:time-value="PT00H06M06.647701S" calcext:value-type="time">
            <text:p>00:06:06.6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3M52.717931S" calcext:value-type="time">
            <text:p>00:03:52.72</text:p>
          </table:table-cell>
          <table:table-cell office:value-type="time" office:time-value="PT00H06M06.101324S" calcext:value-type="time">
            <text:p>00:06:06.1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31.395627S" calcext:value-type="time">
            <text:p>00:06:31.40</text:p>
          </table:table-cell>
          <table:table-cell office:value-type="time" office:time-value="PT00H06M43.202213S" calcext:value-type="time">
            <text:p>00:06:43.2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11.239293S" calcext:value-type="time">
            <text:p>00:04:11.24</text:p>
          </table:table-cell>
          <table:table-cell office:value-type="time" office:time-value="PT00H06M05.003272S" calcext:value-type="time">
            <text:p>00:06:05.0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5.62228S" calcext:value-type="time">
            <text:p>00:06:45.62</text:p>
          </table:table-cell>
          <table:table-cell office:value-type="time" office:time-value="PT00H05M56.926211S" calcext:value-type="time">
            <text:p>00:05:56.9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5M41.57545S" calcext:value-type="time">
            <text:p>00:05:41.58</text:p>
          </table:table-cell>
          <table:table-cell office:value-type="time" office:time-value="PT00H06M07.246845S" calcext:value-type="time">
            <text:p>00:06:07.2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39.941648S" calcext:value-type="time">
            <text:p>00:06:39.94</text:p>
          </table:table-cell>
          <table:table-cell office:value-type="time" office:time-value="PT00H06M05.497388S" calcext:value-type="time">
            <text:p>00:06:05.50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4.639613S" calcext:value-type="time">
            <text:p>00:06:44.64</text:p>
          </table:table-cell>
          <table:table-cell office:value-type="time" office:time-value="PT00H05M53.645951S" calcext:value-type="time">
            <text:p>00:05:53.6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0.472388S" calcext:value-type="time">
            <text:p>00:06:40.47</text:p>
          </table:table-cell>
          <table:table-cell office:value-type="time" office:time-value="PT00H06M39.933444S" calcext:value-type="time">
            <text:p>00:06:39.9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02.965895S" calcext:value-type="time">
            <text:p>00:04:02.97</text:p>
          </table:table-cell>
          <table:table-cell office:value-type="time" office:time-value="PT00H06M40.490336S" calcext:value-type="time">
            <text:p>00:06:40.4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3.310784S" calcext:value-type="time">
            <text:p>00:06:43.31</text:p>
          </table:table-cell>
          <table:table-cell office:value-type="time" office:time-value="PT00H06M05.824514S" calcext:value-type="time">
            <text:p>00:06:05.8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4M05.708327S" calcext:value-type="time">
            <text:p>00:04:05.71</text:p>
          </table:table-cell>
          <table:table-cell office:value-type="time" office:time-value="PT00H06M09.235419S" calcext:value-type="time">
            <text:p>00:06:09.2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2.827233S" calcext:value-type="time">
            <text:p>00:06:42.83</text:p>
          </table:table-cell>
          <table:table-cell office:value-type="time" office:time-value="PT00H06M07.964391S" calcext:value-type="time">
            <text:p>00:06:07.9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7.307079S" calcext:value-type="time">
            <text:p>00:06:47.31</text:p>
          </table:table-cell>
          <table:table-cell office:value-type="time" office:time-value="PT00H06M09.447716S" calcext:value-type="time">
            <text:p>00:06:09.4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2.795365S" calcext:value-type="time">
            <text:p>00:06:42.80</text:p>
          </table:table-cell>
          <table:table-cell office:value-type="time" office:time-value="PT00H05M19.787635S" calcext:value-type="time">
            <text:p>00:05:19.7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3M56.657822S" calcext:value-type="time">
            <text:p>00:03:56.66</text:p>
          </table:table-cell>
          <table:table-cell office:value-type="time" office:time-value="PT00H05M32.764808S" calcext:value-type="time">
            <text:p>00:05:32.7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3.435334S" calcext:value-type="time">
            <text:p>00:06:43.44</text:p>
          </table:table-cell>
          <table:table-cell office:value-type="time" office:time-value="PT00H04M02.476137S" calcext:value-type="time">
            <text:p>00:04:02.4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6M44.435349S" calcext:value-type="time">
            <text:p>00:06:44.44</text:p>
          </table:table-cell>
          <table:table-cell office:value-type="time" office:time-value="PT00H06M05.921169S" calcext:value-type="time">
            <text:p>00:06:05.9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4M19.226685S" calcext:value-type="time">
            <text:p>00:04:19.2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3.212989S" calcext:value-type="time">
            <text:p>00:06:13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4.14049S" calcext:value-type="time">
            <text:p>00:06:04.1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3M56.904628S" calcext:value-type="time">
            <text:p>00:03:56.9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9.209565S" calcext:value-type="time">
            <text:p>00:06:09.2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53.006265S" calcext:value-type="time">
            <text:p>00:05:53.0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9.413512S" calcext:value-type="time">
            <text:p>00:06:09.4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7.422021S" calcext:value-type="time">
            <text:p>00:06:07.4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5.536934S" calcext:value-type="time">
            <text:p>00:06:05.5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9.925715S" calcext:value-type="time">
            <text:p>00:06:09.9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7.947876S" calcext:value-type="time">
            <text:p>00:06:07.9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7.574598S" calcext:value-type="time">
            <text:p>00:06:07.5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3.405482S" calcext:value-type="time">
            <text:p>00:06:03.4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8.323064S" calcext:value-type="time">
            <text:p>00:06:08.3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19.504261S" calcext:value-type="time">
            <text:p>00:06:19.5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6.567558S" calcext:value-type="time">
            <text:p>00:06:06.5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5.538402S" calcext:value-type="time">
            <text:p>00:06:05.5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5M46.752553S" calcext:value-type="time">
            <text:p>00:05:46.7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3.441569S" calcext:value-type="time">
            <text:p>00:06:03.4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6M04.971972S" calcext:value-type="time">
            <text:p>00:06:04.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ondemand-t3a.xlarge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ndemand-t3a.xlar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DEV.P</text:p>
          </table:table-cell>
          <table:table-cell table:style-name="ce2" table:formula="of:=COM.MICROSOFT.STDEV.P([.B3])" office:value-type="float" office:value="0" calcext:value-type="float">
            <text:p>0</text:p>
          </table:table-cell>
          <table:table-cell table:style-name="ce3" table:formula="of:=COM.MICROSOFT.STDEV.P([.C3:.C22])" office:value-type="float" office:value="0.000245525705083877" calcext:value-type="float">
            <text:p>0.000246</text:p>
          </table:table-cell>
          <table:table-cell table:style-name="ce3" table:formula="of:=COM.MICROSOFT.STDEV.P([.D3:.D42])" office:value-type="float" office:value="0.000179229717916565" calcext:value-type="float">
            <text:p>0.000179</text:p>
          </table:table-cell>
          <table:table-cell table:style-name="ce3" table:formula="of:=COM.MICROSOFT.STDEV.P([.E3:.E62])" office:value-type="float" office:value="0.000293803490167906" calcext:value-type="float">
            <text:p>0.000294</text:p>
          </table:table-cell>
          <table:table-cell table:style-name="ce3" table:formula="of:=COM.MICROSOFT.STDEV.P([.F3:.F82])" office:value-type="float" office:value="0.000282548512043176" calcext:value-type="float">
            <text:p>0.000283</text:p>
          </table:table-cell>
          <table:table-cell table:style-name="ce3" table:formula="of:=COM.MICROSOFT.STDEV.P([.G3:.G102])" office:value-type="float" office:value="0.000258925349758103" calcext:value-type="float">
            <text:p>0.000259</text:p>
          </table:table-cell>
        </table:table-row>
        <table:table-row table:style-name="ro1">
          <table:table-cell/>
          <table:table-cell table:style-name="ce1" office:value-type="time" office:time-value="PT00H05M52.353107S" calcext:value-type="time">
            <text:p>00:05:52.35</text:p>
          </table:table-cell>
          <table:table-cell table:style-name="ce1" office:value-type="time" office:time-value="PT00H09M18.231465S" calcext:value-type="time">
            <text:p>00:09:18.23</text:p>
          </table:table-cell>
          <table:table-cell table:style-name="ce1" office:value-type="time" office:time-value="PT00H08M46.399799S" calcext:value-type="time">
            <text:p>00:08:46.40</text:p>
          </table:table-cell>
          <table:table-cell office:value-type="time" office:time-value="PT00H09M08.314199S" calcext:value-type="time">
            <text:p>00:09:08.31</text:p>
          </table:table-cell>
          <table:table-cell office:value-type="time" office:time-value="PT00H10M04.838762S" calcext:value-type="time">
            <text:p>00:10:04.84</text:p>
          </table:table-cell>
          <table:table-cell office:value-type="time" office:time-value="PT00H09M17.250788S" calcext:value-type="time">
            <text:p>00:09:17.2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7.970693S" calcext:value-type="time">
            <text:p>00:09:17.97</text:p>
          </table:table-cell>
          <table:table-cell table:style-name="ce1" office:value-type="time" office:time-value="PT00H08M58.481443S" calcext:value-type="time">
            <text:p>00:08:58.48</text:p>
          </table:table-cell>
          <table:table-cell office:value-type="time" office:time-value="PT00H09M11.577562S" calcext:value-type="time">
            <text:p>00:09:11.58</text:p>
          </table:table-cell>
          <table:table-cell office:value-type="time" office:time-value="PT00H10M07.307034S" calcext:value-type="time">
            <text:p>00:10:07.31</text:p>
          </table:table-cell>
          <table:table-cell office:value-type="time" office:time-value="PT00H09M19.82763S" calcext:value-type="time">
            <text:p>00:09:19.8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7.394827S" calcext:value-type="time">
            <text:p>00:09:17.39</text:p>
          </table:table-cell>
          <table:table-cell table:style-name="ce1" office:value-type="time" office:time-value="PT00H08M56.493127S" calcext:value-type="time">
            <text:p>00:08:56.49</text:p>
          </table:table-cell>
          <table:table-cell office:value-type="time" office:time-value="PT00H09M07.028972S" calcext:value-type="time">
            <text:p>00:09:07.03</text:p>
          </table:table-cell>
          <table:table-cell office:value-type="time" office:time-value="PT00H09M56.048958S" calcext:value-type="time">
            <text:p>00:09:56.05</text:p>
          </table:table-cell>
          <table:table-cell office:value-type="time" office:time-value="PT00H09M21.917654S" calcext:value-type="time">
            <text:p>00:09:21.92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4.323934S" calcext:value-type="time">
            <text:p>00:09:14.32</text:p>
          </table:table-cell>
          <table:table-cell table:style-name="ce1" office:value-type="time" office:time-value="PT00H08M50.745198S" calcext:value-type="time">
            <text:p>00:08:50.75</text:p>
          </table:table-cell>
          <table:table-cell office:value-type="time" office:time-value="PT00H08M50.102366S" calcext:value-type="time">
            <text:p>00:08:50.10</text:p>
          </table:table-cell>
          <table:table-cell office:value-type="time" office:time-value="PT00H10M04.654008S" calcext:value-type="time">
            <text:p>00:10:04.65</text:p>
          </table:table-cell>
          <table:table-cell office:value-type="time" office:time-value="PT00H09M17.460292S" calcext:value-type="time">
            <text:p>00:09:17.46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5.804483S" calcext:value-type="time">
            <text:p>00:09:15.80</text:p>
          </table:table-cell>
          <table:table-cell table:style-name="ce1" office:value-type="time" office:time-value="PT00H08M54.004696S" calcext:value-type="time">
            <text:p>00:08:54.00</text:p>
          </table:table-cell>
          <table:table-cell office:value-type="time" office:time-value="PT00H09M05.008385S" calcext:value-type="time">
            <text:p>00:09:05.01</text:p>
          </table:table-cell>
          <table:table-cell office:value-type="time" office:time-value="PT00H10M02.676295S" calcext:value-type="time">
            <text:p>00:10:02.68</text:p>
          </table:table-cell>
          <table:table-cell office:value-type="time" office:time-value="PT00H09M26.574064S" calcext:value-type="time">
            <text:p>00:09:26.57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7.126336S" calcext:value-type="time">
            <text:p>00:09:17.13</text:p>
          </table:table-cell>
          <table:table-cell table:style-name="ce1" office:value-type="time" office:time-value="PT00H08M57.54163S" calcext:value-type="time">
            <text:p>00:08:57.54</text:p>
          </table:table-cell>
          <table:table-cell office:value-type="time" office:time-value="PT00H09M05.276593S" calcext:value-type="time">
            <text:p>00:09:05.28</text:p>
          </table:table-cell>
          <table:table-cell office:value-type="time" office:time-value="PT00H10M07.399806S" calcext:value-type="time">
            <text:p>00:10:07.40</text:p>
          </table:table-cell>
          <table:table-cell office:value-type="time" office:time-value="PT00H09M19.385683S" calcext:value-type="time">
            <text:p>00:09:19.3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54.462151S" calcext:value-type="time">
            <text:p>00:09:54.46</text:p>
          </table:table-cell>
          <table:table-cell table:style-name="ce1" office:value-type="time" office:time-value="PT00H08M54.865883S" calcext:value-type="time">
            <text:p>00:08:54.87</text:p>
          </table:table-cell>
          <table:table-cell office:value-type="time" office:time-value="PT00H09M06.462128S" calcext:value-type="time">
            <text:p>00:09:06.46</text:p>
          </table:table-cell>
          <table:table-cell office:value-type="time" office:time-value="PT00H10M06.5076S" calcext:value-type="time">
            <text:p>00:10:06.51</text:p>
          </table:table-cell>
          <table:table-cell office:value-type="time" office:time-value="PT00H09M22.509916S" calcext:value-type="time">
            <text:p>00:09:22.5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6.021829S" calcext:value-type="time">
            <text:p>00:09:16.02</text:p>
          </table:table-cell>
          <table:table-cell table:style-name="ce1" office:value-type="time" office:time-value="PT00H08M54.954928S" calcext:value-type="time">
            <text:p>00:08:54.95</text:p>
          </table:table-cell>
          <table:table-cell office:value-type="time" office:time-value="PT00H09M09.659654S" calcext:value-type="time">
            <text:p>00:09:09.66</text:p>
          </table:table-cell>
          <table:table-cell office:value-type="time" office:time-value="PT00H10M03.410425S" calcext:value-type="time">
            <text:p>00:10:03.41</text:p>
          </table:table-cell>
          <table:table-cell office:value-type="time" office:time-value="PT00H09M04.993443S" calcext:value-type="time">
            <text:p>00:09:04.9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9.262105S" calcext:value-type="time">
            <text:p>00:09:19.26</text:p>
          </table:table-cell>
          <table:table-cell table:style-name="ce1" office:value-type="time" office:time-value="PT00H08M52.831033S" calcext:value-type="time">
            <text:p>00:08:52.83</text:p>
          </table:table-cell>
          <table:table-cell office:value-type="time" office:time-value="PT00H08M50.381027S" calcext:value-type="time">
            <text:p>00:08:50.38</text:p>
          </table:table-cell>
          <table:table-cell office:value-type="time" office:time-value="PT00H10M53.788064S" calcext:value-type="time">
            <text:p>00:10:53.79</text:p>
          </table:table-cell>
          <table:table-cell office:value-type="time" office:time-value="PT00H09M22.692291S" calcext:value-type="time">
            <text:p>00:09:22.6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7.158506S" calcext:value-type="time">
            <text:p>00:09:17.16</text:p>
          </table:table-cell>
          <table:table-cell table:style-name="ce1" office:value-type="time" office:time-value="PT00H08M56.203682S" calcext:value-type="time">
            <text:p>00:08:56.20</text:p>
          </table:table-cell>
          <table:table-cell office:value-type="time" office:time-value="PT00H09M07.46445S" calcext:value-type="time">
            <text:p>00:09:07.46</text:p>
          </table:table-cell>
          <table:table-cell office:value-type="time" office:time-value="PT00H10M06.858721S" calcext:value-type="time">
            <text:p>00:10:06.86</text:p>
          </table:table-cell>
          <table:table-cell office:value-type="time" office:time-value="PT00H09M25.99819S" calcext:value-type="time">
            <text:p>00:09:26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8.709679S" calcext:value-type="time">
            <text:p>00:09:18.71</text:p>
          </table:table-cell>
          <table:table-cell table:style-name="ce1" office:value-type="time" office:time-value="PT00H08M54.993104S" calcext:value-type="time">
            <text:p>00:08:54.99</text:p>
          </table:table-cell>
          <table:table-cell office:value-type="time" office:time-value="PT00H09M10.672661S" calcext:value-type="time">
            <text:p>00:09:10.67</text:p>
          </table:table-cell>
          <table:table-cell office:value-type="time" office:time-value="PT00H10M01.796038S" calcext:value-type="time">
            <text:p>00:10:01.80</text:p>
          </table:table-cell>
          <table:table-cell office:value-type="time" office:time-value="PT00H09M19.230922S" calcext:value-type="time">
            <text:p>00:09:19.2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8M38.959076S" calcext:value-type="time">
            <text:p>00:08:38.96</text:p>
          </table:table-cell>
          <table:table-cell table:style-name="ce1" office:value-type="time" office:time-value="PT00H08M53.812919S" calcext:value-type="time">
            <text:p>00:08:53.81</text:p>
          </table:table-cell>
          <table:table-cell office:value-type="time" office:time-value="PT00H09M12.228376S" calcext:value-type="time">
            <text:p>00:09:12.23</text:p>
          </table:table-cell>
          <table:table-cell office:value-type="time" office:time-value="PT00H10M02.746701S" calcext:value-type="time">
            <text:p>00:10:02.75</text:p>
          </table:table-cell>
          <table:table-cell office:value-type="time" office:time-value="PT00H09M19.007211S" calcext:value-type="time">
            <text:p>00:09:19.01</text:p>
          </table:table-cell>
        </table:table-row>
        <table:table-row table:style-name="ro1">
          <table:table-cell table:style-name="ce1"/>
          <table:table-cell/>
          <table:table-cell table:style-name="ce1" office:value-type="time" office:time-value="PT00H09M19.51938S" calcext:value-type="time">
            <text:p>00:09:19.52</text:p>
          </table:table-cell>
          <table:table-cell table:style-name="ce1" office:value-type="time" office:time-value="PT00H08M54.012654S" calcext:value-type="time">
            <text:p>00:08:54.01</text:p>
          </table:table-cell>
          <table:table-cell office:value-type="time" office:time-value="PT00H07M47.270756S" calcext:value-type="time">
            <text:p>00:07:47.27</text:p>
          </table:table-cell>
          <table:table-cell office:value-type="time" office:time-value="PT00H10M02.992479S" calcext:value-type="time">
            <text:p>00:10:02.99</text:p>
          </table:table-cell>
          <table:table-cell office:value-type="time" office:time-value="PT00H09M18.607546S" calcext:value-type="time">
            <text:p>00:09:18.6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9.634093S" calcext:value-type="time">
            <text:p>00:09:19.63</text:p>
          </table:table-cell>
          <table:table-cell table:style-name="ce1" office:value-type="time" office:time-value="PT00H08M54.135325S" calcext:value-type="time">
            <text:p>00:08:54.14</text:p>
          </table:table-cell>
          <table:table-cell office:value-type="time" office:time-value="PT00H07M48.862251S" calcext:value-type="time">
            <text:p>00:07:48.86</text:p>
          </table:table-cell>
          <table:table-cell office:value-type="time" office:time-value="PT00H10M04.864337S" calcext:value-type="time">
            <text:p>00:10:04.86</text:p>
          </table:table-cell>
          <table:table-cell office:value-type="time" office:time-value="PT00H09M21.106403S" calcext:value-type="time">
            <text:p>00:09:21.1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5.772586S" calcext:value-type="time">
            <text:p>00:09:15.77</text:p>
          </table:table-cell>
          <table:table-cell table:style-name="ce1" office:value-type="time" office:time-value="PT00H08M56.488361S" calcext:value-type="time">
            <text:p>00:08:56.49</text:p>
          </table:table-cell>
          <table:table-cell office:value-type="time" office:time-value="PT00H08M35.520117S" calcext:value-type="time">
            <text:p>00:08:35.52</text:p>
          </table:table-cell>
          <table:table-cell office:value-type="time" office:time-value="PT00H10M08.467917S" calcext:value-type="time">
            <text:p>00:10:08.47</text:p>
          </table:table-cell>
          <table:table-cell office:value-type="time" office:time-value="PT00H09M17.487839S" calcext:value-type="time">
            <text:p>00:09:17.49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21.278185S" calcext:value-type="time">
            <text:p>00:09:21.28</text:p>
          </table:table-cell>
          <table:table-cell table:style-name="ce1" office:value-type="time" office:time-value="PT00H09M37.370786S" calcext:value-type="time">
            <text:p>00:09:37.37</text:p>
          </table:table-cell>
          <table:table-cell office:value-type="time" office:time-value="PT00H09M08.289278S" calcext:value-type="time">
            <text:p>00:09:08.29</text:p>
          </table:table-cell>
          <table:table-cell office:value-type="time" office:time-value="PT00H09M59.183425S" calcext:value-type="time">
            <text:p>00:09:59.18</text:p>
          </table:table-cell>
          <table:table-cell office:value-type="time" office:time-value="PT00H09M21.052034S" calcext:value-type="time">
            <text:p>00:09:21.05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7M58.79555S" calcext:value-type="time">
            <text:p>00:07:58.80</text:p>
          </table:table-cell>
          <table:table-cell table:style-name="ce1" office:value-type="time" office:time-value="PT00H08M58.537089S" calcext:value-type="time">
            <text:p>00:08:58.54</text:p>
          </table:table-cell>
          <table:table-cell office:value-type="time" office:time-value="PT00H09M08.887856S" calcext:value-type="time">
            <text:p>00:09:08.89</text:p>
          </table:table-cell>
          <table:table-cell office:value-type="time" office:time-value="PT00H10M03.443575S" calcext:value-type="time">
            <text:p>00:10:03.44</text:p>
          </table:table-cell>
          <table:table-cell office:value-type="time" office:time-value="PT00H09M22.209536S" calcext:value-type="time">
            <text:p>00:09:22.21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8.412611S" calcext:value-type="time">
            <text:p>00:09:18.41</text:p>
          </table:table-cell>
          <table:table-cell table:style-name="ce1" office:value-type="time" office:time-value="PT00H07M40.242431S" calcext:value-type="time">
            <text:p>00:07:40.24</text:p>
          </table:table-cell>
          <table:table-cell office:value-type="time" office:time-value="PT00H09M10.76997S" calcext:value-type="time">
            <text:p>00:09:10.77</text:p>
          </table:table-cell>
          <table:table-cell office:value-type="time" office:time-value="PT00H10M03.962483S" calcext:value-type="time">
            <text:p>00:10:03.96</text:p>
          </table:table-cell>
          <table:table-cell office:value-type="time" office:time-value="PT00H09M27.22536S" calcext:value-type="time">
            <text:p>00:09:27.23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8M58.11657S" calcext:value-type="time">
            <text:p>00:08:58.12</text:p>
          </table:table-cell>
          <table:table-cell table:style-name="ce1" office:value-type="time" office:time-value="PT00H08M56.865619S" calcext:value-type="time">
            <text:p>00:08:56.87</text:p>
          </table:table-cell>
          <table:table-cell office:value-type="time" office:time-value="PT00H08M08.934908S" calcext:value-type="time">
            <text:p>00:08:08.93</text:p>
          </table:table-cell>
          <table:table-cell office:value-type="time" office:time-value="PT00H10M01.679944S" calcext:value-type="time">
            <text:p>00:10:01.68</text:p>
          </table:table-cell>
          <table:table-cell office:value-type="time" office:time-value="PT00H09M19.182554S" calcext:value-type="time">
            <text:p>00:09:19.18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9M15.948297S" calcext:value-type="time">
            <text:p>00:09:15.95</text:p>
          </table:table-cell>
          <table:table-cell table:style-name="ce1" office:value-type="time" office:time-value="PT00H09M02.351216S" calcext:value-type="time">
            <text:p>00:09:02.35</text:p>
          </table:table-cell>
          <table:table-cell office:value-type="time" office:time-value="PT00H08M49.06977S" calcext:value-type="time">
            <text:p>00:08:49.07</text:p>
          </table:table-cell>
          <table:table-cell office:value-type="time" office:time-value="PT00H10M10.941912S" calcext:value-type="time">
            <text:p>00:10:10.94</text:p>
          </table:table-cell>
          <table:table-cell office:value-type="time" office:time-value="PT00H09M27.984053S" calcext:value-type="time">
            <text:p>00:09:27.9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6.805982S" calcext:value-type="time">
            <text:p>00:08:56.81</text:p>
          </table:table-cell>
          <table:table-cell office:value-type="time" office:time-value="PT00H09M10.026711S" calcext:value-type="time">
            <text:p>00:09:10.03</text:p>
          </table:table-cell>
          <table:table-cell office:value-type="time" office:time-value="PT00H10M09.616965S" calcext:value-type="time">
            <text:p>00:10:09.62</text:p>
          </table:table-cell>
          <table:table-cell office:value-type="time" office:time-value="PT00H09M27.224553S" calcext:value-type="time">
            <text:p>00:09:27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6.587453S" calcext:value-type="time">
            <text:p>00:08:56.59</text:p>
          </table:table-cell>
          <table:table-cell office:value-type="time" office:time-value="PT00H08M07.63063S" calcext:value-type="time">
            <text:p>00:08:07.63</text:p>
          </table:table-cell>
          <table:table-cell office:value-type="time" office:time-value="PT00H10M05.694044S" calcext:value-type="time">
            <text:p>00:10:05.69</text:p>
          </table:table-cell>
          <table:table-cell office:value-type="time" office:time-value="PT00H09M20.093177S" calcext:value-type="time">
            <text:p>00:09:20.09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41.647946S" calcext:value-type="time">
            <text:p>00:08:41.65</text:p>
          </table:table-cell>
          <table:table-cell office:value-type="time" office:time-value="PT00H09M12.257367S" calcext:value-type="time">
            <text:p>00:09:12.26</text:p>
          </table:table-cell>
          <table:table-cell office:value-type="time" office:time-value="PT00H08M38.046224S" calcext:value-type="time">
            <text:p>00:08:38.05</text:p>
          </table:table-cell>
          <table:table-cell office:value-type="time" office:time-value="PT00H09M22.895757S" calcext:value-type="time">
            <text:p>00:09:22.9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42.700774S" calcext:value-type="time">
            <text:p>00:08:42.70</text:p>
          </table:table-cell>
          <table:table-cell office:value-type="time" office:time-value="PT00H07M46.16107S" calcext:value-type="time">
            <text:p>00:07:46.16</text:p>
          </table:table-cell>
          <table:table-cell office:value-type="time" office:time-value="PT00H08M37.333542S" calcext:value-type="time">
            <text:p>00:08:37.33</text:p>
          </table:table-cell>
          <table:table-cell office:value-type="time" office:time-value="PT00H07M59.82657S" calcext:value-type="time">
            <text:p>00:07:59.8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9.913811S" calcext:value-type="time">
            <text:p>00:08:59.91</text:p>
          </table:table-cell>
          <table:table-cell office:value-type="time" office:time-value="PT00H09M08.499449S" calcext:value-type="time">
            <text:p>00:09:08.50</text:p>
          </table:table-cell>
          <table:table-cell office:value-type="time" office:time-value="PT00H10M04.696692S" calcext:value-type="time">
            <text:p>00:10:04.70</text:p>
          </table:table-cell>
          <table:table-cell office:value-type="time" office:time-value="PT00H08M01.539829S" calcext:value-type="time">
            <text:p>00:08:01.54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6.429027S" calcext:value-type="time">
            <text:p>00:08:56.43</text:p>
          </table:table-cell>
          <table:table-cell office:value-type="time" office:time-value="PT00H09M13.803607S" calcext:value-type="time">
            <text:p>00:09:13.80</text:p>
          </table:table-cell>
          <table:table-cell office:value-type="time" office:time-value="PT00H09M55.014463S" calcext:value-type="time">
            <text:p>00:09:55.01</text:p>
          </table:table-cell>
          <table:table-cell office:value-type="time" office:time-value="PT00H08M11.471755S" calcext:value-type="time">
            <text:p>00:08:11.4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5.110866S" calcext:value-type="time">
            <text:p>00:08:55.11</text:p>
          </table:table-cell>
          <table:table-cell office:value-type="time" office:time-value="PT00H09M06.28915S" calcext:value-type="time">
            <text:p>00:09:06.29</text:p>
          </table:table-cell>
          <table:table-cell office:value-type="time" office:time-value="PT00H10M04.892246S" calcext:value-type="time">
            <text:p>00:10:04.89</text:p>
          </table:table-cell>
          <table:table-cell office:value-type="time" office:time-value="PT00H09M16.984371S" calcext:value-type="time">
            <text:p>00:09:16.9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9.909181S" calcext:value-type="time">
            <text:p>00:08:59.91</text:p>
          </table:table-cell>
          <table:table-cell office:value-type="time" office:time-value="PT00H09M08.639649S" calcext:value-type="time">
            <text:p>00:09:08.64</text:p>
          </table:table-cell>
          <table:table-cell office:value-type="time" office:time-value="PT00H10M05.670412S" calcext:value-type="time">
            <text:p>00:10:05.67</text:p>
          </table:table-cell>
          <table:table-cell office:value-type="time" office:time-value="PT00H09M17.697875S" calcext:value-type="time">
            <text:p>00:09:17.7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7.32775S" calcext:value-type="time">
            <text:p>00:08:57.33</text:p>
          </table:table-cell>
          <table:table-cell office:value-type="time" office:time-value="PT00H09M05.367469S" calcext:value-type="time">
            <text:p>00:09:05.37</text:p>
          </table:table-cell>
          <table:table-cell office:value-type="time" office:time-value="PT00H08M53.560933S" calcext:value-type="time">
            <text:p>00:08:53.56</text:p>
          </table:table-cell>
          <table:table-cell office:value-type="time" office:time-value="PT00H09M20.660447S" calcext:value-type="time">
            <text:p>00:09:20.66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9.380771S" calcext:value-type="time">
            <text:p>00:08:59.38</text:p>
          </table:table-cell>
          <table:table-cell office:value-type="time" office:time-value="PT00H09M11.580032S" calcext:value-type="time">
            <text:p>00:09:11.58</text:p>
          </table:table-cell>
          <table:table-cell office:value-type="time" office:time-value="PT00H09M46.946492S" calcext:value-type="time">
            <text:p>00:09:46.95</text:p>
          </table:table-cell>
          <table:table-cell office:value-type="time" office:time-value="PT00H09M26.275715S" calcext:value-type="time">
            <text:p>00:09:26.28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9M00.520709S" calcext:value-type="time">
            <text:p>00:09:00.52</text:p>
          </table:table-cell>
          <table:table-cell office:value-type="time" office:time-value="PT00H09M13.976323S" calcext:value-type="time">
            <text:p>00:09:13.98</text:p>
          </table:table-cell>
          <table:table-cell office:value-type="time" office:time-value="PT00H10M03.421244S" calcext:value-type="time">
            <text:p>00:10:03.42</text:p>
          </table:table-cell>
          <table:table-cell office:value-type="time" office:time-value="PT00H09M00.629503S" calcext:value-type="time">
            <text:p>00:09:00.6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15.872501S" calcext:value-type="time">
            <text:p>00:08:15.87</text:p>
          </table:table-cell>
          <table:table-cell office:value-type="time" office:time-value="PT00H09M13.083762S" calcext:value-type="time">
            <text:p>00:09:13.08</text:p>
          </table:table-cell>
          <table:table-cell office:value-type="time" office:time-value="PT00H10M00.504822S" calcext:value-type="time">
            <text:p>00:10:00.50</text:p>
          </table:table-cell>
          <table:table-cell office:value-type="time" office:time-value="PT00H09M15.830649S" calcext:value-type="time">
            <text:p>00:09:15.8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8.804324S" calcext:value-type="time">
            <text:p>00:08:58.80</text:p>
          </table:table-cell>
          <table:table-cell office:value-type="time" office:time-value="PT00H07M55.492772S" calcext:value-type="time">
            <text:p>00:07:55.49</text:p>
          </table:table-cell>
          <table:table-cell office:value-type="time" office:time-value="PT00H10M09.40621S" calcext:value-type="time">
            <text:p>00:10:09.41</text:p>
          </table:table-cell>
          <table:table-cell office:value-type="time" office:time-value="PT00H09M23.57193S" calcext:value-type="time">
            <text:p>00:09:23.57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4.030126S" calcext:value-type="time">
            <text:p>00:08:54.03</text:p>
          </table:table-cell>
          <table:table-cell office:value-type="time" office:time-value="PT00H08M50.622675S" calcext:value-type="time">
            <text:p>00:08:50.62</text:p>
          </table:table-cell>
          <table:table-cell office:value-type="time" office:time-value="PT00H10M03.262579S" calcext:value-type="time">
            <text:p>00:10:03.26</text:p>
          </table:table-cell>
          <table:table-cell office:value-type="time" office:time-value="PT00H09M22.42853S" calcext:value-type="time">
            <text:p>00:09:22.43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8.603236S" calcext:value-type="time">
            <text:p>00:08:58.60</text:p>
          </table:table-cell>
          <table:table-cell office:value-type="time" office:time-value="PT00H09M09.465141S" calcext:value-type="time">
            <text:p>00:09:09.47</text:p>
          </table:table-cell>
          <table:table-cell office:value-type="time" office:time-value="PT00H10M06.549959S" calcext:value-type="time">
            <text:p>00:10:06.55</text:p>
          </table:table-cell>
          <table:table-cell office:value-type="time" office:time-value="PT00H09M23.21681S" calcext:value-type="time">
            <text:p>00:09:23.22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9.34586S" calcext:value-type="time">
            <text:p>00:08:59.35</text:p>
          </table:table-cell>
          <table:table-cell office:value-type="time" office:time-value="PT00H09M12.31899S" calcext:value-type="time">
            <text:p>00:09:12.32</text:p>
          </table:table-cell>
          <table:table-cell office:value-type="time" office:time-value="PT00H10M05.408552S" calcext:value-type="time">
            <text:p>00:10:05.41</text:p>
          </table:table-cell>
          <table:table-cell office:value-type="time" office:time-value="PT00H09M20.412187S" calcext:value-type="time">
            <text:p>00:09:20.41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9.552328S" calcext:value-type="time">
            <text:p>00:08:59.55</text:p>
          </table:table-cell>
          <table:table-cell office:value-type="time" office:time-value="PT00H09M10.56718S" calcext:value-type="time">
            <text:p>00:09:10.57</text:p>
          </table:table-cell>
          <table:table-cell office:value-type="time" office:time-value="PT00H10M04.787873S" calcext:value-type="time">
            <text:p>00:10:04.79</text:p>
          </table:table-cell>
          <table:table-cell office:value-type="time" office:time-value="PT00H09M24.150944S" calcext:value-type="time">
            <text:p>00:09:24.1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2.922659S" calcext:value-type="time">
            <text:p>00:08:52.92</text:p>
          </table:table-cell>
          <table:table-cell office:value-type="time" office:time-value="PT00H09M08.29861S" calcext:value-type="time">
            <text:p>00:09:08.30</text:p>
          </table:table-cell>
          <table:table-cell office:value-type="time" office:time-value="PT00H10M04.084082S" calcext:value-type="time">
            <text:p>00:10:04.08</text:p>
          </table:table-cell>
          <table:table-cell office:value-type="time" office:time-value="PT00H09M16.653823S" calcext:value-type="time">
            <text:p>00:09:16.65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55.941382S" calcext:value-type="time">
            <text:p>00:08:55.94</text:p>
          </table:table-cell>
          <table:table-cell office:value-type="time" office:time-value="PT00H08M46.795118S" calcext:value-type="time">
            <text:p>00:08:46.80</text:p>
          </table:table-cell>
          <table:table-cell office:value-type="time" office:time-value="PT00H10M11.60682S" calcext:value-type="time">
            <text:p>00:10:11.61</text:p>
          </table:table-cell>
          <table:table-cell office:value-type="time" office:time-value="PT00H09M26.500502S" calcext:value-type="time">
            <text:p>00:09:26.50</text:p>
          </table:table-cell>
        </table:table-row>
        <table:table-row table:style-name="ro1">
          <table:table-cell table:number-columns-repeated="3"/>
          <table:table-cell table:style-name="ce1" office:value-type="time" office:time-value="PT00H08M47.440537S" calcext:value-type="time">
            <text:p>00:08:47.44</text:p>
          </table:table-cell>
          <table:table-cell office:value-type="time" office:time-value="PT00H09M07.018591S" calcext:value-type="time">
            <text:p>00:09:07.02</text:p>
          </table:table-cell>
          <table:table-cell office:value-type="time" office:time-value="PT00H10M08.586205S" calcext:value-type="time">
            <text:p>00:10:08.59</text:p>
          </table:table-cell>
          <table:table-cell office:value-type="time" office:time-value="PT00H09M21.221712S" calcext:value-type="time">
            <text:p>00:09:21.22</text:p>
          </table:table-cell>
        </table:table-row>
        <table:table-row table:style-name="ro1">
          <table:table-cell table:number-columns-repeated="4"/>
          <table:table-cell office:value-type="time" office:time-value="PT00H08M05.588355S" calcext:value-type="time">
            <text:p>00:08:05.59</text:p>
          </table:table-cell>
          <table:table-cell office:value-type="time" office:time-value="PT00H10M07.234925S" calcext:value-type="time">
            <text:p>00:10:07.23</text:p>
          </table:table-cell>
          <table:table-cell office:value-type="time" office:time-value="PT00H09M13.96089S" calcext:value-type="time">
            <text:p>00:09:13.96</text:p>
          </table:table-cell>
        </table:table-row>
        <table:table-row table:style-name="ro1">
          <table:table-cell table:number-columns-repeated="4"/>
          <table:table-cell office:value-type="time" office:time-value="PT00H09M05.348406S" calcext:value-type="time">
            <text:p>00:09:05.35</text:p>
          </table:table-cell>
          <table:table-cell office:value-type="time" office:time-value="PT00H10M09.560364S" calcext:value-type="time">
            <text:p>00:10:09.56</text:p>
          </table:table-cell>
          <table:table-cell office:value-type="time" office:time-value="PT00H09M22.461049S" calcext:value-type="time">
            <text:p>00:09:22.46</text:p>
          </table:table-cell>
        </table:table-row>
        <table:table-row table:style-name="ro1">
          <table:table-cell table:number-columns-repeated="4"/>
          <table:table-cell office:value-type="time" office:time-value="PT00H09M09.598616S" calcext:value-type="time">
            <text:p>00:09:09.60</text:p>
          </table:table-cell>
          <table:table-cell office:value-type="time" office:time-value="PT00H10M06.937142S" calcext:value-type="time">
            <text:p>00:10:06.94</text:p>
          </table:table-cell>
          <table:table-cell office:value-type="time" office:time-value="PT00H09M22.598527S" calcext:value-type="time">
            <text:p>00:09:22.60</text:p>
          </table:table-cell>
        </table:table-row>
        <table:table-row table:style-name="ro1">
          <table:table-cell table:number-columns-repeated="4"/>
          <table:table-cell office:value-type="time" office:time-value="PT00H09M09.295272S" calcext:value-type="time">
            <text:p>00:09:09.30</text:p>
          </table:table-cell>
          <table:table-cell office:value-type="time" office:time-value="PT00H10M06.044813S" calcext:value-type="time">
            <text:p>00:10:06.04</text:p>
          </table:table-cell>
          <table:table-cell office:value-type="time" office:time-value="PT00H09M20.665496S" calcext:value-type="time">
            <text:p>00:09:20.67</text:p>
          </table:table-cell>
        </table:table-row>
        <table:table-row table:style-name="ro1">
          <table:table-cell table:number-columns-repeated="4"/>
          <table:table-cell office:value-type="time" office:time-value="PT00H09M07.099247S" calcext:value-type="time">
            <text:p>00:09:07.10</text:p>
          </table:table-cell>
          <table:table-cell office:value-type="time" office:time-value="PT00H10M03.178125S" calcext:value-type="time">
            <text:p>00:10:03.18</text:p>
          </table:table-cell>
          <table:table-cell office:value-type="time" office:time-value="PT00H09M30.153038S" calcext:value-type="time">
            <text:p>00:09:30.15</text:p>
          </table:table-cell>
        </table:table-row>
        <table:table-row table:style-name="ro1">
          <table:table-cell table:number-columns-repeated="4"/>
          <table:table-cell office:value-type="time" office:time-value="PT00H07M49.825955S" calcext:value-type="time">
            <text:p>00:07:49.83</text:p>
          </table:table-cell>
          <table:table-cell office:value-type="time" office:time-value="PT00H10M47.632677S" calcext:value-type="time">
            <text:p>00:10:47.63</text:p>
          </table:table-cell>
          <table:table-cell office:value-type="time" office:time-value="PT00H09M18.876928S" calcext:value-type="time">
            <text:p>00:09:18.88</text:p>
          </table:table-cell>
        </table:table-row>
        <table:table-row table:style-name="ro1">
          <table:table-cell table:number-columns-repeated="4"/>
          <table:table-cell office:value-type="time" office:time-value="PT00H09M07.185266S" calcext:value-type="time">
            <text:p>00:09:07.19</text:p>
          </table:table-cell>
          <table:table-cell office:value-type="time" office:time-value="PT00H10M05.624276S" calcext:value-type="time">
            <text:p>00:10:05.62</text:p>
          </table:table-cell>
          <table:table-cell office:value-type="time" office:time-value="PT00H08M00.944966S" calcext:value-type="time">
            <text:p>00:08:00.94</text:p>
          </table:table-cell>
        </table:table-row>
        <table:table-row table:style-name="ro1">
          <table:table-cell table:number-columns-repeated="4"/>
          <table:table-cell office:value-type="time" office:time-value="PT00H09M11.607142S" calcext:value-type="time">
            <text:p>00:09:11.61</text:p>
          </table:table-cell>
          <table:table-cell office:value-type="time" office:time-value="PT00H08M40.867078S" calcext:value-type="time">
            <text:p>00:08:40.87</text:p>
          </table:table-cell>
          <table:table-cell office:value-type="time" office:time-value="PT00H09M24.771818S" calcext:value-type="time">
            <text:p>00:09:24.77</text:p>
          </table:table-cell>
        </table:table-row>
        <table:table-row table:style-name="ro1">
          <table:table-cell table:number-columns-repeated="4"/>
          <table:table-cell office:value-type="time" office:time-value="PT00H09M08.482936S" calcext:value-type="time">
            <text:p>00:09:08.48</text:p>
          </table:table-cell>
          <table:table-cell office:value-type="time" office:time-value="PT00H08M41.387463S" calcext:value-type="time">
            <text:p>00:08:41.39</text:p>
          </table:table-cell>
          <table:table-cell office:value-type="time" office:time-value="PT00H09M19.18105S" calcext:value-type="time">
            <text:p>00:09:19.18</text:p>
          </table:table-cell>
        </table:table-row>
        <table:table-row table:style-name="ro1">
          <table:table-cell table:number-columns-repeated="4"/>
          <table:table-cell office:value-type="time" office:time-value="PT00H09M22.787896S" calcext:value-type="time">
            <text:p>00:09:22.79</text:p>
          </table:table-cell>
          <table:table-cell office:value-type="time" office:time-value="PT00H10M05.949035S" calcext:value-type="time">
            <text:p>00:10:05.95</text:p>
          </table:table-cell>
          <table:table-cell office:value-type="time" office:time-value="PT00H08M10.417469S" calcext:value-type="time">
            <text:p>00:08:10.42</text:p>
          </table:table-cell>
        </table:table-row>
        <table:table-row table:style-name="ro1">
          <table:table-cell table:number-columns-repeated="4"/>
          <table:table-cell office:value-type="time" office:time-value="PT00H09M10.264183S" calcext:value-type="time">
            <text:p>00:09:10.26</text:p>
          </table:table-cell>
          <table:table-cell office:value-type="time" office:time-value="PT00H10M06.018252S" calcext:value-type="time">
            <text:p>00:10:06.02</text:p>
          </table:table-cell>
          <table:table-cell office:value-type="time" office:time-value="PT00H08M03.891918S" calcext:value-type="time">
            <text:p>00:08:03.89</text:p>
          </table:table-cell>
        </table:table-row>
        <table:table-row table:style-name="ro1">
          <table:table-cell table:number-columns-repeated="4"/>
          <table:table-cell office:value-type="time" office:time-value="PT00H09M06.273048S" calcext:value-type="time">
            <text:p>00:09:06.27</text:p>
          </table:table-cell>
          <table:table-cell office:value-type="time" office:time-value="PT00H10M08.012912S" calcext:value-type="time">
            <text:p>00:10:08.01</text:p>
          </table:table-cell>
          <table:table-cell office:value-type="time" office:time-value="PT00H08M04.475704S" calcext:value-type="time">
            <text:p>00:08:04.48</text:p>
          </table:table-cell>
        </table:table-row>
        <table:table-row table:style-name="ro1">
          <table:table-cell table:number-columns-repeated="4"/>
          <table:table-cell office:value-type="time" office:time-value="PT00H09M13.892129S" calcext:value-type="time">
            <text:p>00:09:13.89</text:p>
          </table:table-cell>
          <table:table-cell office:value-type="time" office:time-value="PT00H10M07.877447S" calcext:value-type="time">
            <text:p>00:10:07.88</text:p>
          </table:table-cell>
          <table:table-cell office:value-type="time" office:time-value="PT00H08M10.101173S" calcext:value-type="time">
            <text:p>00:08:10.10</text:p>
          </table:table-cell>
        </table:table-row>
        <table:table-row table:style-name="ro1">
          <table:table-cell table:number-columns-repeated="4"/>
          <table:table-cell office:value-type="time" office:time-value="PT00H09M08.328734S" calcext:value-type="time">
            <text:p>00:09:08.33</text:p>
          </table:table-cell>
          <table:table-cell office:value-type="time" office:time-value="PT00H10M09.995186S" calcext:value-type="time">
            <text:p>00:10:10.00</text:p>
          </table:table-cell>
          <table:table-cell office:value-type="time" office:time-value="PT00H09M22.352098S" calcext:value-type="time">
            <text:p>00:09:22.35</text:p>
          </table:table-cell>
        </table:table-row>
        <table:table-row table:style-name="ro1">
          <table:table-cell table:number-columns-repeated="4"/>
          <table:table-cell office:value-type="time" office:time-value="PT00H09M12.8197S" calcext:value-type="time">
            <text:p>00:09:12.82</text:p>
          </table:table-cell>
          <table:table-cell office:value-type="time" office:time-value="PT00H10M21.93932S" calcext:value-type="time">
            <text:p>00:10:21.94</text:p>
          </table:table-cell>
          <table:table-cell office:value-type="time" office:time-value="PT00H09M21.219082S" calcext:value-type="time">
            <text:p>00:09:21.22</text:p>
          </table:table-cell>
        </table:table-row>
        <table:table-row table:style-name="ro1">
          <table:table-cell table:number-columns-repeated="4"/>
          <table:table-cell office:value-type="time" office:time-value="PT00H09M09.274764S" calcext:value-type="time">
            <text:p>00:09:09.27</text:p>
          </table:table-cell>
          <table:table-cell office:value-type="time" office:time-value="PT00H10M11.539286S" calcext:value-type="time">
            <text:p>00:10:11.54</text:p>
          </table:table-cell>
          <table:table-cell office:value-type="time" office:time-value="PT00H09M31.621245S" calcext:value-type="time">
            <text:p>00:09:31.62</text:p>
          </table:table-cell>
        </table:table-row>
        <table:table-row table:style-name="ro1">
          <table:table-cell table:number-columns-repeated="4"/>
          <table:table-cell office:value-type="time" office:time-value="PT00H09M08.47828S" calcext:value-type="time">
            <text:p>00:09:08.48</text:p>
          </table:table-cell>
          <table:table-cell office:value-type="time" office:time-value="PT00H09M56.656218S" calcext:value-type="time">
            <text:p>00:09:56.66</text:p>
          </table:table-cell>
          <table:table-cell office:value-type="time" office:time-value="PT00H09M20.329309S" calcext:value-type="time">
            <text:p>00:09:20.33</text:p>
          </table:table-cell>
        </table:table-row>
        <table:table-row table:style-name="ro1">
          <table:table-cell table:number-columns-repeated="4"/>
          <table:table-cell office:value-type="time" office:time-value="PT00H09M08.504336S" calcext:value-type="time">
            <text:p>00:09:08.50</text:p>
          </table:table-cell>
          <table:table-cell office:value-type="time" office:time-value="PT00H10M08.014385S" calcext:value-type="time">
            <text:p>00:10:08.01</text:p>
          </table:table-cell>
          <table:table-cell office:value-type="time" office:time-value="PT00H09M18.062335S" calcext:value-type="time">
            <text:p>00:09:18.06</text:p>
          </table:table-cell>
        </table:table-row>
        <table:table-row table:style-name="ro1">
          <table:table-cell table:number-columns-repeated="4"/>
          <table:table-cell office:value-type="time" office:time-value="PT00H09M06.103306S" calcext:value-type="time">
            <text:p>00:09:06.10</text:p>
          </table:table-cell>
          <table:table-cell office:value-type="time" office:time-value="PT00H10M05.22799S" calcext:value-type="time">
            <text:p>00:10:05.23</text:p>
          </table:table-cell>
          <table:table-cell office:value-type="time" office:time-value="PT00H09M19.815378S" calcext:value-type="time">
            <text:p>00:09:19.82</text:p>
          </table:table-cell>
        </table:table-row>
        <table:table-row table:style-name="ro1">
          <table:table-cell table:number-columns-repeated="4"/>
          <table:table-cell office:value-type="time" office:time-value="PT00H09M11.495639S" calcext:value-type="time">
            <text:p>00:09:11.50</text:p>
          </table:table-cell>
          <table:table-cell office:value-type="time" office:time-value="PT00H09M59.889618S" calcext:value-type="time">
            <text:p>00:09:59.89</text:p>
          </table:table-cell>
          <table:table-cell office:value-type="time" office:time-value="PT00H09M21.730666S" calcext:value-type="time">
            <text:p>00:09:21.7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3.791768S" calcext:value-type="time">
            <text:p>00:10:03.79</text:p>
          </table:table-cell>
          <table:table-cell office:value-type="time" office:time-value="PT00H09M18.033106S" calcext:value-type="time">
            <text:p>00:09:18.0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10.687069S" calcext:value-type="time">
            <text:p>00:10:10.69</text:p>
          </table:table-cell>
          <table:table-cell office:value-type="time" office:time-value="PT00H09M23.06304S" calcext:value-type="time">
            <text:p>00:09:23.0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5.863314S" calcext:value-type="time">
            <text:p>00:10:05.86</text:p>
          </table:table-cell>
          <table:table-cell office:value-type="time" office:time-value="PT00H09M18.760397S" calcext:value-type="time">
            <text:p>00:09:18.7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2.876084S" calcext:value-type="time">
            <text:p>00:10:02.88</text:p>
          </table:table-cell>
          <table:table-cell office:value-type="time" office:time-value="PT00H09M18.060647S" calcext:value-type="time">
            <text:p>00:09:18.0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7.695859S" calcext:value-type="time">
            <text:p>00:10:07.70</text:p>
          </table:table-cell>
          <table:table-cell office:value-type="time" office:time-value="PT00H09M21.429831S" calcext:value-type="time">
            <text:p>00:09:21.43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3.923413S" calcext:value-type="time">
            <text:p>00:10:03.92</text:p>
          </table:table-cell>
          <table:table-cell office:value-type="time" office:time-value="PT00H09M18.843322S" calcext:value-type="time">
            <text:p>00:09:18.8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23.006577S" calcext:value-type="time">
            <text:p>00:10:23.01</text:p>
          </table:table-cell>
          <table:table-cell office:value-type="time" office:time-value="PT00H09M04.992645S" calcext:value-type="time">
            <text:p>00:09:04.9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8M35.346126S" calcext:value-type="time">
            <text:p>00:08:35.35</text:p>
          </table:table-cell>
          <table:table-cell office:value-type="time" office:time-value="PT00H09M21.444834S" calcext:value-type="time">
            <text:p>00:09:21.4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3.585388S" calcext:value-type="time">
            <text:p>00:10:03.59</text:p>
          </table:table-cell>
          <table:table-cell office:value-type="time" office:time-value="PT00H09M19.47382S" calcext:value-type="time">
            <text:p>00:09:19.4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5.535161S" calcext:value-type="time">
            <text:p>00:10:05.54</text:p>
          </table:table-cell>
          <table:table-cell office:value-type="time" office:time-value="PT00H09M01.462235S" calcext:value-type="time">
            <text:p>00:09:01.46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9M59.253996S" calcext:value-type="time">
            <text:p>00:09:59.25</text:p>
          </table:table-cell>
          <table:table-cell office:value-type="time" office:time-value="PT00H09M22.548992S" calcext:value-type="time">
            <text:p>00:09:22.5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8.131057S" calcext:value-type="time">
            <text:p>00:10:08.13</text:p>
          </table:table-cell>
          <table:table-cell office:value-type="time" office:time-value="PT00H09M18.567136S" calcext:value-type="time">
            <text:p>00:09:18.5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5.333502S" calcext:value-type="time">
            <text:p>00:10:05.33</text:p>
          </table:table-cell>
          <table:table-cell office:value-type="time" office:time-value="PT00H09M23.542282S" calcext:value-type="time">
            <text:p>00:09:23.5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9M43.047546S" calcext:value-type="time">
            <text:p>00:09:43.05</text:p>
          </table:table-cell>
          <table:table-cell office:value-type="time" office:time-value="PT00H09M24.282408S" calcext:value-type="time">
            <text:p>00:09:24.2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09M35.912029S" calcext:value-type="time">
            <text:p>00:09:35.91</text:p>
          </table:table-cell>
          <table:table-cell office:value-type="time" office:time-value="PT00H09M23.015853S" calcext:value-type="time">
            <text:p>00:09:23.0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8.982593S" calcext:value-type="time">
            <text:p>00:10:08.98</text:p>
          </table:table-cell>
          <table:table-cell office:value-type="time" office:time-value="PT00H09M20.437592S" calcext:value-type="time">
            <text:p>00:09:20.44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3.531817S" calcext:value-type="time">
            <text:p>00:10:03.53</text:p>
          </table:table-cell>
          <table:table-cell office:value-type="time" office:time-value="PT00H07M53.492489S" calcext:value-type="time">
            <text:p>00:07:53.49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13.873105S" calcext:value-type="time">
            <text:p>00:10:13.87</text:p>
          </table:table-cell>
          <table:table-cell office:value-type="time" office:time-value="PT00H09M09.718826S" calcext:value-type="time">
            <text:p>00:09:09.7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13.714808S" calcext:value-type="time">
            <text:p>00:10:13.71</text:p>
          </table:table-cell>
          <table:table-cell office:value-type="time" office:time-value="PT00H09M15.221824S" calcext:value-type="time">
            <text:p>00:09:15.2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time" office:time-value="PT00H10M05.753888S" calcext:value-type="time">
            <text:p>00:10:05.75</text:p>
          </table:table-cell>
          <table:table-cell office:value-type="time" office:time-value="PT00H09M20.922843S" calcext:value-type="time">
            <text:p>00:09:20.9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8.41562S" calcext:value-type="time">
            <text:p>00:09:18.4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6.350539S" calcext:value-type="time">
            <text:p>00:09:16.3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3.387619S" calcext:value-type="time">
            <text:p>00:09:13.3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6.83944S" calcext:value-type="time">
            <text:p>00:09:16.8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20.906216S" calcext:value-type="time">
            <text:p>00:09:20.9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6.342458S" calcext:value-type="time">
            <text:p>00:09:16.3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27.216662S" calcext:value-type="time">
            <text:p>00:09:27.2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7.134802S" calcext:value-type="time">
            <text:p>00:09:17.1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8.96837S" calcext:value-type="time">
            <text:p>00:09:18.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22.674425S" calcext:value-type="time">
            <text:p>00:09:22.6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8.943791S" calcext:value-type="time">
            <text:p>00:09:18.9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7.080996S" calcext:value-type="time">
            <text:p>00:09:17.0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9.084633S" calcext:value-type="time">
            <text:p>00:09:19.0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9.010464S" calcext:value-type="time">
            <text:p>00:09:19.0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8M52.871727S" calcext:value-type="time">
            <text:p>00:08:52.8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7.693578S" calcext:value-type="time">
            <text:p>00:09:17.6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20.680261S" calcext:value-type="time">
            <text:p>00:09:20.6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09.588316S" calcext:value-type="time">
            <text:p>00:09:09.5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8.6796S" calcext:value-type="time">
            <text:p>00:09:18.6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time" office:time-value="PT00H09M18.399909S" calcext:value-type="time">
            <text:p>00:09:18.4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4:10:03.418999344</meta:creation-date>
    <dc:date>2021-08-19T20:46:48.757530166</dc:date>
    <meta:editing-duration>PT5H55M51S</meta:editing-duration>
    <meta:editing-cycles>13</meta:editing-cycles>
    <meta:generator>LibreOffice/6.4.6.2$Linux_X86_64 LibreOffice_project/40$Build-2</meta:generator>
    <meta:document-statistic meta:table-count="9" meta:cell-count="2835" meta:object-count="0"/>
  </office:meta>
</office:document-meta>
</file>